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1602in"/>
    </style:style>
    <style:style style:name="co2" style:family="table-column">
      <style:table-column-properties fo:break-before="auto" style:column-width="0.1717in"/>
    </style:style>
    <style:style style:name="co3" style:family="table-column">
      <style:table-column-properties fo:break-before="auto" style:column-width="0.2in"/>
    </style:style>
    <style:style style:name="co4" style:family="table-column">
      <style:table-column-properties fo:break-before="auto" style:column-width="0.2283in"/>
    </style:style>
    <style:style style:name="co5" style:family="table-column">
      <style:table-column-properties fo:break-before="auto" style:column-width="3.5555in"/>
    </style:style>
    <style:style style:name="co6" style:family="table-column">
      <style:table-column-properties fo:break-before="auto" style:column-width="3.5374in"/>
    </style:style>
    <style:style style:name="co7" style:family="table-column">
      <style:table-column-properties fo:break-before="auto" style:column-width="4.2701in"/>
    </style:style>
    <style:style style:name="co8" style:family="table-column">
      <style:table-column-properties fo:break-before="auto" style:column-width="1.9472in"/>
    </style:style>
    <style:style style:name="co9" style:family="table-column">
      <style:table-column-properties fo:break-before="auto" style:column-width="0.5717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19.7087in" fo:break-before="auto" style:use-optimal-row-height="true"/>
    </style:style>
    <style:style style:name="ro3" style:family="table-row">
      <style:table-row-properties style:row-height="1.8862in" fo:break-before="auto" style:use-optimal-row-height="true"/>
    </style:style>
    <style:style style:name="ro4" style:family="table-row">
      <style:table-row-properties style:row-height="1.2638in" fo:break-before="auto" style:use-optimal-row-height="true"/>
    </style:style>
    <style:style style:name="ro5" style:family="table-row">
      <style:table-row-properties style:row-height="1.1091in" fo:break-before="auto" style:use-optimal-row-height="true"/>
    </style:style>
    <style:style style:name="ro6" style:family="table-row">
      <style:table-row-properties style:row-height="5.3063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22.5744in" fo:break-before="auto" style:use-optimal-row-height="true"/>
    </style:style>
    <style:style style:name="ro10" style:family="table-row">
      <style:table-row-properties style:row-height="4.3736in" fo:break-before="auto" style:use-optimal-row-height="true"/>
    </style:style>
    <style:style style:name="ro11" style:family="table-row">
      <style:table-row-properties style:row-height="5.7728in" fo:break-before="auto" style:use-optimal-row-height="true"/>
    </style:style>
    <style:style style:name="ro12" style:family="table-row">
      <style:table-row-properties style:row-height="4.9957in" fo:break-before="auto" style:use-optimal-row-height="true"/>
    </style:style>
    <style:style style:name="ro13" style:family="table-row">
      <style:table-row-properties style:row-height="3.4409in" fo:break-before="auto" style:use-optimal-row-height="true"/>
    </style:style>
    <style:style style:name="ro14" style:family="table-row">
      <style:table-row-properties style:row-height="10.9205in" fo:break-before="auto" style:use-optimal-row-height="true"/>
    </style:style>
    <style:style style:name="ro15" style:family="table-row">
      <style:table-row-properties style:row-height="18.5319in" fo:break-before="auto" style:use-optimal-row-height="true"/>
    </style:style>
    <style:style style:name="ro16" style:family="table-row">
      <style:table-row-properties style:row-height="22.4189in" fo:break-before="auto" style:use-optimal-row-height="true"/>
    </style:style>
    <style:style style:name="ro17" style:family="table-row">
      <style:table-row-properties style:row-height="2.3528in" fo:break-before="auto" style:use-optimal-row-height="true"/>
    </style:style>
    <style:style style:name="ro18" style:family="table-row">
      <style:table-row-properties style:row-height="6.3945in" fo:break-before="auto" style:use-optimal-row-height="true"/>
    </style:style>
    <style:style style:name="ro19" style:family="table-row">
      <style:table-row-properties style:row-height="3.2854in" fo:break-before="auto" style:use-optimal-row-height="true"/>
    </style:style>
    <style:style style:name="ro20" style:family="table-row">
      <style:table-row-properties style:row-height="0.3311in" fo:break-before="auto" style:use-optimal-row-height="true"/>
    </style:style>
    <style:style style:name="ro21" style:family="table-row">
      <style:table-row-properties style:row-height="1.7307in" fo:break-before="auto" style:use-optimal-row-height="true"/>
    </style:style>
    <style:style style:name="ro22" style:family="table-row">
      <style:table-row-properties style:row-height="4.8402in" fo:break-before="auto" style:use-optimal-row-height="true"/>
    </style:style>
    <style:style style:name="ro23" style:family="table-row">
      <style:table-row-properties style:row-height="19.161in" fo:break-before="auto" style:use-optimal-row-height="true"/>
    </style:style>
    <style:style style:name="ro24" style:family="table-row">
      <style:table-row-properties style:row-height="7.172in" fo:break-before="auto" style:use-optimal-row-height="true"/>
    </style:style>
    <style:style style:name="ro25" style:family="table-row">
      <style:table-row-properties style:row-height="1.5752in" fo:break-before="auto" style:use-optimal-row-height="true"/>
    </style:style>
    <style:style style:name="ro26" style:family="table-row">
      <style:table-row-properties style:row-height="0.798in" fo:break-before="auto" style:use-optimal-row-height="true"/>
    </style:style>
    <style:style style:name="ro27" style:family="table-row">
      <style:table-row-properties style:row-height="0.6425in" fo:break-before="auto" style:use-optimal-row-height="true"/>
    </style:style>
    <style:style style:name="ro28" style:family="table-row">
      <style:table-row-properties style:row-height="7.9492in" fo:break-before="auto" style:use-optimal-row-height="true"/>
    </style:style>
    <style:style style:name="ro29" style:family="table-row">
      <style:table-row-properties style:row-height="2.9744in" fo:break-before="auto" style:use-optimal-row-height="true"/>
    </style:style>
    <style:style style:name="ro30" style:family="table-row">
      <style:table-row-properties style:row-height="6.7055in" fo:break-before="auto" style:use-optimal-row-height="true"/>
    </style:style>
    <style:style style:name="ro31" style:family="table-row">
      <style:table-row-properties style:row-height="4.5291in" fo:break-before="auto" style:use-optimal-row-height="true"/>
    </style:style>
    <style:style style:name="ro32" style:family="table-row">
      <style:table-row-properties style:row-height="5.6173in" fo:break-before="auto" style:use-optimal-row-height="true"/>
    </style:style>
    <style:style style:name="ro33" style:family="table-row">
      <style:table-row-properties style:row-height="5.4791in" fo:break-before="auto" style:use-optimal-row-height="true"/>
    </style:style>
    <style:style style:name="ro34" style:family="table-row">
      <style:table-row-properties style:row-height="6.861in" fo:break-before="auto" style:use-optimal-row-height="true"/>
    </style:style>
    <style:style style:name="ro35" style:family="table-row">
      <style:table-row-properties style:row-height="7.0339in" fo:break-before="auto" style:use-optimal-row-height="true"/>
    </style:style>
    <style:style style:name="ro36" style:family="table-row">
      <style:table-row-properties style:row-height="0.0374in" fo:break-before="auto" style:use-optimal-row-height="true"/>
    </style:style>
    <style:style style:name="ro37" style:family="table-row">
      <style:table-row-properties style:row-height="2.5075in" fo:break-before="auto" style:use-optimal-row-height="true"/>
    </style:style>
    <style:style style:name="ro38" style:family="table-row">
      <style:table-row-properties style:row-height="2.0417in" fo:break-before="auto" style:use-optimal-row-height="true"/>
    </style:style>
    <style:style style:name="ro39" style:family="table-row">
      <style:table-row-properties style:row-height="6.0839in" fo:break-before="auto" style:use-optimal-row-height="true"/>
    </style:style>
    <style:style style:name="ro40" style:family="table-row">
      <style:table-row-properties style:row-height="4.0626in" fo:break-before="auto" style:use-optimal-row-height="true"/>
    </style:style>
    <style:style style:name="ro41" style:family="table-row">
      <style:table-row-properties style:row-height="21.1752in" fo:break-before="auto" style:use-optimal-row-height="true"/>
    </style:style>
    <style:style style:name="ro42" style:family="table-row">
      <style:table-row-properties style:row-height="22.1075in" fo:break-before="auto" style:use-optimal-row-height="true"/>
    </style:style>
    <style:style style:name="ro43" style:family="table-row">
      <style:table-row-properties style:row-height="5.9457in" fo:break-before="auto" style:use-optimal-row-height="true"/>
    </style:style>
    <style:style style:name="ro44" style:family="table-row">
      <style:table-row-properties style:row-height="24.7508in" fo:break-before="auto" style:use-optimal-row-height="true"/>
    </style:style>
    <style:style style:name="ro45" style:family="table-row">
      <style:table-row-properties style:row-height="15.1016in" fo:break-before="auto" style:use-optimal-row-height="true"/>
    </style:style>
    <style:style style:name="ro46" style:family="table-row">
      <style:table-row-properties style:row-height="13.5638in" fo:break-before="auto" style:use-optimal-row-height="true"/>
    </style:style>
    <style:style style:name="ro47" style:family="table-row">
      <style:table-row-properties style:row-height="6.5673in" fo:break-before="auto" style:use-optimal-row-height="true"/>
    </style:style>
    <style:style style:name="ro48" style:family="table-row">
      <style:table-row-properties style:row-height="3.1299in" fo:break-before="auto" style:use-optimal-row-height="true"/>
    </style:style>
    <style:style style:name="ro49" style:family="table-row">
      <style:table-row-properties style:row-height="18.3764in" fo:break-before="auto" style:use-optimal-row-height="true"/>
    </style:style>
    <style:style style:name="ro50" style:family="table-row">
      <style:table-row-properties style:row-height="7.0165in" fo:break-before="auto" style:use-optimal-row-height="true"/>
    </style:style>
    <style:style style:name="ro51" style:family="table-row">
      <style:table-row-properties style:row-height="2.1972in" fo:break-before="auto" style:use-optimal-row-height="true"/>
    </style:style>
    <style:style style:name="ro52" style:family="table-row">
      <style:table-row-properties style:row-height="24.1291in" fo:break-before="auto" style:use-optimal-row-height="true"/>
    </style:style>
    <style:style style:name="ro53" style:family="table-row">
      <style:table-row-properties style:row-height="17.6059in" fo:break-before="auto" style:use-optimal-row-height="true"/>
    </style:style>
    <style:style style:name="ro54" style:family="table-row">
      <style:table-row-properties style:row-height="3.5965in" fo:break-before="auto" style:use-optimal-row-height="true"/>
    </style:style>
    <style:style style:name="ro55" style:family="table-row">
      <style:table-row-properties style:row-height="5.4618in" fo:break-before="auto" style:use-optimal-row-height="true"/>
    </style:style>
    <style:style style:name="ro56" style:family="table-row">
      <style:table-row-properties style:row-height="2.6634in" fo:break-before="auto" style:use-optimal-row-height="true"/>
    </style:style>
    <style:style style:name="ro57" style:family="table-row">
      <style:table-row-properties style:row-height="2.8189in" fo:break-before="auto" style:use-optimal-row-height="true"/>
    </style:style>
    <style:style style:name="ro58" style:family="table-row">
      <style:table-row-properties style:row-height="9.5213in" fo:break-before="auto" style:use-optimal-row-height="true"/>
    </style:style>
    <style:style style:name="ro59" style:family="table-row">
      <style:table-row-properties style:row-height="12.3201in" fo:break-before="auto" style:use-optimal-row-height="true"/>
    </style:style>
    <style:style style:name="ro60" style:family="table-row">
      <style:table-row-properties style:row-height="17.7547in" fo:break-before="auto" style:use-optimal-row-height="true"/>
    </style:style>
    <style:style style:name="ro61" style:family="table-row">
      <style:table-row-properties style:row-height="22.2634in" fo:break-before="auto" style:use-optimal-row-height="true"/>
    </style:style>
    <style:style style:name="ro62" style:family="table-row">
      <style:table-row-properties style:row-height="8.5886in" fo:break-before="auto" style:use-optimal-row-height="true"/>
    </style:style>
    <style:style style:name="ro63" style:family="table-row">
      <style:table-row-properties style:row-height="4.6846in" fo:break-before="auto" style:use-optimal-row-height="true"/>
    </style:style>
    <style:style style:name="ro64" style:family="table-row">
      <style:table-row-properties style:row-height="20.5535in" fo:break-before="auto" style:use-optimal-row-height="true"/>
    </style:style>
    <style:style style:name="ro65" style:family="table-row">
      <style:table-row-properties style:row-height="17.2882in" fo:break-before="auto" style:use-optimal-row-height="true"/>
    </style:style>
    <style:style style:name="ro66" style:family="table-row">
      <style:table-row-properties style:row-height="2.9913in" fo:break-before="auto" style:use-optimal-row-height="true"/>
    </style:style>
    <style:style style:name="ro67" style:family="table-row">
      <style:table-row-properties style:row-height="5.9283in" fo:break-before="auto" style:use-optimal-row-height="true"/>
    </style:style>
    <style:style style:name="ro68" style:family="table-row">
      <style:table-row-properties style:row-height="21.0193in" fo:break-before="auto" style:use-optimal-row-height="true"/>
    </style:style>
    <style:style style:name="ro69" style:family="table-row">
      <style:table-row-properties style:row-height="9.0374in" fo:break-before="auto" style:use-optimal-row-height="true"/>
    </style:style>
    <style:style style:name="ro70" style:family="table-row">
      <style:table-row-properties style:row-height="10.1437in" fo:break-before="auto" style:use-optimal-row-height="true"/>
    </style:style>
    <style:style style:name="ro71" style:family="table-row">
      <style:table-row-properties style:row-height="7.328in" fo:break-before="auto" style:use-optimal-row-height="true"/>
    </style:style>
    <style:style style:name="ro72" style:family="table-row">
      <style:table-row-properties style:row-height="21.3307in" fo:break-before="auto" style:use-optimal-row-height="true"/>
    </style:style>
    <style:style style:name="ro73" style:family="table-row">
      <style:table-row-properties style:row-height="4.2181in" fo:break-before="auto" style:use-optimal-row-height="true"/>
    </style:style>
    <style:style style:name="ro74" style:family="table-row">
      <style:table-row-properties style:row-height="4.70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top"/>
      <style:paragraph-properties fo:text-align="justify" css3t:text-justify="distribute"/>
    </style:style>
    <style:style style:name="ce2" style:family="table-cell" style:parent-style-name="Default" style:data-style-name="N100">
      <style:table-cell-properties style:text-align-source="fix" style:repeat-content="false" style:vertical-align="top"/>
      <style:paragraph-properties fo:text-align="justify" css3t:text-justify="distribute"/>
    </style:style>
    <style:style style:name="ce3" style:family="table-cell" style:parent-style-name="Default">
      <style:table-cell-properties style:text-align-source="fix" style:repeat-content="false" style:vertical-align="top"/>
      <style:paragraph-properties fo:text-align="start" css3t:text-justify="auto"/>
    </style:style>
  </office:automatic-styles>
  <office:body>
    <office:spreadsheet>
      <table:calculation-settings table:automatic-find-labels="false" table:use-regular-expressions="false" table:use-wildcards="true"/>
      <table:table table:name="financebench_sample_150"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
        <table:table-column table:style-name="co6" table:default-cell-style-name="ce1"/>
        <table:table-column table:style-name="co7" table:default-cell-style-name="ce3"/>
        <table:table-column table:style-name="co8" table:default-cell-style-name="Default"/>
        <table:table-column table:style-name="co9" table:default-cell-style-name="Default"/>
        <table:table-row table:style-name="ro1">
          <table:table-cell office:value-type="string" calcext:value-type="string">
            <text:p>financebench_id</text:p>
          </table:table-cell>
          <table:table-cell office:value-type="string" calcext:value-type="string">
            <text:p>doc_name</text:p>
          </table:table-cell>
          <table:table-cell office:value-type="string" calcext:value-type="string">
            <text:p>doc_link</text:p>
          </table:table-cell>
          <table:table-cell office:value-type="string" calcext:value-type="string">
            <text:p>doc_period</text:p>
          </table:table-cell>
          <table:table-cell office:value-type="string" calcext:value-type="string">
            <text:p>question_type</text:p>
          </table:table-cell>
          <table:table-cell office:value-type="string" calcext:value-type="string">
            <text:p>question</text:p>
          </table:table-cell>
          <table:table-cell office:value-type="string" calcext:value-type="string">
            <text:p>answer</text:p>
          </table:table-cell>
          <table:table-cell office:value-type="string" calcext:value-type="string">
            <text:p>evidence_text</text:p>
          </table:table-cell>
          <table:table-cell office:value-type="string" calcext:value-type="string">
            <text:p>page_number</text:p>
          </table:table-cell>
          <table:table-cell/>
        </table:table-row>
        <table:table-row table:style-name="ro2">
          <table:table-cell office:value-type="string" calcext:value-type="string">
            <text:p>financebench_id_03029</text:p>
          </table:table-cell>
          <table:table-cell office:value-type="string" calcext:value-type="string">
            <text:p>3M_2018_10K</text:p>
          </table:table-cell>
          <table:table-cell office:value-type="string" calcext:value-type="string">
            <text:p>https://investors.3m.com/financials/sec-filings/content/0001558370-19-000470/0001558370-19-000470.pdf</text:p>
          </table:table-cell>
          <table:table-cell office:value-type="float" office:value="2018" calcext:value-type="float">
            <text:p>2018</text:p>
          </table:table-cell>
          <table:table-cell office:value-type="string" calcext:value-type="string">
            <text:p>metrics-generated</text:p>
          </table:table-cell>
          <table:table-cell office:value-type="string" calcext:value-type="string">
            <text:p>What is the FY2018 capital expenditure amount (in USD millions) for 3M? Give a response to the question by relying on the details shown in the cash flow statement.</text:p>
          </table:table-cell>
          <table:table-cell table:style-name="ce2" office:value-type="string" calcext:value-type="string">
            <text:p>$1577.00</text:p>
          </table:table-cell>
          <table:table-cell office:value-type="string" calcext:value-type="string">
            <text:p>Table of Contents </text:p>
            <text:p>3M Company and Subsidiaries</text:p>
            <text:p>Consolidated Statement of Cash Flow s</text:p>
            <text:p>Years ended December 31</text:p>
            <text:p> </text:p>
            <text:p>(Millions)</text:p>
            <text:p>    </text:p>
            <text:p>2018</text:p>
            <text:p>    </text:p>
            <text:p>2017</text:p>
            <text:p>    </text:p>
            <text:p>2016</text:p>
            <text:p> </text:p>
            <text:p>Cash Flows from Operating Activities</text:p>
            <text:p> </text:p>
            <text:p> </text:p>
            <text:p>  </text:p>
            <text:p> </text:p>
            <text:p>  </text:p>
            <text:p> </text:p>
            <text:p>  </text:p>
            <text:p>Net income including noncontrolling interest</text:p>
            <text:p> </text:p>
            <text:p>$</text:p>
            <text:p>5,363  </text:p>
            <text:p>$</text:p>
            <text:p>4,869  </text:p>
            <text:p>$</text:p>
            <text:p>5,058  </text:p>
            <text:p>Adjustments to reconcile net income including noncontrolling interest to net cash</text:p>
            <text:p>provided by operating activities</text:p>
            <text:p> </text:p>
            <text:p> </text:p>
            <text:p>  </text:p>
            <text:p> </text:p>
            <text:p>  </text:p>
            <text:p> </text:p>
            <text:p>  </text:p>
            <text:p>Depreciation and amortization</text:p>
            <text:p> </text:p>
            <text:p> </text:p>
            <text:p>1,488  </text:p>
            <text:p> </text:p>
            <text:p>1,544  </text:p>
            <text:p> </text:p>
            <text:p>1,474  </text:p>
            <text:p>Company pension and postretirement contributions</text:p>
            <text:p> </text:p>
            <text:p> </text:p>
            <text:p>(370) </text:p>
            <text:p> </text:p>
            <text:p>(967) </text:p>
            <text:p> </text:p>
            <text:p>(383) </text:p>
            <text:p>Company pension and postretirement expense</text:p>
            <text:p> </text:p>
            <text:p> </text:p>
            <text:p>410  </text:p>
            <text:p> </text:p>
            <text:p>334  </text:p>
            <text:p> </text:p>
            <text:p>250  </text:p>
            <text:p>Stock-based compensation expense</text:p>
            <text:p> </text:p>
            <text:p> </text:p>
            <text:p>302  </text:p>
            <text:p> </text:p>
            <text:p>324  </text:p>
            <text:p> </text:p>
            <text:p>298  </text:p>
            <text:p>Gain on sale of businesses</text:p>
            <text:p> </text:p>
            <text:p> </text:p>
            <text:p>(545) </text:p>
            <text:p> </text:p>
            <text:p>(586) </text:p>
            <text:p> </text:p>
            <text:p>(111) </text:p>
            <text:p>Deferred income taxes</text:p>
            <text:p> </text:p>
            <text:p> </text:p>
            <text:p>(57) </text:p>
            <text:p> </text:p>
            <text:p>107  </text:p>
            <text:p> </text:p>
            <text:p> 7  </text:p>
            <text:p>Changes in assets and liabilities</text:p>
            <text:p> </text:p>
            <text:p> </text:p>
            <text:p>  </text:p>
            <text:p> </text:p>
            <text:p>  </text:p>
            <text:p> </text:p>
            <text:p>  </text:p>
            <text:p>Accounts receivable</text:p>
            <text:p> </text:p>
            <text:p> </text:p>
            <text:p>(305) </text:p>
            <text:p> </text:p>
            <text:p>(245) </text:p>
            <text:p> </text:p>
            <text:p>(313) </text:p>
            <text:p>Inventories</text:p>
            <text:p> </text:p>
            <text:p> </text:p>
            <text:p>(509) </text:p>
            <text:p> </text:p>
            <text:p>(387) </text:p>
            <text:p> </text:p>
            <text:p>57  </text:p>
            <text:p>Accounts payable</text:p>
            <text:p> </text:p>
            <text:p> </text:p>
            <text:p>408  </text:p>
            <text:p> </text:p>
            <text:p>24  </text:p>
            <text:p> </text:p>
            <text:p>148  </text:p>
            <text:p>Accrued income taxes (current and long-term)</text:p>
            <text:p> </text:p>
            <text:p> </text:p>
            <text:p>134  </text:p>
            <text:p> </text:p>
            <text:p>967  </text:p>
            <text:p> </text:p>
            <text:p>101  </text:p>
            <text:p>Other — net</text:p>
            <text:p> </text:p>
            <text:p> </text:p>
            <text:p>120  </text:p>
            <text:p> </text:p>
            <text:p>256  </text:p>
            <text:p> </text:p>
            <text:p>76  </text:p>
            <text:p>Net cash provided by (used in) operating activities</text:p>
            <text:p> </text:p>
            <text:p> </text:p>
            <text:p>6,439  </text:p>
            <text:p> </text:p>
            <text:p>6,240  </text:p>
            <text:p> </text:p>
            <text:p>6,662  </text:p>
            <text:p> </text:p>
            <text:p> </text:p>
            <text:p> </text:p>
            <text:p>  </text:p>
            <text:p> </text:p>
            <text:p>  </text:p>
            <text:p> </text:p>
            <text:p>  </text:p>
            <text:p>Cash Flows from Investing Activities</text:p>
            <text:p> </text:p>
            <text:p> </text:p>
            <text:p>  </text:p>
            <text:p> </text:p>
            <text:p>  </text:p>
            <text:p> </text:p>
            <text:p>  </text:p>
            <text:p>Purchases of property, plant and equipment (PP&amp;E)</text:p>
            <text:p> </text:p>
            <text:p> </text:p>
            <text:p>(1,577) </text:p>
            <text:p> </text:p>
            <text:p>(1,373) </text:p>
            <text:p> </text:p>
            <text:p>(1,420) </text:p>
            <text:p>Proceeds from sale of PP&amp;E and other assets</text:p>
            <text:p> </text:p>
            <text:p> </text:p>
            <text:p>262  </text:p>
            <text:p> </text:p>
            <text:p>49  </text:p>
            <text:p> </text:p>
            <text:p>58  </text:p>
            <text:p>Acquisitions, net of cash acquired</text:p>
            <text:p> </text:p>
            <text:p> </text:p>
            <text:p>13  </text:p>
            <text:p> </text:p>
            <text:p>(2,023) </text:p>
            <text:p> </text:p>
            <text:p>(16) </text:p>
            <text:p>Purchases of marketable securities and investments</text:p>
            <text:p> </text:p>
            <text:p> </text:p>
            <text:p>(1,828) </text:p>
            <text:p> </text:p>
            <text:p>(2,152) </text:p>
            <text:p> </text:p>
            <text:p>(1,410) </text:p>
            <text:p>Proceeds from maturities and sale of marketable securities and investments</text:p>
            <text:p> </text:p>
            <text:p> </text:p>
            <text:p>2,497  </text:p>
            <text:p> </text:p>
            <text:p>1,354  </text:p>
            <text:p> </text:p>
            <text:p>1,247  </text:p>
            <text:p>Proceeds from sale of businesses, net of cash sold</text:p>
            <text:p> </text:p>
            <text:p> </text:p>
            <text:p>846  </text:p>
            <text:p> </text:p>
            <text:p>1,065  </text:p>
            <text:p> </text:p>
            <text:p>142  </text:p>
            <text:p>Other — net</text:p>
            <text:p> </text:p>
            <text:p> </text:p>
            <text:p> 9  </text:p>
            <text:p> </text:p>
            <text:p>(6) </text:p>
            <text:p> </text:p>
            <text:p>(4) </text:p>
            <text:p>Net cash provided by (used in) investing activities</text:p>
            <text:p> </text:p>
            <text:p> </text:p>
            <text:p>222  </text:p>
            <text:p> </text:p>
            <text:p>(3,086) </text:p>
            <text:p> </text:p>
            <text:p>(1,403) </text:p>
            <text:p> </text:p>
            <text:p> </text:p>
            <text:p> </text:p>
            <text:p>  </text:p>
            <text:p> </text:p>
            <text:p>  </text:p>
            <text:p> </text:p>
            <text:p>  </text:p>
            <text:p>Cash Flows from Financing Activities</text:p>
            <text:p> </text:p>
            <text:p> </text:p>
            <text:p>  </text:p>
            <text:p> </text:p>
            <text:p>  </text:p>
            <text:p> </text:p>
            <text:p>  </text:p>
            <text:p>Change in short-term debt — net</text:p>
            <text:p> </text:p>
            <text:p> </text:p>
            <text:p>(284) </text:p>
            <text:p> </text:p>
            <text:p>578  </text:p>
            <text:p> </text:p>
            <text:p>(797) </text:p>
            <text:p>Repayment of debt (maturities greater than 90 days)</text:p>
            <text:p> </text:p>
            <text:p> </text:p>
            <text:p>(1,034) </text:p>
            <text:p> </text:p>
            <text:p>(962) </text:p>
            <text:p> </text:p>
            <text:p>(992) </text:p>
            <text:p>Proceeds from debt (maturities greater than 90 days)</text:p>
            <text:p> </text:p>
            <text:p> </text:p>
            <text:p>2,251  </text:p>
            <text:p> </text:p>
            <text:p>1,987  </text:p>
            <text:p> </text:p>
            <text:p>2,832  </text:p>
            <text:p>Purchases of treasury stock</text:p>
            <text:p> </text:p>
            <text:p> </text:p>
            <text:p>(4,870) </text:p>
            <text:p> </text:p>
            <text:p>(2,068) </text:p>
            <text:p> </text:p>
            <text:p>(3,753) </text:p>
            <text:p>Proceeds from issuance of treasury stock pursuant to stock option and benefit plans</text:p>
            <text:p> </text:p>
            <text:p> </text:p>
            <text:p>485  </text:p>
            <text:p> </text:p>
            <text:p>734  </text:p>
            <text:p> </text:p>
            <text:p>804  </text:p>
            <text:p>Dividends paid to shareholders</text:p>
            <text:p> </text:p>
            <text:p> </text:p>
            <text:p>(3,193) </text:p>
            <text:p> </text:p>
            <text:p>(2,803) </text:p>
            <text:p> </text:p>
            <text:p>(2,678) </text:p>
            <text:p>Other — net</text:p>
            <text:p> </text:p>
            <text:p> </text:p>
            <text:p>(56) </text:p>
            <text:p> </text:p>
            <text:p>(121) </text:p>
            <text:p> </text:p>
            <text:p>(42) </text:p>
            <text:p>Net cash provided by (used in) financing activities</text:p>
            <text:p> </text:p>
            <text:p> </text:p>
            <text:p>(6,701) </text:p>
            <text:p> </text:p>
            <text:p>(2,655) </text:p>
            <text:p> </text:p>
            <text:p>(4,626) </text:p>
            <text:p> </text:p>
            <text:p> </text:p>
            <text:p> </text:p>
            <text:p>  </text:p>
            <text:p> </text:p>
            <text:p>  </text:p>
            <text:p> </text:p>
            <text:p>  </text:p>
            <text:p>Effect of exchange rate changes on cash and cash equivalents</text:p>
            <text:p> </text:p>
            <text:p> </text:p>
            <text:p>(160) </text:p>
            <text:p> </text:p>
            <text:p>156  </text:p>
            <text:p> </text:p>
            <text:p>(33) </text:p>
            <text:p> </text:p>
            <text:p> </text:p>
            <text:p> </text:p>
            <text:p>  </text:p>
            <text:p> </text:p>
            <text:p>  </text:p>
            <text:p> </text:p>
            <text:p>  </text:p>
            <text:p>Net increase (decrease) in cash and cash equivalents</text:p>
            <text:p> </text:p>
            <text:p> </text:p>
            <text:p>(200) </text:p>
            <text:p> </text:p>
            <text:p>655  </text:p>
            <text:p> </text:p>
            <text:p>600  </text:p>
            <text:p>Cash and cash equivalents at beginning of year</text:p>
            <text:p> </text:p>
            <text:p> </text:p>
            <text:p>3,053  </text:p>
            <text:p> </text:p>
            <text:p>2,398  </text:p>
            <text:p> </text:p>
            <text:p>1,798  </text:p>
            <text:p>Cash and cash equivalents at end of period</text:p>
            <text:p> </text:p>
            <text:p>$</text:p>
            <text:p>2,853  </text:p>
            <text:p>$</text:p>
            <text:p>3,053  </text:p>
            <text:p>$</text:p>
            <text:p>2,398  </text:p>
            <text:p> </text:p>
            <text:p>The accompanying Notes to Consolidated Financial Statements are an integral part of this statement.</text:p>
            <text:p> </text:p>
            <text:p>60</text:p>
          </table:table-cell>
          <table:table-cell office:value-type="float" office:value="60" calcext:value-type="float">
            <text:p>60</text:p>
          </table:table-cell>
          <table:table-cell/>
        </table:table-row>
        <table:table-row table:style-name="ro2">
          <table:table-cell office:value-type="string" calcext:value-type="string">
            <text:p>financebench_id_04672</text:p>
          </table:table-cell>
          <table:table-cell office:value-type="string" calcext:value-type="string">
            <text:p>3M_2018_10K</text:p>
          </table:table-cell>
          <table:table-cell office:value-type="string" calcext:value-type="string">
            <text:p>https://investors.3m.com/financials/sec-filings/content/0001558370-19-000470/0001558370-19-000470.pdf</text:p>
          </table:table-cell>
          <table:table-cell office:value-type="float" office:value="2018" calcext:value-type="float">
            <text:p>2018</text:p>
          </table:table-cell>
          <table:table-cell office:value-type="string" calcext:value-type="string">
            <text:p>metrics-generated</text:p>
          </table:table-cell>
          <table:table-cell office:value-type="string" calcext:value-type="string">
            <text:p>Assume that you are a public equities analyst. Answer the following question by primarily using information that is shown in the balance sheet: what is the year end FY2018 net PPNE for 3M? Answer in USD billions.</text:p>
          </table:table-cell>
          <table:table-cell table:style-name="ce2" office:value-type="string" calcext:value-type="string">
            <text:p>$8.70</text:p>
          </table:table-cell>
          <table:table-cell office:value-type="string" calcext:value-type="string">
            <text:p>Table of Contents </text:p>
            <text:p>3M Company and Subsidiaries</text:p>
            <text:p>Consolidated Balance Shee t</text:p>
            <text:p>At December 31</text:p>
            <text:p> </text:p>
            <text:p> </text:p>
            <text:p>    </text:p>
            <text:p>December 31,</text:p>
            <text:p>    </text:p>
            <text:p>December 31,</text:p>
            <text:p> </text:p>
            <text:p>(Dollars in millions, except per share amount)</text:p>
            <text:p>    </text:p>
            <text:p>2018</text:p>
            <text:p>    </text:p>
            <text:p>2017</text:p>
            <text:p> </text:p>
            <text:p>Assets</text:p>
            <text:p> </text:p>
            <text:p> </text:p>
            <text:p>  </text:p>
            <text:p> </text:p>
            <text:p>  </text:p>
            <text:p>Current assets</text:p>
            <text:p> </text:p>
            <text:p> </text:p>
            <text:p>  </text:p>
            <text:p> </text:p>
            <text:p>  </text:p>
            <text:p>Cash and cash equivalents</text:p>
            <text:p> </text:p>
            <text:p>$</text:p>
            <text:p>2,853  </text:p>
            <text:p>$</text:p>
            <text:p>3,053  </text:p>
            <text:p>Marketable securities — current</text:p>
            <text:p> </text:p>
            <text:p> </text:p>
            <text:p>380  </text:p>
            <text:p> </text:p>
            <text:p>1,076  </text:p>
            <text:p>Accounts receivable — net of allowances of $95 and $103</text:p>
            <text:p> </text:p>
            <text:p> </text:p>
            <text:p>5,020  </text:p>
            <text:p> </text:p>
            <text:p>4,911  </text:p>
            <text:p>Inventories</text:p>
            <text:p> </text:p>
            <text:p> </text:p>
            <text:p>  </text:p>
            <text:p> </text:p>
            <text:p>  </text:p>
            <text:p>Finished goods</text:p>
            <text:p> </text:p>
            <text:p> </text:p>
            <text:p>2,120  </text:p>
            <text:p> </text:p>
            <text:p>1,915  </text:p>
            <text:p>Work in process</text:p>
            <text:p> </text:p>
            <text:p> </text:p>
            <text:p>1,292  </text:p>
            <text:p> </text:p>
            <text:p>1,218  </text:p>
            <text:p>Raw materials and supplies</text:p>
            <text:p> </text:p>
            <text:p> </text:p>
            <text:p>954  </text:p>
            <text:p> </text:p>
            <text:p>901  </text:p>
            <text:p>Total inventories</text:p>
            <text:p> </text:p>
            <text:p> </text:p>
            <text:p>4,366  </text:p>
            <text:p> </text:p>
            <text:p>4,034  </text:p>
            <text:p>Prepaids</text:p>
            <text:p> </text:p>
            <text:p> </text:p>
            <text:p>741  </text:p>
            <text:p> </text:p>
            <text:p>937  </text:p>
            <text:p>Other current assets</text:p>
            <text:p> </text:p>
            <text:p> </text:p>
            <text:p>349  </text:p>
            <text:p> </text:p>
            <text:p>266  </text:p>
            <text:p>Total current assets</text:p>
            <text:p> </text:p>
            <text:p> </text:p>
            <text:p>13,709  </text:p>
            <text:p> </text:p>
            <text:p>14,277  </text:p>
            <text:p>Property, plant and equipment</text:p>
            <text:p> </text:p>
            <text:p> </text:p>
            <text:p>24,873  </text:p>
            <text:p> </text:p>
            <text:p>24,914  </text:p>
            <text:p>Less: Accumulated depreciation</text:p>
            <text:p> </text:p>
            <text:p> </text:p>
            <text:p>(16,135)  </text:p>
            <text:p> </text:p>
            <text:p>(16,048)  </text:p>
            <text:p>Property, plant and equipment — net</text:p>
            <text:p> </text:p>
            <text:p> </text:p>
            <text:p>8,738  </text:p>
            <text:p> </text:p>
            <text:p>8,866  </text:p>
            <text:p>Goodwill</text:p>
            <text:p> </text:p>
            <text:p> </text:p>
            <text:p>10,051  </text:p>
            <text:p> </text:p>
            <text:p>10,513  </text:p>
            <text:p>Intangible assets — net</text:p>
            <text:p> </text:p>
            <text:p> </text:p>
            <text:p>2,657  </text:p>
            <text:p> </text:p>
            <text:p>2,936  </text:p>
            <text:p>Other assets</text:p>
            <text:p> </text:p>
            <text:p> </text:p>
            <text:p>1,345  </text:p>
            <text:p> </text:p>
            <text:p>1,395  </text:p>
            <text:p>Total assets</text:p>
            <text:p> </text:p>
            <text:p>$</text:p>
            <text:p>36,500  </text:p>
            <text:p>$</text:p>
            <text:p>37,987  </text:p>
            <text:p>Liabilities</text:p>
            <text:p> </text:p>
            <text:p> </text:p>
            <text:p>  </text:p>
            <text:p> </text:p>
            <text:p>  </text:p>
            <text:p>Current liabilities</text:p>
            <text:p> </text:p>
            <text:p> </text:p>
            <text:p>  </text:p>
            <text:p> </text:p>
            <text:p>  </text:p>
            <text:p>Short-term borrowings and current portion of long-term debt</text:p>
            <text:p> </text:p>
            <text:p>$</text:p>
            <text:p>1,211  </text:p>
            <text:p>$</text:p>
            <text:p>1,853  </text:p>
            <text:p>Accounts payable</text:p>
            <text:p> </text:p>
            <text:p> </text:p>
            <text:p>2,266  </text:p>
            <text:p> </text:p>
            <text:p>1,945  </text:p>
            <text:p>Accrued payroll</text:p>
            <text:p> </text:p>
            <text:p> </text:p>
            <text:p>749  </text:p>
            <text:p> </text:p>
            <text:p>870  </text:p>
            <text:p>Accrued income taxes</text:p>
            <text:p> </text:p>
            <text:p> </text:p>
            <text:p>243  </text:p>
            <text:p> </text:p>
            <text:p>310  </text:p>
            <text:p>Other current liabilities</text:p>
            <text:p> </text:p>
            <text:p> </text:p>
            <text:p>2,775  </text:p>
            <text:p> </text:p>
            <text:p>2,709  </text:p>
            <text:p>Total current liabilities</text:p>
            <text:p> </text:p>
            <text:p> </text:p>
            <text:p>7,244  </text:p>
            <text:p> </text:p>
            <text:p>7,687  </text:p>
            <text:p> </text:p>
            <text:p> </text:p>
            <text:p> </text:p>
            <text:p>  </text:p>
            <text:p> </text:p>
            <text:p>  </text:p>
            <text:p>Long-term debt</text:p>
            <text:p> </text:p>
            <text:p> </text:p>
            <text:p>13,411  </text:p>
            <text:p> </text:p>
            <text:p>12,096  </text:p>
            <text:p>Pension and postretirement benefits</text:p>
            <text:p> </text:p>
            <text:p> </text:p>
            <text:p>2,987  </text:p>
            <text:p> </text:p>
            <text:p>3,620  </text:p>
            <text:p>Other liabilities</text:p>
            <text:p> </text:p>
            <text:p> </text:p>
            <text:p>3,010  </text:p>
            <text:p> </text:p>
            <text:p>2,962  </text:p>
            <text:p>Total liabilities</text:p>
            <text:p> </text:p>
            <text:p>$</text:p>
            <text:p>26,652  </text:p>
            <text:p>$</text:p>
            <text:p>26,365  </text:p>
            <text:p>Commitments and contingencies (Note 16)</text:p>
            <text:p> </text:p>
            <text:p> </text:p>
            <text:p>  </text:p>
            <text:p> </text:p>
            <text:p>  </text:p>
            <text:p>Equity</text:p>
            <text:p> </text:p>
            <text:p> </text:p>
            <text:p>  </text:p>
            <text:p> </text:p>
            <text:p>  </text:p>
            <text:p>3M Company shareholders’ equity:</text:p>
            <text:p> </text:p>
            <text:p> </text:p>
            <text:p>  </text:p>
            <text:p> </text:p>
            <text:p>  </text:p>
            <text:p>Common stock par value, $.01 par value</text:p>
            <text:p> </text:p>
            <text:p>$</text:p>
            <text:p> 9  </text:p>
            <text:p>$</text:p>
            <text:p> 9  </text:p>
            <text:p>Shares outstanding - 2018: 576,575,168</text:p>
            <text:p> </text:p>
            <text:p> </text:p>
            <text:p>  </text:p>
            <text:p> </text:p>
            <text:p>  </text:p>
            <text:p>Shares outstanding - 2017: 594,884,237</text:p>
            <text:p> </text:p>
            <text:p> </text:p>
            <text:p>  </text:p>
            <text:p> </text:p>
            <text:p>  </text:p>
            <text:p>Additional paid-in capital</text:p>
            <text:p> </text:p>
            <text:p> </text:p>
            <text:p>5,643  </text:p>
            <text:p> </text:p>
            <text:p>5,352  </text:p>
            <text:p>Retained earnings</text:p>
            <text:p> </text:p>
            <text:p> </text:p>
            <text:p>40,636  </text:p>
            <text:p> </text:p>
            <text:p>39,115  </text:p>
            <text:p>Treasury stock</text:p>
            <text:p> </text:p>
            <text:p> </text:p>
            <text:p>(29,626)  </text:p>
            <text:p> </text:p>
            <text:p>(25,887)  </text:p>
            <text:p>Accumulated other comprehensive income (loss)</text:p>
            <text:p> </text:p>
            <text:p> </text:p>
            <text:p>(6,866)  </text:p>
            <text:p> </text:p>
            <text:p>(7,026)  </text:p>
            <text:p>Total 3M Company shareholders’ equity</text:p>
            <text:p> </text:p>
            <text:p> </text:p>
            <text:p>9,796  </text:p>
            <text:p> </text:p>
            <text:p>11,563  </text:p>
            <text:p>Noncontrolling interest</text:p>
            <text:p> </text:p>
            <text:p> </text:p>
            <text:p>52  </text:p>
            <text:p> </text:p>
            <text:p>59  </text:p>
            <text:p>Total equity</text:p>
            <text:p> </text:p>
            <text:p>$</text:p>
            <text:p>9,848  </text:p>
            <text:p>$</text:p>
            <text:p>11,622  </text:p>
            <text:p>Total liabilities and equity</text:p>
            <text:p> </text:p>
            <text:p>$</text:p>
            <text:p>36,500  </text:p>
            <text:p>$</text:p>
            <text:p>37,987  </text:p>
            <text:p> </text:p>
            <text:p>The accompanying Notes to Consolidated Financial Statements are an integral part of this statement.</text:p>
            <text:p>58</text:p>
          </table:table-cell>
          <table:table-cell office:value-type="float" office:value="58" calcext:value-type="float">
            <text:p>58</text:p>
          </table:table-cell>
          <table:table-cell/>
        </table:table-row>
        <table:table-row table:style-name="ro3">
          <table:table-cell office:value-type="string" calcext:value-type="string">
            <text:p>financebench_id_00499</text:p>
          </table:table-cell>
          <table:table-cell office:value-type="string" calcext:value-type="string">
            <text:p>3M_2022_10K</text:p>
          </table:table-cell>
          <table:table-cell office:value-type="string" calcext:value-type="string">
            <text:p>https://investors.3m.com/financials/sec-filings/content/0000066740-23-000014/0000066740-23-000014.pdf</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Is 3M a capital-intensive business based on FY2022 data?</text:p>
          </table:table-cell>
          <table:table-cell office:value-type="string" calcext:value-type="string">
            <text:p>No, the company is managing its CAPEX and Fixed Assets pretty efficiently, which is evident from below key metrics:</text:p>
            <text:p>CAPEX/Revenue Ratio: 5.1%</text:p>
            <text:p>Fixed assets/Total Assets: 20%</text:p>
            <text:p>Return on Assets= 12.4%</text:p>
          </table:table-cell>
          <table:table-cell office:value-type="string" calcext:value-type="string">
            <text:p>3M Company and Subsidiaries</text:p>
            <text:p> Consolidated Statement of Income</text:p>
            <text:p> Years ended December 31</text:p>
            <text:p> (Millions, except per share amounts) 2022 2021 2020</text:p>
            <text:p> Net sales $ 34,229 $ 35,355 $ 32,184___FINANCEBENCH_DELIMITER___3M Company and Subsidiaries</text:p>
            <text:p> Consolidated Balance Sheet</text:p>
            <text:p> At December 31</text:p>
            <text:p> (Dollars in millions, except per share amount) 2022 2021 Property, plant and equipment — net 9,178 9,429 Total assets $ 46,455 $ 47,072___FINANCEBENCH_DELIMITER___3M Company and Subsidiaries</text:p>
            <text:p> Consolidated Statement of Cash Flows</text:p>
            <text:p> Years ended December 31</text:p>
            <text:p> (Millions) 2022 2021 2020 Cash Flows from Investing Activities</text:p>
            <text:p> Purchases of property, plant and equipment (PP&amp;E) (1,749) (1,603) (1,501)</text:p>
          </table:table-cell>
          <table:table-cell office:value-type="string" calcext:value-type="string">
            <text:p>48,50,52</text:p>
          </table:table-cell>
          <table:table-cell/>
        </table:table-row>
        <table:table-row table:style-name="ro4">
          <table:table-cell office:value-type="string" calcext:value-type="string">
            <text:p>financebench_id_01226</text:p>
          </table:table-cell>
          <table:table-cell office:value-type="string" calcext:value-type="string">
            <text:p>3M_2022_10K</text:p>
          </table:table-cell>
          <table:table-cell office:value-type="string" calcext:value-type="string">
            <text:p>https://investors.3m.com/financials/sec-filings/content/0000066740-23-000014/0000066740-23-000014.pdf</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What drove operating margin change as of FY2022 for 3M? If operating margin is not a useful metric for a company like this, then please state that and explain why.</text:p>
          </table:table-cell>
          <table:table-cell office:value-type="string" calcext:value-type="string">
            <text:p>Operating Margin for 3M in FY2022 has decreased by 1.7% primarily due to: </text:p>
            <text:p>-Decrease in gross Margin</text:p>
            <text:p>-mostly one-off charges including Combat Arms Earplugs litigation, impairment related to exiting PFAS manufacturing, costs related to exiting Russia and divestiture-related restructuring</text:p>
            <text:p>charges</text:p>
          </table:table-cell>
          <table:table-cell office:value-type="string" calcext:value-type="string">
            <text:p>SG&amp;A, measured as a percent of sales, increased in 2022 when compared to the same period last year. SG&amp;A was impacted by increased special item costs for significant</text:p>
            <text:p>litigation primarily related to steps toward resolving Combat Arms Earplugs litigation (discussed in Note 16) resulting in a 2022 second quarter pre-tax charge of approximately</text:p>
            <text:p>$1.2 billion, certain impairment costs related to exiting PFAS manufacturing (see Note 15), costs related to exiting Russia (see Note 15), divestiture-related restructuring</text:p>
            <text:p>charges (see Note 5), and continued investment in key growth initiatives. These increases were partially offset by restructuring benefits and ongoing general 3M cost</text:p>
            <text:p>management.</text:p>
          </table:table-cell>
          <table:table-cell office:value-type="float" office:value="27" calcext:value-type="float">
            <text:p>27</text:p>
          </table:table-cell>
          <table:table-cell/>
        </table:table-row>
        <table:table-row table:style-name="ro5">
          <table:table-cell office:value-type="string" calcext:value-type="string">
            <text:p>financebench_id_01865</text:p>
          </table:table-cell>
          <table:table-cell office:value-type="string" calcext:value-type="string">
            <text:p>3M_2022_10K</text:p>
          </table:table-cell>
          <table:table-cell office:value-type="string" calcext:value-type="string">
            <text:p>https://investors.3m.com/financials/sec-filings/content/0000066740-23-000014/0000066740-23-000014.pdf</text:p>
          </table:table-cell>
          <table:table-cell office:value-type="float" office:value="2022" calcext:value-type="float">
            <text:p>2022</text:p>
          </table:table-cell>
          <table:table-cell office:value-type="string" calcext:value-type="string">
            <text:p>novel-generated</text:p>
          </table:table-cell>
          <table:table-cell office:value-type="string" calcext:value-type="string">
            <text:p>If we exclude the impact of M&amp;A, which segment has dragged down 3M's overall growth in 2022?</text:p>
          </table:table-cell>
          <table:table-cell office:value-type="string" calcext:value-type="string">
            <text:p>The consumer segment shrunk by 0.9% organically.</text:p>
          </table:table-cell>
          <table:table-cell office:value-type="string" calcext:value-type="string">
            <text:p>Worldwide Sales Change</text:p>
            <text:p>By Business Segment Organic sales Acquisitions Divestitures Translation Total sales change</text:p>
            <text:p>Safety and Industrial 1.0 % — % — % (4.2) % (3.2) %</text:p>
            <text:p>Transportation and Electronics 1.2 — (0.5) (4.6) (3.9)</text:p>
            <text:p>Health Care 3.2 — (1.4) (3.8) (2.0)</text:p>
            <text:p>Consumer (0.9) — (0.4) (2.6) (3.9)</text:p>
            <text:p>Total Company 1.2 — (0.5) (3.9) (3.2)</text:p>
          </table:table-cell>
          <table:table-cell office:value-type="float" office:value="25" calcext:value-type="float">
            <text:p>25</text:p>
          </table:table-cell>
          <table:table-cell/>
        </table:table-row>
        <table:table-row table:style-name="ro6">
          <table:table-cell office:value-type="string" calcext:value-type="string">
            <text:p>financebench_id_00807</text:p>
          </table:table-cell>
          <table:table-cell office:value-type="string" calcext:value-type="string">
            <text:p>3M_2023Q2_10Q</text:p>
          </table:table-cell>
          <table:table-cell office:value-type="string" calcext:value-type="string">
            <text:p>https://investors.3m.com/financials/sec-filings/content/0000066740-23-000058/0000066740-23-000058.pdf</text:p>
          </table:table-cell>
          <table:table-cell office:value-type="float" office:value="2023" calcext:value-type="float">
            <text:p>2023</text:p>
          </table:table-cell>
          <table:table-cell office:value-type="string" calcext:value-type="string">
            <text:p>domain-relevant</text:p>
          </table:table-cell>
          <table:table-cell office:value-type="string" calcext:value-type="string">
            <text:p>Does 3M have a reasonably healthy liquidity profile based on its quick ratio for Q2 of FY2023? If the quick ratio is not relevant to measure liquidity, please state that and explain why.</text:p>
          </table:table-cell>
          <table:table-cell office:value-type="string" calcext:value-type="string">
            <text:p>No. The quick ratio for 3M was 0.96 by Jun'23 close, which needs a bit of an improvement to touch the 1x mark</text:p>
          </table:table-cell>
          <table:table-cell office:value-type="string" calcext:value-type="string">
            <text:p>3M Company and Subsidiaries</text:p>
            <text:p>Consolidated Balance Sheet</text:p>
            <text:p>(Unaudited)</text:p>
            <text:p>(Dollars in millions, except per share amount) June 30, 2023 December 31, 2022</text:p>
            <text:p>Assets</text:p>
            <text:p>Current assets</text:p>
            <text:p>Cash and cash equivalents $ 4,258 $ 3,655</text:p>
            <text:p>Marketable securities — current 56 238</text:p>
            <text:p>Accounts receivable — net of allowances of $160 and $174 4,947 4,532</text:p>
            <text:p>Inventories</text:p>
            <text:p>Finished goods 2,526 2,497</text:p>
            <text:p>Work in process 1,527 1,606</text:p>
            <text:p>Raw materials and supplies 1,227 1,269</text:p>
            <text:p>Total inventories 5,280 5,372</text:p>
            <text:p>Prepaids 674 435</text:p>
            <text:p>Other current assets 539 456</text:p>
            <text:p>Total current assets 15,754 14,688</text:p>
            <text:p>Property, plant and equipment 26,459 25,998</text:p>
            <text:p>Less: Accumulated depreciation (17,248) (16,820)</text:p>
            <text:p>Property, plant and equipment — net 9,211 9,178</text:p>
            <text:p>Operating lease right of use assets 812 829</text:p>
            <text:p>Goodwill 12,869 12,790</text:p>
            <text:p>Intangible assets — net 4,470 4,699</text:p>
            <text:p>Other assets 5,764 4,271</text:p>
            <text:p>Total assets $ 48,880 $ 46,455</text:p>
            <text:p>Liabilities</text:p>
            <text:p>Current liabilities</text:p>
            <text:p>Short-term borrowings and current portion of long-term debt $ 3,033 $ 1,938</text:p>
            <text:p>Accounts payable 3,231 3,183</text:p>
            <text:p>Accrued payroll 785 692</text:p>
            <text:p>Accrued income taxes 172 259</text:p>
            <text:p>Operating lease liabilities — current 244 261</text:p>
            <text:p>Other current liabilities 3,471 3,190</text:p>
            <text:p>Total current liabilities 10,936 9,523</text:p>
          </table:table-cell>
          <table:table-cell office:value-type="float" office:value="5" calcext:value-type="float">
            <text:p>5</text:p>
          </table:table-cell>
          <table:table-cell/>
        </table:table-row>
        <table:table-row table:style-name="ro7">
          <table:table-cell office:value-type="string" calcext:value-type="string">
            <text:p>financebench_id_00941</text:p>
          </table:table-cell>
          <table:table-cell office:value-type="string" calcext:value-type="string">
            <text:p>3M_2023Q2_10Q</text:p>
          </table:table-cell>
          <table:table-cell office:value-type="string" calcext:value-type="string">
            <text:p>https://investors.3m.com/financials/sec-filings/content/0000066740-23-000058/0000066740-23-000058.pdf</text:p>
          </table:table-cell>
          <table:table-cell office:value-type="float" office:value="2023" calcext:value-type="float">
            <text:p>2023</text:p>
          </table:table-cell>
          <table:table-cell office:value-type="string" calcext:value-type="string">
            <text:p>domain-relevant</text:p>
          </table:table-cell>
          <table:table-cell office:value-type="string" calcext:value-type="string">
            <text:p>Which debt securities are registered to trade on a national securities exchange under 3M's name as of Q2 of 2023?</text:p>
          </table:table-cell>
          <table:table-cell office:value-type="string" calcext:value-type="string">
            <text:p>Following debt securities registered under 3M's name are listed to trade on the New York Stock Exchange:</text:p>
            <text:p>-1.500% Notes due 2026 (Trading Symbol: MMM26)</text:p>
            <text:p>-1.750% Notes due 2030 (Trading Symbol: MMM30)</text:p>
            <text:p>-1.500% Notes due 2031 (Trading Symbol: MMM31)</text:p>
          </table:table-cell>
          <table:table-cell office:value-type="string" calcext:value-type="string">
            <text:p>Title of each class Trading Symbol(s) Name of each exchange on which registered</text:p>
            <text:p>Common Stock, Par Value $.01 Per Share MMM New York Stock Exchange</text:p>
            <text:p>MMM Chicago Stock Exchange, Inc.</text:p>
            <text:p>1.500% Notes due 2026 MMM26 New York Stock Exchange</text:p>
            <text:p>1.750% Notes due 2030 MMM30 New York Stock Exchange</text:p>
            <text:p>1.500% Notes due 2031 MMM31 New York Stock Exchange</text:p>
          </table:table-cell>
          <table:table-cell office:value-type="float" office:value="1" calcext:value-type="float">
            <text:p>1</text:p>
          </table:table-cell>
          <table:table-cell/>
        </table:table-row>
        <table:table-row table:style-name="ro8">
          <table:table-cell office:value-type="string" calcext:value-type="string">
            <text:p>financebench_id_01858</text:p>
          </table:table-cell>
          <table:table-cell office:value-type="string" calcext:value-type="string">
            <text:p>3M_2023Q2_10Q</text:p>
          </table:table-cell>
          <table:table-cell office:value-type="string" calcext:value-type="string">
            <text:p>https://investors.3m.com/financials/sec-filings/content/0000066740-23-000058/0000066740-23-000058.pdf</text:p>
          </table:table-cell>
          <table:table-cell office:value-type="float" office:value="2023" calcext:value-type="float">
            <text:p>2023</text:p>
          </table:table-cell>
          <table:table-cell office:value-type="string" calcext:value-type="string">
            <text:p>novel-generated</text:p>
          </table:table-cell>
          <table:table-cell office:value-type="string" calcext:value-type="string">
            <text:p>Does 3M maintain a stable trend of dividend distribution?</text:p>
          </table:table-cell>
          <table:table-cell office:value-type="string" calcext:value-type="string">
            <text:p>Yes, not only they distribute the dividends on a routine basis, 3M has also been increasing the per share dividend for consecutive 65 years</text:p>
          </table:table-cell>
          <table:table-cell office:value-type="string" calcext:value-type="string">
            <text:p>This marked the 65th consecutive year of dividend increases for 3M.</text:p>
          </table:table-cell>
          <table:table-cell office:value-type="float" office:value="62" calcext:value-type="float">
            <text:p>62</text:p>
          </table:table-cell>
          <table:table-cell/>
        </table:table-row>
        <table:table-row table:style-name="ro2">
          <table:table-cell office:value-type="string" calcext:value-type="string">
            <text:p>financebench_id_02987</text:p>
          </table:table-cell>
          <table:table-cell office:value-type="string" calcext:value-type="string">
            <text:p>ACTIVISIONBLIZZARD_2019_10K</text:p>
          </table:table-cell>
          <table:table-cell office:value-type="string" calcext:value-type="string">
            <text:p>https://investor.activision.com/static-files/32abe798-add2-4770-9c7d-4cd3a840ede2</text:p>
          </table:table-cell>
          <table:table-cell office:value-type="float" office:value="2019" calcext:value-type="float">
            <text:p>2019</text:p>
          </table:table-cell>
          <table:table-cell office:value-type="string" calcext:value-type="string">
            <text:p>metrics-generated</text:p>
          </table:table-cell>
          <table:table-cell office:value-type="string" calcext:value-type="string">
            <text:p>What is the FY2019 fixed asset turnover ratio for Activision Blizzard? Fixed asset turnover ratio is defined as: FY2019 revenue / (average PP&amp;E between FY2018 and FY2019). Round your answer to two decimal places. Base your judgments on the information provided primarily in the statement of income and the statement of financial position.</text:p>
          </table:table-cell>
          <table:table-cell office:value-type="float" office:value="24.26" calcext:value-type="float">
            <text:p>24.26</text:p>
          </table:table-cell>
          <table:table-cell office:value-type="string" calcext:value-type="string">
            <text:p>Table of Contents</text:p>
            <text:p>ACTIVISION BLIZZARD, INC. AND SUBSIDIARIES</text:p>
            <text:p>CONSOLIDATED BALANCE SHEETS</text:p>
            <text:p>(Amounts in millions, except share data)</text:p>
            <text:p> </text:p>
            <text:p>At December 31, 2019</text:p>
            <text:p> </text:p>
            <text:p>At December 31, 2018</text:p>
            <text:p>Assets</text:p>
            <text:p> </text:p>
            <text:p>  </text:p>
            <text:p>Current assets:</text:p>
            <text:p> </text:p>
            <text:p>  </text:p>
            <text:p>Cash and cash equivalents</text:p>
            <text:p>$</text:p>
            <text:p>5,794</text:p>
            <text:p> $</text:p>
            <text:p>4,225</text:p>
            <text:p>Accounts receivable, net of allowances of $132 and $190, at December 31, 2019 and December 31, 2018, respectively</text:p>
            <text:p>848</text:p>
            <text:p> </text:p>
            <text:p>1,035</text:p>
            <text:p>Inventories, net</text:p>
            <text:p>32</text:p>
            <text:p> </text:p>
            <text:p>43</text:p>
            <text:p>Software development</text:p>
            <text:p>322</text:p>
            <text:p> </text:p>
            <text:p>264</text:p>
            <text:p>Other current assets</text:p>
            <text:p>296</text:p>
            <text:p> </text:p>
            <text:p>539</text:p>
            <text:p>Total current assets</text:p>
            <text:p>7,292</text:p>
            <text:p> </text:p>
            <text:p>6,106</text:p>
            <text:p>Software development</text:p>
            <text:p>54</text:p>
            <text:p> </text:p>
            <text:p>65</text:p>
            <text:p>Property and equipment, net</text:p>
            <text:p>253</text:p>
            <text:p> </text:p>
            <text:p>282</text:p>
            <text:p>Deferred income taxes, net</text:p>
            <text:p>1,293</text:p>
            <text:p> </text:p>
            <text:p>458</text:p>
            <text:p>Other assets</text:p>
            <text:p>658</text:p>
            <text:p> </text:p>
            <text:p>482</text:p>
            <text:p>Intangible assets, net</text:p>
            <text:p>531</text:p>
            <text:p> </text:p>
            <text:p>735</text:p>
            <text:p>Goodwill</text:p>
            <text:p>9,764</text:p>
            <text:p> </text:p>
            <text:p>9,762</text:p>
            <text:p>Total assets</text:p>
            <text:p>$</text:p>
            <text:p>19,845</text:p>
            <text:p> $</text:p>
            <text:p>17,890</text:p>
            <text:p> </text:p>
            <text:p> </text:p>
            <text:p>  </text:p>
            <text:p>Liabilities and Shareholders’ Equity</text:p>
            <text:p> </text:p>
            <text:p>  </text:p>
            <text:p>Current liabilities:</text:p>
            <text:p> </text:p>
            <text:p>  </text:p>
            <text:p>Accounts payable</text:p>
            <text:p>$</text:p>
            <text:p>292</text:p>
            <text:p> $</text:p>
            <text:p>253</text:p>
            <text:p>Deferred revenues</text:p>
            <text:p>1,375</text:p>
            <text:p> </text:p>
            <text:p>1,493</text:p>
            <text:p>Accrued expenses and other liabilities</text:p>
            <text:p>1,248</text:p>
            <text:p> </text:p>
            <text:p>896</text:p>
            <text:p>Total current liabilities</text:p>
            <text:p>2,915</text:p>
            <text:p> </text:p>
            <text:p>2,642</text:p>
            <text:p>Long-term debt, net</text:p>
            <text:p>2,675</text:p>
            <text:p> </text:p>
            <text:p>2,671</text:p>
            <text:p>Deferred income taxes, net</text:p>
            <text:p>505</text:p>
            <text:p> </text:p>
            <text:p>18</text:p>
            <text:p>Other liabilities</text:p>
            <text:p>945</text:p>
            <text:p> </text:p>
            <text:p>1,167</text:p>
            <text:p>Total liabilities</text:p>
            <text:p>7,040</text:p>
            <text:p> </text:p>
            <text:p>6,498</text:p>
            <text:p>Commitments and contingencies (Note 23)</text:p>
            <text:p> </text:p>
            <text:p>Shareholders’ equity:</text:p>
            <text:p> </text:p>
            <text:p> </text:p>
            <text:p> </text:p>
            <text:p>Common stock, $0.000001 par value, 2,400,000,000 shares authorized, 1,197,436,644 and 1,192,093,991 shares issued at</text:p>
            <text:p>December 31, 2019 and December 31, 2018, respectively</text:p>
            <text:p>—</text:p>
            <text:p> </text:p>
            <text:p>—</text:p>
            <text:p>Additional paid-in capital</text:p>
            <text:p>11,174</text:p>
            <text:p> </text:p>
            <text:p>10,963</text:p>
            <text:p>Less: Treasury stock, at cost, 428,676,471 shares at December 31, 2019 and December 31, 2018</text:p>
            <text:p>(5,563)  </text:p>
            <text:p>(5,563)</text:p>
            <text:p>Retained earnings</text:p>
            <text:p>7,813</text:p>
            <text:p> </text:p>
            <text:p>6,593</text:p>
            <text:p>Accumulated other comprehensive loss</text:p>
            <text:p>(619)  </text:p>
            <text:p>(601)</text:p>
            <text:p>Total shareholders’ equity</text:p>
            <text:p>12,805</text:p>
            <text:p> </text:p>
            <text:p>11,392</text:p>
            <text:p>Total liabilities and shareholders’ equity</text:p>
            <text:p>$</text:p>
            <text:p>19,845</text:p>
            <text:p> $</text:p>
            <text:p>17,890</text:p>
            <text:p>The accompanying notes are an integral part of these Consolidated Financial Statements.</text:p>
            <text:p>F-4___FINANCEBENCH_DELIMITER___Table of Contents</text:p>
            <text:p>ACTIVISION BLIZZARD, INC. AND SUBSIDIARIES</text:p>
            <text:p>CONSOLIDATED STATEMENTS OF OPERATIONS</text:p>
            <text:p>(Amounts in millions, except per share data)</text:p>
            <text:p> </text:p>
            <text:p>For the Years Ended December 31,</text:p>
            <text:p> </text:p>
            <text:p>2019</text:p>
            <text:p> </text:p>
            <text:p>2018</text:p>
            <text:p> </text:p>
            <text:p>2017</text:p>
            <text:p>Net revenues</text:p>
            <text:p> </text:p>
            <text:p> </text:p>
            <text:p>  </text:p>
            <text:p> </text:p>
            <text:p>Product sales</text:p>
            <text:p>$</text:p>
            <text:p>1,975</text:p>
            <text:p> $</text:p>
            <text:p>2,255  $</text:p>
            <text:p>2,110</text:p>
            <text:p>Subscription, licensing, and other revenues</text:p>
            <text:p>4,514</text:p>
            <text:p> </text:p>
            <text:p>5,245  </text:p>
            <text:p>4,907</text:p>
            <text:p>Total net revenues</text:p>
            <text:p>6,489</text:p>
            <text:p> </text:p>
            <text:p>7,500  </text:p>
            <text:p>7,017</text:p>
            <text:p> </text:p>
            <text:p> </text:p>
            <text:p>  </text:p>
            <text:p>  </text:p>
            <text:p>Costs and expenses</text:p>
            <text:p> </text:p>
            <text:p> </text:p>
            <text:p>  </text:p>
            <text:p> </text:p>
            <text:p>Cost of revenues—product sales:</text:p>
            <text:p> </text:p>
            <text:p>  </text:p>
            <text:p>  </text:p>
            <text:p>Product costs</text:p>
            <text:p>656</text:p>
            <text:p> </text:p>
            <text:p>719  </text:p>
            <text:p>733</text:p>
            <text:p>Software royalties, amortization, and intellectual property licenses</text:p>
            <text:p>240</text:p>
            <text:p> </text:p>
            <text:p>371  </text:p>
            <text:p>300</text:p>
            <text:p>Cost of revenues—subscription, licensing, and other revenues:</text:p>
            <text:p> </text:p>
            <text:p>  </text:p>
            <text:p>  </text:p>
            <text:p>Game operations and distribution costs</text:p>
            <text:p>965</text:p>
            <text:p> </text:p>
            <text:p>1,028  </text:p>
            <text:p>984</text:p>
            <text:p>Software royalties, amortization, and intellectual property licenses</text:p>
            <text:p>233</text:p>
            <text:p> </text:p>
            <text:p>399  </text:p>
            <text:p>484</text:p>
            <text:p>Product development</text:p>
            <text:p>998</text:p>
            <text:p> </text:p>
            <text:p>1,101  </text:p>
            <text:p>1,069</text:p>
            <text:p>Sales and marketing</text:p>
            <text:p>926</text:p>
            <text:p> </text:p>
            <text:p>1,062  </text:p>
            <text:p>1,378</text:p>
            <text:p>General and administrative</text:p>
            <text:p>732</text:p>
            <text:p> </text:p>
            <text:p>822  </text:p>
            <text:p>745</text:p>
            <text:p>Restructuring and related costs</text:p>
            <text:p>132</text:p>
            <text:p> </text:p>
            <text:p>10  </text:p>
            <text:p>15</text:p>
            <text:p>Total costs and expenses</text:p>
            <text:p>4,882</text:p>
            <text:p> </text:p>
            <text:p>5,512  </text:p>
            <text:p>5,708</text:p>
            <text:p> </text:p>
            <text:p> </text:p>
            <text:p>  </text:p>
            <text:p>  </text:p>
            <text:p>Operating income</text:p>
            <text:p>1,607</text:p>
            <text:p> </text:p>
            <text:p>1,988  </text:p>
            <text:p>1,309</text:p>
            <text:p>Interest and other expense (income), net (Note 18)</text:p>
            <text:p>(26)  </text:p>
            <text:p>71  </text:p>
            <text:p>146</text:p>
            <text:p>Loss on extinguishment of debt</text:p>
            <text:p>—</text:p>
            <text:p> </text:p>
            <text:p>40  </text:p>
            <text:p>12</text:p>
            <text:p>Income before income tax expense</text:p>
            <text:p>1,633</text:p>
            <text:p> </text:p>
            <text:p>1,877  </text:p>
            <text:p>1,151</text:p>
            <text:p>Income tax expense</text:p>
            <text:p>130</text:p>
            <text:p> </text:p>
            <text:p>29  </text:p>
            <text:p>878</text:p>
            <text:p>Net income</text:p>
            <text:p>$</text:p>
            <text:p>1,503</text:p>
            <text:p> $</text:p>
            <text:p>1,848  $</text:p>
            <text:p>273</text:p>
            <text:p> </text:p>
            <text:p> </text:p>
            <text:p>  </text:p>
            <text:p>  </text:p>
            <text:p>Earnings per common share</text:p>
            <text:p> </text:p>
            <text:p> </text:p>
            <text:p>  </text:p>
            <text:p> </text:p>
            <text:p>Basic</text:p>
            <text:p>$</text:p>
            <text:p>1.96</text:p>
            <text:p> $</text:p>
            <text:p>2.43  $</text:p>
            <text:p>0.36</text:p>
            <text:p>Diluted</text:p>
            <text:p>$</text:p>
            <text:p>1.95</text:p>
            <text:p> $</text:p>
            <text:p>2.40  $</text:p>
            <text:p>0.36</text:p>
            <text:p> </text:p>
            <text:p> </text:p>
            <text:p>  </text:p>
            <text:p>  </text:p>
            <text:p>Weighted-average number of shares outstanding</text:p>
            <text:p> </text:p>
            <text:p> </text:p>
            <text:p>  </text:p>
            <text:p> </text:p>
            <text:p>Basic</text:p>
            <text:p>767</text:p>
            <text:p> </text:p>
            <text:p>762  </text:p>
            <text:p>754</text:p>
            <text:p>Diluted</text:p>
            <text:p>771</text:p>
            <text:p> </text:p>
            <text:p>771  </text:p>
            <text:p>766</text:p>
            <text:p>The accompanying notes are an integral part of these Consolidated Financial Statements.</text:p>
            <text:p>F-5</text:p>
          </table:table-cell>
          <table:table-cell office:value-type="string" calcext:value-type="string">
            <text:p>69,70</text:p>
          </table:table-cell>
          <table:table-cell/>
        </table:table-row>
        <table:table-row table:style-name="ro2">
          <table:table-cell office:value-type="string" calcext:value-type="string">
            <text:p>financebench_id_07966</text:p>
          </table:table-cell>
          <table:table-cell office:value-type="string" calcext:value-type="string">
            <text:p>ACTIVISIONBLIZZARD_2019_10K</text:p>
          </table:table-cell>
          <table:table-cell office:value-type="string" calcext:value-type="string">
            <text:p>https://investor.activision.com/static-files/32abe798-add2-4770-9c7d-4cd3a840ede2</text:p>
          </table:table-cell>
          <table:table-cell office:value-type="float" office:value="2019" calcext:value-type="float">
            <text:p>2019</text:p>
          </table:table-cell>
          <table:table-cell office:value-type="string" calcext:value-type="string">
            <text:p>metrics-generated</text:p>
          </table:table-cell>
          <table:table-cell office:value-type="string" calcext:value-type="string">
            <text:p>What is the FY2017 - FY2019 3 year average of capex as a % of revenue for Activision Blizzard? Answer in units of percents and round to one decimal place. Calculate (or extract) the answer from the statement of income and the cash flow statement.</text:p>
          </table:table-cell>
          <table:table-cell table:style-name="ce2" office:value-type="string" calcext:value-type="string">
            <text:p>1.9%</text:p>
          </table:table-cell>
          <table:table-cell office:value-type="string" calcext:value-type="string">
            <text:p>Table of Contents</text:p>
            <text:p>ACTIVISION BLIZZARD, INC. AND SUBSIDIARIES</text:p>
            <text:p>CONSOLIDATED STATEMENTS OF OPERATIONS</text:p>
            <text:p>(Amounts in millions, except per share data)</text:p>
            <text:p> </text:p>
            <text:p>For the Years Ended December 31,</text:p>
            <text:p> </text:p>
            <text:p>2019</text:p>
            <text:p> </text:p>
            <text:p>2018</text:p>
            <text:p> </text:p>
            <text:p>2017</text:p>
            <text:p>Net revenues</text:p>
            <text:p> </text:p>
            <text:p> </text:p>
            <text:p>  </text:p>
            <text:p> </text:p>
            <text:p>Product sales</text:p>
            <text:p>$</text:p>
            <text:p>1,975</text:p>
            <text:p> $</text:p>
            <text:p>2,255  $</text:p>
            <text:p>2,110</text:p>
            <text:p>Subscription, licensing, and other revenues</text:p>
            <text:p>4,514</text:p>
            <text:p> </text:p>
            <text:p>5,245  </text:p>
            <text:p>4,907</text:p>
            <text:p>Total net revenues</text:p>
            <text:p>6,489</text:p>
            <text:p> </text:p>
            <text:p>7,500  </text:p>
            <text:p>7,017</text:p>
            <text:p> </text:p>
            <text:p> </text:p>
            <text:p>  </text:p>
            <text:p>  </text:p>
            <text:p>Costs and expenses</text:p>
            <text:p> </text:p>
            <text:p> </text:p>
            <text:p>  </text:p>
            <text:p> </text:p>
            <text:p>Cost of revenues—product sales:</text:p>
            <text:p> </text:p>
            <text:p>  </text:p>
            <text:p>  </text:p>
            <text:p>Product costs</text:p>
            <text:p>656</text:p>
            <text:p> </text:p>
            <text:p>719  </text:p>
            <text:p>733</text:p>
            <text:p>Software royalties, amortization, and intellectual property licenses</text:p>
            <text:p>240</text:p>
            <text:p> </text:p>
            <text:p>371  </text:p>
            <text:p>300</text:p>
            <text:p>Cost of revenues—subscription, licensing, and other revenues:</text:p>
            <text:p> </text:p>
            <text:p>  </text:p>
            <text:p>  </text:p>
            <text:p>Game operations and distribution costs</text:p>
            <text:p>965</text:p>
            <text:p> </text:p>
            <text:p>1,028  </text:p>
            <text:p>984</text:p>
            <text:p>Software royalties, amortization, and intellectual property licenses</text:p>
            <text:p>233</text:p>
            <text:p> </text:p>
            <text:p>399  </text:p>
            <text:p>484</text:p>
            <text:p>Product development</text:p>
            <text:p>998</text:p>
            <text:p> </text:p>
            <text:p>1,101  </text:p>
            <text:p>1,069</text:p>
            <text:p>Sales and marketing</text:p>
            <text:p>926</text:p>
            <text:p> </text:p>
            <text:p>1,062  </text:p>
            <text:p>1,378</text:p>
            <text:p>General and administrative</text:p>
            <text:p>732</text:p>
            <text:p> </text:p>
            <text:p>822  </text:p>
            <text:p>745</text:p>
            <text:p>Restructuring and related costs</text:p>
            <text:p>132</text:p>
            <text:p> </text:p>
            <text:p>10  </text:p>
            <text:p>15</text:p>
            <text:p>Total costs and expenses</text:p>
            <text:p>4,882</text:p>
            <text:p> </text:p>
            <text:p>5,512  </text:p>
            <text:p>5,708</text:p>
            <text:p> </text:p>
            <text:p> </text:p>
            <text:p>  </text:p>
            <text:p>  </text:p>
            <text:p>Operating income</text:p>
            <text:p>1,607</text:p>
            <text:p> </text:p>
            <text:p>1,988  </text:p>
            <text:p>1,309</text:p>
            <text:p>Interest and other expense (income), net (Note 18)</text:p>
            <text:p>(26)  </text:p>
            <text:p>71  </text:p>
            <text:p>146</text:p>
            <text:p>Loss on extinguishment of debt</text:p>
            <text:p>—</text:p>
            <text:p> </text:p>
            <text:p>40  </text:p>
            <text:p>12</text:p>
            <text:p>Income before income tax expense</text:p>
            <text:p>1,633</text:p>
            <text:p> </text:p>
            <text:p>1,877  </text:p>
            <text:p>1,151</text:p>
            <text:p>Income tax expense</text:p>
            <text:p>130</text:p>
            <text:p> </text:p>
            <text:p>29  </text:p>
            <text:p>878</text:p>
            <text:p>Net income</text:p>
            <text:p>$</text:p>
            <text:p>1,503</text:p>
            <text:p> $</text:p>
            <text:p>1,848  $</text:p>
            <text:p>273</text:p>
            <text:p> </text:p>
            <text:p> </text:p>
            <text:p>  </text:p>
            <text:p>  </text:p>
            <text:p>Earnings per common share</text:p>
            <text:p> </text:p>
            <text:p> </text:p>
            <text:p>  </text:p>
            <text:p> </text:p>
            <text:p>Basic</text:p>
            <text:p>$</text:p>
            <text:p>1.96</text:p>
            <text:p> $</text:p>
            <text:p>2.43  $</text:p>
            <text:p>0.36</text:p>
            <text:p>Diluted</text:p>
            <text:p>$</text:p>
            <text:p>1.95</text:p>
            <text:p> $</text:p>
            <text:p>2.40  $</text:p>
            <text:p>0.36</text:p>
            <text:p> </text:p>
            <text:p> </text:p>
            <text:p>  </text:p>
            <text:p>  </text:p>
            <text:p>Weighted-average number of shares outstanding</text:p>
            <text:p> </text:p>
            <text:p> </text:p>
            <text:p>  </text:p>
            <text:p> </text:p>
            <text:p>Basic</text:p>
            <text:p>767</text:p>
            <text:p> </text:p>
            <text:p>762  </text:p>
            <text:p>754</text:p>
            <text:p>Diluted</text:p>
            <text:p>771</text:p>
            <text:p> </text:p>
            <text:p>771  </text:p>
            <text:p>766</text:p>
            <text:p>The accompanying notes are an integral part of these Consolidated Financial Statements.</text:p>
            <text:p>F-5___FINANCEBENCH_DELIMITER___Table of Contents</text:p>
            <text:p>ACTIVISION BLIZZARD, INC. AND SUBSIDIARIES</text:p>
            <text:p>CONSOLIDATED STATEMENTS OF CASH FLOWS</text:p>
            <text:p>(Amounts in millions)</text:p>
            <text:p> </text:p>
            <text:p>For the Years Ended December 31,</text:p>
            <text:p> </text:p>
            <text:p>2019</text:p>
            <text:p> </text:p>
            <text:p>2018</text:p>
            <text:p> </text:p>
            <text:p>2017</text:p>
            <text:p>Cash flows from operating activities:</text:p>
            <text:p> </text:p>
            <text:p> </text:p>
            <text:p> </text:p>
            <text:p> </text:p>
            <text:p> </text:p>
            <text:p>Net income</text:p>
            <text:p>$</text:p>
            <text:p>1,503</text:p>
            <text:p> $</text:p>
            <text:p>1,848</text:p>
            <text:p> $</text:p>
            <text:p>273</text:p>
            <text:p>Adjustments to reconcile net income to net cash provided by operating activities:</text:p>
            <text:p> </text:p>
            <text:p> </text:p>
            <text:p> </text:p>
            <text:p> </text:p>
            <text:p> </text:p>
            <text:p>Deferred income taxes</text:p>
            <text:p>(352)  </text:p>
            <text:p>(35)  </text:p>
            <text:p>(181)</text:p>
            <text:p>Provision for inventories</text:p>
            <text:p>6</text:p>
            <text:p> </text:p>
            <text:p>6</text:p>
            <text:p> </text:p>
            <text:p>33</text:p>
            <text:p>Non-cash operating lease cost</text:p>
            <text:p>64</text:p>
            <text:p> </text:p>
            <text:p>—</text:p>
            <text:p> </text:p>
            <text:p>—</text:p>
            <text:p>Depreciation and amortization</text:p>
            <text:p>328</text:p>
            <text:p> </text:p>
            <text:p>509</text:p>
            <text:p> </text:p>
            <text:p>888</text:p>
            <text:p>Amortization of capitalized software development costs and intellectual property licenses (1)</text:p>
            <text:p>225</text:p>
            <text:p> </text:p>
            <text:p>489</text:p>
            <text:p> </text:p>
            <text:p>311</text:p>
            <text:p>Loss on extinguishment of debt</text:p>
            <text:p>—</text:p>
            <text:p> </text:p>
            <text:p>40</text:p>
            <text:p> </text:p>
            <text:p>12</text:p>
            <text:p>Share-based compensation expense (2)</text:p>
            <text:p>166</text:p>
            <text:p> </text:p>
            <text:p>209</text:p>
            <text:p> </text:p>
            <text:p>176</text:p>
            <text:p>Unrealized gain on equity investment (Note 10)</text:p>
            <text:p>(38)  </text:p>
            <text:p>—</text:p>
            <text:p> </text:p>
            <text:p>—</text:p>
            <text:p>Other</text:p>
            <text:p>51</text:p>
            <text:p> </text:p>
            <text:p>7</text:p>
            <text:p> </text:p>
            <text:p>40</text:p>
            <text:p>Changes in operating assets and liabilities, net of effect from business acquisitions:</text:p>
            <text:p> </text:p>
            <text:p> </text:p>
            <text:p> </text:p>
            <text:p> </text:p>
            <text:p> </text:p>
            <text:p>Accounts receivable, net</text:p>
            <text:p>182</text:p>
            <text:p> </text:p>
            <text:p>(114)  </text:p>
            <text:p>(165)</text:p>
            <text:p>Inventories</text:p>
            <text:p>7</text:p>
            <text:p> </text:p>
            <text:p>(5)  </text:p>
            <text:p>(26)</text:p>
            <text:p>Software development and intellectual property licenses</text:p>
            <text:p>(275)  </text:p>
            <text:p>(372)  </text:p>
            <text:p>(301)</text:p>
            <text:p>Other assets</text:p>
            <text:p>164</text:p>
            <text:p> </text:p>
            <text:p>(51)  </text:p>
            <text:p>(97)</text:p>
            <text:p>Deferred revenues</text:p>
            <text:p>(154)  </text:p>
            <text:p>(122)  </text:p>
            <text:p>220</text:p>
            <text:p>Accounts payable</text:p>
            <text:p>31</text:p>
            <text:p> </text:p>
            <text:p>(65)  </text:p>
            <text:p>85</text:p>
            <text:p>Accrued expenses and other liabilities</text:p>
            <text:p>(77)  </text:p>
            <text:p>(554)  </text:p>
            <text:p>945</text:p>
            <text:p>Net cash provided by operating activities</text:p>
            <text:p>1,831</text:p>
            <text:p> </text:p>
            <text:p>1,790</text:p>
            <text:p> </text:p>
            <text:p>2,213</text:p>
            <text:p>Cash flows from investing activities:</text:p>
            <text:p> </text:p>
            <text:p> </text:p>
            <text:p> </text:p>
            <text:p> </text:p>
            <text:p> </text:p>
            <text:p>Proceeds from maturities of available-for-sale investments</text:p>
            <text:p>153</text:p>
            <text:p> </text:p>
            <text:p>116</text:p>
            <text:p> </text:p>
            <text:p>80</text:p>
            <text:p>Purchases of available-for-sale investments</text:p>
            <text:p>(65)  </text:p>
            <text:p>(209)  </text:p>
            <text:p>(135)</text:p>
            <text:p>Capital expenditures</text:p>
            <text:p>(116)  </text:p>
            <text:p>(131)  </text:p>
            <text:p>(155)</text:p>
            <text:p>Other investing activities</text:p>
            <text:p>6</text:p>
            <text:p> </text:p>
            <text:p>(6)  </text:p>
            <text:p>3</text:p>
            <text:p>Net cash used in investing activities</text:p>
            <text:p>(22)  </text:p>
            <text:p>(230)  </text:p>
            <text:p>(207)</text:p>
            <text:p>Cash flows from financing activities:</text:p>
            <text:p> </text:p>
            <text:p> </text:p>
            <text:p> </text:p>
            <text:p> </text:p>
            <text:p> </text:p>
            <text:p>Proceeds from issuance of common stock to employees</text:p>
            <text:p>105</text:p>
            <text:p> </text:p>
            <text:p>99</text:p>
            <text:p> </text:p>
            <text:p>178</text:p>
            <text:p>Tax payment related to net share settlements on restricted stock units</text:p>
            <text:p>(59)  </text:p>
            <text:p>(94)  </text:p>
            <text:p>(56)</text:p>
            <text:p>Dividends paid</text:p>
            <text:p>(283)  </text:p>
            <text:p>(259)  </text:p>
            <text:p>(226)</text:p>
            <text:p>Proceeds from debt issuances, net of discounts</text:p>
            <text:p>—</text:p>
            <text:p> </text:p>
            <text:p>—</text:p>
            <text:p> </text:p>
            <text:p>3,741</text:p>
            <text:p>Repayment of long-term debt</text:p>
            <text:p>—</text:p>
            <text:p> </text:p>
            <text:p>(1,740)  </text:p>
            <text:p>(4,251)</text:p>
            <text:p>Premium payment for early redemption of note</text:p>
            <text:p>—</text:p>
            <text:p> </text:p>
            <text:p>(25)  </text:p>
            <text:p>—</text:p>
            <text:p>Other financing activities</text:p>
            <text:p>—</text:p>
            <text:p> </text:p>
            <text:p>(1)  </text:p>
            <text:p>(10)</text:p>
            <text:p>Net cash used in financing activities</text:p>
            <text:p>(237)  </text:p>
            <text:p>(2,020)  </text:p>
            <text:p>(624)</text:p>
            <text:p>Effect of foreign exchange rate changes on cash and cash equivalents</text:p>
            <text:p>(3)  </text:p>
            <text:p>(31)  </text:p>
            <text:p>76</text:p>
            <text:p>Net increase (decrease) in cash and cash equivalents and restricted cash</text:p>
            <text:p>1,569</text:p>
            <text:p> </text:p>
            <text:p>(491)  </text:p>
            <text:p>1,458</text:p>
            <text:p>Cash and cash equivalents and restricted cash at beginning of period</text:p>
            <text:p>4,229</text:p>
            <text:p> </text:p>
            <text:p>4,720</text:p>
            <text:p> </text:p>
            <text:p>3,262</text:p>
            <text:p>Cash and cash equivalents and restricted cash at end of period</text:p>
            <text:p>$</text:p>
            <text:p>5,798</text:p>
            <text:p> $</text:p>
            <text:p>4,229</text:p>
            <text:p> $</text:p>
            <text:p>4,720</text:p>
            <text:p>(1)</text:p>
            <text:p>Excludes deferral and amortization of share-based compensation expense.</text:p>
            <text:p>(2)</text:p>
            <text:p>Includes the net effects of capitalization, deferral, and amortization of share-based compensation expense.</text:p>
            <text:p>The accompanying notes are an integral part of these Consolidated Financial Statements.</text:p>
            <text:p>F-8</text:p>
          </table:table-cell>
          <table:table-cell office:value-type="string" calcext:value-type="string">
            <text:p>70,73</text:p>
          </table:table-cell>
          <table:table-cell/>
        </table:table-row>
        <table:table-row table:style-name="ro2">
          <table:table-cell office:value-type="string" calcext:value-type="string">
            <text:p>financebench_id_04735</text:p>
          </table:table-cell>
          <table:table-cell office:value-type="string" calcext:value-type="string">
            <text:p>ADOBE_2015_10K</text:p>
          </table:table-cell>
          <table:table-cell office:value-type="string" calcext:value-type="string">
            <text:p>https://www.adobe.com/pdf-page.html?pdfTarget=aHR0cHM6Ly93d3cuYWRvYmUuY29tL2NvbnRlbnQvZGFtL2NjL2VuL2ludmVzdG9yLXJlbGF0aW9ucy9wZGZzL0FEQkUtMTBLLUZZMTUtRklOQUwucGRm</text:p>
          </table:table-cell>
          <table:table-cell office:value-type="float" office:value="2015" calcext:value-type="float">
            <text:p>2015</text:p>
          </table:table-cell>
          <table:table-cell office:value-type="string" calcext:value-type="string">
            <text:p>metrics-generated</text:p>
          </table:table-cell>
          <table:table-cell office:value-type="string" calcext:value-type="string">
            <text:p>You are an investment banker and your only resource(s) to answer the following question is (are): the statement of financial position and the cash flow statement. Here's the question: what is the FY2015 operating cash flow ratio for Adobe? Operating cash flow ratio is defined as: cash from operations / total current liabilities. Round your answer to two decimal places.</text:p>
          </table:table-cell>
          <table:table-cell office:value-type="float" office:value="0.66" calcext:value-type="float">
            <text:p>0.66</text:p>
          </table:table-cell>
          <table:table-cell office:value-type="string" calcext:value-type="string">
            <text:p>59</text:p>
            <text:p> ADOBE SYSTEMS INCORPORATED</text:p>
            <text:p> CONSOLIDATED BALANCE SHEETS</text:p>
            <text:p>(In thousands, except par value)</text:p>
            <text:p> </text:p>
            <text:p>November 27,</text:p>
            <text:p>2015</text:p>
            <text:p>November 28,</text:p>
            <text:p>2014</text:p>
            <text:p>ASSETS</text:p>
            <text:p>Current assets:</text:p>
            <text:p> </text:p>
            <text:p> </text:p>
            <text:p>Cash and cash equivalents.................................................................................................................... $</text:p>
            <text:p>876,560</text:p>
            <text:p>$</text:p>
            <text:p>1,117,400</text:p>
            <text:p>Short-term investments ........................................................................................................................</text:p>
            <text:p>3,111,524</text:p>
            <text:p>2,622,091</text:p>
            <text:p>Trade receivables, net of allowances for doubtful accounts of $7,293 and $7,867, respectively........</text:p>
            <text:p>672,006</text:p>
            <text:p>591,800</text:p>
            <text:p>Deferred income taxes..........................................................................................................................</text:p>
            <text:p>—</text:p>
            <text:p>95,279</text:p>
            <text:p>Prepaid expenses and other current assets ...........................................................................................</text:p>
            <text:p>161,802</text:p>
            <text:p>175,758</text:p>
            <text:p>Total current assets..........................................................................................................................</text:p>
            <text:p>4,821,892</text:p>
            <text:p>4,602,328</text:p>
            <text:p>Property and equipment, net...................................................................................................................</text:p>
            <text:p>787,421</text:p>
            <text:p>785,123</text:p>
            <text:p>Goodwill .................................................................................................................................................</text:p>
            <text:p>5,366,881</text:p>
            <text:p>4,721,962</text:p>
            <text:p>Purchased and other intangibles, net.......................................................................................................</text:p>
            <text:p>510,007</text:p>
            <text:p>469,662</text:p>
            <text:p>Investment in lease receivable................................................................................................................</text:p>
            <text:p>80,439</text:p>
            <text:p>80,439</text:p>
            <text:p>Other assets.............................................................................................................................................</text:p>
            <text:p>159,832</text:p>
            <text:p>126,315</text:p>
            <text:p>Total assets...................................................................................................................................... $</text:p>
            <text:p>11,726,472</text:p>
            <text:p>$</text:p>
            <text:p>10,785,829</text:p>
            <text:p>LIABILITIES AND STOCKHOLDERS’ EQUITY</text:p>
            <text:p>Current liabilities:</text:p>
            <text:p> </text:p>
            <text:p> </text:p>
            <text:p>Trade payables...................................................................................................................................... $</text:p>
            <text:p>93,307</text:p>
            <text:p>$</text:p>
            <text:p>68,377</text:p>
            <text:p>Accrued expenses.................................................................................................................................</text:p>
            <text:p>678,364</text:p>
            <text:p>683,866</text:p>
            <text:p>Debt and capital lease obligations........................................................................................................</text:p>
            <text:p>—</text:p>
            <text:p>603,229</text:p>
            <text:p>Accrued restructuring...........................................................................................................................</text:p>
            <text:p>1,520</text:p>
            <text:p>17,120</text:p>
            <text:p>Income taxes payable...........................................................................................................................</text:p>
            <text:p>6,165</text:p>
            <text:p>23,920</text:p>
            <text:p>Deferred revenue..................................................................................................................................</text:p>
            <text:p>1,434,200</text:p>
            <text:p>1,097,923</text:p>
            <text:p>Total current liabilities....................................................................................................................</text:p>
            <text:p>2,213,556</text:p>
            <text:p>2,494,435</text:p>
            <text:p>Long-term liabilities:</text:p>
            <text:p> </text:p>
            <text:p> </text:p>
            <text:p>Debt and capital lease obligations........................................................................................................</text:p>
            <text:p>1,907,231</text:p>
            <text:p>911,086</text:p>
            <text:p>Deferred revenue..................................................................................................................................</text:p>
            <text:p>51,094</text:p>
            <text:p>57,401</text:p>
            <text:p>Accrued restructuring...........................................................................................................................</text:p>
            <text:p>3,214</text:p>
            <text:p>5,194</text:p>
            <text:p>Income taxes payable...........................................................................................................................</text:p>
            <text:p>256,129</text:p>
            <text:p>125,746</text:p>
            <text:p>Deferred income taxes..........................................................................................................................</text:p>
            <text:p>208,209</text:p>
            <text:p>342,315</text:p>
            <text:p>Other liabilities.....................................................................................................................................</text:p>
            <text:p>85,459</text:p>
            <text:p>73,747</text:p>
            <text:p>Total liabilities................................................................................................................................</text:p>
            <text:p>4,724,892</text:p>
            <text:p>4,009,924</text:p>
            <text:p>Commitments and contingencies</text:p>
            <text:p>Stockholders’ equity:</text:p>
            <text:p> </text:p>
            <text:p> </text:p>
            <text:p>Preferred stock, $0.0001 par value; 2,000 shares authorized; none issued..........................................</text:p>
            <text:p>—</text:p>
            <text:p>—</text:p>
            <text:p>Common stock, $0.0001 par value; 900,000 shares authorized; 600,834 shares issued; </text:p>
            <text:p>  497,809 and 497,484 shares outstanding, respectively......................................................................</text:p>
            <text:p>61</text:p>
            <text:p>61</text:p>
            <text:p>Additional paid-in-capital ....................................................................................................................</text:p>
            <text:p>4,184,883</text:p>
            <text:p>3,778,495</text:p>
            <text:p>Retained earnings.................................................................................................................................</text:p>
            <text:p>7,253,431</text:p>
            <text:p>6,924,294</text:p>
            <text:p>Accumulated other comprehensive income (loss) ...............................................................................</text:p>
            <text:p>(169,080)</text:p>
            <text:p>(8,094)</text:p>
            <text:p>Treasury stock, at cost (103,025 and 103,350 shares, respectively), net of reissuances......................</text:p>
            <text:p>(4,267,715)</text:p>
            <text:p>(3,918,851)</text:p>
            <text:p>Total stockholders’ equity...............................................................................................................</text:p>
            <text:p>7,001,580</text:p>
            <text:p>6,775,905</text:p>
            <text:p>Total liabilities and stockholders’ equity........................................................................................ $</text:p>
            <text:p>11,726,472</text:p>
            <text:p>$</text:p>
            <text:p>10,785,829</text:p>
            <text:p>See accompanying Notes to Consolidated Financial Statements.___FINANCEBENCH_DELIMITER___63</text:p>
            <text:p>ADOBE SYSTEMS INCORPORATED</text:p>
            <text:p> CONSOLIDATED STATEMENTS OF CASH FLOWS</text:p>
            <text:p>(In thousands)</text:p>
            <text:p> </text:p>
            <text:p>Years Ended</text:p>
            <text:p> </text:p>
            <text:p>November 27,</text:p>
            <text:p>2015</text:p>
            <text:p>November 28,</text:p>
            <text:p>2014</text:p>
            <text:p>November 29,</text:p>
            <text:p>2013</text:p>
            <text:p>Cash flows from operating activities:</text:p>
            <text:p> </text:p>
            <text:p> </text:p>
            <text:p>Net income..................................................................................................................... $</text:p>
            <text:p>629,551</text:p>
            <text:p>$</text:p>
            <text:p>268,395</text:p>
            <text:p>$</text:p>
            <text:p>289,985</text:p>
            <text:p>Adjustments to reconcile net income to net cash provided by operating activities:</text:p>
            <text:p>Depreciation, amortization and accretion.................................................................</text:p>
            <text:p>339,473</text:p>
            <text:p>313,590</text:p>
            <text:p>321,227</text:p>
            <text:p>Stock-based compensation .......................................................................................</text:p>
            <text:p>335,859</text:p>
            <text:p>333,701</text:p>
            <text:p>328,987</text:p>
            <text:p>Deferred income taxes..............................................................................................</text:p>
            <text:p>(69,657)</text:p>
            <text:p>(26,089)</text:p>
            <text:p>29,704</text:p>
            <text:p>Gain on the sale of property .....................................................................................</text:p>
            <text:p>(21,415)</text:p>
            <text:p>—</text:p>
            <text:p>—</text:p>
            <text:p>Write down of assets held for sale............................................................................</text:p>
            <text:p>—</text:p>
            <text:p>—</text:p>
            <text:p>23,151</text:p>
            <text:p>Unrealized (gains) losses on investments.................................................................</text:p>
            <text:p>(9,210)</text:p>
            <text:p>(74)</text:p>
            <text:p>5,665</text:p>
            <text:p>Tax benefit from stock-based compensation............................................................</text:p>
            <text:p>68,133</text:p>
            <text:p>53,225</text:p>
            <text:p>25,290</text:p>
            <text:p>Excess tax benefits from stock-based compensation................................................</text:p>
            <text:p>(68,153)</text:p>
            <text:p>(53,235)</text:p>
            <text:p>(40,619)</text:p>
            <text:p>Other non-cash items................................................................................................</text:p>
            <text:p>1,216</text:p>
            <text:p>1,889</text:p>
            <text:p>5,654</text:p>
            <text:p>Changes in operating assets and liabilities, net of acquired assets and</text:p>
            <text:p>    assumed liabilities:</text:p>
            <text:p>Trade receivables, net ............................................................................................</text:p>
            <text:p>(79,502)</text:p>
            <text:p>7,928</text:p>
            <text:p>33,649</text:p>
            <text:p>Prepaid expenses and other current assets .............................................................</text:p>
            <text:p>(7,701)</text:p>
            <text:p>(1,918)</text:p>
            <text:p>(55,509)</text:p>
            <text:p>Trade payables .......................................................................................................</text:p>
            <text:p>22,870</text:p>
            <text:p>6,211</text:p>
            <text:p>7,132</text:p>
            <text:p>Accrued expenses...................................................................................................</text:p>
            <text:p>(5,944)</text:p>
            <text:p>37,544</text:p>
            <text:p>41,828</text:p>
            <text:p>Accrued restructuring.............................................................................................</text:p>
            <text:p>(16,620)</text:p>
            <text:p>8,871</text:p>
            <text:p>(6,949)</text:p>
            <text:p>Income taxes payable.............................................................................................</text:p>
            <text:p>29,801</text:p>
            <text:p>11,006</text:p>
            <text:p>(58,875)</text:p>
            <text:p>Deferred revenue....................................................................................................</text:p>
            <text:p>320,801</text:p>
            <text:p>326,438</text:p>
            <text:p>201,366</text:p>
            <text:p>Net cash provided by operating activities.........................................................</text:p>
            <text:p>1,469,502</text:p>
            <text:p>1,287,482</text:p>
            <text:p>1,151,686</text:p>
            <text:p>Cash flows from investing activities:</text:p>
            <text:p> </text:p>
            <text:p> </text:p>
            <text:p>Purchases of short-term investments .............................................................................</text:p>
            <text:p>(2,064,833)</text:p>
            <text:p>(2,014,186)</text:p>
            <text:p>(2,058,058)</text:p>
            <text:p>Maturities of short-term investments.............................................................................</text:p>
            <text:p>371,790</text:p>
            <text:p>272,076</text:p>
            <text:p>360,485</text:p>
            <text:p>Proceeds from sales of short-term investments .............................................................</text:p>
            <text:p>1,176,476</text:p>
            <text:p>1,443,577</text:p>
            <text:p>1,449,961</text:p>
            <text:p>Acquisitions, net of cash acquired .................................................................................</text:p>
            <text:p>(826,004)</text:p>
            <text:p>(29,802)</text:p>
            <text:p>(704,589)</text:p>
            <text:p>Purchases of property and equipment............................................................................</text:p>
            <text:p>(184,936)</text:p>
            <text:p>(148,332)</text:p>
            <text:p>(188,358)</text:p>
            <text:p>Proceeds from sale of property ......................................................................................</text:p>
            <text:p>57,779</text:p>
            <text:p>—</text:p>
            <text:p>24,260</text:p>
            <text:p>Purchases of long-term investments, intangibles and other assets ................................</text:p>
            <text:p>(22,779)</text:p>
            <text:p>(17,572)</text:p>
            <text:p>(67,737)</text:p>
            <text:p>Proceeds from sale of long-term investments................................................................</text:p>
            <text:p>4,149</text:p>
            <text:p>3,532</text:p>
            <text:p>6,233</text:p>
            <text:p>Net cash used for investing activities ...............................................................</text:p>
            <text:p>(1,488,358)</text:p>
            <text:p>(490,707)</text:p>
            <text:p>(1,177,803)</text:p>
            <text:p>Cash flows from financing activities:</text:p>
            <text:p> </text:p>
            <text:p> </text:p>
            <text:p>Purchases of treasury stock............................................................................................</text:p>
            <text:p>(625,000)</text:p>
            <text:p>(600,000)</text:p>
            <text:p>(1,100,000)</text:p>
            <text:p>Proceeds from issuance of treasury stock......................................................................</text:p>
            <text:p>164,270</text:p>
            <text:p>227,841</text:p>
            <text:p>598,194</text:p>
            <text:p>Cost of issuance of treasury stock..................................................................................</text:p>
            <text:p>(186,373)</text:p>
            <text:p>(173,675)</text:p>
            <text:p>(97,418)</text:p>
            <text:p>Excess tax benefits from stock-based compensation.....................................................</text:p>
            <text:p>68,153</text:p>
            <text:p>53,235</text:p>
            <text:p>40,619</text:p>
            <text:p>Proceeds from debt and capital lease obligations ..........................................................</text:p>
            <text:p>989,280</text:p>
            <text:p>—</text:p>
            <text:p>25,703</text:p>
            <text:p>Repayment of debt and capital lease obligations...........................................................</text:p>
            <text:p>(602,189)</text:p>
            <text:p>(14,684)</text:p>
            <text:p>(25,879)</text:p>
            <text:p>Debt issuance costs ........................................................................................................</text:p>
            <text:p>(8,828)</text:p>
            <text:p>—</text:p>
            <text:p>(357)</text:p>
            <text:p>Net cash used for financing activities...............................................................</text:p>
            <text:p>(200,687)</text:p>
            <text:p>(507,283)</text:p>
            <text:p>(559,138)</text:p>
            <text:p>Effect of foreign currency exchange rates on cash and cash equivalents.........................</text:p>
            <text:p>(21,297)</text:p>
            <text:p>(6,648)</text:p>
            <text:p>(5,241)</text:p>
            <text:p>Net increase (decrease) in cash and cash equivalents.......................................................</text:p>
            <text:p>(240,840)</text:p>
            <text:p>282,844</text:p>
            <text:p>(590,496)</text:p>
            <text:p>Cash and cash equivalents at beginning of year...............................................................</text:p>
            <text:p>1,117,400</text:p>
            <text:p>834,556</text:p>
            <text:p>1,425,052</text:p>
            <text:p>Cash and cash equivalents at end of year ......................................................................... $</text:p>
            <text:p>876,560</text:p>
            <text:p>$</text:p>
            <text:p>1,117,400</text:p>
            <text:p>$</text:p>
            <text:p>834,556</text:p>
            <text:p>Supplemental disclosures:</text:p>
            <text:p> </text:p>
            <text:p>Cash paid for income taxes, net of refunds.................................................................... $</text:p>
            <text:p>203,010</text:p>
            <text:p>$</text:p>
            <text:p>20,140</text:p>
            <text:p>$</text:p>
            <text:p>129,701</text:p>
            <text:p>Cash paid for interest ..................................................................................................... $</text:p>
            <text:p>56,014</text:p>
            <text:p>$</text:p>
            <text:p>68,886</text:p>
            <text:p>$</text:p>
            <text:p>64,843</text:p>
            <text:p>Non-cash investing activities:</text:p>
            <text:p>Investment in lease receivable applied to building purchase......................................... $</text:p>
            <text:p>—</text:p>
            <text:p>$</text:p>
            <text:p>126,800</text:p>
            <text:p>$</text:p>
            <text:p>—</text:p>
            <text:p>Issuance of common stock and stock awards assumed in business acquisitions........... $</text:p>
            <text:p>677</text:p>
            <text:p>$</text:p>
            <text:p>21</text:p>
            <text:p>$</text:p>
            <text:p>1,160</text:p>
            <text:p>See accompanying Notes to Consolidated Financial Statements.</text:p>
          </table:table-cell>
          <table:table-cell office:value-type="string" calcext:value-type="string">
            <text:p>59,63</text:p>
          </table:table-cell>
          <table:table-cell/>
        </table:table-row>
        <table:table-row table:style-name="ro9">
          <table:table-cell office:value-type="string" calcext:value-type="string">
            <text:p>financebench_id_07507</text:p>
          </table:table-cell>
          <table:table-cell office:value-type="string" calcext:value-type="string">
            <text:p>ADOBE_2016_10K</text:p>
          </table:table-cell>
          <table:table-cell office:value-type="string" calcext:value-type="string">
            <text:p>https://www.adobe.com/pdf-page.html?pdfTarget=aHR0cHM6Ly93d3cuYWRvYmUuY29tL2NvbnRlbnQvZGFtL2NjL2VuL2ludmVzdG9yLXJlbGF0aW9ucy9wZGZzL0FEQkUtMTBLLUZZMTYtRklOQUwucGRm</text:p>
          </table:table-cell>
          <table:table-cell office:value-type="float" office:value="2016" calcext:value-type="float">
            <text:p>2016</text:p>
          </table:table-cell>
          <table:table-cell office:value-type="string" calcext:value-type="string">
            <text:p>metrics-generated</text:p>
          </table:table-cell>
          <table:table-cell office:value-type="string" calcext:value-type="string">
            <text:p>What is Adobe's year-over-year change in unadjusted operating income from FY2015 to FY2016 (in units of percents and round to one decimal place)? Give a solution to the question by using the income statement.</text:p>
          </table:table-cell>
          <table:table-cell table:style-name="ce2" office:value-type="string" calcext:value-type="string">
            <text:p>65.4%</text:p>
          </table:table-cell>
          <table:table-cell office:value-type="string" calcext:value-type="string">
            <text:p>Table of Contents</text:p>
            <text:p>62</text:p>
            <text:p>ADOBE SYSTEMS INCORPORATED</text:p>
            <text:p>CONSOLIDATED STATEMENTS OF INCOME</text:p>
            <text:p>(In thousands, except per share data)</text:p>
            <text:p> </text:p>
            <text:p>Years Ended</text:p>
            <text:p> </text:p>
            <text:p>December 2,</text:p>
            <text:p>2016</text:p>
            <text:p>November 27,</text:p>
            <text:p>2015</text:p>
            <text:p>November 28,</text:p>
            <text:p>2014</text:p>
            <text:p>Revenue:</text:p>
            <text:p> </text:p>
            <text:p>Subscription</text:p>
            <text:p>$</text:p>
            <text:p>4,584,833</text:p>
            <text:p>$</text:p>
            <text:p>3,223,904</text:p>
            <text:p>$</text:p>
            <text:p>2,076,584</text:p>
            <text:p>Product</text:p>
            <text:p>800,498</text:p>
            <text:p>1,125,146</text:p>
            <text:p>1,627,803</text:p>
            <text:p>Services and support</text:p>
            <text:p>469,099</text:p>
            <text:p>446,461</text:p>
            <text:p>442,678</text:p>
            <text:p>Total revenue</text:p>
            <text:p>5,854,430</text:p>
            <text:p>4,795,511</text:p>
            <text:p>4,147,065</text:p>
            <text:p> </text:p>
            <text:p>Cost of revenue:</text:p>
            <text:p>Subscription</text:p>
            <text:p>461,860</text:p>
            <text:p>409,194</text:p>
            <text:p>335,432</text:p>
            <text:p>Product</text:p>
            <text:p>68,917</text:p>
            <text:p>90,035</text:p>
            <text:p>97,099</text:p>
            <text:p>Services and support</text:p>
            <text:p>289,131</text:p>
            <text:p>245,088</text:p>
            <text:p>189,549</text:p>
            <text:p>Total cost of revenue</text:p>
            <text:p>819,908</text:p>
            <text:p>744,317</text:p>
            <text:p>622,080</text:p>
            <text:p> </text:p>
            <text:p>Gross profit</text:p>
            <text:p>5,034,522</text:p>
            <text:p>4,051,194</text:p>
            <text:p>3,524,985</text:p>
            <text:p> </text:p>
            <text:p>Operating expenses:</text:p>
            <text:p>Research and development</text:p>
            <text:p>975,987</text:p>
            <text:p>862,730</text:p>
            <text:p>844,353</text:p>
            <text:p>Sales and marketing</text:p>
            <text:p>1,910,197</text:p>
            <text:p>1,683,242</text:p>
            <text:p>1,652,308</text:p>
            <text:p>General and administrative</text:p>
            <text:p>577,710</text:p>
            <text:p>531,919</text:p>
            <text:p>543,332</text:p>
            <text:p>Restructuring and other charges</text:p>
            <text:p>(1,508)</text:p>
            <text:p>1,559</text:p>
            <text:p>19,883</text:p>
            <text:p>Amortization of purchased intangibles</text:p>
            <text:p>78,534</text:p>
            <text:p>68,649</text:p>
            <text:p>52,424</text:p>
            <text:p>Total operating expenses</text:p>
            <text:p>3,540,920</text:p>
            <text:p>3,148,099</text:p>
            <text:p>3,112,300</text:p>
            <text:p> </text:p>
            <text:p>Operating income</text:p>
            <text:p>1,493,602</text:p>
            <text:p>903,095</text:p>
            <text:p>412,685</text:p>
            <text:p> </text:p>
            <text:p>Non-operating income (expense):</text:p>
            <text:p>Interest and other income (expense), net</text:p>
            <text:p>13,548</text:p>
            <text:p>33,909</text:p>
            <text:p>7,267</text:p>
            <text:p>Interest expense</text:p>
            <text:p>(70,442)</text:p>
            <text:p>(64,184)</text:p>
            <text:p>(59,732)</text:p>
            <text:p>Investment gains (losses), net</text:p>
            <text:p>(1,570)</text:p>
            <text:p>961</text:p>
            <text:p>1,156</text:p>
            <text:p>Total non-operating income (expense), net</text:p>
            <text:p>(58,464)</text:p>
            <text:p>(29,314)</text:p>
            <text:p>(51,309)</text:p>
            <text:p>Income before income taxes</text:p>
            <text:p>1,435,138</text:p>
            <text:p>873,781</text:p>
            <text:p>361,376</text:p>
            <text:p>Provision for income taxes</text:p>
            <text:p>266,356</text:p>
            <text:p>244,230</text:p>
            <text:p>92,981</text:p>
            <text:p>Net income</text:p>
            <text:p>$</text:p>
            <text:p>1,168,782</text:p>
            <text:p>$</text:p>
            <text:p>629,551</text:p>
            <text:p>$</text:p>
            <text:p>268,395</text:p>
            <text:p>Basic net income per share</text:p>
            <text:p>$</text:p>
            <text:p>2.35</text:p>
            <text:p>$</text:p>
            <text:p>1.26</text:p>
            <text:p>$</text:p>
            <text:p>0.54</text:p>
            <text:p>Shares used to compute basic net income per share</text:p>
            <text:p>498,345</text:p>
            <text:p>498,764</text:p>
            <text:p>497,867</text:p>
            <text:p>Diluted net income per share</text:p>
            <text:p>$</text:p>
            <text:p>2.32</text:p>
            <text:p>$</text:p>
            <text:p>1.24</text:p>
            <text:p>$</text:p>
            <text:p>0.53</text:p>
            <text:p>Shares used to compute diluted net income per share</text:p>
            <text:p>504,299</text:p>
            <text:p>507,164</text:p>
            <text:p>508,480</text:p>
            <text:p>  See accompanying Notes to Consolidated Financial Statements.</text:p>
          </table:table-cell>
          <table:table-cell office:value-type="float" office:value="62" calcext:value-type="float">
            <text:p>62</text:p>
          </table:table-cell>
          <table:table-cell/>
        </table:table-row>
        <table:table-row table:style-name="ro2">
          <table:table-cell office:value-type="string" calcext:value-type="string">
            <text:p>financebench_id_03856</text:p>
          </table:table-cell>
          <table:table-cell office:value-type="string" calcext:value-type="string">
            <text:p>ADOBE_2017_10K</text:p>
          </table:table-cell>
          <table:table-cell office:value-type="string" calcext:value-type="string">
            <text:p>https://www.adobe.com/pdf-page.html?pdfTarget=aHR0cHM6Ly93d3cuYWRvYmUuY29tL2NvbnRlbnQvZGFtL2NjL2VuL2ludmVzdG9yLXJlbGF0aW9ucy9wZGZzL0FEQkUtMTBLLUZZMTctRklOQUwucGRm</text:p>
          </table:table-cell>
          <table:table-cell office:value-type="float" office:value="2017" calcext:value-type="float">
            <text:p>2017</text:p>
          </table:table-cell>
          <table:table-cell office:value-type="string" calcext:value-type="string">
            <text:p>metrics-generated</text:p>
          </table:table-cell>
          <table:table-cell office:value-type="string" calcext:value-type="string">
            <text:p>What is the FY2017 operating cash flow ratio for Adobe? Operating cash flow ratio is defined as: cash from operations / total current liabilities. Round your answer to two decimal places. Please utilize information provided primarily within the balance sheet and the cash flow statement.</text:p>
          </table:table-cell>
          <table:table-cell office:value-type="float" office:value="0.83" calcext:value-type="float">
            <text:p>0.83</text:p>
          </table:table-cell>
          <table:table-cell office:value-type="string" calcext:value-type="string">
            <text:p>Table of Contents</text:p>
            <text:p>57</text:p>
            <text:p> ADOBE SYSTEMS INCORPORATED</text:p>
            <text:p> CONSOLIDATED BALANCE SHEETS</text:p>
            <text:p>(In thousands, except par value)</text:p>
            <text:p> </text:p>
            <text:p>December 1,</text:p>
            <text:p>2017</text:p>
            <text:p>December 2,</text:p>
            <text:p>2016</text:p>
            <text:p>ASSETS</text:p>
            <text:p>Current assets:</text:p>
            <text:p> </text:p>
            <text:p> </text:p>
            <text:p>Cash and cash equivalents</text:p>
            <text:p>$</text:p>
            <text:p>2,306,072</text:p>
            <text:p>$</text:p>
            <text:p>1,011,315</text:p>
            <text:p>Short-term investments</text:p>
            <text:p>3,513,702</text:p>
            <text:p>3,749,985</text:p>
            <text:p>Trade receivables, net of allowances for doubtful accounts of $9,151 and $6,214, respectively</text:p>
            <text:p>1,217,968</text:p>
            <text:p>833,033</text:p>
            <text:p>Prepaid expenses and other current assets</text:p>
            <text:p>210,071</text:p>
            <text:p>245,441</text:p>
            <text:p>Total current assets</text:p>
            <text:p>7,247,813</text:p>
            <text:p>5,839,774</text:p>
            <text:p>Property and equipment, net</text:p>
            <text:p>936,976</text:p>
            <text:p>816,264</text:p>
            <text:p>Goodwill</text:p>
            <text:p>5,821,561</text:p>
            <text:p>5,406,474</text:p>
            <text:p>Purchased and other intangibles, net</text:p>
            <text:p>385,658</text:p>
            <text:p>414,405</text:p>
            <text:p>Investment in lease receivable</text:p>
            <text:p>—</text:p>
            <text:p>80,439</text:p>
            <text:p>Other assets</text:p>
            <text:p>143,548</text:p>
            <text:p>139,890</text:p>
            <text:p>Total assets</text:p>
            <text:p>$</text:p>
            <text:p>14,535,556</text:p>
            <text:p>$</text:p>
            <text:p>12,697,246</text:p>
            <text:p>LIABILITIES AND STOCKHOLDERS’ EQUITY</text:p>
            <text:p>Current liabilities:</text:p>
            <text:p> </text:p>
            <text:p> </text:p>
            <text:p>Trade payables</text:p>
            <text:p>$</text:p>
            <text:p>113,538</text:p>
            <text:p>$</text:p>
            <text:p>88,024</text:p>
            <text:p>Accrued expenses</text:p>
            <text:p>993,773</text:p>
            <text:p>739,630</text:p>
            <text:p>Income taxes payable</text:p>
            <text:p>14,196</text:p>
            <text:p>38,362</text:p>
            <text:p>Deferred revenue</text:p>
            <text:p>2,405,950</text:p>
            <text:p>1,945,619</text:p>
            <text:p>Total current liabilities</text:p>
            <text:p>3,527,457</text:p>
            <text:p>2,811,635</text:p>
            <text:p>Long-term liabilities:</text:p>
            <text:p>Debt and capital lease obligations</text:p>
            <text:p>1,881,421</text:p>
            <text:p>1,892,200</text:p>
            <text:p>Deferred revenue</text:p>
            <text:p>88,592</text:p>
            <text:p>69,131</text:p>
            <text:p>Income taxes payable</text:p>
            <text:p>173,088</text:p>
            <text:p>184,381</text:p>
            <text:p>Deferred income taxes</text:p>
            <text:p>279,941</text:p>
            <text:p>217,660</text:p>
            <text:p>Other liabilities</text:p>
            <text:p>125,188</text:p>
            <text:p>97,404</text:p>
            <text:p>Total liabilities</text:p>
            <text:p>6,075,687</text:p>
            <text:p>5,272,411</text:p>
            <text:p>Commitments and contingencies</text:p>
            <text:p>Stockholders’ equity:</text:p>
            <text:p> </text:p>
            <text:p> </text:p>
            <text:p>Preferred stock, $0.0001 par value; 2,000 shares authorized; none issued</text:p>
            <text:p>—</text:p>
            <text:p>—</text:p>
            <text:p>Common stock, $0.0001 par value; 900,000 shares authorized; 600,834 shares issued; </text:p>
            <text:p>  491,262 and 494,254 shares outstanding, respectively</text:p>
            <text:p>61</text:p>
            <text:p>61</text:p>
            <text:p>Additional paid-in-capital</text:p>
            <text:p>5,082,195</text:p>
            <text:p>4,616,331</text:p>
            <text:p>Retained earnings</text:p>
            <text:p>9,573,870</text:p>
            <text:p>8,114,517</text:p>
            <text:p>Accumulated other comprehensive income (loss)</text:p>
            <text:p>(111,821)</text:p>
            <text:p>(173,602)</text:p>
            <text:p>Treasury stock, at cost (109,572 and 106,580 shares, respectively), net of reissuances</text:p>
            <text:p>(6,084,436)</text:p>
            <text:p>(5,132,472)</text:p>
            <text:p>Total stockholders’ equity</text:p>
            <text:p>8,459,869</text:p>
            <text:p>7,424,835</text:p>
            <text:p>Total liabilities and stockholders’ equity</text:p>
            <text:p>$</text:p>
            <text:p>14,535,556</text:p>
            <text:p>$</text:p>
            <text:p>12,697,246</text:p>
            <text:p>See accompanying Notes to Consolidated Financial Statements.___FINANCEBENCH_DELIMITER___Table of Contents</text:p>
            <text:p>61</text:p>
            <text:p>ADOBE SYSTEMS INCORPORATED</text:p>
            <text:p> CONSOLIDATED STATEMENTS OF CASH FLOWS</text:p>
            <text:p>(In thousands)</text:p>
            <text:p> </text:p>
            <text:p>Years Ended</text:p>
            <text:p> </text:p>
            <text:p>December 1,</text:p>
            <text:p>2017</text:p>
            <text:p>December 2,</text:p>
            <text:p>2016</text:p>
            <text:p>November 27,</text:p>
            <text:p>2015</text:p>
            <text:p>Cash flows from operating activities:</text:p>
            <text:p> </text:p>
            <text:p> </text:p>
            <text:p>Net income</text:p>
            <text:p>$</text:p>
            <text:p>1,693,954</text:p>
            <text:p>$</text:p>
            <text:p>1,168,782</text:p>
            <text:p>$</text:p>
            <text:p>629,551</text:p>
            <text:p>Adjustments to reconcile net income to net cash provided by operating activities:</text:p>
            <text:p>Depreciation, amortization and accretion</text:p>
            <text:p>325,997</text:p>
            <text:p>331,535</text:p>
            <text:p>339,473</text:p>
            <text:p>Stock-based compensation</text:p>
            <text:p>451,451</text:p>
            <text:p>349,912</text:p>
            <text:p>335,859</text:p>
            <text:p>Deferred income taxes</text:p>
            <text:p>51,605</text:p>
            <text:p>24,222</text:p>
            <text:p>(69,657)</text:p>
            <text:p>Gain on the sale of property</text:p>
            <text:p>—</text:p>
            <text:p>—</text:p>
            <text:p>(21,415)</text:p>
            <text:p>Unrealized (gains) losses on investments</text:p>
            <text:p>(5,494)</text:p>
            <text:p>3,145</text:p>
            <text:p>(9,210)</text:p>
            <text:p>Excess tax benefits from stock-based compensation</text:p>
            <text:p>—</text:p>
            <text:p>(75,105)</text:p>
            <text:p>(68,153)</text:p>
            <text:p>Other non-cash items</text:p>
            <text:p>4,625</text:p>
            <text:p>2,022</text:p>
            <text:p>1,216</text:p>
            <text:p>Changes in operating assets and liabilities, net of acquired assets and</text:p>
            <text:p>    assumed liabilities:</text:p>
            <text:p>Trade receivables, net</text:p>
            <text:p>(187,173)</text:p>
            <text:p>(160,416)</text:p>
            <text:p>(79,502)</text:p>
            <text:p>Prepaid expenses and other current assets</text:p>
            <text:p>28,040</text:p>
            <text:p>(71,021)</text:p>
            <text:p>(7,701)</text:p>
            <text:p>Trade payables</text:p>
            <text:p>(45,186)</text:p>
            <text:p>(6,281)</text:p>
            <text:p>22,870</text:p>
            <text:p>Accrued expenses</text:p>
            <text:p>154,125</text:p>
            <text:p>64,978</text:p>
            <text:p>(22,564)</text:p>
            <text:p>Income taxes payable</text:p>
            <text:p>(34,493)</text:p>
            <text:p>43,115</text:p>
            <text:p>97,934</text:p>
            <text:p>Deferred revenue</text:p>
            <text:p>475,402</text:p>
            <text:p>524,840</text:p>
            <text:p>320,801</text:p>
            <text:p>Net cash provided by operating activities</text:p>
            <text:p>2,912,853</text:p>
            <text:p>2,199,728</text:p>
            <text:p>1,469,502</text:p>
            <text:p>Cash flows from investing activities:</text:p>
            <text:p> </text:p>
            <text:p> </text:p>
            <text:p>Purchases of short-term investments</text:p>
            <text:p>(1,931,011)</text:p>
            <text:p>(2,285,222)</text:p>
            <text:p>(2,064,833)</text:p>
            <text:p>Maturities of short-term investments</text:p>
            <text:p>759,737</text:p>
            <text:p>769,228</text:p>
            <text:p>371,790</text:p>
            <text:p>Proceeds from sales of short-term investments</text:p>
            <text:p>1,393,929</text:p>
            <text:p>860,849</text:p>
            <text:p>1,176,476</text:p>
            <text:p>Acquisitions, net of cash acquired</text:p>
            <text:p>(459,626)</text:p>
            <text:p>(48,427)</text:p>
            <text:p>(826,004)</text:p>
            <text:p>Purchases of property and equipment</text:p>
            <text:p>(178,122)</text:p>
            <text:p>(203,805)</text:p>
            <text:p>(184,936)</text:p>
            <text:p>Proceeds from sale of property</text:p>
            <text:p>—</text:p>
            <text:p>—</text:p>
            <text:p>57,779</text:p>
            <text:p>Purchases of long-term investments, intangibles and other assets</text:p>
            <text:p>(29,918)</text:p>
            <text:p>(58,433)</text:p>
            <text:p>(22,779)</text:p>
            <text:p>Proceeds from sale of long-term investments</text:p>
            <text:p>2,134</text:p>
            <text:p>5,777</text:p>
            <text:p>4,149</text:p>
            <text:p>Net cash used for investing activities</text:p>
            <text:p>(442,877)</text:p>
            <text:p>(960,033)</text:p>
            <text:p>(1,488,358)</text:p>
            <text:p>Cash flows from financing activities:</text:p>
            <text:p> </text:p>
            <text:p> </text:p>
            <text:p>Purchases of treasury stock</text:p>
            <text:p>(1,100,000)</text:p>
            <text:p>(1,075,000)</text:p>
            <text:p>(625,000)</text:p>
            <text:p>Proceeds from issuance of treasury stock</text:p>
            <text:p>158,351</text:p>
            <text:p>145,697</text:p>
            <text:p>164,270</text:p>
            <text:p>Taxes paid related to net share settlement of equity awards</text:p>
            <text:p>(240,126)</text:p>
            <text:p>(236,400)</text:p>
            <text:p>(186,373)</text:p>
            <text:p>Excess tax benefits from stock-based compensation</text:p>
            <text:p>—</text:p>
            <text:p>75,105</text:p>
            <text:p>68,153</text:p>
            <text:p>Proceeds from debt issuance</text:p>
            <text:p>—</text:p>
            <text:p>—</text:p>
            <text:p>989,280</text:p>
            <text:p>Repayment of debt and capital lease obligations</text:p>
            <text:p>(1,960)</text:p>
            <text:p>(108)</text:p>
            <text:p>(602,189)</text:p>
            <text:p>Debt issuance costs</text:p>
            <text:p>—</text:p>
            <text:p>—</text:p>
            <text:p>(8,828)</text:p>
            <text:p>Net cash used for financing activities</text:p>
            <text:p>(1,183,735)</text:p>
            <text:p>(1,090,706)</text:p>
            <text:p>(200,687)</text:p>
            <text:p>Effect of foreign currency exchange rates on cash and cash equivalents</text:p>
            <text:p>8,516</text:p>
            <text:p>(14,234)</text:p>
            <text:p>(21,297)</text:p>
            <text:p>Net increase (decrease) in cash and cash equivalents</text:p>
            <text:p>1,294,757</text:p>
            <text:p>134,755</text:p>
            <text:p>(240,840)</text:p>
            <text:p>Cash and cash equivalents at beginning of year</text:p>
            <text:p>1,011,315</text:p>
            <text:p>876,560</text:p>
            <text:p>1,117,400</text:p>
            <text:p>Cash and cash equivalents at end of year</text:p>
            <text:p>$</text:p>
            <text:p>2,306,072</text:p>
            <text:p>$</text:p>
            <text:p>1,011,315</text:p>
            <text:p>$</text:p>
            <text:p>876,560</text:p>
            <text:p>Supplemental disclosures:</text:p>
            <text:p> </text:p>
            <text:p>Cash paid for income taxes, net of refunds</text:p>
            <text:p>$</text:p>
            <text:p>396,668</text:p>
            <text:p>$</text:p>
            <text:p>249,884</text:p>
            <text:p>$</text:p>
            <text:p>203,010</text:p>
            <text:p>Cash paid for interest</text:p>
            <text:p>$</text:p>
            <text:p>69,430</text:p>
            <text:p>$</text:p>
            <text:p>66,193</text:p>
            <text:p>$</text:p>
            <text:p>56,014</text:p>
            <text:p>Non-cash investing activities:</text:p>
            <text:p>Investment in lease receivable applied to building purchase</text:p>
            <text:p>$</text:p>
            <text:p>80,439</text:p>
            <text:p>$</text:p>
            <text:p>—</text:p>
            <text:p>$</text:p>
            <text:p>—</text:p>
            <text:p>Issuance of common stock and stock awards assumed in business acquisitions</text:p>
            <text:p>$</text:p>
            <text:p>10,348</text:p>
            <text:p>$</text:p>
            <text:p>—</text:p>
            <text:p>$</text:p>
            <text:p>677</text:p>
            <text:p>See accompanying Notes to Consolidated Financial Statements.</text:p>
          </table:table-cell>
          <table:table-cell office:value-type="string" calcext:value-type="string">
            <text:p>57,61</text:p>
          </table:table-cell>
          <table:table-cell/>
        </table:table-row>
        <table:table-row table:style-name="ro10">
          <table:table-cell office:value-type="string" calcext:value-type="string">
            <text:p>financebench_id_00438</text:p>
          </table:table-cell>
          <table:table-cell office:value-type="string" calcext:value-type="string">
            <text:p>ADOBE_2022_10K</text:p>
          </table:table-cell>
          <table:table-cell office:value-type="string" calcext:value-type="string">
            <text:p>https://www.adobe.com/pdf-page.html?pdfTarget=aHR0cHM6Ly93d3cuYWRvYmUuY29tL2NvbnRlbnQvZGFtL2NjL2VuL2ludmVzdG9yLXJlbGF0aW9ucy9wZGZzL0FEQkUtMTBLLUZZMjItRklOQUwucGRm</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Does Adobe have an improving operating margin profile as of FY2022? If operating margin is not a useful metric for a company like this, then state that and explain why.</text:p>
          </table:table-cell>
          <table:table-cell office:value-type="string" calcext:value-type="string">
            <text:p>No the operating margins of Adobe have recently declined from 36.8% in FY 2021 to 34.6% in FY2022. A drop by 2.2% in a year.</text:p>
          </table:table-cell>
          <table:table-cell office:value-type="string" calcext:value-type="string">
            <text:p>ADOBE INC.</text:p>
            <text:p>CONSOLIDATED STATEMENTS OF INCOME</text:p>
            <text:p>(In millions, except per share data)</text:p>
            <text:p>Years Ended</text:p>
            <text:p>December 2,</text:p>
            <text:p>2022</text:p>
            <text:p>December 3,</text:p>
            <text:p>2021</text:p>
            <text:p>November 27,</text:p>
            <text:p>2020</text:p>
            <text:p>Revenue:</text:p>
            <text:p>Subscription $ 16,388 $ 14,573 $ 11,626</text:p>
            <text:p>Product 532 555 507</text:p>
            <text:p>Services and other 686 657 735</text:p>
            <text:p>Total revenue 17,606 15,785 12,868</text:p>
            <text:p>Cost of revenue:</text:p>
            <text:p>Subscription 1,646 1,374 1,108</text:p>
            <text:p>Product 35 41 36</text:p>
            <text:p>Services and other 484 450 578</text:p>
            <text:p>Total cost of revenue 2,165 1,865 1,722</text:p>
            <text:p>Gross profit 15,441 13,920 11,146</text:p>
            <text:p>Operating expenses:</text:p>
            <text:p>Research and development 2,987 2,540 2,188</text:p>
            <text:p>Sales and marketing 4,968 4,321 3,591</text:p>
            <text:p>General and administrative 1,219 1,085 968</text:p>
            <text:p>Amortization of intangibles 169 172 162</text:p>
            <text:p>Total operating expenses 9,343 8,118 6,909</text:p>
            <text:p>Operating income 6,098 5,802 4,237</text:p>
          </table:table-cell>
          <table:table-cell office:value-type="float" office:value="54" calcext:value-type="float">
            <text:p>54</text:p>
          </table:table-cell>
          <table:table-cell/>
        </table:table-row>
        <table:table-row table:style-name="ro11">
          <table:table-cell office:value-type="string" calcext:value-type="string">
            <text:p>financebench_id_00591</text:p>
          </table:table-cell>
          <table:table-cell office:value-type="string" calcext:value-type="string">
            <text:p>ADOBE_2022_10K</text:p>
          </table:table-cell>
          <table:table-cell office:value-type="string" calcext:value-type="string">
            <text:p>https://www.adobe.com/pdf-page.html?pdfTarget=aHR0cHM6Ly93d3cuYWRvYmUuY29tL2NvbnRlbnQvZGFtL2NjL2VuL2ludmVzdG9yLXJlbGF0aW9ucy9wZGZzL0FEQkUtMTBLLUZZMjItRklOQUwucGRm</text:p>
          </table:table-cell>
          <table:table-cell office:value-type="float" office:value="2022" calcext:value-type="float">
            <text:p>2022</text:p>
          </table:table-cell>
          <table:table-cell office:value-type="string" calcext:value-type="string">
            <text:p>novel-generated</text:p>
          </table:table-cell>
          <table:table-cell office:value-type="string" calcext:value-type="string">
            <text:p>Does Adobe have an improving Free cashflow conversion as of FY2022?</text:p>
          </table:table-cell>
          <table:table-cell office:value-type="string" calcext:value-type="string">
            <text:p>Yes, the FCF conversion (using net income as the denominator) for Adobe has improved by ~13% from 143% in 2021 to 156% in 2022</text:p>
          </table:table-cell>
          <table:table-cell office:value-type="string" calcext:value-type="string">
            <text:p>ADOBE INC.</text:p>
            <text:p> CONSOLIDATED STATEMENTS OF CASH FLOWS</text:p>
            <text:p>(In millions)</text:p>
            <text:p>Years Ended</text:p>
            <text:p>December 2,</text:p>
            <text:p>2022</text:p>
            <text:p>December 3,</text:p>
            <text:p>2021</text:p>
            <text:p>November 27,</text:p>
            <text:p>2020</text:p>
            <text:p>Cash flows from operating activities:</text:p>
            <text:p>Net income $ 4,756 $ 4,822 $ 5,260</text:p>
            <text:p>Adjustments to reconcile net income to net cash provided by operating activities:</text:p>
            <text:p>Depreciation, amortization and accretion 856 788 757</text:p>
            <text:p>Stock-based compensation 1,440 1,069 909</text:p>
            <text:p>Reduction of operating lease right-of-use assets 83 73 87</text:p>
            <text:p>Deferred income taxes 328 183 (1,501)</text:p>
            <text:p>Unrealized losses (gains) on investments, net 29 (4) (11)</text:p>
            <text:p>Other non-cash items 10 7 40</text:p>
            <text:p>Changes in operating assets and liabilities, net of acquired assets and</text:p>
            <text:p> assumed liabilities:</text:p>
            <text:p>Trade receivables, net (198) (430) 106</text:p>
            <text:p>Prepaid expenses and other assets (94) (475) (288)</text:p>
            <text:p>Trade payables 66 (20) 96</text:p>
            <text:p>Accrued expenses and other liabilities 7 162 86</text:p>
            <text:p>Income taxes payable 19 2 (72)</text:p>
            <text:p>Deferred revenue 536 1,053 258</text:p>
            <text:p>Net cash provided by operating activities 7,838 7,230 5,727</text:p>
            <text:p>Cash flows from investing activities:</text:p>
            <text:p>Purchases of short-term investments (909) (1,533) (1,071)</text:p>
            <text:p>Maturities of short-term investments 683 877 915</text:p>
            <text:p>Proceeds from sales of short-term investments 270 191 167</text:p>
            <text:p>Acquisitions, net of cash acquired (126) (2,682) —</text:p>
            <text:p>Purchases of property and equipment (442) (348) (419)</text:p>
            <text:p>Purchases of long-term investments, intangibles and other assets (46) (42) (15)</text:p>
            <text:p>Proceeds from sales of long-term investments and other assets — — 9</text:p>
            <text:p>Net cash used for investing activities (570) (3,537) (414)</text:p>
          </table:table-cell>
          <table:table-cell office:value-type="float" office:value="57" calcext:value-type="float">
            <text:p>57</text:p>
          </table:table-cell>
          <table:table-cell/>
        </table:table-row>
        <table:table-row table:style-name="ro12">
          <table:table-cell office:value-type="string" calcext:value-type="string">
            <text:p>financebench_id_01319</text:p>
          </table:table-cell>
          <table:table-cell office:value-type="string" calcext:value-type="string">
            <text:p>AES_2022_10K</text:p>
          </table:table-cell>
          <table:table-cell office:value-type="string" calcext:value-type="string">
            <text:p>https://d18rn0p25nwr6d.cloudfront.net/CIK-0000874761/3be55db1-bf7e-407a-8062-6a6b8d9dd2f5.pdf</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What is the quantity of restructuring costs directly outlined in AES Corporation's income statements for FY2022? If restructuring costs are not explicitly outlined then state 0.</text:p>
          </table:table-cell>
          <table:table-cell office:value-type="float" office:value="0" calcext:value-type="float">
            <text:p>0</text:p>
          </table:table-cell>
          <table:table-cell office:value-type="string" calcext:value-type="string">
            <text:p>Consolidated Statements of Operations</text:p>
            <text:p>Years ended December 31, 2022, 2021, and 2020</text:p>
            <text:p>2022 2021 2020</text:p>
            <text:p>(in millions, except per share amounts)</text:p>
            <text:p>Revenue:</text:p>
            <text:p>Regulated $ 3,538 $ 2,868 $ 2,661</text:p>
            <text:p>Non-Regulated 9,079 8,273 6,999</text:p>
            <text:p>Total revenue 12,617 11,141 9,660</text:p>
            <text:p>Cost of Sales:</text:p>
            <text:p>Regulated (3,162) (2,448) (2,235)</text:p>
            <text:p>Non-Regulated (6,907) (5,982) (4,732)</text:p>
            <text:p>Total cost of sales (10,069) (8,430) (6,967)</text:p>
            <text:p>Operating margin 2,548 2,711 2,693</text:p>
            <text:p>General and administrative expenses (207) (166) (165)</text:p>
            <text:p>Interest expense (1,117) (911) (1,038)</text:p>
            <text:p>Interest income 389 298 268</text:p>
            <text:p>Loss on extinguishment of debt (15) (78) (186)</text:p>
            <text:p>Other expense (68) (60) (53)</text:p>
            <text:p>Other income 102 410 75</text:p>
            <text:p>Loss on disposal and sale of business interests (9) (1,683) (95)</text:p>
            <text:p>Goodwill impairment expense (777) — —</text:p>
            <text:p>Asset impairment expense (763) (1,575) (864)</text:p>
            <text:p>Foreign currency transaction gains (losses) (77) (10) 55</text:p>
            <text:p>Other non-operating expense (175) — (202)</text:p>
            <text:p>INCOME (LOSS) FROM CONTINUING OPERATIONS BEFORE TAXES AND EQUITY IN EARNINGS OF AFFILIATES (169) (1,064) 488</text:p>
            <text:p>Income tax benefit (expense) (265) 133 (216)</text:p>
            <text:p>Net equity in losses of affiliates (71) (24) (123)</text:p>
            <text:p>INCOME (LOSS) FROM CONTINUING OPERATIONS (505) (955) 149</text:p>
            <text:p>Gain from disposal of discontinued businesses, net of income tax expense of $0, $1, and $0, respectively — 4 3</text:p>
            <text:p>NET INCOME (LOSS) (505) (951) 152</text:p>
            <text:p>Less: Net loss (income) attributable to noncontrolling interests and redeemable stock of subsidiaries (41) 542 (106)</text:p>
            <text:p>NET INCOME (LOSS) ATTRIBUTABLE TO THE AES CORPORATION $ (546) $ (409) $ 46</text:p>
          </table:table-cell>
          <table:table-cell office:value-type="float" office:value="132" calcext:value-type="float">
            <text:p>132</text:p>
          </table:table-cell>
          <table:table-cell/>
        </table:table-row>
        <table:table-row table:style-name="ro13">
          <table:table-cell office:value-type="string" calcext:value-type="string">
            <text:p>financebench_id_00540</text:p>
          </table:table-cell>
          <table:table-cell office:value-type="string" calcext:value-type="string">
            <text:p>AES_2022_10K</text:p>
          </table:table-cell>
          <table:table-cell office:value-type="string" calcext:value-type="string">
            <text:p>https://d18rn0p25nwr6d.cloudfront.net/CIK-0000874761/3be55db1-bf7e-407a-8062-6a6b8d9dd2f5.pdf</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Roughly how many times has AES Corporation sold its inventory in FY2022? Calculate inventory turnover ratio for the FY2022</text:p>
          </table:table-cell>
          <table:table-cell office:value-type="string" calcext:value-type="string">
            <text:p><text:s/>if conventional inventory management is not meaningful for the company then state that and explain why.</text:p>
          </table:table-cell>
          <table:table-cell office:value-type="string" calcext:value-type="string">
            <text:p>AES has converted inventory 9.5 times in FY 2022.</text:p>
          </table:table-cell>
          <table:table-cell office:value-type="string" calcext:value-type="string">
            <text:p>Consolidated Balance Sheets</text:p>
            <text:p>December 31, 2022 and 2021</text:p>
            <text:p>2022 2021</text:p>
            <text:p>(in millions, except share and per share data)</text:p>
            <text:p>ASSETS</text:p>
            <text:p>CURRENT ASSETS</text:p>
            <text:p>Cash and cash equivalents $ 1,374 $ 943</text:p>
            <text:p>Restricted cash 536 304</text:p>
            <text:p>Short-term investments 730 232</text:p>
            <text:p>Accounts receivable, net of allowance for doubtful accounts of $5 and $5, respectively 1,799 1,418</text:p>
            <text:p>Inventory 1,055 604___FINANCEBENCH_DELIMITER___Consolidated Statements of Operations</text:p>
            <text:p>Years ended December 31, 2022, 2021, and 2020</text:p>
            <text:p>2022 2021 2020</text:p>
            <text:p>(in millions, except per share amounts)</text:p>
            <text:p>Revenue:</text:p>
            <text:p>Regulated $ 3,538 $ 2,868 $ 2,661</text:p>
            <text:p>Non-Regulated 9,079 8,273 6,999</text:p>
            <text:p>Total revenue 12,617 11,141 9,660</text:p>
            <text:p>Cost of Sales:</text:p>
            <text:p>Regulated (3,162) (2,448) (2,235)</text:p>
            <text:p>Non-Regulated (6,907) (5,982) (4,732)</text:p>
            <text:p>Total cost of sales (10,069) (8,430) (6,967)</text:p>
          </table:table-cell>
          <table:table-cell office:value-type="float" office:value="130132" calcext:value-type="float">
            <text:p>130132</text:p>
          </table:table-cell>
        </table:table-row>
        <table:table-row table:style-name="ro2">
          <table:table-cell office:value-type="string" calcext:value-type="string">
            <text:p>financebench_id_10420</text:p>
          </table:table-cell>
          <table:table-cell office:value-type="string" calcext:value-type="string">
            <text:p>AES_2022_10K</text:p>
          </table:table-cell>
          <table:table-cell office:value-type="string" calcext:value-type="string">
            <text:p>https://d18rn0p25nwr6d.cloudfront.net/CIK-0000874761/3be55db1-bf7e-407a-8062-6a6b8d9dd2f5.pdf</text:p>
          </table:table-cell>
          <table:table-cell office:value-type="float" office:value="2022" calcext:value-type="float">
            <text:p>2022</text:p>
          </table:table-cell>
          <table:table-cell office:value-type="string" calcext:value-type="string">
            <text:p>metrics-generated</text:p>
          </table:table-cell>
          <table:table-cell office:value-type="string" calcext:value-type="string">
            <text:p>Based on the information provided primarily in the statement of financial position and the statement of income, what is AES's FY2022 return on assets (ROA)? ROA is defined as: FY2022 net income / (average total assets between FY2021 and FY2022). Round your answer to two decimal places.</text:p>
          </table:table-cell>
          <table:table-cell office:value-type="float" office:value="-0.02" calcext:value-type="float">
            <text:p>-0.02</text:p>
          </table:table-cell>
          <table:table-cell office:value-type="string" calcext:value-type="string">
            <text:p>128    </text:p>
            <text:p>Consolidated Balance Sheets</text:p>
            <text:p>December 31, 2022 and 2021</text:p>
            <text:p>2022</text:p>
            <text:p>2021</text:p>
            <text:p>(in millions, except share and per share data)</text:p>
            <text:p>ASSETS</text:p>
            <text:p>CURRENT ASSETS</text:p>
            <text:p>Cash and cash equivalents</text:p>
            <text:p>$</text:p>
            <text:p>1,374 </text:p>
            <text:p>$</text:p>
            <text:p>943 </text:p>
            <text:p>Restricted cash</text:p>
            <text:p>536 </text:p>
            <text:p>304 </text:p>
            <text:p>Short-term investments</text:p>
            <text:p>730 </text:p>
            <text:p>232 </text:p>
            <text:p>Accounts receivable, net of allowance for doubtful accounts of $5 and $5, respectively</text:p>
            <text:p>1,799 </text:p>
            <text:p>1,418 </text:p>
            <text:p>Inventory</text:p>
            <text:p>1,055 </text:p>
            <text:p>604 </text:p>
            <text:p>Prepaid expenses</text:p>
            <text:p>98 </text:p>
            <text:p>142 </text:p>
            <text:p>Other current assets, net of CECL allowance of $2 and $0, respectively</text:p>
            <text:p>1,533 </text:p>
            <text:p>897 </text:p>
            <text:p>Current held-for-sale assets</text:p>
            <text:p>518 </text:p>
            <text:p>816 </text:p>
            <text:p>Total current assets</text:p>
            <text:p>7,643 </text:p>
            <text:p>5,356 </text:p>
            <text:p>NONCURRENT ASSETS</text:p>
            <text:p>Property, Plant and Equipment:</text:p>
            <text:p>Land</text:p>
            <text:p>470 </text:p>
            <text:p>426 </text:p>
            <text:p>Electric generation, distribution assets and other</text:p>
            <text:p>26,599 </text:p>
            <text:p>25,552 </text:p>
            <text:p>Accumulated depreciation</text:p>
            <text:p>(8,651)</text:p>
            <text:p>(8,486)</text:p>
            <text:p>Construction in progress</text:p>
            <text:p>4,621 </text:p>
            <text:p>2,414 </text:p>
            <text:p>Property, plant and equipment, net</text:p>
            <text:p>23,039 </text:p>
            <text:p>19,906 </text:p>
            <text:p>Other Assets:</text:p>
            <text:p>Investments in and advances to affiliates</text:p>
            <text:p>952 </text:p>
            <text:p>1,080 </text:p>
            <text:p>Debt service reserves and other deposits</text:p>
            <text:p>177 </text:p>
            <text:p>237 </text:p>
            <text:p>Goodwill</text:p>
            <text:p>362 </text:p>
            <text:p>1,177 </text:p>
            <text:p>Other intangible assets, net of accumulated amortization of $434 and $385, respectively</text:p>
            <text:p>1,841 </text:p>
            <text:p>1,450 </text:p>
            <text:p>Deferred income taxes</text:p>
            <text:p>319 </text:p>
            <text:p>409 </text:p>
            <text:p>Loan receivable, net of allowance of $26</text:p>
            <text:p>1,051 </text:p>
            <text:p>— </text:p>
            <text:p>Other noncurrent assets, net of allowance of $51 and $23, respectively</text:p>
            <text:p>2,979 </text:p>
            <text:p>2,188 </text:p>
            <text:p>Noncurrent held-for-sale assets</text:p>
            <text:p>— </text:p>
            <text:p>1,160 </text:p>
            <text:p>Total other assets</text:p>
            <text:p>7,681 </text:p>
            <text:p>7,701 </text:p>
            <text:p>TOTAL ASSETS</text:p>
            <text:p>$</text:p>
            <text:p>38,363 </text:p>
            <text:p>$</text:p>
            <text:p>32,963 </text:p>
            <text:p>LIABILITIES AND EQUITY</text:p>
            <text:p>CURRENT LIABILITIES</text:p>
            <text:p>Accounts payable</text:p>
            <text:p>$</text:p>
            <text:p>1,730 </text:p>
            <text:p>$</text:p>
            <text:p>1,153 </text:p>
            <text:p>Accrued interest</text:p>
            <text:p>249 </text:p>
            <text:p>182 </text:p>
            <text:p>Accrued non-income taxes</text:p>
            <text:p>249 </text:p>
            <text:p>266 </text:p>
            <text:p>Accrued and other liabilities</text:p>
            <text:p>2,151 </text:p>
            <text:p>1,205 </text:p>
            <text:p>Non-recourse debt, including $416 and $302, respectively, related to variable interest entities</text:p>
            <text:p>1,758 </text:p>
            <text:p>1,367 </text:p>
            <text:p>Current held-for-sale liabilities</text:p>
            <text:p>354 </text:p>
            <text:p>559 </text:p>
            <text:p>Total current liabilities</text:p>
            <text:p>6,491 </text:p>
            <text:p>4,732 </text:p>
            <text:p>NONCURRENT LIABILITIES</text:p>
            <text:p>Recourse debt</text:p>
            <text:p>3,894 </text:p>
            <text:p>3,729 </text:p>
            <text:p>Non-recourse debt, including $2,295 and $2,223, respectively, related to variable interest entities</text:p>
            <text:p>17,846 </text:p>
            <text:p>13,603 </text:p>
            <text:p>Deferred income taxes</text:p>
            <text:p>1,139 </text:p>
            <text:p>977 </text:p>
            <text:p>Other noncurrent liabilities</text:p>
            <text:p>3,168 </text:p>
            <text:p>3,358 </text:p>
            <text:p>Noncurrent held-for-sale liabilities</text:p>
            <text:p>— </text:p>
            <text:p>740 </text:p>
            <text:p>Total noncurrent liabilities</text:p>
            <text:p>26,047 </text:p>
            <text:p>22,407 </text:p>
            <text:p>Commitments and Contingencies (see Notes 12 and 13)</text:p>
            <text:p>Redeemable stock of subsidiaries</text:p>
            <text:p>1,321 </text:p>
            <text:p>1,257 </text:p>
            <text:p>EQUITY</text:p>
            <text:p>THE AES CORPORATION STOCKHOLDERS’ EQUITY</text:p>
            <text:p>Preferred stock (without par value, 50,000,000 shares authorized; 1,043,050 issued and outstanding at December 31, 2022 and</text:p>
            <text:p>December 31, 2021)</text:p>
            <text:p>838 </text:p>
            <text:p>838 </text:p>
            <text:p>Common stock ($0.01 par value, 1,200,000,000 shares authorized; 818,790,001 issued and 668,743,464 outstanding at December</text:p>
            <text:p>31, 2022 and 818,717,043 issued and 666,793,625 outstanding at December 31, 2021)</text:p>
            <text:p>8 </text:p>
            <text:p>8 </text:p>
            <text:p>Additional paid-in capital</text:p>
            <text:p>6,688 </text:p>
            <text:p>7,106 </text:p>
            <text:p>Accumulated deficit</text:p>
            <text:p>(1,635)</text:p>
            <text:p>(1,089)</text:p>
            <text:p>Accumulated other comprehensive loss</text:p>
            <text:p>(1,640)</text:p>
            <text:p>(2,220)</text:p>
            <text:p>Treasury stock, at cost (150,046,537 and 151,923,418 shares at December 31, 2022 and December 31, 2021, respectively)</text:p>
            <text:p>(1,822)</text:p>
            <text:p>(1,845)</text:p>
            <text:p>Total AES Corporation stockholders’ equity</text:p>
            <text:p>2,437 </text:p>
            <text:p>2,798 </text:p>
            <text:p>NONCONTROLLING INTERESTS</text:p>
            <text:p>2,067 </text:p>
            <text:p>1,769 </text:p>
            <text:p>Total equity</text:p>
            <text:p>4,504 </text:p>
            <text:p>4,567 </text:p>
            <text:p>TOTAL LIABILITIES AND EQUITY</text:p>
            <text:p>$</text:p>
            <text:p>38,363 </text:p>
            <text:p>$</text:p>
            <text:p>32,963 </text:p>
            <text:p>See Accompanying Notes to Consolidated Financial Statements.___FINANCEBENCH_DELIMITER___129    </text:p>
            <text:p>Consolidated Statements of Operations</text:p>
            <text:p>Years ended December 31, 2022, 2021, and 2020</text:p>
            <text:p>2022</text:p>
            <text:p>2021</text:p>
            <text:p>2020</text:p>
            <text:p>(in millions, except per share amounts)</text:p>
            <text:p>Revenue:</text:p>
            <text:p>Regulated</text:p>
            <text:p>$</text:p>
            <text:p>3,538 </text:p>
            <text:p>$</text:p>
            <text:p>2,868 </text:p>
            <text:p>$</text:p>
            <text:p>2,661 </text:p>
            <text:p>Non-Regulated</text:p>
            <text:p>9,079 </text:p>
            <text:p>8,273 </text:p>
            <text:p>6,999 </text:p>
            <text:p>Total revenue</text:p>
            <text:p>12,617 </text:p>
            <text:p>11,141 </text:p>
            <text:p>9,660 </text:p>
            <text:p>Cost of Sales:</text:p>
            <text:p>Regulated</text:p>
            <text:p>(3,162)</text:p>
            <text:p>(2,448)</text:p>
            <text:p>(2,235)</text:p>
            <text:p>Non-Regulated</text:p>
            <text:p>(6,907)</text:p>
            <text:p>(5,982)</text:p>
            <text:p>(4,732)</text:p>
            <text:p>Total cost of sales</text:p>
            <text:p>(10,069)</text:p>
            <text:p>(8,430)</text:p>
            <text:p>(6,967)</text:p>
            <text:p>Operating margin</text:p>
            <text:p>2,548 </text:p>
            <text:p>2,711 </text:p>
            <text:p>2,693 </text:p>
            <text:p>General and administrative expenses</text:p>
            <text:p>(207)</text:p>
            <text:p>(166)</text:p>
            <text:p>(165)</text:p>
            <text:p>Interest expense</text:p>
            <text:p>(1,117)</text:p>
            <text:p>(911)</text:p>
            <text:p>(1,038)</text:p>
            <text:p>Interest income</text:p>
            <text:p>389 </text:p>
            <text:p>298 </text:p>
            <text:p>268 </text:p>
            <text:p>Loss on extinguishment of debt</text:p>
            <text:p>(15)</text:p>
            <text:p>(78)</text:p>
            <text:p>(186)</text:p>
            <text:p>Other expense</text:p>
            <text:p>(68)</text:p>
            <text:p>(60)</text:p>
            <text:p>(53)</text:p>
            <text:p>Other income</text:p>
            <text:p>102 </text:p>
            <text:p>410 </text:p>
            <text:p>75 </text:p>
            <text:p>Loss on disposal and sale of business interests</text:p>
            <text:p>(9)</text:p>
            <text:p>(1,683)</text:p>
            <text:p>(95)</text:p>
            <text:p>Goodwill impairment expense</text:p>
            <text:p>(777)</text:p>
            <text:p>— </text:p>
            <text:p>— </text:p>
            <text:p>Asset impairment expense</text:p>
            <text:p>(763)</text:p>
            <text:p>(1,575)</text:p>
            <text:p>(864)</text:p>
            <text:p>Foreign currency transaction gains (losses)</text:p>
            <text:p>(77)</text:p>
            <text:p>(10)</text:p>
            <text:p>55 </text:p>
            <text:p>Other non-operating expense</text:p>
            <text:p>(175)</text:p>
            <text:p>— </text:p>
            <text:p>(202)</text:p>
            <text:p>INCOME (LOSS) FROM CONTINUING OPERATIONS BEFORE TAXES AND EQUITY IN EARNINGS OF AFFILIATES</text:p>
            <text:p>(169)</text:p>
            <text:p>(1,064)</text:p>
            <text:p>488 </text:p>
            <text:p>Income tax benefit (expense)</text:p>
            <text:p>(265)</text:p>
            <text:p>133 </text:p>
            <text:p>(216)</text:p>
            <text:p>Net equity in losses of affiliates</text:p>
            <text:p>(71)</text:p>
            <text:p>(24)</text:p>
            <text:p>(123)</text:p>
            <text:p>INCOME (LOSS) FROM CONTINUING OPERATIONS</text:p>
            <text:p>(505)</text:p>
            <text:p>(955)</text:p>
            <text:p>149 </text:p>
            <text:p>Gain from disposal of discontinued businesses, net of income tax expense of $0, $1, and $0, respectively</text:p>
            <text:p>— </text:p>
            <text:p>4 </text:p>
            <text:p>3 </text:p>
            <text:p>NET INCOME (LOSS)</text:p>
            <text:p>(505)</text:p>
            <text:p>(951)</text:p>
            <text:p>152 </text:p>
            <text:p>Less: Net loss (income) attributable to noncontrolling interests and redeemable stock of subsidiaries</text:p>
            <text:p>(41)</text:p>
            <text:p>542 </text:p>
            <text:p>(106)</text:p>
            <text:p>NET INCOME (LOSS) ATTRIBUTABLE TO THE AES CORPORATION</text:p>
            <text:p>$</text:p>
            <text:p>(546)</text:p>
            <text:p>$</text:p>
            <text:p>(409)</text:p>
            <text:p>$</text:p>
            <text:p>46 </text:p>
            <text:p>AMOUNTS ATTRIBUTABLE TO THE AES CORPORATION COMMON STOCKHOLDERS:</text:p>
            <text:p>Income (loss) from continuing operations, net of tax</text:p>
            <text:p>$</text:p>
            <text:p>(546)</text:p>
            <text:p>$</text:p>
            <text:p>(413)</text:p>
            <text:p>$</text:p>
            <text:p>43 </text:p>
            <text:p>Income from discontinued operations, net of tax</text:p>
            <text:p>— </text:p>
            <text:p>4 </text:p>
            <text:p>3 </text:p>
            <text:p>NET INCOME (LOSS) ATTRIBUTABLE TO THE AES CORPORATION</text:p>
            <text:p>$</text:p>
            <text:p>(546)</text:p>
            <text:p>$</text:p>
            <text:p>(409)</text:p>
            <text:p>$</text:p>
            <text:p>46 </text:p>
            <text:p>BASIC EARNINGS PER SHARE:</text:p>
            <text:p>Income (loss) from continuing operations attributable to The AES Corporation common stockholders, net of tax</text:p>
            <text:p>$</text:p>
            <text:p>(0.82)</text:p>
            <text:p>$</text:p>
            <text:p>(0.62)</text:p>
            <text:p>$</text:p>
            <text:p>0.06 </text:p>
            <text:p>Income from discontinued operations attributable to The AES Corporation common stockholders, net of tax</text:p>
            <text:p>— </text:p>
            <text:p>0.01 </text:p>
            <text:p>0.01 </text:p>
            <text:p>NET INCOME (LOSS) ATTRIBUTABLE TO THE AES CORPORATION COMMON STOCKHOLDERS</text:p>
            <text:p>$</text:p>
            <text:p>(0.82)</text:p>
            <text:p>$</text:p>
            <text:p>(0.61)</text:p>
            <text:p>$</text:p>
            <text:p>0.07 </text:p>
            <text:p>DILUTED EARNINGS PER SHARE:</text:p>
            <text:p>Income (loss) from continuing operations attributable to The AES Corporation common stockholders, net of tax</text:p>
            <text:p>$</text:p>
            <text:p>(0.82)</text:p>
            <text:p>$</text:p>
            <text:p>(0.62)</text:p>
            <text:p>$</text:p>
            <text:p>0.06 </text:p>
            <text:p>Income from discontinued operations attributable to The AES Corporation common stockholders, net of tax</text:p>
            <text:p>— </text:p>
            <text:p>0.01 </text:p>
            <text:p>0.01 </text:p>
            <text:p>NET INCOME (LOSS) ATTRIBUTABLE TO THE AES CORPORATION COMMON STOCKHOLDERS</text:p>
            <text:p>$</text:p>
            <text:p>(0.82)</text:p>
            <text:p>$</text:p>
            <text:p>(0.61)</text:p>
            <text:p>$</text:p>
            <text:p>0.07 </text:p>
            <text:p>See Accompanying Notes to Consolidated Financial Statements.</text:p>
          </table:table-cell>
          <table:table-cell office:value-type="float" office:value="130132" calcext:value-type="float">
            <text:p>130132</text:p>
          </table:table-cell>
          <table:table-cell/>
        </table:table-row>
        <table:table-row table:style-name="ro14">
          <table:table-cell office:value-type="string" calcext:value-type="string">
            <text:p>financebench_id_06655</text:p>
          </table:table-cell>
          <table:table-cell office:value-type="string" calcext:value-type="string">
            <text:p>AMAZON_2017_10K</text:p>
          </table:table-cell>
          <table:table-cell office:value-type="string" calcext:value-type="string">
            <text:p>https://d18rn0p25nwr6d.cloudfront.net/CIK-0001018724/02da2a86-7bb9-4bcb-95ae-4ce27ea5e3bc.pdf</text:p>
          </table:table-cell>
          <table:table-cell office:value-type="float" office:value="2017" calcext:value-type="float">
            <text:p>2017</text:p>
          </table:table-cell>
          <table:table-cell office:value-type="string" calcext:value-type="string">
            <text:p>metrics-generated</text:p>
          </table:table-cell>
          <table:table-cell office:value-type="string" calcext:value-type="string">
            <text:p>What is Amazon's FY2017 days payable outstanding (DPO)? DPO is defined as: 365 * (average accounts payable between FY2016 and FY2017) / (FY2017 COGS + change in inventory between FY2016 and FY2017). Round your answer to two decimal places. Address the question by using the line items and information shown within the balance sheet and the P&amp;L statement.</text:p>
          </table:table-cell>
          <table:table-cell office:value-type="float" office:value="93.86" calcext:value-type="float">
            <text:p>93.86</text:p>
          </table:table-cell>
          <table:table-cell office:value-type="string" calcext:value-type="string">
            <text:p>Table of Contents</text:p>
            <text:p>AMAZON.COM, INC.</text:p>
            <text:p>CONSOLIDATED STATEMENTS OF OPERATIONS</text:p>
            <text:p>(in millions, except per share data)</text:p>
            <text:p> </text:p>
            <text:p>   </text:p>
            <text:p>Year Ended December 31,</text:p>
            <text:p> </text:p>
            <text:p>2015</text:p>
            <text:p> </text:p>
            <text:p>2016</text:p>
            <text:p> </text:p>
            <text:p>2017</text:p>
            <text:p>Net product sales</text:p>
            <text:p>$</text:p>
            <text:p>79,268  $</text:p>
            <text:p>94,665  $</text:p>
            <text:p>118,573</text:p>
            <text:p>Net service sales</text:p>
            <text:p>27,738  </text:p>
            <text:p>41,322  </text:p>
            <text:p>59,293</text:p>
            <text:p>Total net sales</text:p>
            <text:p>107,006  </text:p>
            <text:p>135,987  </text:p>
            <text:p>177,866</text:p>
            <text:p>Operating expenses:</text:p>
            <text:p> </text:p>
            <text:p>  </text:p>
            <text:p>  </text:p>
            <text:p>Cost of sales</text:p>
            <text:p>71,651  </text:p>
            <text:p>88,265  </text:p>
            <text:p>111,934</text:p>
            <text:p>Fulfillment</text:p>
            <text:p>13,410  </text:p>
            <text:p>17,619  </text:p>
            <text:p>25,249</text:p>
            <text:p>Marketing</text:p>
            <text:p>5,254  </text:p>
            <text:p>7,233  </text:p>
            <text:p>10,069</text:p>
            <text:p>Technology and content</text:p>
            <text:p>12,540  </text:p>
            <text:p>16,085  </text:p>
            <text:p>22,620</text:p>
            <text:p>General and administrative</text:p>
            <text:p>1,747  </text:p>
            <text:p>2,432  </text:p>
            <text:p>3,674</text:p>
            <text:p>Other operating expense, net</text:p>
            <text:p>171  </text:p>
            <text:p>167  </text:p>
            <text:p>214</text:p>
            <text:p>Total operating expenses</text:p>
            <text:p>104,773  </text:p>
            <text:p>131,801  </text:p>
            <text:p>173,760</text:p>
            <text:p>Operating income</text:p>
            <text:p>2,233  </text:p>
            <text:p>4,186  </text:p>
            <text:p>4,106</text:p>
            <text:p>Interest income</text:p>
            <text:p>50  </text:p>
            <text:p>100  </text:p>
            <text:p>202</text:p>
            <text:p>Interest expense</text:p>
            <text:p>(459)  </text:p>
            <text:p>(484)  </text:p>
            <text:p>(848)</text:p>
            <text:p>Other income (expense), net</text:p>
            <text:p>(256)  </text:p>
            <text:p>90  </text:p>
            <text:p>346</text:p>
            <text:p>Total non-operating income (expense)</text:p>
            <text:p>(665)  </text:p>
            <text:p>(294)  </text:p>
            <text:p>(300)</text:p>
            <text:p>Income before income taxes</text:p>
            <text:p>1,568  </text:p>
            <text:p>3,892  </text:p>
            <text:p>3,806</text:p>
            <text:p>Provision for income taxes</text:p>
            <text:p>(950)  </text:p>
            <text:p>(1,425)  </text:p>
            <text:p>(769)</text:p>
            <text:p>Equity-method investment activity, net of tax</text:p>
            <text:p>(22)  </text:p>
            <text:p>(96)  </text:p>
            <text:p>(4)</text:p>
            <text:p>Net income</text:p>
            <text:p>$</text:p>
            <text:p>596  $</text:p>
            <text:p>2,371  $</text:p>
            <text:p>3,033</text:p>
            <text:p>Basic earnings per share</text:p>
            <text:p>$</text:p>
            <text:p>1.28  $</text:p>
            <text:p>5.01  $</text:p>
            <text:p>6.32</text:p>
            <text:p>Diluted earnings per share</text:p>
            <text:p>$</text:p>
            <text:p>1.25  $</text:p>
            <text:p>4.90  $</text:p>
            <text:p>6.15</text:p>
            <text:p>Weighted-average shares used in computation of earnings per share:</text:p>
            <text:p> </text:p>
            <text:p>  </text:p>
            <text:p>  </text:p>
            <text:p>Basic</text:p>
            <text:p>467  </text:p>
            <text:p>474  </text:p>
            <text:p>480</text:p>
            <text:p>Diluted</text:p>
            <text:p>477  </text:p>
            <text:p>484  </text:p>
            <text:p>493</text:p>
            <text:p>See accompanying notes to consolidated financial statements.</text:p>
            <text:p>38___FINANCEBENCH_DELIMITER___Table of Contents</text:p>
            <text:p>AMAZON.COM, INC.</text:p>
            <text:p>CONSOLIDATED BALANCE SHEETS</text:p>
            <text:p>(in millions, except per share data)</text:p>
            <text:p> </text:p>
            <text:p> </text:p>
            <text:p>December 31,</text:p>
            <text:p> </text:p>
            <text:p>2016</text:p>
            <text:p> </text:p>
            <text:p>2017</text:p>
            <text:p>ASSETS</text:p>
            <text:p> </text:p>
            <text:p>  </text:p>
            <text:p>Current assets:</text:p>
            <text:p> </text:p>
            <text:p>  </text:p>
            <text:p>Cash and cash equivalents</text:p>
            <text:p>$</text:p>
            <text:p>19,334  $</text:p>
            <text:p>20,522</text:p>
            <text:p>Marketable securities</text:p>
            <text:p>6,647  </text:p>
            <text:p>10,464</text:p>
            <text:p>Inventories</text:p>
            <text:p>11,461  </text:p>
            <text:p>16,047</text:p>
            <text:p>Accounts receivable, net and other</text:p>
            <text:p>8,339  </text:p>
            <text:p>13,164</text:p>
            <text:p>Total current assets</text:p>
            <text:p>45,781  </text:p>
            <text:p>60,197</text:p>
            <text:p>Property and equipment, net</text:p>
            <text:p>29,114  </text:p>
            <text:p>48,866</text:p>
            <text:p>Goodwill</text:p>
            <text:p>3,784  </text:p>
            <text:p>13,350</text:p>
            <text:p>Other assets</text:p>
            <text:p>4,723  </text:p>
            <text:p>8,897</text:p>
            <text:p>Total assets</text:p>
            <text:p>$</text:p>
            <text:p>83,402  $</text:p>
            <text:p>131,310</text:p>
            <text:p>LIABILITIES AND STOCKHOLDERS’ EQUITY</text:p>
            <text:p> </text:p>
            <text:p>  </text:p>
            <text:p>Current liabilities:</text:p>
            <text:p> </text:p>
            <text:p>  </text:p>
            <text:p>Accounts payable</text:p>
            <text:p>$</text:p>
            <text:p>25,309  $</text:p>
            <text:p>34,616</text:p>
            <text:p>Accrued expenses and other</text:p>
            <text:p>13,739  </text:p>
            <text:p>18,170</text:p>
            <text:p>Unearned revenue</text:p>
            <text:p>4,768  </text:p>
            <text:p>5,097</text:p>
            <text:p>Total current liabilities</text:p>
            <text:p>43,816  </text:p>
            <text:p>57,883</text:p>
            <text:p>Long-term debt</text:p>
            <text:p>7,694  </text:p>
            <text:p>24,743</text:p>
            <text:p>Other long-term liabilities</text:p>
            <text:p>12,607  </text:p>
            <text:p>20,975</text:p>
            <text:p>Commitments and contingencies (Note 7)</text:p>
            <text:p> </text:p>
            <text:p>Stockholders’ equity:</text:p>
            <text:p> </text:p>
            <text:p>  </text:p>
            <text:p>Preferred stock, $0.01 par value:</text:p>
            <text:p> </text:p>
            <text:p>  </text:p>
            <text:p>Authorized shares — 500</text:p>
            <text:p> </text:p>
            <text:p>  </text:p>
            <text:p>Issued and outstanding shares — none</text:p>
            <text:p>—  </text:p>
            <text:p>—</text:p>
            <text:p>Common stock, $0.01 par value:</text:p>
            <text:p> </text:p>
            <text:p>  </text:p>
            <text:p>Authorized shares — 5,000</text:p>
            <text:p> </text:p>
            <text:p>  </text:p>
            <text:p>Issued shares — 500 and 507</text:p>
            <text:p> </text:p>
            <text:p>  </text:p>
            <text:p>Outstanding shares — 477 and 484</text:p>
            <text:p>5  </text:p>
            <text:p>5</text:p>
            <text:p>Treasury stock, at cost</text:p>
            <text:p>(1,837)  </text:p>
            <text:p>(1,837)</text:p>
            <text:p>Additional paid-in capital</text:p>
            <text:p>17,186  </text:p>
            <text:p>21,389</text:p>
            <text:p>Accumulated other comprehensive loss</text:p>
            <text:p>(985)  </text:p>
            <text:p>(484)</text:p>
            <text:p>Retained earnings</text:p>
            <text:p>4,916  </text:p>
            <text:p>8,636</text:p>
            <text:p>Total stockholders’ equity</text:p>
            <text:p>19,285  </text:p>
            <text:p>27,709</text:p>
            <text:p>Total liabilities and stockholders’ equity</text:p>
            <text:p>$</text:p>
            <text:p>83,402  $</text:p>
            <text:p>131,310</text:p>
            <text:p>See accompanying notes to consolidated financial statements.</text:p>
            <text:p>40</text:p>
          </table:table-cell>
          <table:table-cell office:value-type="string" calcext:value-type="string">
            <text:p>38,40</text:p>
          </table:table-cell>
          <table:table-cell/>
        </table:table-row>
        <table:table-row table:style-name="ro15">
          <table:table-cell office:value-type="string" calcext:value-type="string">
            <text:p>financebench_id_08135</text:p>
          </table:table-cell>
          <table:table-cell office:value-type="string" calcext:value-type="string">
            <text:p>AMAZON_2017_10K</text:p>
          </table:table-cell>
          <table:table-cell office:value-type="string" calcext:value-type="string">
            <text:p>https://d18rn0p25nwr6d.cloudfront.net/CIK-0001018724/02da2a86-7bb9-4bcb-95ae-4ce27ea5e3bc.pdf</text:p>
          </table:table-cell>
          <table:table-cell office:value-type="float" office:value="2017" calcext:value-type="float">
            <text:p>2017</text:p>
          </table:table-cell>
          <table:table-cell office:value-type="string" calcext:value-type="string">
            <text:p>metrics-generated</text:p>
          </table:table-cell>
          <table:table-cell office:value-type="string" calcext:value-type="string">
            <text:p>What is Amazon's year-over-year change in revenue from FY2016 to FY2017 (in units of percents and round to one decimal place)? Calculate what was asked by utilizing the line items clearly shown in the statement of income.</text:p>
          </table:table-cell>
          <table:table-cell table:style-name="ce2" office:value-type="string" calcext:value-type="string">
            <text:p>30.8%</text:p>
          </table:table-cell>
          <table:table-cell office:value-type="string" calcext:value-type="string">
            <text:p>Table of Contents</text:p>
            <text:p>AMAZON.COM, INC.</text:p>
            <text:p>CONSOLIDATED STATEMENTS OF OPERATIONS</text:p>
            <text:p>(in millions, except per share data)</text:p>
            <text:p> </text:p>
            <text:p>   </text:p>
            <text:p>Year Ended December 31,</text:p>
            <text:p> </text:p>
            <text:p>2015</text:p>
            <text:p> </text:p>
            <text:p>2016</text:p>
            <text:p> </text:p>
            <text:p>2017</text:p>
            <text:p>Net product sales</text:p>
            <text:p>$</text:p>
            <text:p>79,268  $</text:p>
            <text:p>94,665  $</text:p>
            <text:p>118,573</text:p>
            <text:p>Net service sales</text:p>
            <text:p>27,738  </text:p>
            <text:p>41,322  </text:p>
            <text:p>59,293</text:p>
            <text:p>Total net sales</text:p>
            <text:p>107,006  </text:p>
            <text:p>135,987  </text:p>
            <text:p>177,866</text:p>
            <text:p>Operating expenses:</text:p>
            <text:p> </text:p>
            <text:p>  </text:p>
            <text:p>  </text:p>
            <text:p>Cost of sales</text:p>
            <text:p>71,651  </text:p>
            <text:p>88,265  </text:p>
            <text:p>111,934</text:p>
            <text:p>Fulfillment</text:p>
            <text:p>13,410  </text:p>
            <text:p>17,619  </text:p>
            <text:p>25,249</text:p>
            <text:p>Marketing</text:p>
            <text:p>5,254  </text:p>
            <text:p>7,233  </text:p>
            <text:p>10,069</text:p>
            <text:p>Technology and content</text:p>
            <text:p>12,540  </text:p>
            <text:p>16,085  </text:p>
            <text:p>22,620</text:p>
            <text:p>General and administrative</text:p>
            <text:p>1,747  </text:p>
            <text:p>2,432  </text:p>
            <text:p>3,674</text:p>
            <text:p>Other operating expense, net</text:p>
            <text:p>171  </text:p>
            <text:p>167  </text:p>
            <text:p>214</text:p>
            <text:p>Total operating expenses</text:p>
            <text:p>104,773  </text:p>
            <text:p>131,801  </text:p>
            <text:p>173,760</text:p>
            <text:p>Operating income</text:p>
            <text:p>2,233  </text:p>
            <text:p>4,186  </text:p>
            <text:p>4,106</text:p>
            <text:p>Interest income</text:p>
            <text:p>50  </text:p>
            <text:p>100  </text:p>
            <text:p>202</text:p>
            <text:p>Interest expense</text:p>
            <text:p>(459)  </text:p>
            <text:p>(484)  </text:p>
            <text:p>(848)</text:p>
            <text:p>Other income (expense), net</text:p>
            <text:p>(256)  </text:p>
            <text:p>90  </text:p>
            <text:p>346</text:p>
            <text:p>Total non-operating income (expense)</text:p>
            <text:p>(665)  </text:p>
            <text:p>(294)  </text:p>
            <text:p>(300)</text:p>
            <text:p>Income before income taxes</text:p>
            <text:p>1,568  </text:p>
            <text:p>3,892  </text:p>
            <text:p>3,806</text:p>
            <text:p>Provision for income taxes</text:p>
            <text:p>(950)  </text:p>
            <text:p>(1,425)  </text:p>
            <text:p>(769)</text:p>
            <text:p>Equity-method investment activity, net of tax</text:p>
            <text:p>(22)  </text:p>
            <text:p>(96)  </text:p>
            <text:p>(4)</text:p>
            <text:p>Net income</text:p>
            <text:p>$</text:p>
            <text:p>596  $</text:p>
            <text:p>2,371  $</text:p>
            <text:p>3,033</text:p>
            <text:p>Basic earnings per share</text:p>
            <text:p>$</text:p>
            <text:p>1.28  $</text:p>
            <text:p>5.01  $</text:p>
            <text:p>6.32</text:p>
            <text:p>Diluted earnings per share</text:p>
            <text:p>$</text:p>
            <text:p>1.25  $</text:p>
            <text:p>4.90  $</text:p>
            <text:p>6.15</text:p>
            <text:p>Weighted-average shares used in computation of earnings per share:</text:p>
            <text:p> </text:p>
            <text:p>  </text:p>
            <text:p>  </text:p>
            <text:p>Basic</text:p>
            <text:p>467  </text:p>
            <text:p>474  </text:p>
            <text:p>480</text:p>
            <text:p>Diluted</text:p>
            <text:p>477  </text:p>
            <text:p>484  </text:p>
            <text:p>493</text:p>
            <text:p>See accompanying notes to consolidated financial statements.</text:p>
            <text:p>38</text:p>
          </table:table-cell>
          <table:table-cell office:value-type="float" office:value="38" calcext:value-type="float">
            <text:p>38</text:p>
          </table:table-cell>
          <table:table-cell/>
        </table:table-row>
        <table:table-row table:style-name="ro15">
          <table:table-cell office:value-type="string" calcext:value-type="string">
            <text:p>financebench_id_08286</text:p>
          </table:table-cell>
          <table:table-cell office:value-type="string" calcext:value-type="string">
            <text:p>AMAZON_2019_10K</text:p>
          </table:table-cell>
          <table:table-cell office:value-type="string" calcext:value-type="string">
            <text:p>https://d18rn0p25nwr6d.cloudfront.net/CIK-0001018724/4d39f579-19d8-4119-b087-ee618abf82d6.pdf</text:p>
          </table:table-cell>
          <table:table-cell office:value-type="float" office:value="2019" calcext:value-type="float">
            <text:p>2019</text:p>
          </table:table-cell>
          <table:table-cell office:value-type="string" calcext:value-type="string">
            <text:p>metrics-generated</text:p>
          </table:table-cell>
          <table:table-cell office:value-type="string" calcext:value-type="string">
            <text:p>By drawing conclusions from the information stated only in the income statement, what is Amazon's FY2019 net income attributable to shareholders (in USD millions)?</text:p>
          </table:table-cell>
          <table:table-cell table:style-name="ce2" office:value-type="string" calcext:value-type="string">
            <text:p>$11588.00</text:p>
          </table:table-cell>
          <table:table-cell office:value-type="string" calcext:value-type="string">
            <text:p>Table of Contents</text:p>
            <text:p>AMAZON.COM, INC.</text:p>
            <text:p>CONSOLIDATED STATEMENTS OF OPERATIONS</text:p>
            <text:p>(in millions, except per share data)</text:p>
            <text:p> </text:p>
            <text:p>  </text:p>
            <text:p>Year Ended December 31,</text:p>
            <text:p> </text:p>
            <text:p>2017</text:p>
            <text:p> </text:p>
            <text:p>2018</text:p>
            <text:p> </text:p>
            <text:p>2019</text:p>
            <text:p>Net product sales</text:p>
            <text:p>$</text:p>
            <text:p>118,573  $</text:p>
            <text:p>141,915  $</text:p>
            <text:p>160,408</text:p>
            <text:p>Net service sales</text:p>
            <text:p>59,293  </text:p>
            <text:p>90,972  </text:p>
            <text:p>120,114</text:p>
            <text:p>Total net sales</text:p>
            <text:p>177,866  </text:p>
            <text:p>232,887  </text:p>
            <text:p>280,522</text:p>
            <text:p>Operating expenses:</text:p>
            <text:p> </text:p>
            <text:p>  </text:p>
            <text:p>  </text:p>
            <text:p>Cost of sales</text:p>
            <text:p>111,934  </text:p>
            <text:p>139,156  </text:p>
            <text:p>165,536</text:p>
            <text:p>Fulfillment</text:p>
            <text:p>25,249  </text:p>
            <text:p>34,027  </text:p>
            <text:p>40,232</text:p>
            <text:p>Technology and content</text:p>
            <text:p>22,620  </text:p>
            <text:p>28,837  </text:p>
            <text:p>35,931</text:p>
            <text:p>Marketing</text:p>
            <text:p>10,069  </text:p>
            <text:p>13,814  </text:p>
            <text:p>18,878</text:p>
            <text:p>General and administrative</text:p>
            <text:p>3,674  </text:p>
            <text:p>4,336  </text:p>
            <text:p>5,203</text:p>
            <text:p>Other operating expense (income), net</text:p>
            <text:p>214  </text:p>
            <text:p>296  </text:p>
            <text:p>201</text:p>
            <text:p>Total operating expenses</text:p>
            <text:p>173,760  </text:p>
            <text:p>220,466  </text:p>
            <text:p>265,981</text:p>
            <text:p>Operating income</text:p>
            <text:p>4,106  </text:p>
            <text:p>12,421  </text:p>
            <text:p>14,541</text:p>
            <text:p>Interest income</text:p>
            <text:p>202  </text:p>
            <text:p>440  </text:p>
            <text:p>832</text:p>
            <text:p>Interest expense</text:p>
            <text:p>(848)  </text:p>
            <text:p>(1,417)  </text:p>
            <text:p>(1,600)</text:p>
            <text:p>Other income (expense), net</text:p>
            <text:p>346  </text:p>
            <text:p>(183)  </text:p>
            <text:p>203</text:p>
            <text:p>Total non-operating income (expense)</text:p>
            <text:p>(300)  </text:p>
            <text:p>(1,160)  </text:p>
            <text:p>(565)</text:p>
            <text:p>Income before income taxes</text:p>
            <text:p>3,806  </text:p>
            <text:p>11,261  </text:p>
            <text:p>13,976</text:p>
            <text:p>Provision for income taxes</text:p>
            <text:p>(769)  </text:p>
            <text:p>(1,197)  </text:p>
            <text:p>(2,374)</text:p>
            <text:p>Equity-method investment activity, net of tax</text:p>
            <text:p>(4)  </text:p>
            <text:p>9  </text:p>
            <text:p>(14)</text:p>
            <text:p>Net income</text:p>
            <text:p>$</text:p>
            <text:p>3,033  $</text:p>
            <text:p>10,073  $</text:p>
            <text:p>11,588</text:p>
            <text:p>Basic earnings per share</text:p>
            <text:p>$</text:p>
            <text:p>6.32  $</text:p>
            <text:p>20.68  $</text:p>
            <text:p>23.46</text:p>
            <text:p>Diluted earnings per share</text:p>
            <text:p>$</text:p>
            <text:p>6.15  $</text:p>
            <text:p>20.14  $</text:p>
            <text:p>23.01</text:p>
            <text:p>Weighted-average shares used in computation of earnings per share:</text:p>
            <text:p> </text:p>
            <text:p>  </text:p>
            <text:p>  </text:p>
            <text:p>Basic</text:p>
            <text:p>480  </text:p>
            <text:p>487  </text:p>
            <text:p>494</text:p>
            <text:p>Diluted</text:p>
            <text:p>493  </text:p>
            <text:p>500  </text:p>
            <text:p>504</text:p>
            <text:p>See accompanying notes to consolidated financial statements.</text:p>
            <text:p>38</text:p>
          </table:table-cell>
          <table:table-cell office:value-type="float" office:value="38" calcext:value-type="float">
            <text:p>38</text:p>
          </table:table-cell>
          <table:table-cell/>
        </table:table-row>
        <table:table-row table:style-name="ro16">
          <table:table-cell office:value-type="string" calcext:value-type="string">
            <text:p>financebench_id_03882</text:p>
          </table:table-cell>
          <table:table-cell office:value-type="string" calcext:value-type="string">
            <text:p>AMCOR_2020_10K</text:p>
          </table:table-cell>
          <table:table-cell office:value-type="string" calcext:value-type="string">
            <text:p>https://portalvhds1fxb0jchzgjph.blob.core.windows.net/press-releases-attachments/1517907/Annual%20report%20%5BSection%2013%20and%2015(d)%2C%20not%20S-K%20Item%20405%5D.pdf</text:p>
          </table:table-cell>
          <table:table-cell office:value-type="float" office:value="2020" calcext:value-type="float">
            <text:p>2020</text:p>
          </table:table-cell>
          <table:table-cell office:value-type="string" calcext:value-type="string">
            <text:p>metrics-generated</text:p>
          </table:table-cell>
          <table:table-cell office:value-type="string" calcext:value-type="string">
            <text:p>What is Amcor's year end FY2020 net AR (in USD millions)? Address the question by adopting the perspective of a financial analyst who can only use the details shown within the balance sheet.</text:p>
          </table:table-cell>
          <table:table-cell table:style-name="ce2" office:value-type="string" calcext:value-type="string">
            <text:p>$1616.00</text:p>
          </table:table-cell>
          <table:table-cell office:value-type="string" calcext:value-type="string">
            <text:p>Amcor plc and Subsidiaries</text:p>
            <text:p>Consolidated Balance Sheet</text:p>
            <text:p>(in millions)</text:p>
            <text:p>As of June 30,</text:p>
            <text:p>2020</text:p>
            <text:p>2019</text:p>
            <text:p>Assets</text:p>
            <text:p>Current assets:</text:p>
            <text:p>Cash and cash equivalents</text:p>
            <text:p>$</text:p>
            <text:p>742.6 </text:p>
            <text:p>$</text:p>
            <text:p>601.6 </text:p>
            <text:p>Trade receivables, net</text:p>
            <text:p>1,615.9 </text:p>
            <text:p>1,864.3 </text:p>
            <text:p>Inventories, net</text:p>
            <text:p>1,831.9 </text:p>
            <text:p>1,953.8 </text:p>
            <text:p>Prepaid expenses and other current assets</text:p>
            <text:p>344.3 </text:p>
            <text:p>374.3 </text:p>
            <text:p>Assets held for sale</text:p>
            <text:p>— </text:p>
            <text:p>416.1 </text:p>
            <text:p>Total current assets</text:p>
            <text:p>4,534.7 </text:p>
            <text:p>5,210.1 </text:p>
            <text:p>Non-current assets:</text:p>
            <text:p>Investments in affiliated companies</text:p>
            <text:p>77.7 </text:p>
            <text:p>98.9 </text:p>
            <text:p>Property, plant and equipment, net</text:p>
            <text:p>3,614.8 </text:p>
            <text:p>3,975.0 </text:p>
            <text:p>Operating lease assets</text:p>
            <text:p>525.3 </text:p>
            <text:p>— </text:p>
            <text:p>Deferred tax assets</text:p>
            <text:p>135.4 </text:p>
            <text:p>190.9 </text:p>
            <text:p>Other intangible assets, net</text:p>
            <text:p>1,994.3 </text:p>
            <text:p>2,306.8 </text:p>
            <text:p>Goodwill</text:p>
            <text:p>5,339.3 </text:p>
            <text:p>5,156.0 </text:p>
            <text:p>Employee benefit assets</text:p>
            <text:p>43.4 </text:p>
            <text:p>40.2 </text:p>
            <text:p>Other non-current assets</text:p>
            <text:p>177.2 </text:p>
            <text:p>187.1 </text:p>
            <text:p>Total non-current assets</text:p>
            <text:p>11,907.4 </text:p>
            <text:p>11,954.9 </text:p>
            <text:p>Total assets</text:p>
            <text:p>$</text:p>
            <text:p>16,442.1 </text:p>
            <text:p>$</text:p>
            <text:p>17,165.0 </text:p>
            <text:p>Liabilities</text:p>
            <text:p>Current liabilities:</text:p>
            <text:p>Current portion of long-term debt</text:p>
            <text:p>$</text:p>
            <text:p>11.1 </text:p>
            <text:p>$</text:p>
            <text:p>5.4 </text:p>
            <text:p>Short-term debt</text:p>
            <text:p>195.2 </text:p>
            <text:p>788.8 </text:p>
            <text:p>Trade payables</text:p>
            <text:p>2,170.8 </text:p>
            <text:p>2,303.4 </text:p>
            <text:p>Accrued employee costs</text:p>
            <text:p>476.5 </text:p>
            <text:p>378.4 </text:p>
            <text:p>Other current liabilities</text:p>
            <text:p>1,120.0 </text:p>
            <text:p>1,044.9 </text:p>
            <text:p>Liabilities held for sale</text:p>
            <text:p>— </text:p>
            <text:p>20.9 </text:p>
            <text:p>Total current liabilities</text:p>
            <text:p>3,973.6 </text:p>
            <text:p>4,541.8 </text:p>
            <text:p>Non-current liabilities:</text:p>
            <text:p>Long-term debt, less current portion</text:p>
            <text:p>6,028.4 </text:p>
            <text:p>5,309.0 </text:p>
            <text:p>Operating lease liabilities</text:p>
            <text:p>465.7 </text:p>
            <text:p>— </text:p>
            <text:p>Deferred tax liabilities</text:p>
            <text:p>672.4 </text:p>
            <text:p>1,011.7 </text:p>
            <text:p>Employee benefit obligations</text:p>
            <text:p>391.7 </text:p>
            <text:p>386.8 </text:p>
            <text:p>Other non-current liabilities</text:p>
            <text:p>223.2 </text:p>
            <text:p>241.0 </text:p>
            <text:p>Total non-current liabilities</text:p>
            <text:p>7,781.4 </text:p>
            <text:p>6,948.5 </text:p>
            <text:p>Total liabilities</text:p>
            <text:p>11,755.0 </text:p>
            <text:p>11,490.3 </text:p>
            <text:p>Commitments and contingencies (See Note 19)</text:p>
            <text:p>Shareholders' Equity</text:p>
            <text:p>Amcor plc shareholders’ equity:</text:p>
            <text:p>Ordinary shares ($0.01 par value):</text:p>
            <text:p>Authorized (9,000.0 shares)</text:p>
            <text:p>Issued (1,568.5 and 1,625.9 shares, respectively)</text:p>
            <text:p>15.7 </text:p>
            <text:p>16.3 </text:p>
            <text:p>Additional paid-in capital</text:p>
            <text:p>5,480.0 </text:p>
            <text:p>6,007.5 </text:p>
            <text:p>Retained earnings</text:p>
            <text:p>246.5 </text:p>
            <text:p>323.7 </text:p>
            <text:p>Accumulated other comprehensive income (loss)</text:p>
            <text:p>(1,049.3)</text:p>
            <text:p>(722.4)</text:p>
            <text:p>Treasury shares (6.7 and 1.4 shares, respectively)</text:p>
            <text:p>(67.0)</text:p>
            <text:p>(16.1)</text:p>
            <text:p>Total Amcor plc shareholders' equity</text:p>
            <text:p>4,625.9 </text:p>
            <text:p>5,609.0 </text:p>
            <text:p>Non-controlling interest</text:p>
            <text:p>61.2 </text:p>
            <text:p>65.7 </text:p>
            <text:p>Total shareholders' equity</text:p>
            <text:p>4,687.1 </text:p>
            <text:p>5,674.7 </text:p>
            <text:p>Total liabilities and shareholders' equity</text:p>
            <text:p>$</text:p>
            <text:p>16,442.1 </text:p>
            <text:p>$</text:p>
            <text:p>17,165.0 </text:p>
            <text:p>See accompanying notes to consolidated financial statements.</text:p>
            <text:p>50</text:p>
          </table:table-cell>
          <table:table-cell office:value-type="float" office:value="50" calcext:value-type="float">
            <text:p>50</text:p>
          </table:table-cell>
          <table:table-cell/>
        </table:table-row>
        <table:table-row table:style-name="ro17">
          <table:table-cell office:value-type="string" calcext:value-type="string">
            <text:p>financebench_id_01935</text:p>
          </table:table-cell>
          <table:table-cell office:value-type="string" calcext:value-type="string">
            <text:p>AMCOR_2022_8K_dated-2022-07-01</text:p>
          </table:table-cell>
          <table:table-cell office:value-type="string" calcext:value-type="string">
            <text:p>https://portalvhds1fxb0jchzgjph.blob.core.windows.net/press-releases-attachments/1517333/Current%20report.pdf</text:p>
          </table:table-cell>
          <table:table-cell office:value-type="float" office:value="2022" calcext:value-type="float">
            <text:p>2022</text:p>
          </table:table-cell>
          <table:table-cell office:value-type="string" calcext:value-type="string">
            <text:p>novel-generated</text:p>
          </table:table-cell>
          <table:table-cell office:value-type="string" calcext:value-type="string">
            <text:p>What was the key agenda of the AMCOR's 8k filing dated 1st July 2022?</text:p>
          </table:table-cell>
          <table:table-cell office:value-type="string" calcext:value-type="string">
            <text:p>Amcor Finance (USA), Inc. and Amcor Flexibles North America, Inc., entered into supplemental indentures relating to Guaranteed Senior Notes due 2026 and 2028. This involved the substitution of the Substitute Issuer (Amcor Flexibles North America) for the Former Issuer (Amcor Finance) and the assumption of covenants under the indentures. (In essence a novation agreement)</text:p>
          </table:table-cell>
          <table:table-cell office:value-type="string" calcext:value-type="string">
            <text:p>On June 30, 2022, Amcor Finance (USA), Inc. (the “Former Issuer”) and Amcor Flexibles North America, Inc. (the “Substitute Issuer”),</text:p>
            <text:p>each a wholly-owned subsidiary of Amcor plc (the “Company”), entered into a (i) Second Supplemental Indenture (the “Second Supplemental</text:p>
            <text:p>Indenture”) with the Trustee (as defined below) with respect to the Indenture, dated as of April 28, 2016 (as amended and/or supplemented to</text:p>
            <text:p>date, the “2016 Indenture” and, together with the Second Supplemental Indenture, the “2016 Indenture”), among the Former Issuer, the</text:p>
            <text:p>guarantors party thereto and Deutsche Bank Trust Company Americas, as trustee (the “Trustee”), governing the Former Issuer’s (a) 3.625%</text:p>
            <text:p>Guaranteed Senior Notes due 2026 (the “2026 Notes”) and (b) 4.500% Guaranteed Senior Notes due 2028 (the “2028 Notes” and, together with</text:p>
            <text:p>the 2026 Notes, the “Existing Notes”) and (ii) First Supplemental Indenture (the “First Supplemental Indenture” and, together with the Second</text:p>
            <text:p>Supplemental Indenture, the “Supplemental Indentures”) with the Trustee with respect to the Indenture, dated as of June 13, 2019 (as amended</text:p>
            <text:p>and/or supplemented to date, the “2019 Indenture” and, together with the First Supplemental Indenture, the “2019 Indenture” and, together with</text:p>
            <text:p>the 2016 Indenture, the “Indentures”), among the Former Issuer, the guarantors party thereto and the Trustee, governing the Former Issuer’s</text:p>
            <text:p>(a) 3.625% Guaranteed Senior Notes due 2026 (the “New 2026 Notes”) and (b) 4.500% Guaranteed Senior Notes due 2028 (the “New 2028</text:p>
            <text:p>Notes” and, together with the New 2026 Notes, the “New Notes”), in each case, relating to the substitution of the Substitute Issuer for the Former</text:p>
            <text:p>Issuer and the assumption by the Substitute Issuer of the covenants of the Former Issuer under the Indentures. As disclosed in the Company’s</text:p>
            <text:p>Current Report on Form 8-K, filed with the Securities and Exchange Commission (the “SEC”) on June 17, 2019, the New Notes were issued in</text:p>
            <text:p>June 2019 following the completion of the Former Issuer’s exchange offer to certain eligible holders of the Existing Notes.</text:p>
          </table:table-cell>
          <table:table-cell office:value-type="float" office:value="2" calcext:value-type="float">
            <text:p>2</text:p>
          </table:table-cell>
          <table:table-cell/>
        </table:table-row>
        <table:table-row table:style-name="ro18">
          <table:table-cell office:value-type="string" calcext:value-type="string">
            <text:p>financebench_id_00799</text:p>
          </table:table-cell>
          <table:table-cell office:value-type="string" calcext:value-type="string">
            <text:p>AMCOR_2023_10K</text:p>
          </table:table-cell>
          <table:table-cell office:value-type="string" calcext:value-type="string">
            <text:p>https://portalvhds1fxb0jchzgjph.blob.core.windows.net/press-releases-attachments/1556025/Annual%20report%20%5BSection%2013%20and%2015(d)%2C%20not%20S-K%20Item%20405%5D.pdf</text:p>
          </table:table-cell>
          <table:table-cell office:value-type="float" office:value="2023" calcext:value-type="float">
            <text:p>2023</text:p>
          </table:table-cell>
          <table:table-cell office:value-type="string" calcext:value-type="string">
            <text:p>domain-relevant</text:p>
          </table:table-cell>
          <table:table-cell office:value-type="string" calcext:value-type="string">
            <text:p>Has AMCOR's quick ratio improved or declined between FY2023 and FY2022? If the quick ratio is not something that a financial analyst would ask about a company like this, then state that and explain why.</text:p>
          </table:table-cell>
          <table:table-cell office:value-type="string" calcext:value-type="string">
            <text:p>The quick ratio has slightly improved from 0.67 times to 0.69 times between FY 2023 and FY 2022.(3.4% jump)</text:p>
          </table:table-cell>
          <table:table-cell office:value-type="string" calcext:value-type="string">
            <text:p>Amcor plc and Subsidiaries</text:p>
            <text:p>Consolidated Balance Sheets</text:p>
            <text:p>($ in millions, except share and per share data)</text:p>
            <text:p>As of June 30, 2023 2022</text:p>
            <text:p>Assets</text:p>
            <text:p>Current assets:</text:p>
            <text:p>Cash and cash equivalents $ 689 $ 775</text:p>
            <text:p>Trade receivables, net of allowance for credit losses of $21 and $25, respectively 1,875 1,935</text:p>
            <text:p>Inventories, net</text:p>
            <text:p>Raw materials and supplies 992 1,114</text:p>
            <text:p>Work in process and finished goods 1,221 1,325</text:p>
            <text:p>Prepaid expenses and other current assets 531 512</text:p>
            <text:p>Assets held for sale, net — 192</text:p>
            <text:p>Total current assets 5,308 5,853</text:p>
            <text:p>Non-current assets:</text:p>
            <text:p>Property, plant, and equipment, net 3,762 3,646</text:p>
            <text:p>Operating lease assets 533 560</text:p>
            <text:p>Deferred tax assets 134 130</text:p>
            <text:p>Other intangible assets, net 1,524 1,657</text:p>
            <text:p>Goodwill 5,366 5,285</text:p>
            <text:p>Employee benefit assets 67 89</text:p>
            <text:p>Other non-current assets 309 206</text:p>
            <text:p>Total non-current assets 11,695 11,573</text:p>
            <text:p>Total assets $ 17,003 $ 17,426</text:p>
            <text:p>Liabilities</text:p>
            <text:p>Current liabilities:</text:p>
            <text:p>Current portion of long-term debt $ 13 $ 14</text:p>
            <text:p>Short-term debt 80 136</text:p>
            <text:p>Trade payables 2,690 3,073</text:p>
            <text:p>Accrued employee costs 396 471</text:p>
            <text:p>Other current liabilities 1,297 1,344</text:p>
            <text:p>Liabilities held for sale — 65</text:p>
            <text:p>Total current liabilities 4,476 5,103</text:p>
            <text:p>Non-current liabilities:</text:p>
            <text:p>Long-term debt, less current portion 6,653 6,340</text:p>
            <text:p>Operating lease liabilities 463 493</text:p>
            <text:p>Deferred tax liabilities 616 677</text:p>
            <text:p>Employee benefit obligations 224 201</text:p>
            <text:p>Other non-current liabilities 481 471</text:p>
            <text:p>Total non-current liabilities 8,437 8,182</text:p>
            <text:p>Total liabilities $ 12,913 $ 13,285</text:p>
          </table:table-cell>
          <table:table-cell office:value-type="float" office:value="52" calcext:value-type="float">
            <text:p>52</text:p>
          </table:table-cell>
          <table:table-cell/>
        </table:table-row>
        <table:table-row table:style-name="ro19">
          <table:table-cell office:value-type="string" calcext:value-type="string">
            <text:p>financebench_id_01079</text:p>
          </table:table-cell>
          <table:table-cell office:value-type="string" calcext:value-type="string">
            <text:p>AMCOR_2023_10K</text:p>
          </table:table-cell>
          <table:table-cell office:value-type="string" calcext:value-type="string">
            <text:p>https://portalvhds1fxb0jchzgjph.blob.core.windows.net/press-releases-attachments/1556025/Annual%20report%20%5BSection%2013%20and%2015(d)%2C%20not%20S-K%20Item%20405%5D.pdf</text:p>
          </table:table-cell>
          <table:table-cell office:value-type="float" office:value="2023" calcext:value-type="float">
            <text:p>2023</text:p>
          </table:table-cell>
          <table:table-cell office:value-type="string" calcext:value-type="string">
            <text:p>domain-relevant</text:p>
          </table:table-cell>
          <table:table-cell office:value-type="string" calcext:value-type="string">
            <text:p>What are major acquisitions that AMCOR has done in FY2023, FY2022 and FY2021?</text:p>
          </table:table-cell>
          <table:table-cell office:value-type="string" calcext:value-type="string">
            <text:p>Amcor completed these acquisitions during FY2023:</text:p>
            <text:p>-100% equity interest of a flexibles manufacturing company in the Czech Republic</text:p>
            <text:p>- 100% equity interest in a medical device packaging manufacturing site in</text:p>
            <text:p>Shanghai, China.</text:p>
            <text:p>-acquisition of a New Zealand-based leading manufacturer of state-of-the-art, automated protein</text:p>
            <text:p>packaging machines.</text:p>
          </table:table-cell>
          <table:table-cell office:value-type="string" calcext:value-type="string">
            <text:p>On August 1, 2022, the Company completed the acquisition of 100% equity interest in a Czech Republic company that operates a world-class</text:p>
            <text:p>flexible packaging manufacturing plant. The purchase consideration of $59 million included a deferred portion of $5 million that was paid in the</text:p>
            <text:p>first quarter of fiscal year 2024. The acquisition is part of the Company's Flexibles reportable segment and resulted in the recognition of acquired</text:p>
            <text:p>identifiable net assets of $36 million and goodwill of $23 million. Goodwill is not deductible for tax purposes. The fair values of the identifiable</text:p>
            <text:p>net assets acquired and goodwill are based on the Company's best estimate as of June 30, 2023.</text:p>
            <text:p>On March 17, 2023, the Company completed the acquisition of 100% equity interest in a medical device packaging manufacturing site in</text:p>
            <text:p>Shanghai, China. The purchase consideration of $60 million is subject to customary post-closing adjustments. The consideration includes</text:p>
            <text:p>contingent consideration of $20 million, to be earned and paid in cash over the three years following the acquisition date, subject to meeting</text:p>
            <text:p>certain performance targets. The acquisition is part of the Company's Flexibles reportable segment and resulted in the recognition of acquired</text:p>
            <text:p>identifiable net assets of $21 million and goodwill of $39 million. Goodwill is not deductible for tax purposes. The fair values of the contingent</text:p>
            <text:p>consideration, identifiable net assets acquired, and goodwill are based on the Company's best estimate as of June 30, 2023, and are considered</text:p>
            <text:p>preliminary. The Company aims to complete the purchase price allocation as soon as practicable but no later than one year from the date of the</text:p>
            <text:p>acquisition.</text:p>
            <text:p>On May 31, 2023, the Company completed the acquisition of a New Zealand based leading manufacturer of state-of-the-art, automated protein</text:p>
            <text:p>packaging machines. The purchase consideration of $45 million is subject to customary post-closing adjustments. The consideration includes</text:p>
            <text:p>contingent consideration of $13 million, to be earned and paid in cash over the two years following the acquisition date, subject to meeting</text:p>
            <text:p>certain performance targets. The acquisition is part of the Company's Flexibles reportable segment and resulted in the recognition of acquired</text:p>
            <text:p>identifiable net assets of $9 million and goodwill of $36 million. Goodwill is deductible for tax purposes. The fair values of the contingent</text:p>
            <text:p>consideration, identifiable net assets acquired, and goodwill are based on the Company's best estimate as of June 30, 2023, and are considered</text:p>
            <text:p>preliminary. The Company aims to complete the purchase price allocation as soon as practicable but no later than one year from the date of the</text:p>
            <text:p>acquisition.</text:p>
          </table:table-cell>
          <table:table-cell office:value-type="float" office:value="64" calcext:value-type="float">
            <text:p>64</text:p>
          </table:table-cell>
          <table:table-cell/>
        </table:table-row>
        <table:table-row table:style-name="ro20">
          <table:table-cell office:value-type="string" calcext:value-type="string">
            <text:p>financebench_id_01148</text:p>
          </table:table-cell>
          <table:table-cell office:value-type="string" calcext:value-type="string">
            <text:p>AMCOR_2023_10K</text:p>
          </table:table-cell>
          <table:table-cell office:value-type="string" calcext:value-type="string">
            <text:p>https://portalvhds1fxb0jchzgjph.blob.core.windows.net/press-releases-attachments/1556025/Annual%20report%20%5BSection%2013%20and%2015(d)%2C%20not%20S-K%20Item%20405%5D.pdf</text:p>
          </table:table-cell>
          <table:table-cell office:value-type="float" office:value="2023" calcext:value-type="float">
            <text:p>2023</text:p>
          </table:table-cell>
          <table:table-cell office:value-type="string" calcext:value-type="string">
            <text:p>domain-relevant</text:p>
          </table:table-cell>
          <table:table-cell office:value-type="string" calcext:value-type="string">
            <text:p>What industry does AMCOR primarily operate in?</text:p>
          </table:table-cell>
          <table:table-cell office:value-type="string" calcext:value-type="string">
            <text:p>Amcor is a global leader in packaging production for various use cases.</text:p>
          </table:table-cell>
          <table:table-cell office:value-type="string" calcext:value-type="string">
            <text:p>Today, we are a global leader in developing and producing responsible</text:p>
            <text:p>packaging for food, beverage, pharmaceutical, medical, home and personal-care, and other products</text:p>
          </table:table-cell>
          <table:table-cell office:value-type="float" office:value="5" calcext:value-type="float">
            <text:p>5</text:p>
          </table:table-cell>
          <table:table-cell/>
        </table:table-row>
        <table:table-row table:style-name="ro5">
          <table:table-cell office:value-type="string" calcext:value-type="string">
            <text:p>financebench_id_00684</text:p>
          </table:table-cell>
          <table:table-cell office:value-type="string" calcext:value-type="string">
            <text:p>AMCOR_2023_10K</text:p>
          </table:table-cell>
          <table:table-cell office:value-type="string" calcext:value-type="string">
            <text:p>https://portalvhds1fxb0jchzgjph.blob.core.windows.net/press-releases-attachments/1556025/Annual%20report%20%5BSection%2013%20and%2015(d)%2C%20not%20S-K%20Item%20405%5D.pdf</text:p>
          </table:table-cell>
          <table:table-cell office:value-type="float" office:value="2023" calcext:value-type="float">
            <text:p>2023</text:p>
          </table:table-cell>
          <table:table-cell office:value-type="string" calcext:value-type="string">
            <text:p>domain-relevant</text:p>
          </table:table-cell>
          <table:table-cell office:value-type="string" calcext:value-type="string">
            <text:p>Does AMCOR have an improving gross margin profile as of FY2023? If gross margin is not a useful metric for a company like this, then state that and explain why.</text:p>
          </table:table-cell>
          <table:table-cell office:value-type="string" calcext:value-type="string">
            <text:p>No. For AMCOR there has been a slight decline in gross margins by 0.8%.</text:p>
          </table:table-cell>
          <table:table-cell office:value-type="string" calcext:value-type="string">
            <text:p>Amcor plc and Subsidiaries</text:p>
            <text:p>Consolidated Statements of Income</text:p>
            <text:p>($ in millions, except per share data)</text:p>
            <text:p>For the years ended June 30, 2023 2022 2021</text:p>
            <text:p>Net sales $ 14,694 $ 14,544 $ 12,861</text:p>
            <text:p>Cost of sales (11,969) (11,724) (10,129)</text:p>
            <text:p>Gross profit 2,725 2,820 2,732</text:p>
          </table:table-cell>
          <table:table-cell office:value-type="float" office:value="50" calcext:value-type="float">
            <text:p>50</text:p>
          </table:table-cell>
          <table:table-cell/>
        </table:table-row>
        <table:table-row table:style-name="ro21">
          <table:table-cell office:value-type="string" calcext:value-type="string">
            <text:p>financebench_id_01936</text:p>
          </table:table-cell>
          <table:table-cell office:value-type="string" calcext:value-type="string">
            <text:p>AMCOR_2023Q2_10Q</text:p>
          </table:table-cell>
          <table:table-cell office:value-type="string" calcext:value-type="string">
            <text:p>https://portalvhds1fxb0jchzgjph.blob.core.windows.net/press-releases-attachments/1516809/Quarterly%20report%20%5BSections%2013%20or%2015(d)%5D.pdf</text:p>
          </table:table-cell>
          <table:table-cell office:value-type="float" office:value="2023" calcext:value-type="float">
            <text:p>2023</text:p>
          </table:table-cell>
          <table:table-cell office:value-type="string" calcext:value-type="string">
            <text:p>novel-generated</text:p>
          </table:table-cell>
          <table:table-cell office:value-type="string" calcext:value-type="string">
            <text:p>What is the nature &amp; purpose of AMCOR's restructuring liability as oF Q2 of FY2023 close?</text:p>
          </table:table-cell>
          <table:table-cell office:value-type="string" calcext:value-type="string">
            <text:p>87% of the total restructuring liability is related Employee liabilities.</text:p>
          </table:table-cell>
          <table:table-cell office:value-type="string" calcext:value-type="string">
            <text:p>($ in millions) Employee Costs</text:p>
            <text:p>Fixed Asset</text:p>
            <text:p>Related Costs Other Costs</text:p>
            <text:p>Total</text:p>
            <text:p>Restructuring</text:p>
            <text:p>Costs</text:p>
            <text:p>Liability balance at June 30, 2022 $ 97 $ 3 $ 18 $ 118</text:p>
            <text:p>Net charges to earnings 2 — — 2</text:p>
            <text:p>Cash paid (16) (1) (8) (25)</text:p>
            <text:p>Reversal of unused amounts (2) — — (2)</text:p>
            <text:p>Liability balance at December 31, 2022 $ 81 $ 2 $ 10 $ 93</text:p>
          </table:table-cell>
          <table:table-cell office:value-type="float" office:value="15" calcext:value-type="float">
            <text:p>15</text:p>
          </table:table-cell>
          <table:table-cell/>
        </table:table-row>
        <table:table-row table:style-name="ro22">
          <table:table-cell office:value-type="string" calcext:value-type="string">
            <text:p>financebench_id_01928</text:p>
          </table:table-cell>
          <table:table-cell office:value-type="string" calcext:value-type="string">
            <text:p>AMCOR_2023Q4_EARNINGS</text:p>
          </table:table-cell>
          <table:table-cell office:value-type="string" calcext:value-type="string">
            <text:p>https://assets.ctfassets.net/f7tuyt85vtoa/lkZ2DcdUS4nrhXzLdqCIw/4de2a47a58532c829039cfa972c7ad78/Amcor_FY23_-_Press_Release_FINAL.pdf</text:p>
          </table:table-cell>
          <table:table-cell office:value-type="float" office:value="2023" calcext:value-type="float">
            <text:p>2023</text:p>
          </table:table-cell>
          <table:table-cell office:value-type="string" calcext:value-type="string">
            <text:p>novel-generated</text:p>
          </table:table-cell>
          <table:table-cell office:value-type="string" calcext:value-type="string">
            <text:p>What Was AMCOR's Adjusted Non GAAP EBITDA for FY 2023</text:p>
          </table:table-cell>
          <table:table-cell office:value-type="string" calcext:value-type="string">
            <text:p>AMCOR's Adj. EBITDA was $2,018mn in FY 2023</text:p>
          </table:table-cell>
          <table:table-cell office:value-type="string" calcext:value-type="string">
            <text:p>Twelve Months Ended June 30, 2022 Twelve Months Ended June 30, 2023</text:p>
            <text:p>($ million) EBITDA EBIT</text:p>
            <text:p>Net</text:p>
            <text:p>Income</text:p>
            <text:p>EPS</text:p>
            <text:p>(Diluted</text:p>
            <text:p>US</text:p>
            <text:p>cents)(1) EBITDA EBIT</text:p>
            <text:p>Net</text:p>
            <text:p>Income</text:p>
            <text:p>EPS</text:p>
            <text:p>(Diluted</text:p>
            <text:p>US</text:p>
            <text:p>cents)(1)</text:p>
            <text:p>Net income attributable to Amcor 805 805 805 52.9 1,048 1,048 1,048 70.5</text:p>
            <text:p>Net income attributable to non-controlling</text:p>
            <text:p>interests 10 10 10 10</text:p>
            <text:p>Tax expense 300 300 193 193</text:p>
            <text:p>Interest expense, net 135 135 259 259</text:p>
            <text:p>Depreciation and amortization 579 569</text:p>
            <text:p>EBITDA, EBIT, Net income and EPS 1,829 1,250 805 52.9 2,080 1,510 1,048 70.5</text:p>
            <text:p>2019 Bemis Integration Plan 37 37 37 2.5 — — — —</text:p>
            <text:p>Net loss on disposals(2) 10 10 10 0.7 — — — —</text:p>
            <text:p>Impact of hyperinflation 16 16 16 1.0 24 24 24 1.9</text:p>
            <text:p>Property and other losses, net(3) 13 13 13 0.8 2 2 2 0.1</text:p>
            <text:p>Russia-Ukraine conflict impacts(4) 200 200 200 13.2 (90) (90) (90) (6.0)</text:p>
            <text:p>Pension settlements 8 8 8 0.5 5 5 5 0.3</text:p>
            <text:p>Other 4 4 4 0.3 (3) (3) (3) (0.3)</text:p>
            <text:p>Amortization of acquired intangibles (5) 163 163 10.7 160 160 10.8</text:p>
            <text:p>Tax effect of above items (32) (2.1) (57) (4.0)</text:p>
            <text:p>Adjusted EBITDA, EBIT, Net income and EPS 2,117 1,701 1,224 80.5 2,018 1,608 1,089 73.3</text:p>
          </table:table-cell>
          <table:table-cell office:value-type="float" office:value="12" calcext:value-type="float">
            <text:p>12</text:p>
          </table:table-cell>
          <table:table-cell/>
        </table:table-row>
        <table:table-row table:style-name="ro17">
          <table:table-cell office:value-type="string" calcext:value-type="string">
            <text:p>financebench_id_01930</text:p>
          </table:table-cell>
          <table:table-cell office:value-type="string" calcext:value-type="string">
            <text:p>AMCOR_2023Q4_EARNINGS</text:p>
          </table:table-cell>
          <table:table-cell office:value-type="string" calcext:value-type="string">
            <text:p>https://assets.ctfassets.net/f7tuyt85vtoa/lkZ2DcdUS4nrhXzLdqCIw/4de2a47a58532c829039cfa972c7ad78/Amcor_FY23_-_Press_Release_FINAL.pdf</text:p>
          </table:table-cell>
          <table:table-cell office:value-type="float" office:value="2023" calcext:value-type="float">
            <text:p>2023</text:p>
          </table:table-cell>
          <table:table-cell office:value-type="string" calcext:value-type="string">
            <text:p>novel-generated</text:p>
          </table:table-cell>
          <table:table-cell office:value-type="string" calcext:value-type="string">
            <text:p>How much was the Real change in Sales for AMCOR in FY 2023 vs FY 2022, if we exclude the impact of FX movement, passthrough costs and one-off items?</text:p>
          </table:table-cell>
          <table:table-cell office:value-type="string" calcext:value-type="string">
            <text:p>The Real Growth was flat in FY 2023 vs FY 2022.</text:p>
          </table:table-cell>
          <table:table-cell office:value-type="string" calcext:value-type="string">
            <text:p>Three Months Ended June 30 Twelve Months Ended June 30</text:p>
            <text:p>($ million) Flexibles Rigid</text:p>
            <text:p>Packaging Total Flexibles Rigid</text:p>
            <text:p>Packaging Total</text:p>
            <text:p>Net sales fiscal year 2023 2,777 897 3,673 11,154 3,540 14,694</text:p>
            <text:p>Net sales fiscal year 2022 2,967 942 3,909 11,151 3,393 14,544</text:p>
            <text:p>Reported Growth % (6) (5) (6) — 4 1</text:p>
            <text:p>FX % 1 (1) — (4) (1) (3)</text:p>
            <text:p>Constant Currency Growth % (7) (4) (6) 4 5 4</text:p>
            <text:p>Raw Material Pass Through % 1 — 1 5 8 5</text:p>
            <text:p>Items affecting comparability % (3) — (2) (2) — (1)</text:p>
            <text:p>Comparable Constant Currency</text:p>
            <text:p>Growth % (5) (4) (5) 1 (3) —</text:p>
            <text:p>Volume % (7) (6) (7) (3) (4) (3)</text:p>
            <text:p>Price/Mix % 2 2 2 4 1 3</text:p>
          </table:table-cell>
          <table:table-cell office:value-type="float" office:value="10" calcext:value-type="float">
            <text:p>10</text:p>
          </table:table-cell>
          <table:table-cell/>
        </table:table-row>
        <table:table-row table:style-name="ro23">
          <table:table-cell office:value-type="string" calcext:value-type="string">
            <text:p>financebench_id_03069</text:p>
          </table:table-cell>
          <table:table-cell office:value-type="string" calcext:value-type="string">
            <text:p>AMD_2015_10K</text:p>
          </table:table-cell>
          <table:table-cell office:value-type="string" calcext:value-type="string">
            <text:p>https://ir.amd.com/sec-filings/filter/annual-filings/content/0000002488-16-000111/0000002488-16-000111.pdf</text:p>
          </table:table-cell>
          <table:table-cell office:value-type="float" office:value="2015" calcext:value-type="float">
            <text:p>2015</text:p>
          </table:table-cell>
          <table:table-cell office:value-type="string" calcext:value-type="string">
            <text:p>metrics-generated</text:p>
          </table:table-cell>
          <table:table-cell office:value-type="string" calcext:value-type="string">
            <text:p>Answer the following question as if you are an equity research analyst and have lost internet connection so you do not have access to financial metric providers. According to the details clearly outlined within the P&amp;L statement and the statement of cash flows, what is the FY2015 depreciation and amortization (D&amp;A from cash flow statement) % margin for AMD?</text:p>
          </table:table-cell>
          <table:table-cell table:style-name="ce2" office:value-type="string" calcext:value-type="string">
            <text:p>4.2%</text:p>
          </table:table-cell>
          <table:table-cell office:value-type="string" calcext:value-type="string">
            <text:p>ITEM 8.</text:p>
            <text:p>FINANCIAL STATEMENTS AND SUPPLEMENTARY DATA</text:p>
            <text:p>Advanced Micro Devices, Inc.</text:p>
            <text:p>Consolidated Statements of Operations</text:p>
            <text:p> </text:p>
            <text:p>  </text:p>
            <text:p>Year Ended</text:p>
            <text:p>  </text:p>
            <text:p>December 26,</text:p>
            <text:p> </text:p>
            <text:p>2015</text:p>
            <text:p> </text:p>
            <text:p>December 27,</text:p>
            <text:p> </text:p>
            <text:p>2014</text:p>
            <text:p> </text:p>
            <text:p>December 28,</text:p>
            <text:p> </text:p>
            <text:p>2013</text:p>
            <text:p> </text:p>
            <text:p>(In millions, except per share amounts)</text:p>
            <text:p>Net revenue</text:p>
            <text:p>$</text:p>
            <text:p>3,991  $</text:p>
            <text:p>5,506  $</text:p>
            <text:p>5,299 </text:p>
            <text:p>Cost of sales</text:p>
            <text:p>2,911  </text:p>
            <text:p>3,667  </text:p>
            <text:p>3,321 </text:p>
            <text:p>Gross margin</text:p>
            <text:p>1,080  </text:p>
            <text:p>1,839  </text:p>
            <text:p>1,978 </text:p>
            <text:p>Research and development</text:p>
            <text:p>947  </text:p>
            <text:p>1,072  </text:p>
            <text:p>1,201 </text:p>
            <text:p>Marketing, general and administrative</text:p>
            <text:p>482  </text:p>
            <text:p>604  </text:p>
            <text:p>674 </text:p>
            <text:p>Amortization of acquired intangible assets</text:p>
            <text:p>3  </text:p>
            <text:p>14  </text:p>
            <text:p>18 </text:p>
            <text:p>Restructuring and other special charges, net</text:p>
            <text:p>129  </text:p>
            <text:p>71  </text:p>
            <text:p>30 </text:p>
            <text:p>Goodwill impairment charge</text:p>
            <text:p>—  </text:p>
            <text:p>233  </text:p>
            <text:p>— </text:p>
            <text:p>Legal settlements, net</text:p>
            <text:p>—  </text:p>
            <text:p>—  </text:p>
            <text:p>(48)</text:p>
            <text:p>Operating income (loss)</text:p>
            <text:p>(481)  </text:p>
            <text:p>(155)  </text:p>
            <text:p>103 </text:p>
            <text:p>Interest expense</text:p>
            <text:p>(160)  </text:p>
            <text:p>(177)  </text:p>
            <text:p>(177)</text:p>
            <text:p>Other expense, net</text:p>
            <text:p>(5)  </text:p>
            <text:p>(66)  </text:p>
            <text:p>— </text:p>
            <text:p>Loss before income taxes</text:p>
            <text:p>(646)  </text:p>
            <text:p>(398)  </text:p>
            <text:p>(74)</text:p>
            <text:p>Provision for income taxes</text:p>
            <text:p>14  </text:p>
            <text:p>5  </text:p>
            <text:p>9 </text:p>
            <text:p>Net loss</text:p>
            <text:p>$</text:p>
            <text:p>(660)  $</text:p>
            <text:p>(403)  $</text:p>
            <text:p>(83)</text:p>
            <text:p>Net loss per share</text:p>
            <text:p> </text:p>
            <text:p>  </text:p>
            <text:p>  </text:p>
            <text:p>Basic</text:p>
            <text:p>$</text:p>
            <text:p>(0.84)  $</text:p>
            <text:p>(0.53)  $</text:p>
            <text:p>(0.11)</text:p>
            <text:p>Diluted</text:p>
            <text:p>$</text:p>
            <text:p>(0.84)  $</text:p>
            <text:p>(0.53)  $</text:p>
            <text:p>(0.11)</text:p>
            <text:p>Shares used in per share calculation</text:p>
            <text:p> </text:p>
            <text:p>  </text:p>
            <text:p>  </text:p>
            <text:p>Basic</text:p>
            <text:p>783  </text:p>
            <text:p>768  </text:p>
            <text:p>754 </text:p>
            <text:p>Diluted</text:p>
            <text:p>783  </text:p>
            <text:p>768  </text:p>
            <text:p>754 </text:p>
            <text:p>See accompanying notes to consolidated financial statements.</text:p>
            <text:p> </text:p>
            <text:p>54___FINANCEBENCH_DELIMITER___Advanced Micro Devices, Inc.</text:p>
            <text:p>Consolidated Statements of Cash Flows </text:p>
            <text:p>  </text:p>
            <text:p>Year Ended</text:p>
            <text:p>  </text:p>
            <text:p>December 26,</text:p>
            <text:p> </text:p>
            <text:p>2015</text:p>
            <text:p> </text:p>
            <text:p>December 27,</text:p>
            <text:p> </text:p>
            <text:p>2014</text:p>
            <text:p> </text:p>
            <text:p>December 28,</text:p>
            <text:p> </text:p>
            <text:p>2013</text:p>
            <text:p> </text:p>
            <text:p>(In millions)</text:p>
            <text:p>Cash flows from operating activities:</text:p>
            <text:p> </text:p>
            <text:p>  </text:p>
            <text:p>  </text:p>
            <text:p>Net loss</text:p>
            <text:p>$</text:p>
            <text:p>(660)  $</text:p>
            <text:p>(403)  $</text:p>
            <text:p>(83)</text:p>
            <text:p>Adjustments to reconcile net loss to net cash used in operating activities:</text:p>
            <text:p> </text:p>
            <text:p>  </text:p>
            <text:p>  </text:p>
            <text:p>Depreciation and amortization</text:p>
            <text:p>167  </text:p>
            <text:p>203  </text:p>
            <text:p>236 </text:p>
            <text:p>Net loss on disposal of property, plant and equipment</text:p>
            <text:p>—  </text:p>
            <text:p>—  </text:p>
            <text:p>31 </text:p>
            <text:p>Stock-based compensation expense</text:p>
            <text:p>63  </text:p>
            <text:p>81  </text:p>
            <text:p>91 </text:p>
            <text:p>Non-cash interest expense</text:p>
            <text:p>11  </text:p>
            <text:p>17  </text:p>
            <text:p>25 </text:p>
            <text:p>Goodwill impairment charge</text:p>
            <text:p>—  </text:p>
            <text:p>233  </text:p>
            <text:p>— </text:p>
            <text:p>Restructuring and other special charges, net</text:p>
            <text:p>83  </text:p>
            <text:p>14  </text:p>
            <text:p>— </text:p>
            <text:p>Net loss on debt redemptions</text:p>
            <text:p>—  </text:p>
            <text:p>61  </text:p>
            <text:p>1 </text:p>
            <text:p>Other</text:p>
            <text:p>(3)  </text:p>
            <text:p>(13)  </text:p>
            <text:p>(1)</text:p>
            <text:p>Changes in operating assets and liabilities:</text:p>
            <text:p> </text:p>
            <text:p>  </text:p>
            <text:p>  </text:p>
            <text:p>Accounts receivable</text:p>
            <text:p>280  </text:p>
            <text:p>7  </text:p>
            <text:p>(200)</text:p>
            <text:p>Inventories</text:p>
            <text:p>(11)  </text:p>
            <text:p>199  </text:p>
            <text:p>(322)</text:p>
            <text:p>Prepayments and other - GLOBALFOUNDRIES</text:p>
            <text:p>84  </text:p>
            <text:p>(113)  </text:p>
            <text:p>— </text:p>
            <text:p>Prepaid expenses and other assets</text:p>
            <text:p>(111)  </text:p>
            <text:p>(7)  </text:p>
            <text:p>(103)</text:p>
            <text:p>Accounts payables, accrued liabilities and other</text:p>
            <text:p>(156)  </text:p>
            <text:p>(231)  </text:p>
            <text:p>266 </text:p>
            <text:p>Payable to GLOBALFOUNDRIES</text:p>
            <text:p>27  </text:p>
            <text:p>(146)  </text:p>
            <text:p>(89)</text:p>
            <text:p>Net cash used in operating activities</text:p>
            <text:p>(226)  </text:p>
            <text:p>(98)  </text:p>
            <text:p>(148)</text:p>
            <text:p>Cash flows from investing activities:</text:p>
            <text:p> </text:p>
            <text:p>  </text:p>
            <text:p>  </text:p>
            <text:p>Purchases of available-for-sale securities</text:p>
            <text:p>(227)  </text:p>
            <text:p>(790)  </text:p>
            <text:p>(1,043)</text:p>
            <text:p>Purchases of property, plant and equipment</text:p>
            <text:p>(96)  </text:p>
            <text:p>(95)  </text:p>
            <text:p>(84)</text:p>
            <text:p>Proceeds from sales and maturities of available-for-sale securities</text:p>
            <text:p>462  </text:p>
            <text:p>873  </text:p>
            <text:p>1,344 </text:p>
            <text:p>Proceeds from sale of property, plant and equipment</text:p>
            <text:p>8  </text:p>
            <text:p>—  </text:p>
            <text:p>238 </text:p>
            <text:p>Net cash provided by (used in) investing activities</text:p>
            <text:p>147  </text:p>
            <text:p>(12)  </text:p>
            <text:p>455 </text:p>
            <text:p>Cash flows from financing activities:</text:p>
            <text:p> </text:p>
            <text:p>  </text:p>
            <text:p>  </text:p>
            <text:p>Proceeds from borrowings, net</text:p>
            <text:p>100  </text:p>
            <text:p>1,155  </text:p>
            <text:p>55 </text:p>
            <text:p>Proceeds from issuance of common stock</text:p>
            <text:p>5  </text:p>
            <text:p>4  </text:p>
            <text:p>3 </text:p>
            <text:p>Repayments of long-term debt and capital lease obligations</text:p>
            <text:p>(44)  </text:p>
            <text:p>(1,115)  </text:p>
            <text:p>(55)</text:p>
            <text:p>Other</text:p>
            <text:p>(2)  </text:p>
            <text:p>2  </text:p>
            <text:p>10 </text:p>
            <text:p>Net cash provided by financing activities</text:p>
            <text:p>59  </text:p>
            <text:p>46  </text:p>
            <text:p>13 </text:p>
            <text:p>Net increase (decrease) in cash and cash equivalents</text:p>
            <text:p>(20)  </text:p>
            <text:p>(64)  </text:p>
            <text:p>320 </text:p>
            <text:p>Cash and cash equivalents at beginning of year</text:p>
            <text:p>805  </text:p>
            <text:p>869  </text:p>
            <text:p>549 </text:p>
            <text:p>Cash and cash equivalents at end of year</text:p>
            <text:p>$</text:p>
            <text:p>785  $</text:p>
            <text:p>805  $</text:p>
            <text:p>869 </text:p>
            <text:p>Supplemental disclosures of cash flow information:</text:p>
            <text:p> </text:p>
            <text:p>  </text:p>
            <text:p>  </text:p>
            <text:p>Cash paid during the year for:</text:p>
            <text:p> </text:p>
            <text:p>  </text:p>
            <text:p>  </text:p>
            <text:p>Interest</text:p>
            <text:p>$</text:p>
            <text:p>149  $</text:p>
            <text:p>138  $</text:p>
            <text:p>152 </text:p>
            <text:p>Income taxes</text:p>
            <text:p>$</text:p>
            <text:p>3  $</text:p>
            <text:p>7  $</text:p>
            <text:p>9 </text:p>
            <text:p>See accompanying notes to consolidated financial statements.</text:p>
            <text:p> </text:p>
            <text:p> </text:p>
            <text:p>58</text:p>
          </table:table-cell>
          <table:table-cell office:value-type="string" calcext:value-type="string">
            <text:p>56,60</text:p>
          </table:table-cell>
          <table:table-cell/>
        </table:table-row>
        <table:table-row table:style-name="ro24">
          <table:table-cell office:value-type="string" calcext:value-type="string">
            <text:p>financebench_id_00222</text:p>
          </table:table-cell>
          <table:table-cell office:value-type="string" calcext:value-type="string">
            <text:p>AMD_2022_10K</text:p>
          </table:table-cell>
          <table:table-cell office:value-type="string" calcext:value-type="string">
            <text:p>https://ir.amd.com/sec-filings/content/0000002488-23-000047/0000002488-23-000047.pdf</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Does AMD have a reasonably healthy liquidity profile based on its quick ratio for FY22? If the quick ratio is not relevant to measure liquidity, please state that and explain why.</text:p>
          </table:table-cell>
          <table:table-cell office:value-type="string" calcext:value-type="string">
            <text:p>Yes. The quick ratio is 1.57, calculated as (cash and cash equivalents+Short term investments+Accounts receivable, net+receivables from related parties)/ (current liabilities).</text:p>
          </table:table-cell>
          <table:table-cell office:value-type="string" calcext:value-type="string">
            <text:p>Consolidated Balance Sheets</text:p>
            <text:p>December 31,</text:p>
            <text:p>2022</text:p>
            <text:p>December 25,</text:p>
            <text:p>2021</text:p>
            <text:p>(In millions, except par value amounts)</text:p>
            <text:p>ASSETS</text:p>
            <text:p>Current assets:</text:p>
            <text:p>Cash and cash equivalents $ 4,835 $ 2,535</text:p>
            <text:p>Short-term investments 1,020 1,073</text:p>
            <text:p>Accounts receivable, net 4,126 2,706</text:p>
            <text:p>Inventories 3,771 1,955</text:p>
            <text:p>Receivables from related parties 2 2</text:p>
            <text:p>Prepaid expenses and other current assets 1,265 312</text:p>
            <text:p>Total current assets 15,019 8,583</text:p>
            <text:p>Property and equipment, net 1,513 702</text:p>
            <text:p>Operating lease right-of-use assets 460 367</text:p>
            <text:p>Goodwill 24,177 289</text:p>
            <text:p>Acquisition-related intangibles 24,118 —</text:p>
            <text:p>Investment: equity method 83 69</text:p>
            <text:p>Deferred tax assets 58 931</text:p>
            <text:p>Other non-current assets 2,152 1,478</text:p>
            <text:p>Total assets $ 67,580 $ 12,419</text:p>
            <text:p>LIABILITIES AND STOCKHOLDERS’ EQUITY</text:p>
            <text:p>Current liabilities:</text:p>
            <text:p>Accounts payable $ 2,493 $ 1,321</text:p>
            <text:p>Payables to related parties 463 85</text:p>
            <text:p>Accrued liabilities 3,077 2,424</text:p>
            <text:p>Current portion of long-term debt, net — 312</text:p>
            <text:p>Other current liabilities 336 98</text:p>
            <text:p>Total current liabilities 6,369 4,240</text:p>
            <text:p>Long-term debt, net of current portion 2,467 1</text:p>
            <text:p>Long-term operating lease liabilities 396 348</text:p>
            <text:p>Deferred tax liabilities 1,934 12</text:p>
            <text:p>Other long-term liabilities 1,664 321</text:p>
            <text:p>Commitments and Contingencies (see Notes 16 and 17)</text:p>
            <text:p>Stockholders’ equity:</text:p>
            <text:p>Capital stock:</text:p>
            <text:p>Common stock, par value $0.01; shares authorized: 2,250; shares issued: 1,645 and 1,232; shares</text:p>
            <text:p>outstanding: 1,612 and 1,207 16 12</text:p>
            <text:p>Additional paid-in capital 58,005 11,069</text:p>
            <text:p>Treasury stock, at cost (shares held: 33 and 25) (3,099) (2,130)</text:p>
            <text:p>Accumulated deficit (131) (1,451)</text:p>
            <text:p>Accumulated other comprehensive loss (41) (3)</text:p>
            <text:p>Total stockholders’ equity 54,750 7,497</text:p>
            <text:p>Total liabilities and stockholders’ equity $ 67,580 $ 12,419</text:p>
          </table:table-cell>
          <table:table-cell office:value-type="float" office:value="56" calcext:value-type="float">
            <text:p>56</text:p>
          </table:table-cell>
          <table:table-cell/>
        </table:table-row>
        <table:table-row table:style-name="ro25">
          <table:table-cell office:value-type="string" calcext:value-type="string">
            <text:p>financebench_id_00995</text:p>
          </table:table-cell>
          <table:table-cell office:value-type="string" calcext:value-type="string">
            <text:p>AMD_2022_10K</text:p>
          </table:table-cell>
          <table:table-cell office:value-type="string" calcext:value-type="string">
            <text:p>https://ir.amd.com/sec-filings/content/0000002488-23-000047/0000002488-23-000047.pdf</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What are the major products and services that AMD sells as of FY22?</text:p>
          </table:table-cell>
          <table:table-cell office:value-type="string" calcext:value-type="string">
            <text:p>AMD sells server microprocessors (CPUs) and graphics processing units (GPUs), data processing units (DPUs), Field Programmable Gate Arrays (FPGAs), and Adaptive System-on-Chip (SoC) products for data centers; CPUs, accelerated processing units (APUs) that integrate CPUs and GPUs, and chipsets for desktop and notebook personal computers; discrete GPUs, and semi-custom SoC products and development services; and embedded CPUs, GPUs, APUs, FPGAs, and Adaptive SoC products.</text:p>
          </table:table-cell>
          <table:table-cell office:value-type="string" calcext:value-type="string">
            <text:p>Overview</text:p>
            <text:p>We are a global semiconductor company primarily offering:</text:p>
            <text:p>• server microprocessors (CPUs) and graphics processing units (GPUs), data processing units (DPUs), Field Programmable Gate Arrays (FPGAs), and</text:p>
            <text:p>Adaptive System-on-Chip (SoC) products for data centers;</text:p>
            <text:p>• CPUs, accelerated processing units (APUs) that integrate CPUs and GPUs, and chipsets for desktop and notebook personal computers;</text:p>
            <text:p>• discrete GPUs, and semi-custom SoC products and development services; and</text:p>
            <text:p>• embedded CPUs, GPUs, APUs, FPGAs, and Adaptive SoC products.</text:p>
            <text:p>From time to time, we may also sell or license portions of our intellectual property (IP) portfolio.</text:p>
          </table:table-cell>
          <table:table-cell office:value-type="float" office:value="4" calcext:value-type="float">
            <text:p>4</text:p>
          </table:table-cell>
          <table:table-cell/>
        </table:table-row>
        <table:table-row table:style-name="ro26">
          <table:table-cell office:value-type="string" calcext:value-type="string">
            <text:p>financebench_id_01198</text:p>
          </table:table-cell>
          <table:table-cell office:value-type="string" calcext:value-type="string">
            <text:p>AMD_2022_10K</text:p>
          </table:table-cell>
          <table:table-cell office:value-type="string" calcext:value-type="string">
            <text:p>https://ir.amd.com/sec-filings/content/0000002488-23-000047/0000002488-23-000047.pdf</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What drove revenue change as of the FY22 for AMD?</text:p>
          </table:table-cell>
          <table:table-cell office:value-type="string" calcext:value-type="string">
            <text:p>In 2022, AMD reported Higher sales of their EPYC server processors, higher semi-custom product sales, and the inclusion of Xilinx embedded product sales</text:p>
          </table:table-cell>
          <table:table-cell office:value-type="string" calcext:value-type="string">
            <text:p>Net</text:p>
            <text:p>revenue for 2022 was $23.6 billion, an increase of 44% compared to 2021 net revenue of $16.4 billion. The increase in net revenue was driven by a 64%</text:p>
            <text:p>increase in Data Center segment revenue primarily due to higher sales of our EPYC™ server processors, a 21% increase in Gaming segment revenue</text:p>
            <text:p>primarily due to higher semi-custom product sales, and a significant increase in Embedded segment revenue from the prior year period driven by the inclusion</text:p>
            <text:p>of Xilinx embedded product sales.</text:p>
          </table:table-cell>
          <table:table-cell office:value-type="float" office:value="43" calcext:value-type="float">
            <text:p>43</text:p>
          </table:table-cell>
          <table:table-cell/>
        </table:table-row>
        <table:table-row table:style-name="ro27">
          <table:table-cell office:value-type="string" calcext:value-type="string">
            <text:p>financebench_id_00917</text:p>
          </table:table-cell>
          <table:table-cell office:value-type="string" calcext:value-type="string">
            <text:p>AMD_2022_10K</text:p>
          </table:table-cell>
          <table:table-cell office:value-type="string" calcext:value-type="string">
            <text:p>https://ir.amd.com/sec-filings/content/0000002488-23-000047/0000002488-23-000047.pdf</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What drove operating margin change as of the FY22 for AMD? If operating margin is not a useful metric for a company like this, then please state that and explain why.</text:p>
          </table:table-cell>
          <table:table-cell office:value-type="string" calcext:value-type="string">
            <text:p>The decrease in AMD's operating income was primarily driven by amortization of intangible assets associated with the Xilinx acquisition</text:p>
          </table:table-cell>
          <table:table-cell office:value-type="string" calcext:value-type="string">
            <text:p>Operating income for 2022 was $1.3 billion compared to operating income of $3.6 billion for 2021. The decrease in operating income was primarily driven by</text:p>
            <text:p>amortization of intangible assets associated with the Xilinx acquisition.</text:p>
          </table:table-cell>
          <table:table-cell office:value-type="float" office:value="43" calcext:value-type="float">
            <text:p>43</text:p>
          </table:table-cell>
          <table:table-cell/>
        </table:table-row>
        <table:table-row table:style-name="ro28">
          <table:table-cell office:value-type="string" calcext:value-type="string">
            <text:p>financebench_id_01279</text:p>
          </table:table-cell>
          <table:table-cell office:value-type="string" calcext:value-type="string">
            <text:p>AMD_2022_10K</text:p>
          </table:table-cell>
          <table:table-cell office:value-type="string" calcext:value-type="string">
            <text:p>https://ir.amd.com/sec-filings/content/0000002488-23-000047/0000002488-23-000047.pdf</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Among operations, investing, and financing activities, which brought in the most (or lost the least) cash flow for AMD in FY22?</text:p>
          </table:table-cell>
          <table:table-cell office:value-type="string" calcext:value-type="string">
            <text:p>In 2022, AMD brought in the most cashflow from Operations</text:p>
          </table:table-cell>
          <table:table-cell office:value-type="string" calcext:value-type="string">
            <text:p>Advanced Micro Devices, Inc.</text:p>
            <text:p>Consolidated Statements of Cash Flows</text:p>
            <text:p>Year Ended</text:p>
            <text:p>December 31,</text:p>
            <text:p>2022</text:p>
            <text:p>December 25,</text:p>
            <text:p>2021</text:p>
            <text:p>December 26,</text:p>
            <text:p>2020</text:p>
            <text:p>(In millions)</text:p>
            <text:p>Cash flows from operating activities:</text:p>
            <text:p>Net income $ 1,320 $ 3,162 $ 2,490</text:p>
            <text:p>Adjustments to reconcile net income to net cash provided by operating activities:</text:p>
            <text:p>Depreciation and amortization 4,174 407 312</text:p>
            <text:p>Stock-based compensation 1,081 379 274</text:p>
            <text:p>Amortization of debt discount and issuance costs — 5 14</text:p>
            <text:p>Amortization of operating lease right-of-use assets 88 56 42</text:p>
            <text:p>Amortization of inventory fair value adjustment 189 — —</text:p>
            <text:p>Loss on debt redemption, repurchase and conversion — 7 54</text:p>
            <text:p>Loss on sale or disposal of property and equipment 16 34 33</text:p>
            <text:p>Deferred income taxes (1,505) 308 (1,223)</text:p>
            <text:p>(Gains) losses on equity investments, net 62 (56) (2)</text:p>
            <text:p>Other (14) (7) 8</text:p>
            <text:p>Changes in operating assets and liabilities:</text:p>
            <text:p>Accounts receivable, net (1,091) (640) (219)</text:p>
            <text:p>Inventories (1,401) (556) (417)</text:p>
            <text:p>Receivables from related parties (13) 8 10</text:p>
            <text:p>Prepaid expenses and other assets (1,197) (920) (231)</text:p>
            <text:p>Payables to related parties 379 7 (135)</text:p>
            <text:p>Accounts payable 931 801 (513)</text:p>
            <text:p>Accrued liabilities and other 546 526 574</text:p>
            <text:p>Net cash provided by operating activities 3,565 3,521 1,071</text:p>
            <text:p>Cash flows from investing activities:</text:p>
            <text:p>Purchases of property and equipment (450) (301) (294)</text:p>
            <text:p>Purchases of short-term investments (2,667) (2,056) (850)</text:p>
            <text:p>Proceeds from maturity of short-term investments 4,310 1,678 192</text:p>
            <text:p>Cash received from acquisition of Xilinx 2,366 — —</text:p>
            <text:p>Acquisition of Pensando, net of cash acquired (1,544) — —</text:p>
            <text:p>Other (16) (7) —</text:p>
            <text:p>Net cash provided by (used in) investing activities 1,999 (686) (952)</text:p>
            <text:p>Cash flows from financing activities:</text:p>
            <text:p>Proceeds from debt, net of issuance costs 991 — 200</text:p>
            <text:p>Repayment of debt (312) — (200)</text:p>
            <text:p>Proceeds from sales of common stock through employee equity plans 167 104 85</text:p>
            <text:p>Repurchases of common stock (3,702) (1,762) —</text:p>
            <text:p>Common stock repurchases for tax withholding on employee equity plans (406) (237) (78)</text:p>
            <text:p>Other (2) — (1)</text:p>
            <text:p>Net cash (used in) provided by financing activities (3,264) (1,895) 6</text:p>
            <text:p>Net increase in cash and cash equivalents 2,300 940 125</text:p>
            <text:p>Cash and cash equivalents at beginning of year 2,535 1,595 1,470</text:p>
            <text:p>Cash and cash equivalents at end of year $ 4,835 $ 2,535 $ 1,595</text:p>
          </table:table-cell>
          <table:table-cell office:value-type="float" office:value="58" calcext:value-type="float">
            <text:p>58</text:p>
          </table:table-cell>
          <table:table-cell/>
        </table:table-row>
        <table:table-row table:style-name="ro29">
          <table:table-cell office:value-type="string" calcext:value-type="string">
            <text:p>financebench_id_00563</text:p>
          </table:table-cell>
          <table:table-cell office:value-type="string" calcext:value-type="string">
            <text:p>AMD_2022_10K</text:p>
          </table:table-cell>
          <table:table-cell office:value-type="string" calcext:value-type="string">
            <text:p>https://ir.amd.com/sec-filings/content/0000002488-23-000047/0000002488-23-000047.pdf</text:p>
          </table:table-cell>
          <table:table-cell office:value-type="float" office:value="2022" calcext:value-type="float">
            <text:p>2022</text:p>
          </table:table-cell>
          <table:table-cell office:value-type="string" calcext:value-type="string">
            <text:p>novel-generated</text:p>
          </table:table-cell>
          <table:table-cell office:value-type="string" calcext:value-type="string">
            <text:p>From FY21 to FY22, excluding Embedded, in which AMD reporting segment did sales proportionally increase the most?</text:p>
          </table:table-cell>
          <table:table-cell office:value-type="string" calcext:value-type="string">
            <text:p>Data Center</text:p>
          </table:table-cell>
          <table:table-cell office:value-type="string" calcext:value-type="string">
            <text:p>Year Ended</text:p>
            <text:p>December 31,</text:p>
            <text:p>2022</text:p>
            <text:p>December 25,</text:p>
            <text:p>2021</text:p>
            <text:p>(In millions)</text:p>
            <text:p>Net revenue:</text:p>
            <text:p>Data Center $ 6,043 $ 3,694</text:p>
            <text:p>Client 6,201 6,887</text:p>
            <text:p>Gaming 6,805 5,607</text:p>
            <text:p>Embedded 4,552 246</text:p>
            <text:p>Total net revenue $ 23,601 $ 16,434</text:p>
            <text:p>Operating income (loss):</text:p>
            <text:p>Data Center $ 1,848 $ 991</text:p>
            <text:p>Client 1,190 2,088</text:p>
            <text:p>Gaming 953 934</text:p>
            <text:p>Embedded 2,252 44</text:p>
            <text:p>All Other (4,979) (409)</text:p>
            <text:p>Total operating income (loss) $ 1,264 $ 3,648</text:p>
          </table:table-cell>
          <table:table-cell office:value-type="float" office:value="48" calcext:value-type="float">
            <text:p>48</text:p>
          </table:table-cell>
          <table:table-cell/>
        </table:table-row>
        <table:table-row table:style-name="ro20">
          <table:table-cell office:value-type="string" calcext:value-type="string">
            <text:p>financebench_id_00757</text:p>
          </table:table-cell>
          <table:table-cell office:value-type="string" calcext:value-type="string">
            <text:p>AMD_2022_10K</text:p>
          </table:table-cell>
          <table:table-cell office:value-type="string" calcext:value-type="string">
            <text:p>https://ir.amd.com/sec-filings/content/0000002488-23-000047/0000002488-23-000047.pdf</text:p>
          </table:table-cell>
          <table:table-cell office:value-type="float" office:value="2022" calcext:value-type="float">
            <text:p>2022</text:p>
          </table:table-cell>
          <table:table-cell office:value-type="string" calcext:value-type="string">
            <text:p>novel-generated</text:p>
          </table:table-cell>
          <table:table-cell office:value-type="string" calcext:value-type="string">
            <text:p>Did AMD report customer concentration in FY22?</text:p>
          </table:table-cell>
          <table:table-cell office:value-type="string" calcext:value-type="string">
            <text:p>Yes, one customer accounted for 16% of consolidated net revenue</text:p>
          </table:table-cell>
          <table:table-cell office:value-type="string" calcext:value-type="string">
            <text:p>One customer accounted for 16% of our consolidated net revenue for the year ended December 31, 2022. Sales to this customer consisted of sales of products</text:p>
            <text:p>from our Gaming segment. A loss of this customer would have a material adverse effect on our business.</text:p>
          </table:table-cell>
          <table:table-cell office:value-type="float" office:value="12" calcext:value-type="float">
            <text:p>12</text:p>
          </table:table-cell>
          <table:table-cell/>
        </table:table-row>
        <table:table-row table:style-name="ro26">
          <table:table-cell office:value-type="string" calcext:value-type="string">
            <text:p>financebench_id_00476</text:p>
          </table:table-cell>
          <table:table-cell office:value-type="string" calcext:value-type="string">
            <text:p>AMERICANEXPRESS_2022_10K</text:p>
          </table:table-cell>
          <table:table-cell office:value-type="string" calcext:value-type="string">
            <text:p>https://s26.q4cdn.com/747928648/files/doc_financials/2022/q4/AMEX-10K-4Q22.pdf</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Which debt securities are registered to trade on a national securities exchange under American Express' name as of 2022?</text:p>
          </table:table-cell>
          <table:table-cell office:value-type="string" calcext:value-type="string">
            <text:p>There are none</text:p>
          </table:table-cell>
          <table:table-cell office:value-type="string" calcext:value-type="string">
            <text:p>Registrant’s telephone number, including area code: (212) 640-2000</text:p>
            <text:p>Securities registered pursuant to Section 12(b) of the Act:</text:p>
            <text:p>Title of each class Trading Symbol(s) Name of each exchange on which registered</text:p>
            <text:p>Common Shares (par value $0.20 per Share) AXP New York Stock Exchange</text:p>
            <text:p>Securities registered pursuant to section 12(g) of the Act: None</text:p>
          </table:table-cell>
          <table:table-cell office:value-type="float" office:value="1" calcext:value-type="float">
            <text:p>1</text:p>
          </table:table-cell>
          <table:table-cell/>
        </table:table-row>
        <table:table-row table:style-name="ro25">
          <table:table-cell office:value-type="string" calcext:value-type="string">
            <text:p>financebench_id_01028</text:p>
          </table:table-cell>
          <table:table-cell office:value-type="string" calcext:value-type="string">
            <text:p>AMERICANEXPRESS_2022_10K</text:p>
          </table:table-cell>
          <table:table-cell office:value-type="string" calcext:value-type="string">
            <text:p>https://s26.q4cdn.com/747928648/files/doc_financials/2022/q4/AMEX-10K-4Q22.pdf</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What are the geographies that American Express primarily operates in as of 2022?</text:p>
          </table:table-cell>
          <table:table-cell office:value-type="string" calcext:value-type="string">
            <text:p>United States, EMEA, APAC, and LACC</text:p>
          </table:table-cell>
          <table:table-cell office:value-type="string" calcext:value-type="string">
            <text:p>(Millions) United States EMEA APAC LACC Other Unallocated Consolidated</text:p>
            <text:p>2022</text:p>
            <text:p>Total revenues net of interest expense $ 41,396 $ 4,871 $ 3,835 $ 2,917 $ (157) $ 52,862</text:p>
            <text:p>Pretax income (loss) from continuing operations 10,383 550 376 500 (2,224) 9,585</text:p>
            <text:p>2021</text:p>
            <text:p>Total revenues net of interest expense $ 33,103 $ 3,643 $ 3,418 $ 2,238 $ (22) $ 42,380</text:p>
            <text:p>Pretax income (loss) from continuing operations 10,325 460 420 494 (1,010) 10,689</text:p>
            <text:p>2020</text:p>
            <text:p>Total revenues net of interest expense $ 28,263 $ 3,087 $ 3,271 $ 2,019 $ (553) $ 36,087</text:p>
            <text:p>Pretax income (loss) from continuing operations 5,422 187 328 273 (1,914) 4,296</text:p>
          </table:table-cell>
          <table:table-cell office:value-type="float" office:value="155" calcext:value-type="float">
            <text:p>155</text:p>
          </table:table-cell>
          <table:table-cell/>
        </table:table-row>
        <table:table-row table:style-name="ro30">
          <table:table-cell office:value-type="string" calcext:value-type="string">
            <text:p>financebench_id_00723</text:p>
          </table:table-cell>
          <table:table-cell office:value-type="string" calcext:value-type="string">
            <text:p>AMERICANEXPRESS_2022_10K</text:p>
          </table:table-cell>
          <table:table-cell office:value-type="string" calcext:value-type="string">
            <text:p>https://s26.q4cdn.com/747928648/files/doc_financials/2022/q4/AMEX-10K-4Q22.pdf</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Does AMEX have an improving operating margin profile as of 2022? If operating margin is not a useful metric for a company like this, then state that and explain why.</text:p>
          </table:table-cell>
          <table:table-cell office:value-type="string" calcext:value-type="string">
            <text:p>Performance is not measured through operating margin</text:p>
          </table:table-cell>
          <table:table-cell office:value-type="string" calcext:value-type="string">
            <text:p>CONSOLIDATED STATEMENTS OF INCOME</text:p>
            <text:p>Year Ended December 31 (Millions, except per share amounts) 2022 2021 2020</text:p>
            <text:p>Revenues</text:p>
            <text:p>Non-interest revenues</text:p>
            <text:p>Discount revenue $ 30,739 $ 24,563 $ 19,435</text:p>
            <text:p>Net card fees 6,070 5,195 4,664</text:p>
            <text:p>Service fees and other revenue 4,521 3,316 2,702</text:p>
            <text:p>Processed revenue 1,637 1,556 1,301</text:p>
            <text:p>Total non-interest revenues 42,967 34,630 28,102</text:p>
            <text:p>Interest income</text:p>
            <text:p>Interest on loans 11,967 8,850 9,779</text:p>
            <text:p>Interest and dividends on investment securities 96 83 127</text:p>
            <text:p>Deposits with banks and other 595 100 177</text:p>
            <text:p>Total interest income 12,658 9,033 10,083</text:p>
            <text:p>Interest expense</text:p>
            <text:p>Deposits 1,527 458 943</text:p>
            <text:p>Long-term debt and other 1,236 825 1,155</text:p>
            <text:p>Total interest expense 2,763 1,283 2,098</text:p>
            <text:p>Net interest income 9,895 7,750 7,985</text:p>
            <text:p>Total revenues net of interest expense 52,862 42,380 36,087</text:p>
            <text:p>Provisions for credit losses</text:p>
            <text:p>Card Member receivables 627 (73) 1,015</text:p>
            <text:p>Card Member loans 1,514 (1,155) 3,453</text:p>
            <text:p>Other 41 (191) 262</text:p>
            <text:p>Total provisions for credit losses 2,182 (1,419) 4,730</text:p>
            <text:p>Total revenues net of interest expense after provisions for credit losses 50,680 43,799 31,357</text:p>
            <text:p>Expenses</text:p>
            <text:p>Card Member rewards 14,002 11,007 8,041</text:p>
            <text:p>Business development 4,943 3,762 3,051</text:p>
            <text:p>Card Member services 2,959 1,993 1,230</text:p>
            <text:p>Marketing 5,458 5,291 3,696</text:p>
            <text:p>Salaries and employee benefits 7,252 6,240 5,718</text:p>
            <text:p>Other, net 6,481 4,817 5,325</text:p>
            <text:p>Total expenses 41,095 33,110 27,061</text:p>
            <text:p>Pretax income 9,585 10,689 4,296</text:p>
            <text:p>Income tax provision 2,071 2,629 1,161</text:p>
            <text:p>Net income $ 7,514 $ 8,060 $ 3,135</text:p>
            <text:p>Earnings per Common Share — (Note 21)</text:p>
            <text:p>Basic $ 9.86 $ 10.04 $ 3.77</text:p>
            <text:p>Diluted $ 9.85 $ 10.02 $ 3.77</text:p>
            <text:p>Average common shares outstanding for earnings per common share:</text:p>
            <text:p>Basic 751 789 805</text:p>
            <text:p>Diluted 752 790 806</text:p>
          </table:table-cell>
          <table:table-cell office:value-type="float" office:value="96" calcext:value-type="float">
            <text:p>96</text:p>
          </table:table-cell>
          <table:table-cell/>
        </table:table-row>
        <table:table-row table:style-name="ro30">
          <table:table-cell office:value-type="string" calcext:value-type="string">
            <text:p>financebench_id_00720</text:p>
          </table:table-cell>
          <table:table-cell office:value-type="string" calcext:value-type="string">
            <text:p>AMERICANEXPRESS_2022_10K</text:p>
          </table:table-cell>
          <table:table-cell office:value-type="string" calcext:value-type="string">
            <text:p>https://s26.q4cdn.com/747928648/files/doc_financials/2022/q4/AMEX-10K-4Q22.pdf</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What drove gross margin change as of the FY2022 for American Express? If gross margin is not a useful metric for a company like this, then please state that and explain why.</text:p>
          </table:table-cell>
          <table:table-cell office:value-type="string" calcext:value-type="string">
            <text:p>Performance is not measured through gross margin</text:p>
          </table:table-cell>
          <table:table-cell office:value-type="string" calcext:value-type="string">
            <text:p>CONSOLIDATED STATEMENTS OF INCOME</text:p>
            <text:p>Year Ended December 31 (Millions, except per share amounts) 2022 2021 2020</text:p>
            <text:p>Revenues</text:p>
            <text:p>Non-interest revenues</text:p>
            <text:p>Discount revenue $ 30,739 $ 24,563 $ 19,435</text:p>
            <text:p>Net card fees 6,070 5,195 4,664</text:p>
            <text:p>Service fees and other revenue 4,521 3,316 2,702</text:p>
            <text:p>Processed revenue 1,637 1,556 1,301</text:p>
            <text:p>Total non-interest revenues 42,967 34,630 28,102</text:p>
            <text:p>Interest income</text:p>
            <text:p>Interest on loans 11,967 8,850 9,779</text:p>
            <text:p>Interest and dividends on investment securities 96 83 127</text:p>
            <text:p>Deposits with banks and other 595 100 177</text:p>
            <text:p>Total interest income 12,658 9,033 10,083</text:p>
            <text:p>Interest expense</text:p>
            <text:p>Deposits 1,527 458 943</text:p>
            <text:p>Long-term debt and other 1,236 825 1,155</text:p>
            <text:p>Total interest expense 2,763 1,283 2,098</text:p>
            <text:p>Net interest income 9,895 7,750 7,985</text:p>
            <text:p>Total revenues net of interest expense 52,862 42,380 36,087</text:p>
            <text:p>Provisions for credit losses</text:p>
            <text:p>Card Member receivables 627 (73) 1,015</text:p>
            <text:p>Card Member loans 1,514 (1,155) 3,453</text:p>
            <text:p>Other 41 (191) 262</text:p>
            <text:p>Total provisions for credit losses 2,182 (1,419) 4,730</text:p>
            <text:p>Total revenues net of interest expense after provisions for credit losses 50,680 43,799 31,357</text:p>
            <text:p>Expenses</text:p>
            <text:p>Card Member rewards 14,002 11,007 8,041</text:p>
            <text:p>Business development 4,943 3,762 3,051</text:p>
            <text:p>Card Member services 2,959 1,993 1,230</text:p>
            <text:p>Marketing 5,458 5,291 3,696</text:p>
            <text:p>Salaries and employee benefits 7,252 6,240 5,718</text:p>
            <text:p>Other, net 6,481 4,817 5,325</text:p>
            <text:p>Total expenses 41,095 33,110 27,061</text:p>
            <text:p>Pretax income 9,585 10,689 4,296</text:p>
            <text:p>Income tax provision 2,071 2,629 1,161</text:p>
            <text:p>Net income $ 7,514 $ 8,060 $ 3,135</text:p>
            <text:p>Earnings per Common Share — (Note 21)</text:p>
            <text:p>Basic $ 9.86 $ 10.04 $ 3.77</text:p>
            <text:p>Diluted $ 9.85 $ 10.02 $ 3.77</text:p>
            <text:p>Average common shares outstanding for earnings per common share:</text:p>
            <text:p>Basic 751 789 805</text:p>
            <text:p>Diluted 752 790 806</text:p>
          </table:table-cell>
          <table:table-cell office:value-type="float" office:value="96" calcext:value-type="float">
            <text:p>96</text:p>
          </table:table-cell>
          <table:table-cell/>
        </table:table-row>
        <table:table-row table:style-name="ro31">
          <table:table-cell office:value-type="string" calcext:value-type="string">
            <text:p>financebench_id_01351</text:p>
          </table:table-cell>
          <table:table-cell office:value-type="string" calcext:value-type="string">
            <text:p>AMERICANEXPRESS_2022_10K</text:p>
          </table:table-cell>
          <table:table-cell office:value-type="string" calcext:value-type="string">
            <text:p>https://s26.q4cdn.com/747928648/files/doc_financials/2022/q4/AMEX-10K-4Q22.pdf</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How much has the effective tax rate of American Express changed between FY2021 and FY2022?</text:p>
          </table:table-cell>
          <table:table-cell office:value-type="string" calcext:value-type="string">
            <text:p>The effective tax rate for American Express has changed/dropped from 24.6% in FY 2021 to 21.6% in FY 2022.</text:p>
          </table:table-cell>
          <table:table-cell office:value-type="string" calcext:value-type="string">
            <text:p>TABLE 1: SUMMARY OF FINANCIAL PERFORMANCE</text:p>
            <text:p>Years Ended December 31, Change Change</text:p>
            <text:p>(Millions, except percentages, per share amounts and where indicated) 2022 2021 2020 2022 vs. 2021 2021 vs. 2020</text:p>
            <text:p>Selected Income Statement Data</text:p>
            <text:p>Total revenues net of interest expense $ 52,862 $ 42,380 $ 36,087 $ 10,482 25 % $ 6,293 17 %</text:p>
            <text:p>Provisions for credit losses 2,182 (1,419) 4,730 3,601 # (6,149) #</text:p>
            <text:p>Expenses 41,095 33,110 27,061 7,985 24 6,049 22</text:p>
            <text:p>Pretax income 9,585 10,689 4,296 (1,104) (10) 6,393 #</text:p>
            <text:p>Income tax provision 2,071 2,629 1,161 (558) (21) 1,468 #</text:p>
            <text:p>Net income 7,514 8,060 3,135 (546) (7) 4,925 #</text:p>
            <text:p>Earnings per common share — diluted $ 9.85 $ 10.02 $ 3.77 $ (0.17) (2)% $ 6.25 # %</text:p>
            <text:p>Common Share Statistics</text:p>
            <text:p>Cash dividends declared per common share $ 2.08 $ 1.72 $ 1.72 $ 0.36 21 % $ — — %</text:p>
            <text:p>Average common shares outstanding:</text:p>
            <text:p>Basic 751 789 805 (38) (5)% (16) (2)%</text:p>
            <text:p>Diluted 752 790 806 (38) (5)% (16) (2)%</text:p>
            <text:p>Selected Metrics and Ratios</text:p>
            <text:p>Network volumes (Billions) $ 1,552.8 $ 1,284.2 $ 1,037.8 $ 269 21 % $ 246 24 %</text:p>
            <text:p>Return on average equity 32.3 % 33.7 % 14.2 %</text:p>
            <text:p>Net interest income divided by average Card Member loans 10.4 % 10.2 % 10.7 %</text:p>
            <text:p>Net interest yield on average Card Member loans 10.6 % 10.7 % 11.5 %</text:p>
            <text:p>Effective tax rate 21.6 % 24.6 % 27.0 %</text:p>
            <text:p>Common Equity Tier 1 10.3 % 10.5 % 13.5 %</text:p>
            <text:p>Selected Balance Sheet Data</text:p>
            <text:p>Cash and cash equivalents $ 33,914 $ 22,028 $ 32,965 $ 11,886 54 % $ (10,937) (33)%</text:p>
            <text:p>Card Member receivables 57,613 53,645 43,701 3,968 7 9,944 23</text:p>
            <text:p>Card Member loans 107,964 88,562 73,373 19,402 22 15,189 21</text:p>
            <text:p>Customer deposits 110,239 84,382 86,875 25,857 31 (2,493) (3)</text:p>
            <text:p>Long-term debt $ 42,573 $ 38,675 $ 42,952 $ 3,898 10 % $ (4,277) (10)%</text:p>
          </table:table-cell>
          <table:table-cell office:value-type="float" office:value="44" calcext:value-type="float">
            <text:p>44</text:p>
          </table:table-cell>
          <table:table-cell/>
        </table:table-row>
        <table:table-row table:style-name="ro32">
          <table:table-cell office:value-type="string" calcext:value-type="string">
            <text:p>financebench_id_01964</text:p>
          </table:table-cell>
          <table:table-cell office:value-type="string" calcext:value-type="string">
            <text:p>AMERICANEXPRESS_2022_10K</text:p>
          </table:table-cell>
          <table:table-cell office:value-type="string" calcext:value-type="string">
            <text:p>https://s26.q4cdn.com/747928648/files/doc_financials/2022/q4/AMEX-10K-4Q22.pdf</text:p>
          </table:table-cell>
          <table:table-cell office:value-type="float" office:value="2022" calcext:value-type="float">
            <text:p>2022</text:p>
          </table:table-cell>
          <table:table-cell office:value-type="string" calcext:value-type="string">
            <text:p>novel-generated</text:p>
          </table:table-cell>
          <table:table-cell office:value-type="string" calcext:value-type="string">
            <text:p>What was the largest liability in American Express's Balance Sheet in 2022?</text:p>
          </table:table-cell>
          <table:table-cell office:value-type="string" calcext:value-type="string">
            <text:p>Customer deposits</text:p>
          </table:table-cell>
          <table:table-cell office:value-type="string" calcext:value-type="string">
            <text:p>CONSOLIDATED BALANCE SHEETS</text:p>
            <text:p>December 31 (Millions, except share data) 2022 2021</text:p>
            <text:p>Assets</text:p>
            <text:p>Cash and cash equivalents</text:p>
            <text:p>Cash and due from banks (includes restricted cash of consolidated variable interest entities: 2022, $5; 2021, $11) $ 5,510 $ 1,292</text:p>
            <text:p>Interest-bearing deposits in other banks (includes securities purchased under resale agreements: 2022, $318; 2021, $463) 28,097 20,548</text:p>
            <text:p>Short-term investment securities (includes restricted investments of consolidated variable interest entities: 2022, $54; 2021, $32) 307 188</text:p>
            <text:p>Total cash and cash equivalents 33,914 22,028</text:p>
            <text:p>Card Member receivables (includes gross receivables available to settle obligations of a consolidated variable interest entity: 2022, $5,193; 2021,</text:p>
            <text:p>$5,175), less reserves for credit losses: 2022, $229; 2021, $64 57,384 53,581</text:p>
            <text:p>Card Member loans (includes gross loans available to settle obligations of a consolidated variable interest entity: 2022, $28,461; 2021, $26,587),</text:p>
            <text:p>less reserves for credit losses: 2022, $3,747; 2021, $3,305 104,217 85,257</text:p>
            <text:p>Other loans, less reserves for credit losses: 2022, $59; 2021, $52 5,357 2,859</text:p>
            <text:p>Investment securities 4,578 2,591</text:p>
            <text:p>Premises and equipment, less accumulated depreciation and amortization: 2022, $9,850; 2021, $8,602 5,215 4,988</text:p>
            <text:p>Other assets, less reserves for credit losses: 2022, $22; 2021, $25 17,689 17,244</text:p>
            <text:p>Total assets $ 228,354 $ 188,548</text:p>
            <text:p>Liabilities and Shareholders’ Equity</text:p>
            <text:p>Liabilities</text:p>
            <text:p>Customer deposits $ 110,239 $ 84,382</text:p>
            <text:p>Accounts payable 12,133 10,574</text:p>
            <text:p>Short-term borrowings 1,348 2,243</text:p>
            <text:p>Long-term debt (includes debt issued by consolidated variable interest entities: 2022, $12,662; 2021, $13,803) 42,573 38,675</text:p>
            <text:p>Other liabilities 37,350 30,497</text:p>
            <text:p>Total liabilities $ 203,643 $ 166,371</text:p>
            <text:p>Contingencies and Commitments (Note 12)</text:p>
            <text:p>Shareholders’ Equity</text:p>
            <text:p>Preferred shares, $1.66 par value, authorized 20 million shares; issued and outstanding 1,600 shares as of December 31, 2022 and 2021 (Note</text:p>
            <text:p>16) — —</text:p>
            <text:p>Common shares, $0.20 par value, authorized 3.6 billion shares; issued and outstanding 743 million shares as of December 31, 2022 and 761</text:p>
            <text:p>million shares as of December 31, 2021 149 153</text:p>
            <text:p>Additional paid-in capital 11,493 11,495</text:p>
            <text:p>Retained earnings 16,279 13,474</text:p>
            <text:p>Accumulated other comprehensive income (loss) (3,210) (2,945)</text:p>
            <text:p>Total shareholders’ equity 24,711 22,177</text:p>
            <text:p>Total liabilities and shareholders’ equity $ 228,354 $ 188,548</text:p>
          </table:table-cell>
          <table:table-cell office:value-type="float" office:value="98" calcext:value-type="float">
            <text:p>98</text:p>
          </table:table-cell>
          <table:table-cell/>
        </table:table-row>
        <table:table-row table:style-name="ro20">
          <table:table-cell office:value-type="string" calcext:value-type="string">
            <text:p>financebench_id_01981</text:p>
          </table:table-cell>
          <table:table-cell office:value-type="string" calcext:value-type="string">
            <text:p>AMERICANEXPRESS_2022_10K</text:p>
          </table:table-cell>
          <table:table-cell office:value-type="string" calcext:value-type="string">
            <text:p>https://s26.q4cdn.com/747928648/files/doc_financials/2022/q4/AMEX-10K-4Q22.pdf</text:p>
          </table:table-cell>
          <table:table-cell office:value-type="float" office:value="2022" calcext:value-type="float">
            <text:p>2022</text:p>
          </table:table-cell>
          <table:table-cell office:value-type="string" calcext:value-type="string">
            <text:p>novel-generated</text:p>
          </table:table-cell>
          <table:table-cell office:value-type="string" calcext:value-type="string">
            <text:p>Was American Express able to retain card members during 2022?</text:p>
          </table:table-cell>
          <table:table-cell office:value-type="string" calcext:value-type="string">
            <text:p>Yes</text:p>
          </table:table-cell>
          <table:table-cell office:value-type="string" calcext:value-type="string">
            <text:p>Net card fees increased 17 percent year over-year, as new card acquisitions reached record levels in 2022 and Card Member</text:p>
            <text:p>retention remained high, demonstrating the impact of investments we have made in our premium value propositions</text:p>
          </table:table-cell>
          <table:table-cell office:value-type="float" office:value="45" calcext:value-type="float">
            <text:p>45</text:p>
          </table:table-cell>
          <table:table-cell/>
        </table:table-row>
        <table:table-row table:style-name="ro33">
          <table:table-cell office:value-type="string" calcext:value-type="string">
            <text:p>financebench_id_05718</text:p>
          </table:table-cell>
          <table:table-cell office:value-type="string" calcext:value-type="string">
            <text:p>AMERICANWATERWORKS_2020_10K</text:p>
          </table:table-cell>
          <table:table-cell office:value-type="string" calcext:value-type="string">
            <text:p>https://d18rn0p25nwr6d.cloudfront.net/CIK-0001410636/088387fd-7250-4370-80a7-dc5a30ea84ed.pdf</text:p>
          </table:table-cell>
          <table:table-cell office:value-type="float" office:value="2020" calcext:value-type="float">
            <text:p>2020</text:p>
          </table:table-cell>
          <table:table-cell office:value-type="string" calcext:value-type="string">
            <text:p>metrics-generated</text:p>
          </table:table-cell>
          <table:table-cell office:value-type="string" calcext:value-type="string">
            <text:p>How much (in USD billions) did American Water Works pay out in cash dividends for FY2020? Compute or extract the answer by primarily using the details outlined in the statement of cash flows.</text:p>
          </table:table-cell>
          <table:table-cell table:style-name="ce2" office:value-type="string" calcext:value-type="string">
            <text:p>$0.40</text:p>
          </table:table-cell>
          <table:table-cell office:value-type="string" calcext:value-type="string">
            <text:p>Table of Contents</text:p>
            <text:p>American Water Works Company, Inc. and Subsidiary Companies</text:p>
            <text:p>Consolidated Statements of Cash Flows</text:p>
            <text:p>(In millions)</text:p>
            <text:p> </text:p>
            <text:p>For the Years Ended December 31,</text:p>
            <text:p> </text:p>
            <text:p>2020</text:p>
            <text:p>2019</text:p>
            <text:p>2018</text:p>
            <text:p>CASH FLOWS FROM OPERATING ACTIVITIES</text:p>
            <text:p> </text:p>
            <text:p> </text:p>
            <text:p> </text:p>
            <text:p>Net income</text:p>
            <text:p>$</text:p>
            <text:p>709 </text:p>
            <text:p>$</text:p>
            <text:p>621 </text:p>
            <text:p>$</text:p>
            <text:p>565 </text:p>
            <text:p>Adjustments to reconcile to net cash flows provided by operating activities:</text:p>
            <text:p> </text:p>
            <text:p> </text:p>
            <text:p> </text:p>
            <text:p>Depreciation and amortization</text:p>
            <text:p>604 </text:p>
            <text:p>582 </text:p>
            <text:p>545 </text:p>
            <text:p>Deferred income taxes and amortization of investment tax credits</text:p>
            <text:p>207 </text:p>
            <text:p>208 </text:p>
            <text:p>195 </text:p>
            <text:p>Provision for losses on accounts receivable</text:p>
            <text:p>34 </text:p>
            <text:p>28 </text:p>
            <text:p>33 </text:p>
            <text:p>Loss (gain) on asset dispositions and purchases</text:p>
            <text:p>— </text:p>
            <text:p>34 </text:p>
            <text:p>(20)</text:p>
            <text:p>Impairment charge</text:p>
            <text:p>— </text:p>
            <text:p>— </text:p>
            <text:p>57 </text:p>
            <text:p>Pension and non-pension postretirement benefits</text:p>
            <text:p>(14)</text:p>
            <text:p>17 </text:p>
            <text:p>23 </text:p>
            <text:p>Other non-cash, net</text:p>
            <text:p>(20)</text:p>
            <text:p>(41)</text:p>
            <text:p>20 </text:p>
            <text:p>Changes in assets and liabilities:</text:p>
            <text:p> </text:p>
            <text:p> </text:p>
            <text:p> </text:p>
            <text:p>Receivables and unbilled revenues</text:p>
            <text:p>(97)</text:p>
            <text:p>(25)</text:p>
            <text:p>(17)</text:p>
            <text:p>Pension and non-pension postretirement benefit contributions</text:p>
            <text:p>(39)</text:p>
            <text:p>(31)</text:p>
            <text:p>(22)</text:p>
            <text:p>Accounts payable and accrued liabilities</text:p>
            <text:p>(2)</text:p>
            <text:p>66 </text:p>
            <text:p>25 </text:p>
            <text:p>Other assets and liabilities, net</text:p>
            <text:p>44 </text:p>
            <text:p>(72)</text:p>
            <text:p>22 </text:p>
            <text:p>Impact of Freedom Industries settlement activities</text:p>
            <text:p>— </text:p>
            <text:p>(4)</text:p>
            <text:p>(40)</text:p>
            <text:p>Net cash provided by operating activities</text:p>
            <text:p>1,426 </text:p>
            <text:p>1,383 </text:p>
            <text:p>1,386 </text:p>
            <text:p>CASH FLOWS FROM INVESTING ACTIVITIES</text:p>
            <text:p> </text:p>
            <text:p> </text:p>
            <text:p> </text:p>
            <text:p>Capital expenditures</text:p>
            <text:p>(1,822)</text:p>
            <text:p>(1,654)</text:p>
            <text:p>(1,586)</text:p>
            <text:p>Acquisitions, net of cash acquired</text:p>
            <text:p>(135)</text:p>
            <text:p>(235)</text:p>
            <text:p>(398)</text:p>
            <text:p>Proceeds from sale of assets</text:p>
            <text:p>2 </text:p>
            <text:p>48 </text:p>
            <text:p>35 </text:p>
            <text:p>Removal costs from property, plant and equipment retirements, net</text:p>
            <text:p>(106)</text:p>
            <text:p>(104)</text:p>
            <text:p>(87)</text:p>
            <text:p>Net cash used in investing activities</text:p>
            <text:p>(2,061)</text:p>
            <text:p>(1,945)</text:p>
            <text:p>(2,036)</text:p>
            <text:p>CASH FLOWS FROM FINANCING ACTIVITIES</text:p>
            <text:p> </text:p>
            <text:p> </text:p>
            <text:p> </text:p>
            <text:p>Proceeds from long-term debt</text:p>
            <text:p>1,334 </text:p>
            <text:p>1,530 </text:p>
            <text:p>1,358 </text:p>
            <text:p>Repayments of long-term debt</text:p>
            <text:p>(342)</text:p>
            <text:p>(495)</text:p>
            <text:p>(526)</text:p>
            <text:p>Proceeds from term loan</text:p>
            <text:p>500 </text:p>
            <text:p>— </text:p>
            <text:p>— </text:p>
            <text:p>Net short-term borrowings with maturities less than three months</text:p>
            <text:p>(5)</text:p>
            <text:p>(178)</text:p>
            <text:p>60 </text:p>
            <text:p>Issuance of common stock</text:p>
            <text:p>— </text:p>
            <text:p>— </text:p>
            <text:p>183 </text:p>
            <text:p>Proceeds from issuances of employee stock plans and direct stock purchase plan, net of taxes paid of $17, $11</text:p>
            <text:p>and $8 in 2020, 2019 and 2018, respectively</text:p>
            <text:p>9 </text:p>
            <text:p>15 </text:p>
            <text:p>16 </text:p>
            <text:p>Advances and contributions in aid of construction, net of refunds of $24, $30 and $22 in 2020, 2019</text:p>
            <text:p>and 2018, respectively</text:p>
            <text:p>28 </text:p>
            <text:p>26 </text:p>
            <text:p>21 </text:p>
            <text:p>Debt issuance costs and make-whole premium on early debt redemption</text:p>
            <text:p>(15)</text:p>
            <text:p>(15)</text:p>
            <text:p>(22)</text:p>
            <text:p>Dividends paid</text:p>
            <text:p>(389)</text:p>
            <text:p>(353)</text:p>
            <text:p>(319)</text:p>
            <text:p>Anti-dilutive share repurchases</text:p>
            <text:p>— </text:p>
            <text:p>(36)</text:p>
            <text:p>(45)</text:p>
            <text:p>Net cash provided by financing activities</text:p>
            <text:p>1,120 </text:p>
            <text:p>494 </text:p>
            <text:p>726 </text:p>
            <text:p>Net increase (decrease) in cash, cash equivalents and restricted funds</text:p>
            <text:p>485 </text:p>
            <text:p>(68)</text:p>
            <text:p>76 </text:p>
            <text:p>Cash, cash equivalents and restricted funds at beginning of period</text:p>
            <text:p>91 </text:p>
            <text:p>159 </text:p>
            <text:p>83 </text:p>
            <text:p>Cash, cash equivalents and restricted funds at end of period</text:p>
            <text:p>$</text:p>
            <text:p>576 </text:p>
            <text:p>$</text:p>
            <text:p>91 </text:p>
            <text:p>$</text:p>
            <text:p>159 </text:p>
            <text:p>Cash paid during the year for:</text:p>
            <text:p> </text:p>
            <text:p> </text:p>
            <text:p> </text:p>
            <text:p>Interest, net of capitalized amount</text:p>
            <text:p>$</text:p>
            <text:p>382 </text:p>
            <text:p>$</text:p>
            <text:p>383 </text:p>
            <text:p>$</text:p>
            <text:p>332 </text:p>
            <text:p>Income taxes, net of refunds of $2, $4 and $0 in 2020, 2019 and 2018, respectively</text:p>
            <text:p>$</text:p>
            <text:p>7 </text:p>
            <text:p>$</text:p>
            <text:p>12 </text:p>
            <text:p>$</text:p>
            <text:p>38 </text:p>
            <text:p>Non-cash investing activity:</text:p>
            <text:p> </text:p>
            <text:p> </text:p>
            <text:p> </text:p>
            <text:p>Capital expenditures acquired on account but unpaid as of year end</text:p>
            <text:p>$</text:p>
            <text:p>221 </text:p>
            <text:p>$</text:p>
            <text:p>235 </text:p>
            <text:p>$</text:p>
            <text:p>181 </text:p>
            <text:p>The accompanying notes are an integral part of these Consolidated Financial Statements.</text:p>
            <text:p>84</text:p>
          </table:table-cell>
          <table:table-cell office:value-type="float" office:value="86" calcext:value-type="float">
            <text:p>86</text:p>
          </table:table-cell>
          <table:table-cell/>
        </table:table-row>
        <table:table-row table:style-name="ro2">
          <table:table-cell office:value-type="string" calcext:value-type="string">
            <text:p>financebench_id_04254</text:p>
          </table:table-cell>
          <table:table-cell office:value-type="string" calcext:value-type="string">
            <text:p>AMERICANWATERWORKS_2021_10K</text:p>
          </table:table-cell>
          <table:table-cell office:value-type="string" calcext:value-type="string">
            <text:p>https://d18rn0p25nwr6d.cloudfront.net/CIK-0001410636/1228947b-ee48-4079-984b-7741727bbcea.pdf</text:p>
          </table:table-cell>
          <table:table-cell office:value-type="float" office:value="2021" calcext:value-type="float">
            <text:p>2021</text:p>
          </table:table-cell>
          <table:table-cell office:value-type="string" calcext:value-type="string">
            <text:p>metrics-generated</text:p>
          </table:table-cell>
          <table:table-cell office:value-type="string" calcext:value-type="string">
            <text:p>Basing your judgments off of the cash flow statement and the income statement, what is American Water Works's FY2021 unadjusted operating income + depreciation and amortization from the cash flow statement (unadjusted EBITDA) in USD millions?</text:p>
          </table:table-cell>
          <table:table-cell table:style-name="ce2" office:value-type="string" calcext:value-type="string">
            <text:p>$1832.00</text:p>
          </table:table-cell>
          <table:table-cell office:value-type="string" calcext:value-type="string">
            <text:p>Table of Contents</text:p>
            <text:p>American Water Works Company, Inc. and Subsidiary Companies</text:p>
            <text:p>Consolidated Statements of Operations</text:p>
            <text:p>(In millions, except per share data)</text:p>
            <text:p> </text:p>
            <text:p>For the Years Ended December 31,</text:p>
            <text:p> </text:p>
            <text:p>2021</text:p>
            <text:p>2020</text:p>
            <text:p>2019</text:p>
            <text:p>Operating revenues</text:p>
            <text:p>$</text:p>
            <text:p>3,930 </text:p>
            <text:p>$</text:p>
            <text:p>3,777 </text:p>
            <text:p>$</text:p>
            <text:p>3,610 </text:p>
            <text:p>Operating expenses:</text:p>
            <text:p> </text:p>
            <text:p> </text:p>
            <text:p> </text:p>
            <text:p>Operation and maintenance</text:p>
            <text:p>1,777 </text:p>
            <text:p>1,622 </text:p>
            <text:p>1,544 </text:p>
            <text:p>Depreciation and amortization</text:p>
            <text:p>636 </text:p>
            <text:p>604 </text:p>
            <text:p>582 </text:p>
            <text:p>General taxes</text:p>
            <text:p>321 </text:p>
            <text:p>303 </text:p>
            <text:p>280 </text:p>
            <text:p>Other</text:p>
            <text:p>— </text:p>
            <text:p>— </text:p>
            <text:p>(10)</text:p>
            <text:p>Total operating expenses, net</text:p>
            <text:p>2,734 </text:p>
            <text:p>2,529 </text:p>
            <text:p>2,396 </text:p>
            <text:p>Operating income</text:p>
            <text:p>1,196 </text:p>
            <text:p>1,248 </text:p>
            <text:p>1,214 </text:p>
            <text:p>Other income (expense):</text:p>
            <text:p> </text:p>
            <text:p> </text:p>
            <text:p> </text:p>
            <text:p>Interest expense</text:p>
            <text:p>(403)</text:p>
            <text:p>(397)</text:p>
            <text:p>(386)</text:p>
            <text:p>Interest income</text:p>
            <text:p>4 </text:p>
            <text:p>2 </text:p>
            <text:p>4 </text:p>
            <text:p>Non-operating benefit costs, net</text:p>
            <text:p>78 </text:p>
            <text:p>49 </text:p>
            <text:p>16 </text:p>
            <text:p>Gain or (loss) on sale of businesses</text:p>
            <text:p>747 </text:p>
            <text:p>— </text:p>
            <text:p>(44)</text:p>
            <text:p>Other, net</text:p>
            <text:p>18 </text:p>
            <text:p>22 </text:p>
            <text:p>29 </text:p>
            <text:p>Total other income (expense)</text:p>
            <text:p>444 </text:p>
            <text:p>(324)</text:p>
            <text:p>(381)</text:p>
            <text:p>Income before income taxes</text:p>
            <text:p>1,640 </text:p>
            <text:p>924 </text:p>
            <text:p>833 </text:p>
            <text:p>Provision for income taxes</text:p>
            <text:p>377 </text:p>
            <text:p>215 </text:p>
            <text:p>212 </text:p>
            <text:p>Net income attributable to common shareholders</text:p>
            <text:p>$</text:p>
            <text:p>1,263 </text:p>
            <text:p>$</text:p>
            <text:p>709 </text:p>
            <text:p>$</text:p>
            <text:p>621 </text:p>
            <text:p>Basic earnings per share: (a)</text:p>
            <text:p> </text:p>
            <text:p> </text:p>
            <text:p> </text:p>
            <text:p>Net income attributable to common shareholders</text:p>
            <text:p>$</text:p>
            <text:p>6.96 </text:p>
            <text:p>$</text:p>
            <text:p>3.91 </text:p>
            <text:p>$</text:p>
            <text:p>3.44 </text:p>
            <text:p>Diluted earnings per share: (a)</text:p>
            <text:p> </text:p>
            <text:p> </text:p>
            <text:p> </text:p>
            <text:p>Net income attributable to common shareholders</text:p>
            <text:p>$</text:p>
            <text:p>6.95 </text:p>
            <text:p>$</text:p>
            <text:p>3.91 </text:p>
            <text:p>$</text:p>
            <text:p>3.43 </text:p>
            <text:p>Weighted average common shares outstanding:</text:p>
            <text:p> </text:p>
            <text:p> </text:p>
            <text:p> </text:p>
            <text:p>Basic</text:p>
            <text:p>182 </text:p>
            <text:p>181 </text:p>
            <text:p>181 </text:p>
            <text:p>Diluted</text:p>
            <text:p>182 </text:p>
            <text:p>182 </text:p>
            <text:p>181 </text:p>
            <text:p>(a)</text:p>
            <text:p>Amounts may not calculate due to rounding.</text:p>
            <text:p>The accompanying notes are an integral part of these Consolidated Financial Statements.</text:p>
            <text:p>84___FINANCEBENCH_DELIMITER___Table of Contents</text:p>
            <text:p>American Water Works Company, Inc. and Subsidiary Companies</text:p>
            <text:p>Consolidated Statements of Cash Flows</text:p>
            <text:p>(In millions)</text:p>
            <text:p> </text:p>
            <text:p>For the Years Ended December 31,</text:p>
            <text:p> </text:p>
            <text:p>2021</text:p>
            <text:p>2020</text:p>
            <text:p>2019</text:p>
            <text:p>CASH FLOWS FROM OPERATING ACTIVITIES</text:p>
            <text:p> </text:p>
            <text:p> </text:p>
            <text:p> </text:p>
            <text:p>Net income</text:p>
            <text:p>$</text:p>
            <text:p>1,263 </text:p>
            <text:p>$</text:p>
            <text:p>709 </text:p>
            <text:p>$</text:p>
            <text:p>621 </text:p>
            <text:p>Adjustments to reconcile to net cash flows provided by operating activities:</text:p>
            <text:p> </text:p>
            <text:p> </text:p>
            <text:p> </text:p>
            <text:p>Depreciation and amortization</text:p>
            <text:p>636 </text:p>
            <text:p>604 </text:p>
            <text:p>582 </text:p>
            <text:p>Deferred income taxes and amortization of investment tax credits</text:p>
            <text:p>230 </text:p>
            <text:p>207 </text:p>
            <text:p>208 </text:p>
            <text:p>Provision for losses on accounts receivable</text:p>
            <text:p>37 </text:p>
            <text:p>34 </text:p>
            <text:p>28 </text:p>
            <text:p>(Gain) or loss on sale of businesses</text:p>
            <text:p>(747)</text:p>
            <text:p>— </text:p>
            <text:p>34 </text:p>
            <text:p>Pension and non-pension postretirement benefits</text:p>
            <text:p>(41)</text:p>
            <text:p>(14)</text:p>
            <text:p>17 </text:p>
            <text:p>Other non-cash, net</text:p>
            <text:p>(23)</text:p>
            <text:p>(20)</text:p>
            <text:p>(41)</text:p>
            <text:p>Changes in assets and liabilities:</text:p>
            <text:p> </text:p>
            <text:p> </text:p>
            <text:p> </text:p>
            <text:p>Receivables and unbilled revenues</text:p>
            <text:p>(74)</text:p>
            <text:p>(97)</text:p>
            <text:p>(25)</text:p>
            <text:p>Pension and non-pension postretirement benefit contributions</text:p>
            <text:p>(40)</text:p>
            <text:p>(39)</text:p>
            <text:p>(31)</text:p>
            <text:p>Accounts payable and accrued liabilities</text:p>
            <text:p>66 </text:p>
            <text:p>(2)</text:p>
            <text:p>66 </text:p>
            <text:p>Other assets and liabilities, net</text:p>
            <text:p>134 </text:p>
            <text:p>44 </text:p>
            <text:p>(76)</text:p>
            <text:p>Net cash provided by operating activities</text:p>
            <text:p>1,441 </text:p>
            <text:p>1,426 </text:p>
            <text:p>1,383 </text:p>
            <text:p>CASH FLOWS FROM INVESTING ACTIVITIES</text:p>
            <text:p> </text:p>
            <text:p> </text:p>
            <text:p> </text:p>
            <text:p>Capital expenditures</text:p>
            <text:p>(1,764)</text:p>
            <text:p>(1,822)</text:p>
            <text:p>(1,654)</text:p>
            <text:p>Acquisitions, net of cash acquired</text:p>
            <text:p>(135)</text:p>
            <text:p>(135)</text:p>
            <text:p>(235)</text:p>
            <text:p>Proceeds from sale of assets, net of cash on hand</text:p>
            <text:p>472 </text:p>
            <text:p>2 </text:p>
            <text:p>48 </text:p>
            <text:p>Removal costs from property, plant and equipment retirements, net</text:p>
            <text:p>(109)</text:p>
            <text:p>(106)</text:p>
            <text:p>(104)</text:p>
            <text:p>Net cash used in investing activities</text:p>
            <text:p>(1,536)</text:p>
            <text:p>(2,061)</text:p>
            <text:p>(1,945)</text:p>
            <text:p>CASH FLOWS FROM FINANCING ACTIVITIES</text:p>
            <text:p> </text:p>
            <text:p> </text:p>
            <text:p> </text:p>
            <text:p>Proceeds from long-term debt</text:p>
            <text:p>1,118 </text:p>
            <text:p>1,334 </text:p>
            <text:p>1,530 </text:p>
            <text:p>Repayments of long-term debt</text:p>
            <text:p>(372)</text:p>
            <text:p>(342)</text:p>
            <text:p>(495)</text:p>
            <text:p>(Repayments of) proceeds from term loan</text:p>
            <text:p>(500)</text:p>
            <text:p>500 </text:p>
            <text:p>— </text:p>
            <text:p>Net short-term borrowings with maturities less than three months</text:p>
            <text:p>(198)</text:p>
            <text:p>(5)</text:p>
            <text:p>(178)</text:p>
            <text:p>(Remittances) proceeds from issuances of employee stock plans and direct stock purchase plan, net of taxes paid of $18, $17 and $11 in</text:p>
            <text:p>2021, 2020 and 2019, respectively</text:p>
            <text:p>(1)</text:p>
            <text:p>9 </text:p>
            <text:p>15 </text:p>
            <text:p>Advances and contributions in aid of construction, net of refunds of $25, $24 and $30 in 2021, 2020 and 2019, respectively</text:p>
            <text:p>62 </text:p>
            <text:p>28 </text:p>
            <text:p>26 </text:p>
            <text:p>Debt issuance costs and make-whole premium on early debt redemption</text:p>
            <text:p>(26)</text:p>
            <text:p>(15)</text:p>
            <text:p>(15)</text:p>
            <text:p>Dividends paid</text:p>
            <text:p>(428)</text:p>
            <text:p>(389)</text:p>
            <text:p>(353)</text:p>
            <text:p>Anti-dilutive share repurchases</text:p>
            <text:p>— </text:p>
            <text:p>— </text:p>
            <text:p>(36)</text:p>
            <text:p>Net cash (used in) provided by financing activities</text:p>
            <text:p>(345)</text:p>
            <text:p>1,120 </text:p>
            <text:p>494 </text:p>
            <text:p>Net (decrease) increase in cash, cash equivalents and restricted funds</text:p>
            <text:p>(440)</text:p>
            <text:p>485 </text:p>
            <text:p>(68)</text:p>
            <text:p>Cash, cash equivalents and restricted funds at beginning of period</text:p>
            <text:p>576 </text:p>
            <text:p>91 </text:p>
            <text:p>159 </text:p>
            <text:p>Cash, cash equivalents and restricted funds at end of period</text:p>
            <text:p>$</text:p>
            <text:p>136 </text:p>
            <text:p>$</text:p>
            <text:p>576 </text:p>
            <text:p>$</text:p>
            <text:p>91 </text:p>
            <text:p>Cash paid during the year for:</text:p>
            <text:p> </text:p>
            <text:p> </text:p>
            <text:p> </text:p>
            <text:p>Interest, net of capitalized amount</text:p>
            <text:p>$</text:p>
            <text:p>389 </text:p>
            <text:p>$</text:p>
            <text:p>382 </text:p>
            <text:p>$</text:p>
            <text:p>383 </text:p>
            <text:p>Income taxes, net of refunds of $6, $2 and $4 in 2021, 2020 and 2019, respectively</text:p>
            <text:p>$</text:p>
            <text:p>1 </text:p>
            <text:p>$</text:p>
            <text:p>7 </text:p>
            <text:p>$</text:p>
            <text:p>12 </text:p>
            <text:p>Non-cash investing activity:</text:p>
            <text:p> </text:p>
            <text:p> </text:p>
            <text:p> </text:p>
            <text:p>Capital expenditures acquired on account but unpaid as of year end</text:p>
            <text:p>$</text:p>
            <text:p>292 </text:p>
            <text:p>$</text:p>
            <text:p>221 </text:p>
            <text:p>$</text:p>
            <text:p>235 </text:p>
            <text:p>Seller promissory note from the sale of the Homeowner Services Group</text:p>
            <text:p>$</text:p>
            <text:p>720 </text:p>
            <text:p>$</text:p>
            <text:p>— </text:p>
            <text:p>$</text:p>
            <text:p>— </text:p>
            <text:p>Contingent cash payment from the sale of the Homeowner Services Group</text:p>
            <text:p>$</text:p>
            <text:p>75 </text:p>
            <text:p>$</text:p>
            <text:p>— </text:p>
            <text:p>$</text:p>
            <text:p>— </text:p>
            <text:p>The accompanying notes are an integral part of these Consolidated Financial Statements.</text:p>
            <text:p>86</text:p>
          </table:table-cell>
          <table:table-cell office:value-type="string" calcext:value-type="string">
            <text:p>86,88</text:p>
          </table:table-cell>
          <table:table-cell/>
        </table:table-row>
        <table:table-row table:style-name="ro34">
          <table:table-cell office:value-type="string" calcext:value-type="string">
            <text:p>financebench_id_00070</text:p>
          </table:table-cell>
          <table:table-cell office:value-type="string" calcext:value-type="string">
            <text:p>AMERICANWATERWORKS_2022_10K</text:p>
          </table:table-cell>
          <table:table-cell office:value-type="string" calcext:value-type="string">
            <text:p>https://d18rn0p25nwr6d.cloudfront.net/CIK-0001410636/ba508f4d-f3f5-4b6a-beba-e7bef231f5db.pdf</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Does American Water Works have positive working capital based on FY2022 data? If working capital is not a useful or relevant metric for this company, then please state that and explain why.</text:p>
          </table:table-cell>
          <table:table-cell office:value-type="string" calcext:value-type="string">
            <text:p>Yes. American Water Works had postivie working capital of $ 124Mn by FY 2022.</text:p>
          </table:table-cell>
          <table:table-cell office:value-type="string" calcext:value-type="string">
            <text:p>American Water Works Company, Inc. and Subsidiary Companies</text:p>
            <text:p>Consolidated Balance Sheets</text:p>
            <text:p>(In millions, except share and per share data)</text:p>
            <text:p>December 31, 2022 December 31, 2021</text:p>
            <text:p>ASSETS</text:p>
            <text:p>Property, plant and equipment $ 29,736 $ 27,413</text:p>
            <text:p>Accumulated depreciation (6,513) (6,329)</text:p>
            <text:p>Property, plant and equipment, net 23,223 21,084</text:p>
            <text:p>Current assets:</text:p>
            <text:p>Cash and cash equivalents 85 116</text:p>
            <text:p>Restricted funds 32 20</text:p>
            <text:p>Accounts receivable, net of allowance for uncollectible accounts of $60 and $75, respectively 334 271</text:p>
            <text:p>Income tax receivable 114 4</text:p>
            <text:p>Unbilled revenues 275 248</text:p>
            <text:p>Materials and supplies 98 57</text:p>
            <text:p>Assets held for sale — 683</text:p>
            <text:p>Other 312 155</text:p>
            <text:p>Total current assets 1,250 1,554___FINANCEBENCH_DELIMITER___American Water Works Company, Inc. and Subsidiary Companies</text:p>
            <text:p>Consolidated Balance Sheets</text:p>
            <text:p>(In millions, except share and per share data)</text:p>
            <text:p>December 31, 2022 December 31, 2021</text:p>
            <text:p>CAPITALIZATION AND LIABILITIES</text:p>
            <text:p>Capitalization:</text:p>
            <text:p>Common stock ($0.01 par value; 500,000,000 shares authorized; 187,200,539 and 186,880,413 shares</text:p>
            <text:p>issued, respectively) $ 2 $ 2</text:p>
            <text:p>Paid-in-capital 6,824 6,781</text:p>
            <text:p>Retained earnings 1,267 925</text:p>
            <text:p>Accumulated other comprehensive loss (23) (45)</text:p>
            <text:p>Treasury stock, at cost (5,342,477 and 5,269,324 shares, respectively) (377) (365)</text:p>
            <text:p>Total common shareholders' equity 7,693 7,298</text:p>
            <text:p>Long-term debt 10,926 10,341</text:p>
            <text:p>Redeemable preferred stock at redemption value 3 3</text:p>
            <text:p>Total long-term debt 10,929 10,344</text:p>
            <text:p>Total capitalization 18,622 17,642</text:p>
            <text:p>Current liabilities:</text:p>
            <text:p>Short-term debt 1,175 584</text:p>
            <text:p>Current portion of long-term debt 281 57</text:p>
            <text:p>Accounts payable 254 235</text:p>
            <text:p>Accrued liabilities 706 701</text:p>
            <text:p>Accrued taxes 49 176</text:p>
            <text:p>Accrued interest 91 88</text:p>
            <text:p>Liabilities related to assets held for sale — 83</text:p>
            <text:p>Other 255 217</text:p>
            <text:p>Total current liabilities 2,811 2,141</text:p>
          </table:table-cell>
          <table:table-cell office:value-type="string" calcext:value-type="string">
            <text:p>81,82</text:p>
          </table:table-cell>
          <table:table-cell/>
        </table:table-row>
        <table:table-row table:style-name="ro35">
          <table:table-cell office:value-type="string" calcext:value-type="string">
            <text:p>financebench_id_02608</text:p>
          </table:table-cell>
          <table:table-cell office:value-type="string" calcext:value-type="string">
            <text:p>BESTBUY_2017_10K</text:p>
          </table:table-cell>
          <table:table-cell office:value-type="string" calcext:value-type="string">
            <text:p>https://d18rn0p25nwr6d.cloudfront.net/CIK-0000764478/47c2227c-aa33-4fe8-b14c-5f77bc63857e.pdf</text:p>
          </table:table-cell>
          <table:table-cell office:value-type="float" office:value="2017" calcext:value-type="float">
            <text:p>2017</text:p>
          </table:table-cell>
          <table:table-cell office:value-type="string" calcext:value-type="string">
            <text:p>metrics-generated</text:p>
          </table:table-cell>
          <table:table-cell office:value-type="string" calcext:value-type="string">
            <text:p>In agreement with the information outlined in the income statement, what is the FY2015 - FY2017 3 year average net profit margin (as a %) for Best Buy? Answer in units of percents and round to one decimal place.</text:p>
          </table:table-cell>
          <table:table-cell table:style-name="ce2" office:value-type="string" calcext:value-type="string">
            <text:p>2.8%</text:p>
          </table:table-cell>
          <table:table-cell office:value-type="string" calcext:value-type="string">
            <text:p>Table of Contents</text:p>
            <text:p>Consolidated Statements of Earnings</text:p>
            <text:p>$ and shares in millions, except per share amounts</text:p>
            <text:p>Fiscal Years Ended</text:p>
            <text:p> </text:p>
            <text:p>January 28, 2017  </text:p>
            <text:p>January 30, 2016  </text:p>
            <text:p>January 31, 2015</text:p>
            <text:p>Revenue</text:p>
            <text:p>  $</text:p>
            <text:p>39,403</text:p>
            <text:p>  $</text:p>
            <text:p>39,528</text:p>
            <text:p>  $</text:p>
            <text:p>40,339</text:p>
            <text:p>Cost of goods sold</text:p>
            <text:p> </text:p>
            <text:p>29,963</text:p>
            <text:p> </text:p>
            <text:p>30,334</text:p>
            <text:p> </text:p>
            <text:p>31,292</text:p>
            <text:p>Restructuring charges — cost of goods sold</text:p>
            <text:p> </text:p>
            <text:p>—</text:p>
            <text:p> </text:p>
            <text:p>3</text:p>
            <text:p> </text:p>
            <text:p>—</text:p>
            <text:p>Gross profit</text:p>
            <text:p> </text:p>
            <text:p>9,440</text:p>
            <text:p> </text:p>
            <text:p>9,191</text:p>
            <text:p> </text:p>
            <text:p>9,047</text:p>
            <text:p>Selling, general and administrative expenses</text:p>
            <text:p> </text:p>
            <text:p>7,547</text:p>
            <text:p> </text:p>
            <text:p>7,618</text:p>
            <text:p> </text:p>
            <text:p>7,592</text:p>
            <text:p>Restructuring charges</text:p>
            <text:p> </text:p>
            <text:p>39</text:p>
            <text:p> </text:p>
            <text:p>198</text:p>
            <text:p> </text:p>
            <text:p>5</text:p>
            <text:p>Operating income</text:p>
            <text:p> </text:p>
            <text:p>1,854</text:p>
            <text:p> </text:p>
            <text:p>1,375</text:p>
            <text:p> </text:p>
            <text:p>1,450</text:p>
            <text:p>Other income (expense)</text:p>
            <text:p>   </text:p>
            <text:p>   </text:p>
            <text:p>   </text:p>
            <text:p>Gain on sale of investments</text:p>
            <text:p> </text:p>
            <text:p>3</text:p>
            <text:p> </text:p>
            <text:p>2</text:p>
            <text:p> </text:p>
            <text:p>13</text:p>
            <text:p>Investment income and other</text:p>
            <text:p> </text:p>
            <text:p>31</text:p>
            <text:p> </text:p>
            <text:p>13</text:p>
            <text:p> </text:p>
            <text:p>14</text:p>
            <text:p>Interest expense</text:p>
            <text:p> </text:p>
            <text:p>(72)  </text:p>
            <text:p>(80)  </text:p>
            <text:p>(90)</text:p>
            <text:p>Earnings from continuing operations before income tax expense</text:p>
            <text:p> </text:p>
            <text:p>1,816</text:p>
            <text:p> </text:p>
            <text:p>1,310</text:p>
            <text:p> </text:p>
            <text:p>1,387</text:p>
            <text:p>Income tax expense</text:p>
            <text:p> </text:p>
            <text:p>609</text:p>
            <text:p> </text:p>
            <text:p>503</text:p>
            <text:p> </text:p>
            <text:p>141</text:p>
            <text:p>Net earnings from continuing operations</text:p>
            <text:p> </text:p>
            <text:p>1,207</text:p>
            <text:p> </text:p>
            <text:p>807</text:p>
            <text:p> </text:p>
            <text:p>1,246</text:p>
            <text:p>Gain (loss) from discontinued operations (Note 2), net of tax expense of $7, $1 and $0</text:p>
            <text:p> </text:p>
            <text:p>21</text:p>
            <text:p> </text:p>
            <text:p>90</text:p>
            <text:p> </text:p>
            <text:p>(11)</text:p>
            <text:p>Net earnings including noncontrolling interests</text:p>
            <text:p> </text:p>
            <text:p>1,228</text:p>
            <text:p> </text:p>
            <text:p>897</text:p>
            <text:p> </text:p>
            <text:p>1,235</text:p>
            <text:p>Net earnings from discontinued operations attributable to noncontrolling interests</text:p>
            <text:p> </text:p>
            <text:p>—</text:p>
            <text:p> </text:p>
            <text:p>—</text:p>
            <text:p> </text:p>
            <text:p>(2)</text:p>
            <text:p>Net earnings attributable to Best Buy Co., Inc. shareholders</text:p>
            <text:p>  $</text:p>
            <text:p>1,228</text:p>
            <text:p>  $</text:p>
            <text:p>897</text:p>
            <text:p>  $</text:p>
            <text:p>1,233</text:p>
            <text:p> </text:p>
            <text:p>   </text:p>
            <text:p>   </text:p>
            <text:p>   </text:p>
            <text:p>Basic earnings (loss) per share attributable to Best Buy Co., Inc. shareholders</text:p>
            <text:p>   </text:p>
            <text:p>   </text:p>
            <text:p>   </text:p>
            <text:p>Continuing operations</text:p>
            <text:p>  $</text:p>
            <text:p>3.79</text:p>
            <text:p>  $</text:p>
            <text:p>2.33</text:p>
            <text:p>  $</text:p>
            <text:p>3.57</text:p>
            <text:p>Discontinued operations</text:p>
            <text:p> </text:p>
            <text:p>0.07</text:p>
            <text:p> </text:p>
            <text:p>0.26</text:p>
            <text:p> </text:p>
            <text:p>(0.04)</text:p>
            <text:p>Basic earnings per share</text:p>
            <text:p>  $</text:p>
            <text:p>3.86</text:p>
            <text:p>  $</text:p>
            <text:p>2.59</text:p>
            <text:p>  $</text:p>
            <text:p>3.53</text:p>
            <text:p> </text:p>
            <text:p>   </text:p>
            <text:p>   </text:p>
            <text:p>   </text:p>
            <text:p>Diluted earnings (loss) per share attributable to Best Buy Co., Inc. shareholders</text:p>
            <text:p>   </text:p>
            <text:p>   </text:p>
            <text:p>   </text:p>
            <text:p>Continuing operations</text:p>
            <text:p>  $</text:p>
            <text:p>3.74</text:p>
            <text:p>  $</text:p>
            <text:p>2.30</text:p>
            <text:p>  $</text:p>
            <text:p>3.53</text:p>
            <text:p>Discontinued operations</text:p>
            <text:p> </text:p>
            <text:p>0.07</text:p>
            <text:p> </text:p>
            <text:p>0.26</text:p>
            <text:p> </text:p>
            <text:p>(0.04)</text:p>
            <text:p>Diluted earnings per share</text:p>
            <text:p>  $</text:p>
            <text:p>3.81</text:p>
            <text:p>  $</text:p>
            <text:p>2.56</text:p>
            <text:p>  $</text:p>
            <text:p>3.49</text:p>
            <text:p> </text:p>
            <text:p>   </text:p>
            <text:p>   </text:p>
            <text:p>   </text:p>
            <text:p>Weighted-average common shares outstanding</text:p>
            <text:p>   </text:p>
            <text:p>   </text:p>
            <text:p>   </text:p>
            <text:p>Basic</text:p>
            <text:p> </text:p>
            <text:p>318.5</text:p>
            <text:p> </text:p>
            <text:p>346.5</text:p>
            <text:p> </text:p>
            <text:p>349.5</text:p>
            <text:p>Diluted</text:p>
            <text:p> </text:p>
            <text:p>322.6</text:p>
            <text:p> </text:p>
            <text:p>350.7</text:p>
            <text:p> </text:p>
            <text:p>353.6</text:p>
            <text:p>See Notes to Consolidated Financial Statements.</text:p>
            <text:p>54</text:p>
          </table:table-cell>
          <table:table-cell office:value-type="float" office:value="56" calcext:value-type="float">
            <text:p>56</text:p>
          </table:table-cell>
          <table:table-cell/>
        </table:table-row>
        <table:table-row table:style-name="ro36">
          <table:table-cell office:value-type="string" calcext:value-type="string">
            <text:p>financebench_id_04417</text:p>
          </table:table-cell>
          <table:table-cell office:value-type="string" calcext:value-type="string">
            <text:p>BESTBUY_2019_10K</text:p>
          </table:table-cell>
          <table:table-cell office:value-type="string" calcext:value-type="string">
            <text:p>https://d18rn0p25nwr6d.cloudfront.net/CIK-0000764478/17bef9d1-6ef1-4a53-beb8-9c12b07a4a0e.pdf</text:p>
          </table:table-cell>
          <table:table-cell office:value-type="float" office:value="2019" calcext:value-type="float">
            <text:p>2019</text:p>
          </table:table-cell>
          <table:table-cell office:value-type="string" calcext:value-type="string">
            <text:p>metrics-generated</text:p>
          </table:table-cell>
          <table:table-cell office:value-type="string" calcext:value-type="string">
            <text:p>What is the year end FY2019 total amount of inventories for Best Buy? Answer in USD millions. Base your judgments on the information provided primarily in the balance sheet.</text:p>
          </table:table-cell>
          <table:table-cell table:style-name="ce2" office:value-type="string" calcext:value-type="string">
            <text:p>$5409.00</text:p>
          </table:table-cell>
          <table:table-cell office:value-type="string" calcext:value-type="string">
            <text:p>Table of Contents</text:p>
            <text:p>Consolidated Balance Sheets</text:p>
            <text:p>$ in millions, except per share and share amounts</text:p>
            <text:p> </text:p>
            <text:p> </text:p>
            <text:p>February 2, 2019</text:p>
            <text:p> </text:p>
            <text:p>February 3, 2018</text:p>
            <text:p>Assets</text:p>
            <text:p>   </text:p>
            <text:p>   </text:p>
            <text:p>Current assets</text:p>
            <text:p>   </text:p>
            <text:p>   </text:p>
            <text:p>Cash and cash equivalents</text:p>
            <text:p>  $</text:p>
            <text:p>1,980   $</text:p>
            <text:p>1,101</text:p>
            <text:p>Short-term investments</text:p>
            <text:p> </text:p>
            <text:p>—  </text:p>
            <text:p>2,032</text:p>
            <text:p>Receivables, net</text:p>
            <text:p> </text:p>
            <text:p>1,015  </text:p>
            <text:p>1,049</text:p>
            <text:p>Merchandise inventories</text:p>
            <text:p> </text:p>
            <text:p>5,409  </text:p>
            <text:p>5,209</text:p>
            <text:p>Other current assets</text:p>
            <text:p> </text:p>
            <text:p>466  </text:p>
            <text:p>438</text:p>
            <text:p>Total current assets</text:p>
            <text:p> </text:p>
            <text:p>8,870  </text:p>
            <text:p>9,829</text:p>
            <text:p>Property and equipment</text:p>
            <text:p>   </text:p>
            <text:p>   </text:p>
            <text:p>Land and buildings</text:p>
            <text:p> </text:p>
            <text:p>637  </text:p>
            <text:p>623</text:p>
            <text:p>Leasehold improvements</text:p>
            <text:p> </text:p>
            <text:p>2,119  </text:p>
            <text:p>2,327</text:p>
            <text:p>Fixtures and equipment</text:p>
            <text:p> </text:p>
            <text:p>5,865  </text:p>
            <text:p>5,410</text:p>
            <text:p>Property under capital and financing leases</text:p>
            <text:p> </text:p>
            <text:p>579  </text:p>
            <text:p>340</text:p>
            <text:p>Gross property and equipment</text:p>
            <text:p> </text:p>
            <text:p>9,200  </text:p>
            <text:p>8,700</text:p>
            <text:p>Less accumulated depreciation</text:p>
            <text:p> </text:p>
            <text:p>6,690  </text:p>
            <text:p>6,279</text:p>
            <text:p>Net property and equipment</text:p>
            <text:p> </text:p>
            <text:p>2,510  </text:p>
            <text:p>2,421</text:p>
            <text:p>Goodwill</text:p>
            <text:p> </text:p>
            <text:p>915  </text:p>
            <text:p>425</text:p>
            <text:p>Other assets</text:p>
            <text:p> </text:p>
            <text:p>606  </text:p>
            <text:p>374</text:p>
            <text:p>Total assets</text:p>
            <text:p>  $</text:p>
            <text:p>12,901   $</text:p>
            <text:p>13,049</text:p>
            <text:p> </text:p>
            <text:p>   </text:p>
            <text:p>   </text:p>
            <text:p>Liabilities and equity</text:p>
            <text:p>   </text:p>
            <text:p>   </text:p>
            <text:p>Current liabilities</text:p>
            <text:p>   </text:p>
            <text:p>   </text:p>
            <text:p>Accounts payable</text:p>
            <text:p>  $</text:p>
            <text:p>5,257   $</text:p>
            <text:p>4,873</text:p>
            <text:p>Unredeemed gift card liabilities</text:p>
            <text:p> </text:p>
            <text:p>290  </text:p>
            <text:p>385</text:p>
            <text:p>Deferred revenue</text:p>
            <text:p> </text:p>
            <text:p>446  </text:p>
            <text:p>453</text:p>
            <text:p>Accrued compensation and related expenses</text:p>
            <text:p> </text:p>
            <text:p>482  </text:p>
            <text:p>561</text:p>
            <text:p>Accrued liabilities</text:p>
            <text:p> </text:p>
            <text:p>982  </text:p>
            <text:p>1,001</text:p>
            <text:p>Current portion of long-term debt</text:p>
            <text:p> </text:p>
            <text:p>56  </text:p>
            <text:p>544</text:p>
            <text:p>Total current liabilities</text:p>
            <text:p> </text:p>
            <text:p>7,513  </text:p>
            <text:p>7,817</text:p>
            <text:p>Long-term liabilities</text:p>
            <text:p> </text:p>
            <text:p>750  </text:p>
            <text:p>809</text:p>
            <text:p>Long-term debt</text:p>
            <text:p> </text:p>
            <text:p>1,332  </text:p>
            <text:p>811</text:p>
            <text:p>Contingencies and commitments (Note 13)</text:p>
            <text:p> </text:p>
            <text:p> </text:p>
            <text:p>Equity</text:p>
            <text:p>   </text:p>
            <text:p>   </text:p>
            <text:p>Best Buy Co., Inc. Shareholders' Equity</text:p>
            <text:p>   </text:p>
            <text:p>   </text:p>
            <text:p>Preferred stock, $1.00 par value: Authorized — 400,000 shares; Issued and outstanding — none</text:p>
            <text:p> </text:p>
            <text:p>—  </text:p>
            <text:p>—</text:p>
            <text:p>Common stock, $0.10 par value: Authorized — 1.0 billion shares; Issued and outstanding — 265,703,000 and</text:p>
            <text:p>282,988,000 shares, respectively</text:p>
            <text:p> </text:p>
            <text:p>27  </text:p>
            <text:p>28</text:p>
            <text:p>Additional paid-in capital</text:p>
            <text:p> </text:p>
            <text:p>—  </text:p>
            <text:p>—</text:p>
            <text:p>Retained earnings</text:p>
            <text:p> </text:p>
            <text:p>2,985  </text:p>
            <text:p>3,270</text:p>
            <text:p>Accumulated other comprehensive income</text:p>
            <text:p> </text:p>
            <text:p>294  </text:p>
            <text:p>314</text:p>
            <text:p>Total equity</text:p>
            <text:p> </text:p>
            <text:p>3,306  </text:p>
            <text:p>3,612</text:p>
            <text:p>Total liabilities and equity</text:p>
            <text:p>  $</text:p>
            <text:p>12,901   $</text:p>
            <text:p>13,049</text:p>
            <text:p>See Notes to Consolidated Financial Statements.</text:p>
            <text:p>50</text:p>
          </table:table-cell>
          <table:table-cell office:value-type="float" office:value="52" calcext:value-type="float">
            <text:p>52</text:p>
          </table:table-cell>
          <table:table-cell/>
        </table:table-row>
        <table:table-row table:style-name="ro37">
          <table:table-cell office:value-type="string" calcext:value-type="string">
            <text:p>financebench_id_00685</text:p>
          </table:table-cell>
          <table:table-cell office:value-type="string" calcext:value-type="string">
            <text:p>BESTBUY_2023_10K</text:p>
          </table:table-cell>
          <table:table-cell office:value-type="string" calcext:value-type="string">
            <text:p>https://d18rn0p25nwr6d.cloudfront.net/CIK-0000764478/a7d1c855-4d22-48e4-9d17-b5f5af923dbe.pdf</text:p>
          </table:table-cell>
          <table:table-cell office:value-type="float" office:value="2023" calcext:value-type="float">
            <text:p>2023</text:p>
          </table:table-cell>
          <table:table-cell office:value-type="string" calcext:value-type="string">
            <text:p>domain-relevant</text:p>
          </table:table-cell>
          <table:table-cell office:value-type="string" calcext:value-type="string">
            <text:p>Are Best Buy's gross margins historically consistent (not fluctuating more than roughly 2% each year)? If gross margins are not a relevant metric for a company like this, then please state that and explain why.</text:p>
          </table:table-cell>
          <table:table-cell office:value-type="string" calcext:value-type="string">
            <text:p>Yes, the margins have been consistent, there has been a minor decline of 1.1% in gross margins between FY2022 and FY2023.</text:p>
          </table:table-cell>
          <table:table-cell office:value-type="string" calcext:value-type="string">
            <text:p>Consolidated Statements of Earnings</text:p>
            <text:p>$ and shares in millions, except per share amounts</text:p>
            <text:p>Fiscal Years Ended January 28, 2023 January 29, 2022 January 30, 2021</text:p>
            <text:p>Revenue $ 46,298 $ 51,761 $ 47,262</text:p>
            <text:p>Cost of sales 36,386 40,121 36,689</text:p>
            <text:p>Gross profit 9,912 11,640 10,573</text:p>
            <text:p>Selling, general and administrative expenses 7,970 8,635 7,928</text:p>
            <text:p>Restructuring charges 147 (34) 254</text:p>
            <text:p>Operating income 1,795 3,039 2,391</text:p>
            <text:p>Other income (expense):</text:p>
            <text:p>Investment income and other 28 10 38</text:p>
            <text:p>Interest expense (35) (25) (52)</text:p>
            <text:p>Earnings before income tax expense and equity in income of affiliates 1,788 3,024 2,377</text:p>
            <text:p>Income tax expense 370 574 579</text:p>
            <text:p>Equity in income of affiliates 1 4 -</text:p>
            <text:p>Net earnings $ 1,419 $ 2,454 $ 1,798</text:p>
          </table:table-cell>
          <table:table-cell office:value-type="float" office:value="40" calcext:value-type="float">
            <text:p>40</text:p>
          </table:table-cell>
          <table:table-cell/>
        </table:table-row>
        <table:table-row table:style-name="ro38">
          <table:table-cell office:value-type="string" calcext:value-type="string">
            <text:p>financebench_id_01077</text:p>
          </table:table-cell>
          <table:table-cell office:value-type="string" calcext:value-type="string">
            <text:p>BESTBUY_2023_10K</text:p>
          </table:table-cell>
          <table:table-cell office:value-type="string" calcext:value-type="string">
            <text:p>https://d18rn0p25nwr6d.cloudfront.net/CIK-0000764478/a7d1c855-4d22-48e4-9d17-b5f5af923dbe.pdf</text:p>
          </table:table-cell>
          <table:table-cell office:value-type="float" office:value="2023" calcext:value-type="float">
            <text:p>2023</text:p>
          </table:table-cell>
          <table:table-cell office:value-type="string" calcext:value-type="string">
            <text:p>domain-relevant</text:p>
          </table:table-cell>
          <table:table-cell office:value-type="string" calcext:value-type="string">
            <text:p>What are major acquisitions that Best Buy has done in FY2023, FY2022 and FY2021?</text:p>
          </table:table-cell>
          <table:table-cell office:value-type="string" calcext:value-type="string">
            <text:p>Best Buy closed two acquisitions, both these companies were already partially owned by Best Buy, but Best Buy acquired all outstanding shares of these two companies during FY 2022: (1) Current Health Ltd and (2) Two Peaks, LLC d/b/a Yardbird Furniture</text:p>
          </table:table-cell>
          <table:table-cell office:value-type="string" calcext:value-type="string">
            <text:p>Acquisitions</text:p>
            <text:p>Current Health Ltd.</text:p>
            <text:p>In fiscal 2022, we acquired all of the outstanding shares of Current Health Ltd. (“Current Health”), a care-at-home technology platform, on November 2, 2021, for</text:p>
            <text:p>net cash consideration of $389 million. The acquired assets included $351 million of goodwill that was assigned to our Best Buy Health reporting unit and was</text:p>
            <text:p>deductible for income tax purposes. The acquisition is aligned with our focus in virtual care to enable people in their homes to connect seamlessly with their</text:p>
            <text:p>health care providers and is included in our Domestic reportable segment and Services revenue category. The acquisition was accounted for using the</text:p>
            <text:p>acquisition method of accounting for business combinations and was not material to the results of operations.</text:p>
            <text:p>Two Peaks, LLC d/b/a Yardbird Furniture</text:p>
            <text:p>In fiscal 2022, we acquired all of the outstanding shares of Two Peaks, LLC d/b/a Yardbird Furniture (“Yardbird”), a direct-to-consumer outdoor furniture company,</text:p>
            <text:p>on November 4, 2021, for net cash consideration of $79 million. The acquired assets included $47 million of goodwill that was assigned to our Best Buy Domestic</text:p>
            <text:p>reporting unit and was deductible for income tax purposes. The acquisition expands our assortment in categories like outdoor living, as more and more</text:p>
            <text:p>consumers look to make over or upgrade their outdoor living spaces. The acquisition was accounted for using the acquisition method of accounting for business</text:p>
            <text:p>combinations and was not material to the results of our operations.</text:p>
          </table:table-cell>
          <table:table-cell office:value-type="float" office:value="51" calcext:value-type="float">
            <text:p>51</text:p>
          </table:table-cell>
          <table:table-cell/>
        </table:table-row>
        <table:table-row table:style-name="ro39">
          <table:table-cell office:value-type="string" calcext:value-type="string">
            <text:p>financebench_id_01275</text:p>
          </table:table-cell>
          <table:table-cell office:value-type="string" calcext:value-type="string">
            <text:p>BESTBUY_2023_10K</text:p>
          </table:table-cell>
          <table:table-cell office:value-type="string" calcext:value-type="string">
            <text:p>https://d18rn0p25nwr6d.cloudfront.net/CIK-0000764478/a7d1c855-4d22-48e4-9d17-b5f5af923dbe.pdf</text:p>
          </table:table-cell>
          <table:table-cell office:value-type="float" office:value="2023" calcext:value-type="float">
            <text:p>2023</text:p>
          </table:table-cell>
          <table:table-cell office:value-type="string" calcext:value-type="string">
            <text:p>domain-relevant</text:p>
          </table:table-cell>
          <table:table-cell office:value-type="string" calcext:value-type="string">
            <text:p>Among operations, investing, and financing activities, which brought in the most (or lost the least) cash flow for Best Buy in FY2023?</text:p>
          </table:table-cell>
          <table:table-cell office:value-type="string" calcext:value-type="string">
            <text:p>Best Buy generated the most cash flow from operating activities in FY 2023 ($1.8 bn)</text:p>
          </table:table-cell>
          <table:table-cell office:value-type="string" calcext:value-type="string">
            <text:p>Consolidated Statements of Cash Flows</text:p>
            <text:p>$ in millions</text:p>
            <text:p>Fiscal Years Ended January 28, 2023 January 29, 2022 January 30, 2021</text:p>
            <text:p>Operating activities</text:p>
            <text:p>Net earnings $ 1,419 $ 2,454 $ 1,798</text:p>
            <text:p>Adjustments to reconcile net earnings to total cash provided by operating activities:</text:p>
            <text:p>Depreciation and amortization 918 869 839</text:p>
            <text:p>Restructuring charges 147 (34) 254</text:p>
            <text:p>Stock-based compensation 138 141 135</text:p>
            <text:p>Deferred income taxes 51 14 (36)</text:p>
            <text:p>Other, net 12 11 3</text:p>
            <text:p>Changes in operating assets and liabilities, net of acquired assets and liabilities:</text:p>
            <text:p>Receivables (103) 17 73</text:p>
            <text:p>Merchandise inventories 809 (328) (435)</text:p>
            <text:p>Other assets (21) (14) (51)</text:p>
            <text:p>Accounts payable (1,099) (201) 1,676</text:p>
            <text:p>Income taxes 36 (156) 173</text:p>
            <text:p>Other liabilities (483) 479 498</text:p>
            <text:p>Total cash provided by operating activities 1,824 3,252 4,927</text:p>
            <text:p>Investing activities</text:p>
            <text:p>Additions to property and equipment, net of $35, $46 and $32, respectively, of non-cash</text:p>
            <text:p>capital expenditures (930) (737) (713)</text:p>
            <text:p>Purchases of investments (46) (233) (620)</text:p>
            <text:p>Sales of investments 7 66 546</text:p>
            <text:p>Acquisitions, net of cash acquired - (468) -</text:p>
            <text:p>Other, net 7 - (1)</text:p>
            <text:p>Total cash used in investing activities (962) (1,372) (788)</text:p>
            <text:p>Financing activities</text:p>
            <text:p>Repurchase of common stock (1,014) (3,502) (312)</text:p>
            <text:p>Issuance of common stock 16 29 28</text:p>
            <text:p>Dividends paid (789) (688) (568)</text:p>
            <text:p>Borrowings of debt - - 1,892</text:p>
            <text:p>Repayments of debt (19) (133) (1,916)</text:p>
            <text:p>Other, net - (3) -</text:p>
            <text:p>Total cash used in financing activities (1,806) (4,297) (876)</text:p>
            <text:p>Effect of exchange rate changes on cash (8) (3) 7</text:p>
            <text:p>Increase (decrease) in cash, cash equivalents and restricted cash (952) (2,420) 3,270</text:p>
            <text:p>Cash, cash equivalents and restricted cash at beginning of period 3,205 5,625 2,355</text:p>
            <text:p>Cash, cash equivalents and restricted cash at end of period $ 2,253 $ 3,205 $ 5,625</text:p>
          </table:table-cell>
          <table:table-cell office:value-type="float" office:value="42" calcext:value-type="float">
            <text:p>42</text:p>
          </table:table-cell>
          <table:table-cell/>
        </table:table-row>
        <table:table-row table:style-name="ro20">
          <table:table-cell office:value-type="string" calcext:value-type="string">
            <text:p>financebench_id_00288</text:p>
          </table:table-cell>
          <table:table-cell office:value-type="string" calcext:value-type="string">
            <text:p>BESTBUY_2024Q2_10Q</text:p>
          </table:table-cell>
          <table:table-cell office:value-type="string" calcext:value-type="string">
            <text:p>https://d18rn0p25nwr6d.cloudfront.net/CIK-0000764478/5e179976-086d-4c3c-af0c-85fda4b35b9d.pdf</text:p>
          </table:table-cell>
          <table:table-cell office:value-type="float" office:value="2024" calcext:value-type="float">
            <text:p>2024</text:p>
          </table:table-cell>
          <table:table-cell office:value-type="string" calcext:value-type="string">
            <text:p>novel-generated</text:p>
          </table:table-cell>
          <table:table-cell office:value-type="string" calcext:value-type="string">
            <text:p>Was there any drop in Cash &amp; Cash equivalents between FY 2023 and Q2 of FY2024?</text:p>
          </table:table-cell>
          <table:table-cell office:value-type="string" calcext:value-type="string">
            <text:p>Yes, there was a decline of ~42% between FY2023 and Q2 of FY 2024.</text:p>
          </table:table-cell>
          <table:table-cell office:value-type="string" calcext:value-type="string">
            <text:p>July 29, 2023 January 28, 2023 July 30, 2022</text:p>
            <text:p>Cash and cash equivalents $ 1,093 $ 1,874 $ 840</text:p>
          </table:table-cell>
          <table:table-cell office:value-type="float" office:value="20" calcext:value-type="float">
            <text:p>20</text:p>
          </table:table-cell>
          <table:table-cell/>
        </table:table-row>
        <table:table-row table:style-name="ro40">
          <table:table-cell office:value-type="string" calcext:value-type="string">
            <text:p>financebench_id_00460</text:p>
          </table:table-cell>
          <table:table-cell office:value-type="string" calcext:value-type="string">
            <text:p>BESTBUY_2024Q2_10Q</text:p>
          </table:table-cell>
          <table:table-cell office:value-type="string" calcext:value-type="string">
            <text:p>https://d18rn0p25nwr6d.cloudfront.net/CIK-0000764478/5e179976-086d-4c3c-af0c-85fda4b35b9d.pdf</text:p>
          </table:table-cell>
          <table:table-cell office:value-type="float" office:value="2024" calcext:value-type="float">
            <text:p>2024</text:p>
          </table:table-cell>
          <table:table-cell office:value-type="string" calcext:value-type="string">
            <text:p>novel-generated</text:p>
          </table:table-cell>
          <table:table-cell office:value-type="string" calcext:value-type="string">
            <text:p>Was there any change in the number of Best Buy stores between Q2 of FY2024 and FY2023?</text:p>
          </table:table-cell>
          <table:table-cell office:value-type="string" calcext:value-type="string">
            <text:p>Yes, there is decline in number stores by 1.32% from 982 stores in Q2 FY 2023 to 969 by the end of Q2 FY2024.</text:p>
          </table:table-cell>
          <table:table-cell office:value-type="string" calcext:value-type="string">
            <text:p>Fiscal 2024 Fiscal 2023</text:p>
            <text:p>Total Stores at</text:p>
            <text:p>Beginning of</text:p>
            <text:p>Second Quarter</text:p>
            <text:p>Stores</text:p>
            <text:p>Opened</text:p>
            <text:p>Stores</text:p>
            <text:p>Closed</text:p>
            <text:p>Total Stores at</text:p>
            <text:p>End of Second</text:p>
            <text:p>Quarter</text:p>
            <text:p>Total Stores at</text:p>
            <text:p>Beginning of</text:p>
            <text:p>Second Quarter</text:p>
            <text:p>Stores</text:p>
            <text:p>Opened</text:p>
            <text:p>Stores</text:p>
            <text:p>Closed</text:p>
            <text:p>Total Stores at</text:p>
            <text:p>End of Second</text:p>
            <text:p>Quarter</text:p>
            <text:p>Best Buy 908 - (1) 907 931 1 (2) 930</text:p>
            <text:p>Outlet Centers 20 1 (1) 20 16 2 - 18</text:p>
            <text:p>Pacific Sales 20 - - 20 21 - - 21</text:p>
            <text:p>Yardbird 18 4 - 22 9 4 - 13</text:p>
            <text:p>Total 966 5 (2) 969 977 7 (2) 982</text:p>
          </table:table-cell>
          <table:table-cell office:value-type="float" office:value="17" calcext:value-type="float">
            <text:p>17</text:p>
          </table:table-cell>
          <table:table-cell/>
        </table:table-row>
        <table:table-row table:style-name="ro5">
          <table:table-cell office:value-type="string" calcext:value-type="string">
            <text:p>financebench_id_01902</text:p>
          </table:table-cell>
          <table:table-cell office:value-type="string" calcext:value-type="string">
            <text:p>BESTBUY_2024Q2_10Q</text:p>
          </table:table-cell>
          <table:table-cell office:value-type="string" calcext:value-type="string">
            <text:p>https://d18rn0p25nwr6d.cloudfront.net/CIK-0000764478/5e179976-086d-4c3c-af0c-85fda4b35b9d.pdf</text:p>
          </table:table-cell>
          <table:table-cell office:value-type="float" office:value="2024" calcext:value-type="float">
            <text:p>2024</text:p>
          </table:table-cell>
          <table:table-cell office:value-type="string" calcext:value-type="string">
            <text:p>novel-generated</text:p>
          </table:table-cell>
          <table:table-cell office:value-type="string" calcext:value-type="string">
            <text:p>Which Best Buy product category performed the best (by top line) in the domestic (USA) Market during Q2 of FY2024?</text:p>
          </table:table-cell>
          <table:table-cell office:value-type="string" calcext:value-type="string">
            <text:p>The entertainment segment experienced the highest growth of 9% during Q2 FY2024, primarily from gaming division.</text:p>
          </table:table-cell>
          <table:table-cell office:value-type="string" calcext:value-type="string">
            <text:p>Computing and Mobile Phones: The 6.4% comparable sales decline was driven primarily by computing, mobile phones and tablets.</text:p>
            <text:p> Consumer Electronics: The 5.7% comparable sales decline was driven primarily by home theater, partially offset by comparable sales growth in</text:p>
            <text:p>headphones and portable speakers.</text:p>
            <text:p> Appliances: The 16.1% comparable sales decline was driven primarily by large appliances.</text:p>
            <text:p> Entertainment: The 9.0% comparable sales growth was driven primarily by gaming, partially offset by comparable sales declines in virtual reality and</text:p>
            <text:p>drones.</text:p>
            <text:p> Services: The 7.6% comparable sales growth was driven primarily by the cumulative growth in our paid membership base</text:p>
          </table:table-cell>
          <table:table-cell office:value-type="float" office:value="18" calcext:value-type="float">
            <text:p>18</text:p>
          </table:table-cell>
          <table:table-cell/>
        </table:table-row>
        <table:table-row table:style-name="ro41">
          <table:table-cell office:value-type="string" calcext:value-type="string">
            <text:p>financebench_id_04660</text:p>
          </table:table-cell>
          <table:table-cell office:value-type="string" calcext:value-type="string">
            <text:p>BLOCK_2016_10K</text:p>
          </table:table-cell>
          <table:table-cell office:value-type="string" calcext:value-type="string">
            <text:p>https://d18rn0p25nwr6d.cloudfront.net/CIK-0001512673/1862b88f-4e6b-4251-be45-4833fc0a0126.pdf</text:p>
          </table:table-cell>
          <table:table-cell office:value-type="float" office:value="2016" calcext:value-type="float">
            <text:p>2016</text:p>
          </table:table-cell>
          <table:table-cell office:value-type="string" calcext:value-type="string">
            <text:p>metrics-generated</text:p>
          </table:table-cell>
          <table:table-cell office:value-type="string" calcext:value-type="string">
            <text:p>Considering the data in the balance sheet, what is Block's (formerly known as Square) FY2016 working capital ratio? Define working capital ratio as total current assets divided by total current liabilities. Round your answer to two decimal places.</text:p>
          </table:table-cell>
          <table:table-cell office:value-type="float" office:value="1.73" calcext:value-type="float">
            <text:p>1.73</text:p>
          </table:table-cell>
          <table:table-cell office:value-type="string" calcext:value-type="string">
            <text:p>SQUARE,�INC.</text:p>
            <text:p>CONSOLIDATED�BALANCE�SHEETS</text:p>
            <text:p>(In thousands, except share and per share data)</text:p>
            <text:p> </text:p>
            <text:p>December�31,</text:p>
            <text:p> </text:p>
            <text:p>2016</text:p>
            <text:p> </text:p>
            <text:p>2015</text:p>
            <text:p>Assets</text:p>
            <text:p> </text:p>
            <text:p>   </text:p>
            <text:p>Current assets:</text:p>
            <text:p> </text:p>
            <text:p>   </text:p>
            <text:p>Cash and cash equivalents</text:p>
            <text:p>$</text:p>
            <text:p>452,030   $</text:p>
            <text:p>461,329</text:p>
            <text:p>Short-term investments</text:p>
            <text:p>59,901  </text:p>
            <text:p>—</text:p>
            <text:p>Restricted cash</text:p>
            <text:p>22,131  </text:p>
            <text:p>13,537</text:p>
            <text:p>Settlements receivable</text:p>
            <text:p>321,102  </text:p>
            <text:p>142,727</text:p>
            <text:p>Customer funds held</text:p>
            <text:p>43,574  </text:p>
            <text:p>9,446</text:p>
            <text:p>Loans held for sale</text:p>
            <text:p>42,144  </text:p>
            <text:p>604</text:p>
            <text:p>Merchant cash advance receivable, net</text:p>
            <text:p>4,212  </text:p>
            <text:p>36,473</text:p>
            <text:p>Other current assets</text:p>
            <text:p>56,331  </text:p>
            <text:p>41,447</text:p>
            <text:p>Total current assets</text:p>
            <text:p>1,001,425  </text:p>
            <text:p>705,563</text:p>
            <text:p>Property and equipment, net</text:p>
            <text:p>88,328  </text:p>
            <text:p>87,222</text:p>
            <text:p>Goodwill</text:p>
            <text:p>57,173  </text:p>
            <text:p>56,699</text:p>
            <text:p>Acquired intangible assets, net</text:p>
            <text:p>19,292  </text:p>
            <text:p>26,776</text:p>
            <text:p>Long-term investments</text:p>
            <text:p>27,366  </text:p>
            <text:p>—</text:p>
            <text:p>Restricted cash</text:p>
            <text:p>14,584  </text:p>
            <text:p>14,686</text:p>
            <text:p>Other assets</text:p>
            <text:p>3,194  </text:p>
            <text:p>3,826</text:p>
            <text:p>Total assets</text:p>
            <text:p>$</text:p>
            <text:p>1,211,362   $</text:p>
            <text:p>894,772</text:p>
            <text:p>Liabilities�and�Stockholders’�Equity</text:p>
            <text:p> </text:p>
            <text:p>   </text:p>
            <text:p>Current liabilities:</text:p>
            <text:p> </text:p>
            <text:p>   </text:p>
            <text:p>Accounts payable</text:p>
            <text:p>$</text:p>
            <text:p>12,602   $</text:p>
            <text:p>18,869</text:p>
            <text:p>Customers payable</text:p>
            <text:p>388,058  </text:p>
            <text:p>215,365</text:p>
            <text:p>Customer funds obligation</text:p>
            <text:p>43,574  </text:p>
            <text:p>9,446</text:p>
            <text:p>Accrued transaction losses</text:p>
            <text:p>20,064  </text:p>
            <text:p>17,176</text:p>
            <text:p>Accrued expenses</text:p>
            <text:p>39,543  </text:p>
            <text:p>44,401</text:p>
            <text:p>Other current liabilities</text:p>
            <text:p>73,623  </text:p>
            <text:p>28,945</text:p>
            <text:p>Total current liabilities</text:p>
            <text:p>577,464  </text:p>
            <text:p>334,202</text:p>
            <text:p>Debt (Note 11)</text:p>
            <text:p>—  </text:p>
            <text:p>—</text:p>
            <text:p>Other liabilities</text:p>
            <text:p>57,745  </text:p>
            <text:p>52,522</text:p>
            <text:p>Total liabilities</text:p>
            <text:p>635,209  </text:p>
            <text:p>386,724</text:p>
            <text:p>Commitments and contingencies (Note 16)</text:p>
            <text:p> </text:p>
            <text:p>Stockholders’ equity:</text:p>
            <text:p>   </text:p>
            <text:p>Preferred stock, $0.0000001 par value: 100,000,000 shares authorized at December 31, 2016 and December 31, 2015. None</text:p>
            <text:p>issued and outstanding at December 31, 2016 and December 31, 2015.</text:p>
            <text:p>—  </text:p>
            <text:p>—</text:p>
            <text:p>Class A common stock, $0.0000001 par value: 1,000,000,000 shares authorized at December 31, 2016 and December 31, 2015;</text:p>
            <text:p>198,746,620 and 31,717,133 issued and outstanding at December 31, 2016 and December 31, 2015, respectively.</text:p>
            <text:p>—  </text:p>
            <text:p>—</text:p>
            <text:p>Class B common stock, $0.0000001 par value: 500,000,000 shares authorized at December 31, 2016 and December 31, 2015;</text:p>
            <text:p>165,800,756 and 303,232,312 issued and outstanding at December 31, 2016 and December 31, 2015, respectively.</text:p>
            <text:p>—  </text:p>
            <text:p>—</text:p>
            <text:p>Additional paid-in capital</text:p>
            <text:p>1,357,381  </text:p>
            <text:p>1,116,882</text:p>
            <text:p>Accumulated other comprehensive loss</text:p>
            <text:p>(1,989)  </text:p>
            <text:p>(1,185)</text:p>
            <text:p>Accumulated deficit</text:p>
            <text:p>(779,239)  </text:p>
            <text:p>(607,649)</text:p>
            <text:p>Total stockholders’ equity</text:p>
            <text:p>576,153  </text:p>
            <text:p>508,048</text:p>
            <text:p>Total liabilities and stockholders’ equity</text:p>
            <text:p>$</text:p>
            <text:p>1,211,362   $</text:p>
            <text:p>894,772</text:p>
            <text:p>See accompanying notes to consolidated financial statements.</text:p>
            <text:p>68</text:p>
          </table:table-cell>
          <table:table-cell office:value-type="float" office:value="68" calcext:value-type="float">
            <text:p>68</text:p>
          </table:table-cell>
          <table:table-cell/>
        </table:table-row>
        <table:table-row table:style-name="ro42">
          <table:table-cell office:value-type="string" calcext:value-type="string">
            <text:p>financebench_id_03838</text:p>
          </table:table-cell>
          <table:table-cell office:value-type="string" calcext:value-type="string">
            <text:p>BLOCK_2020_10K</text:p>
          </table:table-cell>
          <table:table-cell office:value-type="string" calcext:value-type="string">
            <text:p>https://d18rn0p25nwr6d.cloudfront.net/CIK-0001512673/c7b05bfa-5bb8-43b7-9580-9de362ef1e83.pdf</text:p>
          </table:table-cell>
          <table:table-cell office:value-type="float" office:value="2020" calcext:value-type="float">
            <text:p>2020</text:p>
          </table:table-cell>
          <table:table-cell office:value-type="string" calcext:value-type="string">
            <text:p>metrics-generated</text:p>
          </table:table-cell>
          <table:table-cell office:value-type="string" calcext:value-type="string">
            <text:p>What is the FY2019 - FY2020 total revenue growth rate for Block (formerly known as Square)? Answer in units of percents and round to one decimal place. Approach the question asked by assuming the standpoint of an investment banking analyst who only has access to the statement of income.</text:p>
          </table:table-cell>
          <table:table-cell table:style-name="ce2" office:value-type="string" calcext:value-type="string">
            <text:p>101.5%</text:p>
          </table:table-cell>
          <table:table-cell office:value-type="string" calcext:value-type="string">
            <text:p>SQUARE, INC.</text:p>
            <text:p>CONSOLIDATED STATEMENTS OF OPERATIONS</text:p>
            <text:p>(In thousands, except per share data)</text:p>
            <text:p>Year Ended December 31,</text:p>
            <text:p>2020</text:p>
            <text:p>2019</text:p>
            <text:p>2018</text:p>
            <text:p>Revenue:</text:p>
            <text:p>Transaction-based revenue</text:p>
            <text:p>$</text:p>
            <text:p>3,294,978 </text:p>
            <text:p>$</text:p>
            <text:p>3,081,074 </text:p>
            <text:p>$</text:p>
            <text:p>2,471,451 </text:p>
            <text:p>Subscription and services-based revenue</text:p>
            <text:p>1,539,403 </text:p>
            <text:p>1,031,456 </text:p>
            <text:p>591,706 </text:p>
            <text:p>Hardware revenue</text:p>
            <text:p>91,654 </text:p>
            <text:p>84,505 </text:p>
            <text:p>68,503 </text:p>
            <text:p>Bitcoin revenue</text:p>
            <text:p>4,571,543 </text:p>
            <text:p>516,465 </text:p>
            <text:p>166,517 </text:p>
            <text:p>Total net revenue</text:p>
            <text:p>9,497,578 </text:p>
            <text:p>4,713,500 </text:p>
            <text:p>3,298,177 </text:p>
            <text:p>Cost of revenue:</text:p>
            <text:p>Transaction-based costs</text:p>
            <text:p>1,911,848 </text:p>
            <text:p>1,937,971 </text:p>
            <text:p>1,558,562 </text:p>
            <text:p>Subscription and services-based costs</text:p>
            <text:p>222,712 </text:p>
            <text:p>234,270 </text:p>
            <text:p>169,884 </text:p>
            <text:p>Hardware costs</text:p>
            <text:p>143,901 </text:p>
            <text:p>136,385 </text:p>
            <text:p>94,114 </text:p>
            <text:p>Bitcoin costs</text:p>
            <text:p>4,474,534 </text:p>
            <text:p>508,239 </text:p>
            <text:p>164,827 </text:p>
            <text:p>Amortization of acquired technology</text:p>
            <text:p>11,174 </text:p>
            <text:p>6,950 </text:p>
            <text:p>7,090 </text:p>
            <text:p>Total cost of revenue</text:p>
            <text:p>6,764,169 </text:p>
            <text:p>2,823,815 </text:p>
            <text:p>1,994,477 </text:p>
            <text:p>Gross profit</text:p>
            <text:p>2,733,409 </text:p>
            <text:p>1,889,685 </text:p>
            <text:p>1,303,700 </text:p>
            <text:p>Operating expenses:</text:p>
            <text:p>Product development</text:p>
            <text:p>881,826 </text:p>
            <text:p>670,606 </text:p>
            <text:p>497,479 </text:p>
            <text:p>Sales and marketing</text:p>
            <text:p>1,109,670 </text:p>
            <text:p>624,832 </text:p>
            <text:p>411,151 </text:p>
            <text:p>General and administrative</text:p>
            <text:p>579,203 </text:p>
            <text:p>436,250 </text:p>
            <text:p>339,245 </text:p>
            <text:p>Transaction and loan losses</text:p>
            <text:p>177,670 </text:p>
            <text:p>126,959 </text:p>
            <text:p>88,077 </text:p>
            <text:p>Amortization of acquired customer assets</text:p>
            <text:p>3,855 </text:p>
            <text:p>4,481 </text:p>
            <text:p>4,362 </text:p>
            <text:p>Total operating expenses</text:p>
            <text:p>2,752,224 </text:p>
            <text:p>1,863,128 </text:p>
            <text:p>1,340,314 </text:p>
            <text:p>Operating income (loss)</text:p>
            <text:p>(18,815)</text:p>
            <text:p>26,557 </text:p>
            <text:p>(36,614)</text:p>
            <text:p>Gain on sale of asset group</text:p>
            <text:p>— </text:p>
            <text:p>(373,445)</text:p>
            <text:p>— </text:p>
            <text:p>Interest expense, net</text:p>
            <text:p>56,943 </text:p>
            <text:p>21,516 </text:p>
            <text:p>17,982 </text:p>
            <text:p>Other expense (income), net</text:p>
            <text:p>(291,725)</text:p>
            <text:p>273 </text:p>
            <text:p>(18,469)</text:p>
            <text:p>Income (loss) before income tax</text:p>
            <text:p>215,967 </text:p>
            <text:p>378,213 </text:p>
            <text:p>(36,127)</text:p>
            <text:p>Provision for income taxes</text:p>
            <text:p>2,862 </text:p>
            <text:p>2,767 </text:p>
            <text:p>2,326 </text:p>
            <text:p>Net income (loss)</text:p>
            <text:p>$</text:p>
            <text:p>213,105 </text:p>
            <text:p>$</text:p>
            <text:p>375,446 </text:p>
            <text:p>$</text:p>
            <text:p>(38,453)</text:p>
            <text:p>Net income (loss) per share:</text:p>
            <text:p>Basic</text:p>
            <text:p>$</text:p>
            <text:p>0.48 </text:p>
            <text:p>$</text:p>
            <text:p>0.88 </text:p>
            <text:p>$</text:p>
            <text:p>(0.09)</text:p>
            <text:p>Diluted</text:p>
            <text:p>$</text:p>
            <text:p>0.44 </text:p>
            <text:p>$</text:p>
            <text:p>0.81 </text:p>
            <text:p>$</text:p>
            <text:p>(0.09)</text:p>
            <text:p>Weighted-average shares used to compute net income (loss) per share:</text:p>
            <text:p>Basic</text:p>
            <text:p>443,126 </text:p>
            <text:p>424,999 </text:p>
            <text:p>405,731 </text:p>
            <text:p>Diluted</text:p>
            <text:p>482,167 </text:p>
            <text:p>466,076 </text:p>
            <text:p>405,731 </text:p>
            <text:p>See accompanying notes to consolidated financial statements.</text:p>
            <text:p>85</text:p>
          </table:table-cell>
          <table:table-cell office:value-type="float" office:value="86" calcext:value-type="float">
            <text:p>86</text:p>
          </table:table-cell>
          <table:table-cell/>
        </table:table-row>
        <table:table-row table:style-name="ro43">
          <table:table-cell office:value-type="string" calcext:value-type="string">
            <text:p>financebench_id_07661</text:p>
          </table:table-cell>
          <table:table-cell office:value-type="string" calcext:value-type="string">
            <text:p>BLOCK_2020_10K</text:p>
          </table:table-cell>
          <table:table-cell office:value-type="string" calcext:value-type="string">
            <text:p>https://d18rn0p25nwr6d.cloudfront.net/CIK-0001512673/c7b05bfa-5bb8-43b7-9580-9de362ef1e83.pdf</text:p>
          </table:table-cell>
          <table:table-cell office:value-type="float" office:value="2020" calcext:value-type="float">
            <text:p>2020</text:p>
          </table:table-cell>
          <table:table-cell office:value-type="string" calcext:value-type="string">
            <text:p>metrics-generated</text:p>
          </table:table-cell>
          <table:table-cell office:value-type="string" calcext:value-type="string">
            <text:p>Using the cash flow statement, answer the following question to the best of your abilities: how much did Block (formerly known as Square) generate in cash flow from operating activities in FY2020? Answer in USD millions.</text:p>
          </table:table-cell>
          <table:table-cell table:style-name="ce2" office:value-type="string" calcext:value-type="string">
            <text:p>$382.00</text:p>
          </table:table-cell>
          <table:table-cell office:value-type="string" calcext:value-type="string">
            <text:p>SQUARE, INC.</text:p>
            <text:p>CONSOLIDATED STATEMENTS OF CASH FLOWS</text:p>
            <text:p>(In thousands)</text:p>
            <text:p>Year Ended December 31,</text:p>
            <text:p>2020</text:p>
            <text:p>2019</text:p>
            <text:p>2018</text:p>
            <text:p>Cash flows from operating activities:</text:p>
            <text:p>Net income (loss)</text:p>
            <text:p>$</text:p>
            <text:p>213,105 </text:p>
            <text:p>$</text:p>
            <text:p>375,446 </text:p>
            <text:p>$</text:p>
            <text:p>(38,453)</text:p>
            <text:p>Adjustments to reconcile net loss to net cash provided by operating activities:</text:p>
            <text:p>Depreciation and amortization</text:p>
            <text:p>84,212 </text:p>
            <text:p>75,598 </text:p>
            <text:p>60,961 </text:p>
            <text:p>Non-cash interest and other</text:p>
            <text:p>76,129 </text:p>
            <text:p>33,478 </text:p>
            <text:p>28,512 </text:p>
            <text:p>Loss on extinguishment of long-term debt</text:p>
            <text:p>6,651 </text:p>
            <text:p>— </text:p>
            <text:p>5,047 </text:p>
            <text:p>Non-cash lease expense</text:p>
            <text:p>70,253 </text:p>
            <text:p>29,696 </text:p>
            <text:p>— </text:p>
            <text:p>Share-based compensation</text:p>
            <text:p>397,800 </text:p>
            <text:p>297,863 </text:p>
            <text:p>216,881 </text:p>
            <text:p>Replacement stock awards issued in connection with acquisition</text:p>
            <text:p>— </text:p>
            <text:p>— </text:p>
            <text:p>899 </text:p>
            <text:p>Gain on sale of asset group</text:p>
            <text:p>— </text:p>
            <text:p>(373,445)</text:p>
            <text:p>— </text:p>
            <text:p>Loss (gain) on revaluation of equity investment</text:p>
            <text:p>(295,297)</text:p>
            <text:p>12,326 </text:p>
            <text:p>(20,342)</text:p>
            <text:p>Transaction and loan losses</text:p>
            <text:p>177,670 </text:p>
            <text:p>126,959 </text:p>
            <text:p>88,077 </text:p>
            <text:p>Change in deferred income taxes</text:p>
            <text:p>(8,016)</text:p>
            <text:p>(1,376)</text:p>
            <text:p>(646)</text:p>
            <text:p>Changes in operating assets and liabilities:</text:p>
            <text:p>Settlements receivable</text:p>
            <text:p>(473,871)</text:p>
            <text:p>(248,271)</text:p>
            <text:p>245,795 </text:p>
            <text:p>Customer funds</text:p>
            <text:p>(1,151,536)</text:p>
            <text:p>(204,208)</text:p>
            <text:p>(131,004)</text:p>
            <text:p>Purchase of loans held for sale</text:p>
            <text:p>(1,837,137)</text:p>
            <text:p>(2,266,738)</text:p>
            <text:p>(1,609,611)</text:p>
            <text:p>Sales and principal payments of loans held for sale</text:p>
            <text:p>1,505,406 </text:p>
            <text:p>2,168,682 </text:p>
            <text:p>1,579,834 </text:p>
            <text:p>Customers payable</text:p>
            <text:p>1,733,138 </text:p>
            <text:p>523,795 </text:p>
            <text:p>15,597 </text:p>
            <text:p>Settlements payable</text:p>
            <text:p>143,528 </text:p>
            <text:p>41,697 </text:p>
            <text:p>(60,651)</text:p>
            <text:p>Charge-offs to accrued transaction losses</text:p>
            <text:p>(73,613)</text:p>
            <text:p>(78,325)</text:p>
            <text:p>(58,192)</text:p>
            <text:p>Other assets and liabilities</text:p>
            <text:p>(186,819)</text:p>
            <text:p>(47,478)</text:p>
            <text:p>(27,624)</text:p>
            <text:p>Net cash provided by operating activities</text:p>
            <text:p>381,603 </text:p>
            <text:p>465,699 </text:p>
            <text:p>295,080 </text:p>
            <text:p>Cash flows from investing activities:</text:p>
            <text:p>Purchase of marketable debt securities</text:p>
            <text:p>(1,322,362)</text:p>
            <text:p>(992,583)</text:p>
            <text:p>(1,000,346)</text:p>
            <text:p>Proceeds from maturities of marketable debt securities</text:p>
            <text:p>607,134 </text:p>
            <text:p>430,888 </text:p>
            <text:p>197,454 </text:p>
            <text:p>Proceeds from sale of marketable debt securities</text:p>
            <text:p>585,427 </text:p>
            <text:p>548,619 </text:p>
            <text:p>171,992 </text:p>
            <text:p>Purchase of marketable debt securities from customer funds</text:p>
            <text:p>(642,252)</text:p>
            <text:p>(311,499)</text:p>
            <text:p>(148,096)</text:p>
            <text:p>Proceeds from maturities of marketable debt securities from customer funds</text:p>
            <text:p>382,887 </text:p>
            <text:p>158,055 </text:p>
            <text:p>— </text:p>
            <text:p>Proceeds from sale of marketable debt securities from customer funds</text:p>
            <text:p>51,430 </text:p>
            <text:p>17,493 </text:p>
            <text:p>48,334 </text:p>
            <text:p>Purchase of property and equipment</text:p>
            <text:p>(138,402)</text:p>
            <text:p>(62,498)</text:p>
            <text:p>(61,203)</text:p>
            <text:p>Purchase of other investments</text:p>
            <text:p>(51,277)</text:p>
            <text:p>(15,250)</text:p>
            <text:p>— </text:p>
            <text:p>Proceeds from sale of equity investment</text:p>
            <text:p>— </text:p>
            <text:p>33,016 </text:p>
            <text:p>— </text:p>
            <text:p>Purchase of intangible assets</text:p>
            <text:p>— </text:p>
            <text:p>— </text:p>
            <text:p>(1,584)</text:p>
            <text:p>Proceeds from sale of asset group</text:p>
            <text:p>— </text:p>
            <text:p>309,324 </text:p>
            <text:p>— </text:p>
            <text:p>Business combinations, net of cash acquired</text:p>
            <text:p>(79,221)</text:p>
            <text:p>(20,372)</text:p>
            <text:p>(112,399)</text:p>
            <text:p>Net cash provided by (used in) investing activities:</text:p>
            <text:p>(606,636)</text:p>
            <text:p>95,193 </text:p>
            <text:p>(905,848)</text:p>
            <text:p>Cash flows from financing activities:</text:p>
            <text:p>Proceeds from issuance of convertible senior notes, net</text:p>
            <text:p>2,116,544 </text:p>
            <text:p>— </text:p>
            <text:p>855,663 </text:p>
            <text:p>Purchase of convertible senior note hedges</text:p>
            <text:p>(338,145)</text:p>
            <text:p>— </text:p>
            <text:p>(172,586)</text:p>
            <text:p>Proceeds from issuance of warrants</text:p>
            <text:p>232,095 </text:p>
            <text:p>— </text:p>
            <text:p>112,125 </text:p>
            <text:p>Principal payment on conversion of senior notes</text:p>
            <text:p>— </text:p>
            <text:p>— </text:p>
            <text:p>(219,384)</text:p>
            <text:p>Proceeds from PPP Liquidity Facility advances</text:p>
            <text:p>464,094 </text:p>
            <text:p>— </text:p>
            <text:p>— </text:p>
            <text:p>Proceeds from the exercise of stock options and purchases under the employee stock purchase plan, net</text:p>
            <text:p>161,985 </text:p>
            <text:p>118,514 </text:p>
            <text:p>133,850 </text:p>
            <text:p>Payments for tax withholding related to vesting of restricted stock units</text:p>
            <text:p>(314,019)</text:p>
            <text:p>(212,264)</text:p>
            <text:p>(189,124)</text:p>
            <text:p>Other financing activities</text:p>
            <text:p>(7,359)</text:p>
            <text:p>(5,124)</text:p>
            <text:p>(4,789)</text:p>
            <text:p>Net cash provided by (used in) financing activities</text:p>
            <text:p>2,315,195 </text:p>
            <text:p>(98,874)</text:p>
            <text:p>515,755 </text:p>
            <text:p>Effect of foreign exchange rate on cash and cash equivalents</text:p>
            <text:p>12,995 </text:p>
            <text:p>3,841 </text:p>
            <text:p>(7,221)</text:p>
            <text:p>Net increase (decrease) in cash, cash equivalents and restricted cash</text:p>
            <text:p>2,103,157 </text:p>
            <text:p>465,859 </text:p>
            <text:p>(102,234)</text:p>
            <text:p>Cash, cash equivalents and restricted cash, beginning of the year</text:p>
            <text:p>1,098,706 </text:p>
            <text:p>632,847 </text:p>
            <text:p>735,081 </text:p>
            <text:p>Cash, cash equivalents and restricted cash, end of the year</text:p>
            <text:p>$</text:p>
            <text:p>3,201,863 </text:p>
            <text:p>$</text:p>
            <text:p>1,098,706 </text:p>
            <text:p>$</text:p>
            <text:p>632,847 </text:p>
            <text:p>See accompanying notes to consolidated financial statements.</text:p>
            <text:p>89</text:p>
          </table:table-cell>
          <table:table-cell office:value-type="float" office:value="90" calcext:value-type="float">
            <text:p>90</text:p>
          </table:table-cell>
          <table:table-cell/>
        </table:table-row>
        <table:table-row table:style-name="ro44">
          <table:table-cell office:value-type="string" calcext:value-type="string">
            <text:p>financebench_id_10285</text:p>
          </table:table-cell>
          <table:table-cell office:value-type="string" calcext:value-type="string">
            <text:p>BOEING_2018_10K</text:p>
          </table:table-cell>
          <table:table-cell office:value-type="string" calcext:value-type="string">
            <text:p>https://d18rn0p25nwr6d.cloudfront.net/CIK-0000012927/fdc164e4-475f-416e-ac75-acd03df4d646.pdf</text:p>
          </table:table-cell>
          <table:table-cell office:value-type="float" office:value="2018" calcext:value-type="float">
            <text:p>2018</text:p>
          </table:table-cell>
          <table:table-cell office:value-type="string" calcext:value-type="string">
            <text:p>metrics-generated</text:p>
          </table:table-cell>
          <table:table-cell office:value-type="string" calcext:value-type="string">
            <text:p>We need to calculate a financial metric by using information only provided within the balance sheet. Please answer the following question: what is Boeing's year end FY2018 net property, plant, and equipment (in USD millions)?</text:p>
          </table:table-cell>
          <table:table-cell table:style-name="ce2" office:value-type="string" calcext:value-type="string">
            <text:p>$12645.00</text:p>
          </table:table-cell>
          <table:table-cell office:value-type="string" calcext:value-type="string">
            <text:p>Table of Contents</text:p>
            <text:p>The Boeing Company and Subsidiaries</text:p>
            <text:p>Consolidated Statements of Financial Position  </text:p>
            <text:p>(Dollars�in�millions,�except�per�share�data)</text:p>
            <text:p> </text:p>
            <text:p>   </text:p>
            <text:p>December 31,</text:p>
            <text:p>2018</text:p>
            <text:p> </text:p>
            <text:p>2017</text:p>
            <text:p>Assets</text:p>
            <text:p> </text:p>
            <text:p>   </text:p>
            <text:p>Cash and cash equivalents</text:p>
            <text:p>$7,637</text:p>
            <text:p> </text:p>
            <text:p>$8,813</text:p>
            <text:p>Short-term and other investments</text:p>
            <text:p>927</text:p>
            <text:p> </text:p>
            <text:p>1,179</text:p>
            <text:p>Accounts receivable, net</text:p>
            <text:p>3,879</text:p>
            <text:p> </text:p>
            <text:p>2,894</text:p>
            <text:p>Unbilled receivables, net</text:p>
            <text:p>10,025</text:p>
            <text:p> </text:p>
            <text:p>8,194</text:p>
            <text:p>Current portion of customer financing, net</text:p>
            <text:p>460</text:p>
            <text:p> </text:p>
            <text:p>309</text:p>
            <text:p>Inventories</text:p>
            <text:p>62,567</text:p>
            <text:p> </text:p>
            <text:p>61,388</text:p>
            <text:p>Other current assets</text:p>
            <text:p>2,335</text:p>
            <text:p> </text:p>
            <text:p>2,417</text:p>
            <text:p>Total current assets</text:p>
            <text:p>87,830</text:p>
            <text:p> </text:p>
            <text:p>85,194</text:p>
            <text:p>Customer financing, net</text:p>
            <text:p>2,418</text:p>
            <text:p> </text:p>
            <text:p>2,756</text:p>
            <text:p>Property, plant and equipment, net</text:p>
            <text:p>12,645</text:p>
            <text:p> </text:p>
            <text:p>12,672</text:p>
            <text:p>Goodwill</text:p>
            <text:p>7,840</text:p>
            <text:p> </text:p>
            <text:p>5,559</text:p>
            <text:p>Acquired intangible assets, net</text:p>
            <text:p>3,429</text:p>
            <text:p> </text:p>
            <text:p>2,573</text:p>
            <text:p>Deferred income taxes</text:p>
            <text:p>284</text:p>
            <text:p> </text:p>
            <text:p>321</text:p>
            <text:p>Investments</text:p>
            <text:p>1,087</text:p>
            <text:p> </text:p>
            <text:p>1,260</text:p>
            <text:p>Other assets, net of accumulated amortization of $503 and $482</text:p>
            <text:p>1,826</text:p>
            <text:p> </text:p>
            <text:p>2,027</text:p>
            <text:p>Total assets</text:p>
            <text:p>$117,359</text:p>
            <text:p> </text:p>
            <text:p>$112,362</text:p>
            <text:p>Liabilities and equity</text:p>
            <text:p> </text:p>
            <text:p>   </text:p>
            <text:p>Accounts payable</text:p>
            <text:p>$12,916</text:p>
            <text:p> </text:p>
            <text:p>$12,202</text:p>
            <text:p>Accrued liabilities</text:p>
            <text:p>14,808</text:p>
            <text:p> </text:p>
            <text:p>13,069</text:p>
            <text:p>Advances and progress billings</text:p>
            <text:p>50,676</text:p>
            <text:p> </text:p>
            <text:p>48,042</text:p>
            <text:p>Short-term debt and current portion of long-term debt</text:p>
            <text:p>3,190</text:p>
            <text:p> </text:p>
            <text:p>1,335</text:p>
            <text:p>Total current liabilities</text:p>
            <text:p>81,590</text:p>
            <text:p> </text:p>
            <text:p>74,648</text:p>
            <text:p>Deferred income taxes</text:p>
            <text:p>1,736</text:p>
            <text:p> </text:p>
            <text:p>2,188</text:p>
            <text:p>Accrued retiree health care</text:p>
            <text:p>4,584</text:p>
            <text:p> </text:p>
            <text:p>5,545</text:p>
            <text:p>Accrued pension plan liability, net</text:p>
            <text:p>15,323</text:p>
            <text:p> </text:p>
            <text:p>16,471</text:p>
            <text:p>Other long-term liabilities</text:p>
            <text:p>3,059</text:p>
            <text:p> </text:p>
            <text:p>2,015</text:p>
            <text:p>Long-term debt</text:p>
            <text:p>10,657</text:p>
            <text:p> </text:p>
            <text:p>9,782</text:p>
            <text:p>Shareholders’ equity:</text:p>
            <text:p> </text:p>
            <text:p>   </text:p>
            <text:p>Common stock, par value $5.00 – 1,200,000,000 shares authorized; 1,012,261,159 shares issued</text:p>
            <text:p>5,061</text:p>
            <text:p> </text:p>
            <text:p>5,061</text:p>
            <text:p>Additional paid-in capital</text:p>
            <text:p>6,768</text:p>
            <text:p> </text:p>
            <text:p>6,804</text:p>
            <text:p>Treasury stock, at cost</text:p>
            <text:p>(52,348)  </text:p>
            <text:p>(43,454)</text:p>
            <text:p>Retained earnings</text:p>
            <text:p>55,941</text:p>
            <text:p> </text:p>
            <text:p>49,618</text:p>
            <text:p>Accumulated other comprehensive loss</text:p>
            <text:p>(15,083)  </text:p>
            <text:p>(16,373)</text:p>
            <text:p>Total shareholders’ equity</text:p>
            <text:p>339</text:p>
            <text:p> </text:p>
            <text:p>1,656</text:p>
            <text:p>Noncontrolling interests</text:p>
            <text:p>71</text:p>
            <text:p> </text:p>
            <text:p>57</text:p>
            <text:p>Total equity</text:p>
            <text:p>410</text:p>
            <text:p> </text:p>
            <text:p>1,713</text:p>
            <text:p>Total liabilities and equity</text:p>
            <text:p>$117,359</text:p>
            <text:p> </text:p>
            <text:p>$112,362</text:p>
            <text:p>See Notes to the Consolidated Financial Statements on pages 54 – 113 .</text:p>
            <text:p>50</text:p>
          </table:table-cell>
          <table:table-cell office:value-type="float" office:value="52" calcext:value-type="float">
            <text:p>52</text:p>
          </table:table-cell>
          <table:table-cell/>
        </table:table-row>
        <table:table-row table:style-name="ro3">
          <table:table-cell office:value-type="string" calcext:value-type="string">
            <text:p>financebench_id_00517</text:p>
          </table:table-cell>
          <table:table-cell office:value-type="string" calcext:value-type="string">
            <text:p>BOEING_2022_10K</text:p>
          </table:table-cell>
          <table:table-cell office:value-type="string" calcext:value-type="string">
            <text:p>https://d18rn0p25nwr6d.cloudfront.net/CIK-0000012927/c93682a4-8b3c-4251-a2ed-97c4e474a214.pdf</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Are there any product categories / service categories that represent more than 20% of Boeing's revenue for FY2022?</text:p>
          </table:table-cell>
          <table:table-cell office:value-type="string" calcext:value-type="string">
            <text:p>Yes. Boeing has product and service categories that represent more than 20% of Boeing's revenue for FY2022. These categories are Commercial Airplanes which comprises 39% of total revenue, Defence which comprises 35% of total revenue and Services which comprises 26% of total revenue.</text:p>
          </table:table-cell>
          <table:table-cell office:value-type="string" calcext:value-type="string">
            <text:p>The Boeing Company and Subsidiaries</text:p>
            <text:p>Notes to the Consolidated Financial Statements</text:p>
            <text:p>Summary of Business Segment Data</text:p>
            <text:p>(Dollars in millions)</text:p>
            <text:p>Years ended December 31, 2022 2021 2020</text:p>
            <text:p>Revenues:</text:p>
            <text:p>Commercial Airplanes $25,867 $19,493 $16,162</text:p>
            <text:p>Defense, Space &amp; Security 23,162 26,540 26,257</text:p>
            <text:p>Global Services 17,611 16,328 15,543</text:p>
            <text:p>Boeing Capital 199 272 261</text:p>
            <text:p>Unallocated items, eliminations and other (231) (347) (65)</text:p>
            <text:p>Total revenues $66,608 $62,286 $58,158</text:p>
          </table:table-cell>
          <table:table-cell office:value-type="float" office:value="62" calcext:value-type="float">
            <text:p>62</text:p>
          </table:table-cell>
          <table:table-cell/>
        </table:table-row>
        <table:table-row table:style-name="ro8">
          <table:table-cell office:value-type="string" calcext:value-type="string">
            <text:p>financebench_id_01091</text:p>
          </table:table-cell>
          <table:table-cell office:value-type="string" calcext:value-type="string">
            <text:p>BOEING_2022_10K</text:p>
          </table:table-cell>
          <table:table-cell office:value-type="string" calcext:value-type="string">
            <text:p>https://d18rn0p25nwr6d.cloudfront.net/CIK-0000012927/c93682a4-8b3c-4251-a2ed-97c4e474a214.pdf</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Has Boeing reported any materially important ongoing legal battles from FY2022?</text:p>
          </table:table-cell>
          <table:table-cell office:value-type="string" calcext:value-type="string">
            <text:p>Yes. Multiple lawsuits have been filed against Boeing resulting from a 2018 Lion Air crash and a 2019 Ethiopian Airlines crash.</text:p>
          </table:table-cell>
          <table:table-cell office:value-type="string" calcext:value-type="string">
            <text:p>Multiple legal actions have been filed against us as a result of the October 29, 2018 accident of Lion Air Flight 610 and the March 10, 2019 accident of Ethiopian Airlines Flight 302.</text:p>
          </table:table-cell>
          <table:table-cell office:value-type="float" office:value="113" calcext:value-type="float">
            <text:p>113</text:p>
          </table:table-cell>
          <table:table-cell/>
        </table:table-row>
        <table:table-row table:style-name="ro3">
          <table:table-cell office:value-type="string" calcext:value-type="string">
            <text:p>financebench_id_00678</text:p>
          </table:table-cell>
          <table:table-cell office:value-type="string" calcext:value-type="string">
            <text:p>BOEING_2022_10K</text:p>
          </table:table-cell>
          <table:table-cell office:value-type="string" calcext:value-type="string">
            <text:p>https://d18rn0p25nwr6d.cloudfront.net/CIK-0000012927/c93682a4-8b3c-4251-a2ed-97c4e474a214.pdf</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Does Boeing have an improving gross margin profile as of FY2022? If gross margin is not a useful metric for a company like this, then state that and explain why.</text:p>
          </table:table-cell>
          <table:table-cell office:value-type="string" calcext:value-type="string">
            <text:p>Yes. Boeing has an improving gross margin profile as of FY2022. Gross profit improved from $3,017 million in FY2021 to $3,502 million in FY2022. Gross margin % improved from 4.8% in FY2021 to 5.3% in FY2022.</text:p>
          </table:table-cell>
          <table:table-cell office:value-type="string" calcext:value-type="string">
            <text:p>The Boeing Company and Subsidiaries</text:p>
            <text:p>Consolidated Statements of Operations</text:p>
            <text:p>(Dollars in millions, except per share data)</text:p>
            <text:p>Years ended December 31, 2022 2021 2020</text:p>
            <text:p>Sales of products $55,893 $51,386 $47,142</text:p>
            <text:p>Sales of services 10,715 10,900 11,016</text:p>
            <text:p>Total revenues 66,608 62,286 58,158</text:p>
            <text:p>Cost of products (53,969) (49,954) (54,568)</text:p>
            <text:p>Cost of services (9,109) (9,283) (9,232)</text:p>
            <text:p>Boeing Capital interest expense (28) (32) (43)</text:p>
            <text:p>Total costs and expenses (63,106) (59,269) (63,843)</text:p>
            <text:p>3,502 3,017 (5,685)</text:p>
          </table:table-cell>
          <table:table-cell office:value-type="float" office:value="55" calcext:value-type="float">
            <text:p>55</text:p>
          </table:table-cell>
          <table:table-cell/>
        </table:table-row>
        <table:table-row table:style-name="ro27">
          <table:table-cell office:value-type="string" calcext:value-type="string">
            <text:p>financebench_id_01290</text:p>
          </table:table-cell>
          <table:table-cell office:value-type="string" calcext:value-type="string">
            <text:p>BOEING_2022_10K</text:p>
          </table:table-cell>
          <table:table-cell office:value-type="string" calcext:value-type="string">
            <text:p>https://d18rn0p25nwr6d.cloudfront.net/CIK-0000012927/c93682a4-8b3c-4251-a2ed-97c4e474a214.pdf</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Who are the primary customers of Boeing as of FY2022?</text:p>
          </table:table-cell>
          <table:table-cell office:value-type="string" calcext:value-type="string">
            <text:p>Boeing's primary customers as of FY2022 are a limited number of commercial airlines and the US government. The US government accounted for 40% of Boeing's total revenues in FY2022.</text:p>
          </table:table-cell>
          <table:table-cell office:value-type="string" calcext:value-type="string">
            <text:p>We derive a significant portion of our revenues from a limited number of commercial airlines.___FINANCEBENCH_DELIMITER___We derive a substantial portion of our revenue from the U.S. government___FINANCEBENCH_DELIMITER___In 2022, 40% of our revenues were earned pursuant to U.S. government contracts</text:p>
          </table:table-cell>
          <table:table-cell office:value-type="string" calcext:value-type="string">
            <text:p>8, 10, 14</text:p>
          </table:table-cell>
          <table:table-cell/>
        </table:table-row>
        <table:table-row table:style-name="ro8">
          <table:table-cell office:value-type="string" calcext:value-type="string">
            <text:p>financebench_id_00464</text:p>
          </table:table-cell>
          <table:table-cell office:value-type="string" calcext:value-type="string">
            <text:p>BOEING_2022_10K</text:p>
          </table:table-cell>
          <table:table-cell office:value-type="string" calcext:value-type="string">
            <text:p>https://d18rn0p25nwr6d.cloudfront.net/CIK-0000012927/c93682a4-8b3c-4251-a2ed-97c4e474a214.pdf</text:p>
          </table:table-cell>
          <table:table-cell office:value-type="float" office:value="2022" calcext:value-type="float">
            <text:p>2022</text:p>
          </table:table-cell>
          <table:table-cell office:value-type="string" calcext:value-type="string">
            <text:p>novel-generated</text:p>
          </table:table-cell>
          <table:table-cell office:value-type="string" calcext:value-type="string">
            <text:p>Is Boeing's business subject to cyclicality?</text:p>
          </table:table-cell>
          <table:table-cell office:value-type="string" calcext:value-type="string">
            <text:p>Yes, Boeing's business is subject to cyclicality due to its exposure to the airline industry which is a cyclical industry.</text:p>
          </table:table-cell>
          <table:table-cell office:value-type="string" calcext:value-type="string">
            <text:p>Historically, the</text:p>
            <text:p>airline industry has been cyclical and very competitive and has experienced significant profit swings and constant challenges to be more cost</text:p>
            <text:p>competitive.</text:p>
          </table:table-cell>
          <table:table-cell office:value-type="float" office:value="8" calcext:value-type="float">
            <text:p>8</text:p>
          </table:table-cell>
          <table:table-cell/>
        </table:table-row>
        <table:table-row table:style-name="ro7">
          <table:table-cell office:value-type="string" calcext:value-type="string">
            <text:p>financebench_id_00494</text:p>
          </table:table-cell>
          <table:table-cell office:value-type="string" calcext:value-type="string">
            <text:p>BOEING_2022_10K</text:p>
          </table:table-cell>
          <table:table-cell office:value-type="string" calcext:value-type="string">
            <text:p>https://d18rn0p25nwr6d.cloudfront.net/CIK-0000012927/c93682a4-8b3c-4251-a2ed-97c4e474a214.pdf</text:p>
          </table:table-cell>
          <table:table-cell office:value-type="float" office:value="2022" calcext:value-type="float">
            <text:p>2022</text:p>
          </table:table-cell>
          <table:table-cell office:value-type="string" calcext:value-type="string">
            <text:p>novel-generated</text:p>
          </table:table-cell>
          <table:table-cell office:value-type="string" calcext:value-type="string">
            <text:p>What production rate changes is Boeing forecasting for FY2023?</text:p>
          </table:table-cell>
          <table:table-cell office:value-type="string" calcext:value-type="string">
            <text:p>Boeing forecasts an increase in the production rates for the 737, 777X and 787 aircrafts in 2023.</text:p>
          </table:table-cell>
          <table:table-cell office:value-type="string" calcext:value-type="string">
            <text:p>We must minimize disruption caused by production changes, achieve operational stability and implement productivity improvements in order to</text:p>
            <text:p>meet customer demand and maintain our profitability. We have previously announced plans to adjust production rates on several of our</text:p>
            <text:p>commercial aircraft programs. The 787 program is currently producing at low rates and we expect to gradually increase to 5 per month in 2023.</text:p>
            <text:p>Production of the 777X is currently paused and is expected to resume in 2023. The 737 program has experienced operational and supply chain</text:p>
            <text:p>challenges stabilizing production at 31 per month. We plan to gradually increase 737 production rates based on market demand and supply</text:p>
            <text:p>chain capacity.</text:p>
          </table:table-cell>
          <table:table-cell office:value-type="float" office:value="9" calcext:value-type="float">
            <text:p>9</text:p>
          </table:table-cell>
          <table:table-cell/>
        </table:table-row>
        <table:table-row table:style-name="ro19">
          <table:table-cell office:value-type="string" calcext:value-type="string">
            <text:p>financebench_id_00585</text:p>
          </table:table-cell>
          <table:table-cell office:value-type="string" calcext:value-type="string">
            <text:p>BOEING_2022_10K</text:p>
          </table:table-cell>
          <table:table-cell office:value-type="string" calcext:value-type="string">
            <text:p>https://d18rn0p25nwr6d.cloudfront.net/CIK-0000012927/c93682a4-8b3c-4251-a2ed-97c4e474a214.pdf</text:p>
          </table:table-cell>
          <table:table-cell office:value-type="float" office:value="2022" calcext:value-type="float">
            <text:p>2022</text:p>
          </table:table-cell>
          <table:table-cell office:value-type="string" calcext:value-type="string">
            <text:p>novel-generated</text:p>
          </table:table-cell>
          <table:table-cell office:value-type="string" calcext:value-type="string">
            <text:p>How does Boeing's effective tax rate in FY2022 compare to FY2021?</text:p>
          </table:table-cell>
          <table:table-cell office:value-type="string" calcext:value-type="string">
            <text:p>Effective tax rate in FY2022 was 0.62%, compared to <text:s/>-14.76% in FY2021.</text:p>
          </table:table-cell>
          <table:table-cell office:value-type="string" calcext:value-type="string">
            <text:p>The Boeing Company and Subsidiaries</text:p>
            <text:p>Consolidated Statements of Operations</text:p>
            <text:p>(Dollars in millions, except per share data)</text:p>
            <text:p>Years ended December 31, 2022 2021 2020</text:p>
            <text:p>Sales of products $55,893 $51,386 $47,142</text:p>
            <text:p>Sales of services 10,715 10,900 11,016</text:p>
            <text:p>Total revenues 66,608 62,286 58,158</text:p>
            <text:p>Cost of products (53,969) (49,954) (54,568)</text:p>
            <text:p>Cost of services (9,109) (9,283) (9,232)</text:p>
            <text:p>Boeing Capital interest expense (28) (32) (43)</text:p>
            <text:p>Total costs and expenses (63,106) (59,269) (63,843)</text:p>
            <text:p>3,502 3,017 (5,685)</text:p>
            <text:p>(Loss)/income from operating investments, net (16) 210 9</text:p>
            <text:p>General and administrative expense (4,187) (4,157) (4,817)</text:p>
            <text:p>Research and development expense, net (2,852) (2,249) (2,476)</text:p>
            <text:p>Gain on dispositions, net 6 277 202</text:p>
            <text:p>Loss from operations (3,547) (2,902) (12,767)</text:p>
            <text:p>Other income, net 1,058 551 447</text:p>
            <text:p>Interest and debt expense (2,533) (2,682) (2,156)</text:p>
            <text:p>Loss before income taxes (5,022) (5,033) (14,476)</text:p>
            <text:p>Income tax (expense)/benefit (31) 743 2,535</text:p>
          </table:table-cell>
          <table:table-cell office:value-type="float" office:value="55" calcext:value-type="float">
            <text:p>55</text:p>
          </table:table-cell>
          <table:table-cell/>
        </table:table-row>
        <table:table-row table:style-name="ro2">
          <table:table-cell office:value-type="string" calcext:value-type="string">
            <text:p>financebench_id_03473</text:p>
          </table:table-cell>
          <table:table-cell office:value-type="string" calcext:value-type="string">
            <text:p>COCACOLA_2017_10K</text:p>
          </table:table-cell>
          <table:table-cell office:value-type="string" calcext:value-type="string">
            <text:p>https://investors.coca-colacompany.com/filings-reports/annual-filings-10-k/content/0000021344-18-000008/0000021344-18-000008.pdf</text:p>
          </table:table-cell>
          <table:table-cell office:value-type="float" office:value="2017" calcext:value-type="float">
            <text:p>2017</text:p>
          </table:table-cell>
          <table:table-cell office:value-type="string" calcext:value-type="string">
            <text:p>metrics-generated</text:p>
          </table:table-cell>
          <table:table-cell office:value-type="string" calcext:value-type="string">
            <text:p>What is the FY2017 return on assets (ROA) for Coca Cola? ROA is defined as: FY2017 net income / (average total assets between FY2016 and FY2017). Round your answer to two decimal places. Give a response to the question by relying on the details shown in the balance sheet and the P&amp;L statement.</text:p>
          </table:table-cell>
          <table:table-cell office:value-type="float" office:value="0.01" calcext:value-type="float">
            <text:p>0.01</text:p>
          </table:table-cell>
          <table:table-cell office:value-type="string" calcext:value-type="string">
            <text:p>THE COCA-COLA COMPANY AND SUBSIDIARIES</text:p>
            <text:p>CONSOLIDATED STATEMENTS OF INCOME</text:p>
            <text:p>Year Ended December 31,</text:p>
            <text:p>2017</text:p>
            <text:p> </text:p>
            <text:p>2016</text:p>
            <text:p> </text:p>
            <text:p>2015</text:p>
            <text:p>(In millions except per share data)</text:p>
            <text:p> </text:p>
            <text:p>  </text:p>
            <text:p>NET OPERATING REVENUES</text:p>
            <text:p>$</text:p>
            <text:p>35,410</text:p>
            <text:p> $</text:p>
            <text:p>41,863</text:p>
            <text:p> $</text:p>
            <text:p>44,294</text:p>
            <text:p>Cost of goods sold</text:p>
            <text:p>13,256</text:p>
            <text:p> </text:p>
            <text:p>16,465</text:p>
            <text:p> </text:p>
            <text:p>17,482</text:p>
            <text:p>GROSS PROFIT</text:p>
            <text:p>22,154</text:p>
            <text:p> </text:p>
            <text:p>25,398</text:p>
            <text:p> </text:p>
            <text:p>26,812</text:p>
            <text:p>Selling, general and administrative expenses</text:p>
            <text:p>12,496</text:p>
            <text:p> </text:p>
            <text:p>15,262</text:p>
            <text:p> </text:p>
            <text:p>16,427</text:p>
            <text:p>Other operating charges</text:p>
            <text:p>2,157</text:p>
            <text:p> </text:p>
            <text:p>1,510</text:p>
            <text:p> </text:p>
            <text:p>1,657</text:p>
            <text:p>OPERATING INCOME</text:p>
            <text:p>7,501</text:p>
            <text:p> </text:p>
            <text:p>8,626</text:p>
            <text:p> </text:p>
            <text:p>8,728</text:p>
            <text:p>Interest income</text:p>
            <text:p>677</text:p>
            <text:p> </text:p>
            <text:p>642</text:p>
            <text:p> </text:p>
            <text:p>613</text:p>
            <text:p>Interest expense</text:p>
            <text:p>841</text:p>
            <text:p> </text:p>
            <text:p>733</text:p>
            <text:p> </text:p>
            <text:p>856</text:p>
            <text:p>Equity income (loss) — net</text:p>
            <text:p>1,071</text:p>
            <text:p> </text:p>
            <text:p>835</text:p>
            <text:p> </text:p>
            <text:p>489</text:p>
            <text:p>Other income (loss) — net</text:p>
            <text:p>(1,666)  </text:p>
            <text:p>(1,234)  </text:p>
            <text:p>631</text:p>
            <text:p>INCOME FROM CONTINUING OPERATIONS BEFORE INCOME TAXES</text:p>
            <text:p>6,742</text:p>
            <text:p> </text:p>
            <text:p>8,136</text:p>
            <text:p> </text:p>
            <text:p>9,605</text:p>
            <text:p>Income taxes from continuing operations</text:p>
            <text:p>5,560</text:p>
            <text:p> </text:p>
            <text:p>1,586</text:p>
            <text:p> </text:p>
            <text:p>2,239</text:p>
            <text:p>NET INCOME FROM CONTINUING OPERATIONS</text:p>
            <text:p>1,182</text:p>
            <text:p> </text:p>
            <text:p>6,550</text:p>
            <text:p> </text:p>
            <text:p>7,366</text:p>
            <text:p>Income from discontinued operations (net of income taxes of $47, $0 and $0, respectively)</text:p>
            <text:p>101</text:p>
            <text:p> </text:p>
            <text:p>—</text:p>
            <text:p> </text:p>
            <text:p>—</text:p>
            <text:p>CONSOLIDATED NET INCOME</text:p>
            <text:p>1,283</text:p>
            <text:p> </text:p>
            <text:p>6,550</text:p>
            <text:p> </text:p>
            <text:p>7,366</text:p>
            <text:p>Less: Net income attributable to noncontrolling interests</text:p>
            <text:p>35</text:p>
            <text:p> </text:p>
            <text:p>23</text:p>
            <text:p> </text:p>
            <text:p>15</text:p>
            <text:p>NET INCOME ATTRIBUTABLE TO SHAREOWNERS OF</text:p>
            <text:p>   THE COCA-COLA COMPANY</text:p>
            <text:p>$</text:p>
            <text:p>1,248</text:p>
            <text:p> $</text:p>
            <text:p>6,527</text:p>
            <text:p> $</text:p>
            <text:p>7,351</text:p>
            <text:p> </text:p>
            <text:p> </text:p>
            <text:p>  </text:p>
            <text:p>  </text:p>
            <text:p>Basic net income per share from continuing operations1</text:p>
            <text:p>$</text:p>
            <text:p>0.28</text:p>
            <text:p> $</text:p>
            <text:p>1.51</text:p>
            <text:p> $</text:p>
            <text:p>1.69</text:p>
            <text:p>Basic net income per share from discontinued operations2</text:p>
            <text:p>0.02</text:p>
            <text:p> </text:p>
            <text:p>—</text:p>
            <text:p> </text:p>
            <text:p>—</text:p>
            <text:p>BASIC NET INCOME PER SHARE</text:p>
            <text:p>$</text:p>
            <text:p>0.29</text:p>
            <text:p>3 $</text:p>
            <text:p>1.51</text:p>
            <text:p> $</text:p>
            <text:p>1.69</text:p>
            <text:p>Diluted net income per share from continuing operations1</text:p>
            <text:p>$</text:p>
            <text:p>0.27</text:p>
            <text:p> $</text:p>
            <text:p>1.49</text:p>
            <text:p> $</text:p>
            <text:p>1.67</text:p>
            <text:p>Diluted net income per share from discontinued operations2</text:p>
            <text:p>0.02</text:p>
            <text:p> </text:p>
            <text:p>—</text:p>
            <text:p> </text:p>
            <text:p>—</text:p>
            <text:p>DILUTED NET INCOME PER SHARE</text:p>
            <text:p>$</text:p>
            <text:p>0.29</text:p>
            <text:p> $</text:p>
            <text:p>1.49</text:p>
            <text:p> $</text:p>
            <text:p>1.67</text:p>
            <text:p>AVERAGE SHARES OUTSTANDING — BASIC</text:p>
            <text:p>4,272</text:p>
            <text:p> </text:p>
            <text:p>4,317</text:p>
            <text:p> </text:p>
            <text:p>4,352</text:p>
            <text:p>Effect of dilutive securities</text:p>
            <text:p>52</text:p>
            <text:p> </text:p>
            <text:p>50</text:p>
            <text:p> </text:p>
            <text:p>53</text:p>
            <text:p>AVERAGE SHARES OUTSTANDING — DILUTED</text:p>
            <text:p>4,324</text:p>
            <text:p> </text:p>
            <text:p>4,367</text:p>
            <text:p> </text:p>
            <text:p>4,405</text:p>
            <text:p>1 Calculated based on net income from continuing operations less net income from continuing operations attributable to noncontrolling</text:p>
            <text:p>interests.</text:p>
            <text:p>2 Calculated based on net income from discontinued operations less net income from discontinued operations attributable to noncontrolling</text:p>
            <text:p>interests.</text:p>
            <text:p>3 Per share amounts do not add due to</text:p>
            <text:p>rounding.</text:p>
            <text:p>Refer to Notes to Consolidated Financial Statements.</text:p>
            <text:p>72___FINANCEBENCH_DELIMITER___THE COCA-COLA COMPANY AND SUBSIDIARIES</text:p>
            <text:p>CONSOLIDATED BALANCE SHEETS</text:p>
            <text:p>December 31,</text:p>
            <text:p>2017</text:p>
            <text:p> </text:p>
            <text:p>2016</text:p>
            <text:p>(In millions except par value)</text:p>
            <text:p> </text:p>
            <text:p>  </text:p>
            <text:p>ASSETS</text:p>
            <text:p> </text:p>
            <text:p>  </text:p>
            <text:p>CURRENT ASSETS</text:p>
            <text:p> </text:p>
            <text:p>  </text:p>
            <text:p>Cash and cash equivalents</text:p>
            <text:p>$</text:p>
            <text:p>6,006</text:p>
            <text:p> $</text:p>
            <text:p>8,555</text:p>
            <text:p>Short-term investments</text:p>
            <text:p>9,352</text:p>
            <text:p> </text:p>
            <text:p>9,595</text:p>
            <text:p>TOTAL CASH, CASH EQUIVALENTS AND SHORT-TERM INVESTMENTS</text:p>
            <text:p>15,358</text:p>
            <text:p> </text:p>
            <text:p>18,150</text:p>
            <text:p>Marketable securities</text:p>
            <text:p>5,317</text:p>
            <text:p> </text:p>
            <text:p>4,051</text:p>
            <text:p>Trade accounts receivable, less allowances of $477 and $466, respectively</text:p>
            <text:p>3,667</text:p>
            <text:p> </text:p>
            <text:p>3,856</text:p>
            <text:p>Inventories</text:p>
            <text:p>2,655</text:p>
            <text:p> </text:p>
            <text:p>2,675</text:p>
            <text:p>Prepaid expenses and other assets</text:p>
            <text:p>2,000</text:p>
            <text:p> </text:p>
            <text:p>2,481</text:p>
            <text:p>Assets held for sale</text:p>
            <text:p>219</text:p>
            <text:p> </text:p>
            <text:p>2,797</text:p>
            <text:p>Assets held for sale — discontinued operations</text:p>
            <text:p>7,329</text:p>
            <text:p> </text:p>
            <text:p>—</text:p>
            <text:p>TOTAL CURRENT ASSETS</text:p>
            <text:p>36,545</text:p>
            <text:p> </text:p>
            <text:p>34,010</text:p>
            <text:p>EQUITY METHOD INVESTMENTS</text:p>
            <text:p>20,856</text:p>
            <text:p> </text:p>
            <text:p>16,260</text:p>
            <text:p>OTHER INVESTMENTS</text:p>
            <text:p>1,096</text:p>
            <text:p> </text:p>
            <text:p>989</text:p>
            <text:p>OTHER ASSETS</text:p>
            <text:p>4,560</text:p>
            <text:p> </text:p>
            <text:p>4,248</text:p>
            <text:p>PROPERTY, PLANT AND EQUIPMENT — net</text:p>
            <text:p>8,203</text:p>
            <text:p> </text:p>
            <text:p>10,635</text:p>
            <text:p>TRADEMARKS WITH INDEFINITE LIVES</text:p>
            <text:p>6,729</text:p>
            <text:p> </text:p>
            <text:p>6,097</text:p>
            <text:p>BOTTLERS' FRANCHISE RIGHTS WITH INDEFINITE LIVES</text:p>
            <text:p>138</text:p>
            <text:p> </text:p>
            <text:p>3,676</text:p>
            <text:p>GOODWILL</text:p>
            <text:p>9,401</text:p>
            <text:p> </text:p>
            <text:p>10,629</text:p>
            <text:p>OTHER INTANGIBLE ASSETS</text:p>
            <text:p>368</text:p>
            <text:p> </text:p>
            <text:p>726</text:p>
            <text:p>TOTAL ASSETS</text:p>
            <text:p>$</text:p>
            <text:p>87,896</text:p>
            <text:p> $</text:p>
            <text:p>87,270</text:p>
            <text:p>LIABILITIES AND EQUITY</text:p>
            <text:p> </text:p>
            <text:p>  </text:p>
            <text:p>CURRENT LIABILITIES</text:p>
            <text:p> </text:p>
            <text:p>  </text:p>
            <text:p>Accounts payable and accrued expenses</text:p>
            <text:p>$</text:p>
            <text:p>8,748</text:p>
            <text:p> $</text:p>
            <text:p>9,490</text:p>
            <text:p>Loans and notes payable</text:p>
            <text:p>13,205</text:p>
            <text:p> </text:p>
            <text:p>12,498</text:p>
            <text:p>Current maturities of long-term debt</text:p>
            <text:p>3,298</text:p>
            <text:p> </text:p>
            <text:p>3,527</text:p>
            <text:p>Accrued income taxes</text:p>
            <text:p>410</text:p>
            <text:p> </text:p>
            <text:p>307</text:p>
            <text:p>Liabilities held for sale</text:p>
            <text:p>37</text:p>
            <text:p> </text:p>
            <text:p>710</text:p>
            <text:p>     Liabilities held for sale — discontinued operations</text:p>
            <text:p>1,496</text:p>
            <text:p> </text:p>
            <text:p>—</text:p>
            <text:p>TOTAL CURRENT LIABILITIES</text:p>
            <text:p>27,194</text:p>
            <text:p> </text:p>
            <text:p>26,532</text:p>
            <text:p>LONG-TERM DEBT</text:p>
            <text:p>31,182</text:p>
            <text:p> </text:p>
            <text:p>29,684</text:p>
            <text:p>OTHER LIABILITIES</text:p>
            <text:p>8,021</text:p>
            <text:p> </text:p>
            <text:p>4,081</text:p>
            <text:p>DEFERRED INCOME TAXES</text:p>
            <text:p>2,522</text:p>
            <text:p> </text:p>
            <text:p>3,753</text:p>
            <text:p>THE COCA-COLA COMPANY SHAREOWNERS' EQUITY</text:p>
            <text:p> </text:p>
            <text:p>  </text:p>
            <text:p>          Common stock, $0.25 par value; Authorized — 11,200 shares;</text:p>
            <text:p>               Issued — 7,040 and 7,040 shares, respectively</text:p>
            <text:p>1,760</text:p>
            <text:p> </text:p>
            <text:p>1,760</text:p>
            <text:p>Capital surplus</text:p>
            <text:p>15,864</text:p>
            <text:p> </text:p>
            <text:p>14,993</text:p>
            <text:p>Reinvested earnings</text:p>
            <text:p>60,430</text:p>
            <text:p> </text:p>
            <text:p>65,502</text:p>
            <text:p>Accumulated other comprehensive income (loss)</text:p>
            <text:p>(10,305)  </text:p>
            <text:p>(11,205)</text:p>
            <text:p>Treasury stock, at cost — 2,781 and 2,752 shares, respectively</text:p>
            <text:p>(50,677)  </text:p>
            <text:p>(47,988)</text:p>
            <text:p>EQUITY ATTRIBUTABLE TO SHAREOWNERS OF THE COCA-COLA COMPANY</text:p>
            <text:p>17,072</text:p>
            <text:p> </text:p>
            <text:p>23,062</text:p>
            <text:p>EQUITY ATTRIBUTABLE TO NONCONTROLLING INTERESTS</text:p>
            <text:p>1,905</text:p>
            <text:p> </text:p>
            <text:p>158</text:p>
            <text:p>TOTAL EQUITY</text:p>
            <text:p>18,977</text:p>
            <text:p> </text:p>
            <text:p>23,220</text:p>
            <text:p>TOTAL LIABILITIES AND EQUITY</text:p>
            <text:p>$</text:p>
            <text:p>87,896</text:p>
            <text:p> $</text:p>
            <text:p>87,270</text:p>
            <text:p>Refer to Notes to Consolidated Financial Statements.</text:p>
            <text:p>74</text:p>
          </table:table-cell>
          <table:table-cell office:value-type="string" calcext:value-type="string">
            <text:p>74,76</text:p>
          </table:table-cell>
          <table:table-cell/>
        </table:table-row>
        <table:table-row table:style-name="ro45">
          <table:table-cell office:value-type="string" calcext:value-type="string">
            <text:p>financebench_id_09724</text:p>
          </table:table-cell>
          <table:table-cell office:value-type="string" calcext:value-type="string">
            <text:p>COCACOLA_2021_10K</text:p>
          </table:table-cell>
          <table:table-cell office:value-type="string" calcext:value-type="string">
            <text:p>https://investors.coca-colacompany.com/filings-reports/annual-filings-10-k/content/0000021344-22-000009/0000021344-22-000009.pdf</text:p>
          </table:table-cell>
          <table:table-cell office:value-type="float" office:value="2021" calcext:value-type="float">
            <text:p>2021</text:p>
          </table:table-cell>
          <table:table-cell office:value-type="string" calcext:value-type="string">
            <text:p>metrics-generated</text:p>
          </table:table-cell>
          <table:table-cell office:value-type="string" calcext:value-type="string">
            <text:p>What is Coca Cola's FY2021 COGS % margin? Calculate what was asked by utilizing the line items clearly shown in the income statement.</text:p>
          </table:table-cell>
          <table:table-cell table:style-name="ce2" office:value-type="string" calcext:value-type="string">
            <text:p>39.7%</text:p>
          </table:table-cell>
          <table:table-cell office:value-type="string" calcext:value-type="string">
            <text:p>THE COCA-COLA COMPANY AND SUBSIDIARIES</text:p>
            <text:p>CONSOLIDATED STATEMENTS OF INCOME</text:p>
            <text:p>(In millions except per share data)</text:p>
            <text:p>Year Ended December 31,</text:p>
            <text:p>2021</text:p>
            <text:p>2020</text:p>
            <text:p>2019</text:p>
            <text:p>Net Operating Revenues</text:p>
            <text:p>$</text:p>
            <text:p>38,655 $</text:p>
            <text:p>33,014 $</text:p>
            <text:p>37,266 </text:p>
            <text:p>Cost of goods sold</text:p>
            <text:p>15,357 </text:p>
            <text:p>13,433 </text:p>
            <text:p>14,619 </text:p>
            <text:p>Gross Profit</text:p>
            <text:p>23,298 </text:p>
            <text:p>19,581 </text:p>
            <text:p>22,647 </text:p>
            <text:p>Selling, general and administrative expenses</text:p>
            <text:p>12,144 </text:p>
            <text:p>9,731 </text:p>
            <text:p>12,103 </text:p>
            <text:p>Other operating charges</text:p>
            <text:p>846 </text:p>
            <text:p>853 </text:p>
            <text:p>458 </text:p>
            <text:p>Operating Income</text:p>
            <text:p>10,308 </text:p>
            <text:p>8,997 </text:p>
            <text:p>10,086 </text:p>
            <text:p>Interest income</text:p>
            <text:p>276 </text:p>
            <text:p>370 </text:p>
            <text:p>563 </text:p>
            <text:p>Interest expense</text:p>
            <text:p>1,597 </text:p>
            <text:p>1,437 </text:p>
            <text:p>946 </text:p>
            <text:p>Equity income (loss) — net</text:p>
            <text:p>1,438 </text:p>
            <text:p>978 </text:p>
            <text:p>1,049 </text:p>
            <text:p>Other income (loss) — net</text:p>
            <text:p>2,000 </text:p>
            <text:p>841 </text:p>
            <text:p>34 </text:p>
            <text:p>Income Before Income Taxes</text:p>
            <text:p>12,425 </text:p>
            <text:p>9,749 </text:p>
            <text:p>10,786 </text:p>
            <text:p>Income taxes</text:p>
            <text:p>2,621 </text:p>
            <text:p>1,981 </text:p>
            <text:p>1,801 </text:p>
            <text:p>Consolidated Net Income</text:p>
            <text:p>9,804 </text:p>
            <text:p>7,768 </text:p>
            <text:p>8,985 </text:p>
            <text:p>Less: Net income (loss) attributable to noncontrolling interests</text:p>
            <text:p>33 </text:p>
            <text:p>21 </text:p>
            <text:p>65 </text:p>
            <text:p>Net Income Attributable to Shareowners of The Coca-Cola Company</text:p>
            <text:p>$</text:p>
            <text:p>9,771 $</text:p>
            <text:p>7,747 $</text:p>
            <text:p>8,920 </text:p>
            <text:p>Basic Net Income Per Share</text:p>
            <text:p>$</text:p>
            <text:p>2.26 $</text:p>
            <text:p>1.80 $</text:p>
            <text:p>2.09 </text:p>
            <text:p>Diluted Net Income Per Share</text:p>
            <text:p>$</text:p>
            <text:p>2.25 $</text:p>
            <text:p>1.79 $</text:p>
            <text:p>2.07 </text:p>
            <text:p>Average Shares Outstanding — Basic</text:p>
            <text:p>4,315 </text:p>
            <text:p>4,295 </text:p>
            <text:p>4,276 </text:p>
            <text:p>Effect of dilutive securities</text:p>
            <text:p>25 </text:p>
            <text:p>28 </text:p>
            <text:p>38 </text:p>
            <text:p>Average Shares Outstanding — Diluted</text:p>
            <text:p>4,340 </text:p>
            <text:p>4,323 </text:p>
            <text:p>4,314 </text:p>
            <text:p>Calculated based on net income attributable to shareowners of The Coca-Cola Company.</text:p>
            <text:p>Refer to Notes to Consolidated Financial Statements.</text:p>
            <text:p>1</text:p>
            <text:p>1</text:p>
            <text:p>1 </text:p>
            <text:p>60</text:p>
          </table:table-cell>
          <table:table-cell office:value-type="float" office:value="62" calcext:value-type="float">
            <text:p>62</text:p>
          </table:table-cell>
          <table:table-cell/>
        </table:table-row>
        <table:table-row table:style-name="ro46">
          <table:table-cell office:value-type="string" calcext:value-type="string">
            <text:p>financebench_id_06272</text:p>
          </table:table-cell>
          <table:table-cell office:value-type="string" calcext:value-type="string">
            <text:p>COCACOLA_2022_10K</text:p>
          </table:table-cell>
          <table:table-cell office:value-type="string" calcext:value-type="string">
            <text:p>https://investors.coca-colacompany.com/filings-reports/all-sec-filings/content/0000021344-23-000011/0000021344-23-000011.pdf</text:p>
          </table:table-cell>
          <table:table-cell office:value-type="float" office:value="2022" calcext:value-type="float">
            <text:p>2022</text:p>
          </table:table-cell>
          <table:table-cell office:value-type="string" calcext:value-type="string">
            <text:p>metrics-generated</text:p>
          </table:table-cell>
          <table:table-cell office:value-type="string" calcext:value-type="string">
            <text:p>What is Coca Cola's FY2022 dividend payout ratio (using total cash dividends paid and net income attributable to shareholders)? Round answer to two decimal places. Answer the question asked by assuming you only have access to information clearly displayed in the cash flow statement and the income statement.</text:p>
          </table:table-cell>
          <table:table-cell office:value-type="float" office:value="0.8" calcext:value-type="float">
            <text:p>0.8</text:p>
          </table:table-cell>
          <table:table-cell office:value-type="string" calcext:value-type="string">
            <text:p>THE COCA-COLA COMPANY AND SUBSIDIARIES</text:p>
            <text:p>CONSOLIDATED STATEMENTS OF INCOME</text:p>
            <text:p>(In millions except per share data)</text:p>
            <text:p>Year Ended December 31,</text:p>
            <text:p>2022</text:p>
            <text:p>2021</text:p>
            <text:p>2020</text:p>
            <text:p>Net Operating Revenues</text:p>
            <text:p>$</text:p>
            <text:p>43,004 $</text:p>
            <text:p>38,655 $</text:p>
            <text:p>33,014 </text:p>
            <text:p>Cost of goods sold</text:p>
            <text:p>18,000 </text:p>
            <text:p>15,357 </text:p>
            <text:p>13,433 </text:p>
            <text:p>Gross Profit</text:p>
            <text:p>25,004 </text:p>
            <text:p>23,298 </text:p>
            <text:p>19,581 </text:p>
            <text:p>Selling, general and administrative expenses</text:p>
            <text:p>12,880 </text:p>
            <text:p>12,144 </text:p>
            <text:p>9,731 </text:p>
            <text:p>Other operating charges</text:p>
            <text:p>1,215 </text:p>
            <text:p>846 </text:p>
            <text:p>853 </text:p>
            <text:p>Operating Income</text:p>
            <text:p>10,909 </text:p>
            <text:p>10,308 </text:p>
            <text:p>8,997 </text:p>
            <text:p>Interest income</text:p>
            <text:p>449 </text:p>
            <text:p>276 </text:p>
            <text:p>370 </text:p>
            <text:p>Interest expense</text:p>
            <text:p>882 </text:p>
            <text:p>1,597 </text:p>
            <text:p>1,437 </text:p>
            <text:p>Equity income (loss) — net</text:p>
            <text:p>1,472 </text:p>
            <text:p>1,438 </text:p>
            <text:p>978 </text:p>
            <text:p>Other income (loss) — net</text:p>
            <text:p>(262)</text:p>
            <text:p>2,000 </text:p>
            <text:p>841 </text:p>
            <text:p>Income Before Income Taxes</text:p>
            <text:p>11,686 </text:p>
            <text:p>12,425 </text:p>
            <text:p>9,749 </text:p>
            <text:p>Income taxes</text:p>
            <text:p>2,115 </text:p>
            <text:p>2,621 </text:p>
            <text:p>1,981 </text:p>
            <text:p>Consolidated Net Income</text:p>
            <text:p>9,571 </text:p>
            <text:p>9,804 </text:p>
            <text:p>7,768 </text:p>
            <text:p>Less: Net income (loss) attributable to noncontrolling interests</text:p>
            <text:p>29 </text:p>
            <text:p>33 </text:p>
            <text:p>21 </text:p>
            <text:p>Net Income Attributable to Shareowners of The Coca-Cola Company</text:p>
            <text:p>$</text:p>
            <text:p>9,542 $</text:p>
            <text:p>9,771 $</text:p>
            <text:p>7,747 </text:p>
            <text:p>Basic Net Income Per Share</text:p>
            <text:p>$</text:p>
            <text:p>2.20 $</text:p>
            <text:p>2.26 $</text:p>
            <text:p>1.80 </text:p>
            <text:p>Diluted Net Income Per Share</text:p>
            <text:p>$</text:p>
            <text:p>2.19 $</text:p>
            <text:p>2.25 $</text:p>
            <text:p>1.79 </text:p>
            <text:p>Average Shares Outstanding — Basic</text:p>
            <text:p>4,328 </text:p>
            <text:p>4,315 </text:p>
            <text:p>4,295 </text:p>
            <text:p>Effect of dilutive securities</text:p>
            <text:p>22 </text:p>
            <text:p>25 </text:p>
            <text:p>28 </text:p>
            <text:p>Average Shares Outstanding — Diluted</text:p>
            <text:p>4,350 </text:p>
            <text:p>4,340 </text:p>
            <text:p>4,323 </text:p>
            <text:p>Calculated based on net income attributable to shareowners of The Coca-Cola Company.</text:p>
            <text:p>Refer to Notes to Consolidated Financial Statements.</text:p>
            <text:p>1</text:p>
            <text:p>1</text:p>
            <text:p>1 </text:p>
            <text:p>61___FINANCEBENCH_DELIMITER___THE COCA-COLA COMPANY AND SUBSIDIARIES</text:p>
            <text:p>CONSOLIDATED STATEMENTS OF CASH FLOWS</text:p>
            <text:p>(In millions)</text:p>
            <text:p>Year Ended December 31,</text:p>
            <text:p>2022</text:p>
            <text:p>2021</text:p>
            <text:p>2020</text:p>
            <text:p>Operating Activities</text:p>
            <text:p> </text:p>
            <text:p> </text:p>
            <text:p>Consolidated net income</text:p>
            <text:p>$</text:p>
            <text:p>9,571 $</text:p>
            <text:p>9,804 $</text:p>
            <text:p>7,768 </text:p>
            <text:p>Depreciation and amortization</text:p>
            <text:p>1,260 </text:p>
            <text:p>1,452 </text:p>
            <text:p>1,536 </text:p>
            <text:p>Stock-based compensation expense</text:p>
            <text:p>356 </text:p>
            <text:p>337 </text:p>
            <text:p>126 </text:p>
            <text:p>Deferred income taxes</text:p>
            <text:p>(122)</text:p>
            <text:p>894 </text:p>
            <text:p>(18)</text:p>
            <text:p>Equity (income) loss — net of dividends</text:p>
            <text:p>(838)</text:p>
            <text:p>(615)</text:p>
            <text:p>(511)</text:p>
            <text:p>Foreign currency adjustments</text:p>
            <text:p>203 </text:p>
            <text:p>86 </text:p>
            <text:p>(88)</text:p>
            <text:p>Significant (gains) losses — net</text:p>
            <text:p>(129)</text:p>
            <text:p>(1,365)</text:p>
            <text:p>(914)</text:p>
            <text:p>Other operating charges</text:p>
            <text:p>1,086 </text:p>
            <text:p>506 </text:p>
            <text:p>556 </text:p>
            <text:p>Other items</text:p>
            <text:p>236 </text:p>
            <text:p>201 </text:p>
            <text:p>699 </text:p>
            <text:p>Net change in operating assets and liabilities</text:p>
            <text:p>(605)</text:p>
            <text:p>1,325 </text:p>
            <text:p>690 </text:p>
            <text:p>Net Cash Provided by Operating Activities</text:p>
            <text:p>11,018 </text:p>
            <text:p>12,625 </text:p>
            <text:p>9,844 </text:p>
            <text:p>Investing Activities</text:p>
            <text:p> </text:p>
            <text:p> </text:p>
            <text:p>Purchases of investments</text:p>
            <text:p>(3,751)</text:p>
            <text:p>(6,030)</text:p>
            <text:p>(13,583)</text:p>
            <text:p>Proceeds from disposals of investments</text:p>
            <text:p>4,771 </text:p>
            <text:p>7,059 </text:p>
            <text:p>13,835 </text:p>
            <text:p>Acquisitions of businesses, equity method investments and nonmarketable securities</text:p>
            <text:p>(73)</text:p>
            <text:p>(4,766)</text:p>
            <text:p>(1,052)</text:p>
            <text:p>Proceeds from disposals of businesses, equity method investments and nonmarketable securities</text:p>
            <text:p>458 </text:p>
            <text:p>2,180 </text:p>
            <text:p>189 </text:p>
            <text:p>Purchases of property, plant and equipment</text:p>
            <text:p>(1,484)</text:p>
            <text:p>(1,367)</text:p>
            <text:p>(1,177)</text:p>
            <text:p>Proceeds from disposals of property, plant and equipment</text:p>
            <text:p>75 </text:p>
            <text:p>108 </text:p>
            <text:p>189 </text:p>
            <text:p>Collateral (paid) received associated with hedging activities — net</text:p>
            <text:p>(1,465)</text:p>
            <text:p>— </text:p>
            <text:p>— </text:p>
            <text:p>Other investing activities</text:p>
            <text:p>706 </text:p>
            <text:p>51 </text:p>
            <text:p>122 </text:p>
            <text:p>Net Cash Provided by (Used in) Investing Activities</text:p>
            <text:p>(763)</text:p>
            <text:p>(2,765)</text:p>
            <text:p>(1,477)</text:p>
            <text:p>Financing Activities</text:p>
            <text:p> </text:p>
            <text:p> </text:p>
            <text:p>Issuances of debt</text:p>
            <text:p>3,972 </text:p>
            <text:p>13,094 </text:p>
            <text:p>26,934 </text:p>
            <text:p>Payments of debt</text:p>
            <text:p>(4,930)</text:p>
            <text:p>(12,866)</text:p>
            <text:p>(28,796)</text:p>
            <text:p>Issuances of stock</text:p>
            <text:p>837 </text:p>
            <text:p>702 </text:p>
            <text:p>647 </text:p>
            <text:p>Purchases of stock for treasury</text:p>
            <text:p>(1,418)</text:p>
            <text:p>(111)</text:p>
            <text:p>(118)</text:p>
            <text:p>Dividends</text:p>
            <text:p>(7,616)</text:p>
            <text:p>(7,252)</text:p>
            <text:p>(7,047)</text:p>
            <text:p>Other financing activities</text:p>
            <text:p>(1,095)</text:p>
            <text:p>(353)</text:p>
            <text:p>310 </text:p>
            <text:p>Net Cash Provided by (Used in) Financing Activities</text:p>
            <text:p>(10,250)</text:p>
            <text:p>(6,786)</text:p>
            <text:p>(8,070)</text:p>
            <text:p>Effect of Exchange Rate Changes on Cash, Cash Equivalents, Restricted Cash and</text:p>
            <text:p>   Restricted Cash Equivalents</text:p>
            <text:p>(205)</text:p>
            <text:p>(159)</text:p>
            <text:p>76 </text:p>
            <text:p>Cash, Cash Equivalents, Restricted Cash and Restricted Cash Equivalents</text:p>
            <text:p> </text:p>
            <text:p> </text:p>
            <text:p>Net increase (decrease) in cash, cash equivalents, restricted cash and restricted cash</text:p>
            <text:p>   equivalents during the year</text:p>
            <text:p>(200)</text:p>
            <text:p>2,915 </text:p>
            <text:p>373 </text:p>
            <text:p>Cash, cash equivalents, restricted cash and restricted cash equivalents at beginning of year</text:p>
            <text:p>10,025 </text:p>
            <text:p>7,110 </text:p>
            <text:p>6,737 </text:p>
            <text:p>Cash, Cash Equivalents, Restricted Cash and Restricted Cash Equivalents at End of Year</text:p>
            <text:p>9,825 </text:p>
            <text:p>10,025 </text:p>
            <text:p>7,110 </text:p>
            <text:p>Less: Restricted cash and restricted cash equivalents at end of year</text:p>
            <text:p>306 </text:p>
            <text:p>341 </text:p>
            <text:p>315 </text:p>
            <text:p>Cash and Cash Equivalents at End of Year</text:p>
            <text:p>$</text:p>
            <text:p>9,519 $</text:p>
            <text:p>9,684 $</text:p>
            <text:p>6,795 </text:p>
            <text:p>Refer to Notes to Consolidated Financial Statements.</text:p>
            <text:p>64</text:p>
          </table:table-cell>
          <table:table-cell office:value-type="string" calcext:value-type="string">
            <text:p>63,66</text:p>
          </table:table-cell>
          <table:table-cell/>
        </table:table-row>
        <table:table-row table:style-name="ro2">
          <table:table-cell office:value-type="string" calcext:value-type="string">
            <text:p>financebench_id_10130</text:p>
          </table:table-cell>
          <table:table-cell office:value-type="string" calcext:value-type="string">
            <text:p>CORNING_2020_10K</text:p>
          </table:table-cell>
          <table:table-cell office:value-type="string" calcext:value-type="string">
            <text:p>https://d18rn0p25nwr6d.cloudfront.net/CIK-0000024741/7cdeac7f-277e-4258-ad8e-4ba0f655f368.pdf</text:p>
          </table:table-cell>
          <table:table-cell office:value-type="float" office:value="2020" calcext:value-type="float">
            <text:p>2020</text:p>
          </table:table-cell>
          <table:table-cell office:value-type="string" calcext:value-type="string">
            <text:p>metrics-generated</text:p>
          </table:table-cell>
          <table:table-cell office:value-type="string" calcext:value-type="string">
            <text:p>Based on the information provided primarily in the balance sheet and the statement of income, what is FY2020 days payable outstanding (DPO) for Corning? DPO is defined as: 365 * (average accounts payable between FY2019 and FY2020) / (FY2020 COGS + change in inventory between FY2019 and FY2020). Round your answer to two decimal places.</text:p>
          </table:table-cell>
          <table:table-cell office:value-type="float" office:value="63.86" calcext:value-type="float">
            <text:p>63.86</text:p>
          </table:table-cell>
          <table:table-cell office:value-type="string" calcext:value-type="string">
            <text:p>Index</text:p>
            <text:p> </text:p>
            <text:p> </text:p>
            <text:p> </text:p>
            <text:p> </text:p>
            <text:p> </text:p>
            <text:p> </text:p>
            <text:p>Consolidated Statements of Income</text:p>
            <text:p>Corning Incorporated and Subsidiary Companies</text:p>
            <text:p> </text:p>
            <text:p> </text:p>
            <text:p> </text:p>
            <text:p> </text:p>
            <text:p> </text:p>
            <text:p> </text:p>
            <text:p> </text:p>
            <text:p> </text:p>
            <text:p> </text:p>
            <text:p> </text:p>
            <text:p> </text:p>
            <text:p> </text:p>
            <text:p> </text:p>
            <text:p> </text:p>
            <text:p> </text:p>
            <text:p> </text:p>
            <text:p> </text:p>
            <text:p> </text:p>
            <text:p> </text:p>
            <text:p>Year ended December 31,</text:p>
            <text:p>(In millions, except per share amounts)</text:p>
            <text:p>2020</text:p>
            <text:p> </text:p>
            <text:p>2019</text:p>
            <text:p> </text:p>
            <text:p>2018</text:p>
            <text:p>Net sales</text:p>
            <text:p>$</text:p>
            <text:p> 11,303  </text:p>
            <text:p>$</text:p>
            <text:p> 11,503   $</text:p>
            <text:p> 11,290</text:p>
            <text:p>Cost of sales</text:p>
            <text:p> </text:p>
            <text:p> 7,772  </text:p>
            <text:p> </text:p>
            <text:p> 7,468    </text:p>
            <text:p> 6,829</text:p>
            <text:p> </text:p>
            <text:p> </text:p>
            <text:p> </text:p>
            <text:p> </text:p>
            <text:p> </text:p>
            <text:p> </text:p>
            <text:p>     </text:p>
            <text:p>Gross margin</text:p>
            <text:p> </text:p>
            <text:p> 3,531  </text:p>
            <text:p> </text:p>
            <text:p> 4,035    </text:p>
            <text:p> 4,461</text:p>
            <text:p> </text:p>
            <text:p> </text:p>
            <text:p> </text:p>
            <text:p> </text:p>
            <text:p> </text:p>
            <text:p> </text:p>
            <text:p>     </text:p>
            <text:p>Operating expenses:</text:p>
            <text:p> </text:p>
            <text:p> </text:p>
            <text:p> </text:p>
            <text:p> </text:p>
            <text:p> </text:p>
            <text:p>     </text:p>
            <text:p>Selling, general and administrative expenses</text:p>
            <text:p> </text:p>
            <text:p> 1,747  </text:p>
            <text:p> </text:p>
            <text:p> 1,585    </text:p>
            <text:p> 1,799</text:p>
            <text:p>Research, development and engineering expenses</text:p>
            <text:p> </text:p>
            <text:p> 1,154  </text:p>
            <text:p> </text:p>
            <text:p> 1,031    </text:p>
            <text:p> 993</text:p>
            <text:p>Amortization of purchased intangibles</text:p>
            <text:p> </text:p>
            <text:p> 121  </text:p>
            <text:p> </text:p>
            <text:p> 113    </text:p>
            <text:p> 94</text:p>
            <text:p> </text:p>
            <text:p> </text:p>
            <text:p> </text:p>
            <text:p> </text:p>
            <text:p> </text:p>
            <text:p> </text:p>
            <text:p>     </text:p>
            <text:p>Operating income</text:p>
            <text:p> </text:p>
            <text:p> 509  </text:p>
            <text:p> </text:p>
            <text:p> 1,306    </text:p>
            <text:p> 1,575</text:p>
            <text:p> </text:p>
            <text:p> </text:p>
            <text:p> </text:p>
            <text:p> </text:p>
            <text:p> </text:p>
            <text:p> </text:p>
            <text:p>     </text:p>
            <text:p>Equity in (losses) earnings of affiliated companies (Note 3)</text:p>
            <text:p> </text:p>
            <text:p> (25) </text:p>
            <text:p> </text:p>
            <text:p> 17    </text:p>
            <text:p> 390</text:p>
            <text:p>Interest income</text:p>
            <text:p> </text:p>
            <text:p> 15  </text:p>
            <text:p> </text:p>
            <text:p> 21    </text:p>
            <text:p> 38</text:p>
            <text:p>Interest expense</text:p>
            <text:p> </text:p>
            <text:p> (276) </text:p>
            <text:p> </text:p>
            <text:p> (221)   </text:p>
            <text:p> (191)</text:p>
            <text:p>Translated earnings contract (loss) gain, net (Note 15)</text:p>
            <text:p> </text:p>
            <text:p> (38) </text:p>
            <text:p> </text:p>
            <text:p> 248    </text:p>
            <text:p> (93)</text:p>
            <text:p>Transaction-related gain, net (Note 4)</text:p>
            <text:p> </text:p>
            <text:p> 498  </text:p>
            <text:p> </text:p>
            <text:p> </text:p>
            <text:p>     </text:p>
            <text:p>Other expense, net</text:p>
            <text:p> </text:p>
            <text:p> (60) </text:p>
            <text:p> </text:p>
            <text:p> (155)   </text:p>
            <text:p> (216)</text:p>
            <text:p> </text:p>
            <text:p> </text:p>
            <text:p> </text:p>
            <text:p> </text:p>
            <text:p> </text:p>
            <text:p> </text:p>
            <text:p>     </text:p>
            <text:p>Income before income taxes</text:p>
            <text:p> </text:p>
            <text:p> 623  </text:p>
            <text:p> </text:p>
            <text:p> 1,216    </text:p>
            <text:p> 1,503</text:p>
            <text:p>Provision for income taxes (Note 8)</text:p>
            <text:p> </text:p>
            <text:p> (111) </text:p>
            <text:p> </text:p>
            <text:p> (256)   </text:p>
            <text:p> (437)</text:p>
            <text:p> </text:p>
            <text:p> </text:p>
            <text:p> </text:p>
            <text:p> </text:p>
            <text:p> </text:p>
            <text:p> </text:p>
            <text:p>     </text:p>
            <text:p>Net income attributable to Corning Incorporated</text:p>
            <text:p>$</text:p>
            <text:p> 512  </text:p>
            <text:p>$</text:p>
            <text:p> 960   $</text:p>
            <text:p> 1,066</text:p>
            <text:p> </text:p>
            <text:p> </text:p>
            <text:p> </text:p>
            <text:p> </text:p>
            <text:p> </text:p>
            <text:p> </text:p>
            <text:p>     </text:p>
            <text:p>Earnings per common share attributable to </text:p>
            <text:p>Corning Incorporated:</text:p>
            <text:p> </text:p>
            <text:p> </text:p>
            <text:p> </text:p>
            <text:p> </text:p>
            <text:p> </text:p>
            <text:p>     </text:p>
            <text:p>Basic (Note 18)</text:p>
            <text:p>$</text:p>
            <text:p> 0.54  </text:p>
            <text:p>$</text:p>
            <text:p> 1.11   $</text:p>
            <text:p> 1.19</text:p>
            <text:p>Diluted (Note 18)</text:p>
            <text:p>$</text:p>
            <text:p> 0.54  </text:p>
            <text:p>$</text:p>
            <text:p> 1.07   $</text:p>
            <text:p> 1.13</text:p>
            <text:p> </text:p>
            <text:p>The accompanying notes are an integral part of these consolidated financial statements.</text:p>
            <text:p> </text:p>
            <text:p>70___FINANCEBENCH_DELIMITER___Index</text:p>
            <text:p> </text:p>
            <text:p> </text:p>
            <text:p> </text:p>
            <text:p> </text:p>
            <text:p>Consolidated Balance Sheets</text:p>
            <text:p>Corning Incorporated and Subsidiary Companies</text:p>
            <text:p> </text:p>
            <text:p> </text:p>
            <text:p> </text:p>
            <text:p> </text:p>
            <text:p> </text:p>
            <text:p> </text:p>
            <text:p> </text:p>
            <text:p> </text:p>
            <text:p> </text:p>
            <text:p> </text:p>
            <text:p> </text:p>
            <text:p> </text:p>
            <text:p> </text:p>
            <text:p>December 31,</text:p>
            <text:p>(In millions, except share and per share amounts)</text:p>
            <text:p>2020</text:p>
            <text:p> </text:p>
            <text:p>2019</text:p>
            <text:p> </text:p>
            <text:p> </text:p>
            <text:p> </text:p>
            <text:p> </text:p>
            <text:p> </text:p>
            <text:p> </text:p>
            <text:p>Assets</text:p>
            <text:p> </text:p>
            <text:p> </text:p>
            <text:p>     </text:p>
            <text:p> </text:p>
            <text:p> </text:p>
            <text:p> </text:p>
            <text:p>     </text:p>
            <text:p>Current assets:</text:p>
            <text:p> </text:p>
            <text:p> </text:p>
            <text:p>     </text:p>
            <text:p>Cash and cash equivalents</text:p>
            <text:p>$</text:p>
            <text:p> 2,672   $</text:p>
            <text:p> 2,434</text:p>
            <text:p>Trade accounts receivable, net of doubtful accounts - $46 and $41</text:p>
            <text:p> </text:p>
            <text:p> 2,133    </text:p>
            <text:p> 1,836</text:p>
            <text:p>Inventories, net (Note 6)</text:p>
            <text:p> </text:p>
            <text:p> 2,438    </text:p>
            <text:p> 2,320</text:p>
            <text:p>Other current assets (Note 11 and 15)</text:p>
            <text:p> </text:p>
            <text:p> 761    </text:p>
            <text:p> 873</text:p>
            <text:p>Total current assets</text:p>
            <text:p> </text:p>
            <text:p> 8,004    </text:p>
            <text:p> 7,463</text:p>
            <text:p> </text:p>
            <text:p> </text:p>
            <text:p> </text:p>
            <text:p>     </text:p>
            <text:p>Property, plant and equipment, net of accumulated depreciation -</text:p>
            <text:p>  $13,663 and $12,995 (Note 9)</text:p>
            <text:p> </text:p>
            <text:p> 15,742    </text:p>
            <text:p> 15,337</text:p>
            <text:p>Goodwill, net (Note 10)</text:p>
            <text:p> </text:p>
            <text:p> 2,460    </text:p>
            <text:p> 1,935</text:p>
            <text:p>Other intangible assets, net (Note 10)</text:p>
            <text:p> </text:p>
            <text:p> 1,308    </text:p>
            <text:p> 1,185</text:p>
            <text:p>Deferred income taxes (Note 8)</text:p>
            <text:p> </text:p>
            <text:p> 1,121    </text:p>
            <text:p> 1,157</text:p>
            <text:p>Other assets (Note 11 and 15)</text:p>
            <text:p> </text:p>
            <text:p> 2,140    </text:p>
            <text:p> 1,821</text:p>
            <text:p> </text:p>
            <text:p> </text:p>
            <text:p> </text:p>
            <text:p>     </text:p>
            <text:p>Total Assets </text:p>
            <text:p>$</text:p>
            <text:p> 30,775   $</text:p>
            <text:p> 28,898</text:p>
            <text:p> </text:p>
            <text:p> </text:p>
            <text:p> </text:p>
            <text:p>     </text:p>
            <text:p>Liabilities and Equity</text:p>
            <text:p> </text:p>
            <text:p> </text:p>
            <text:p>     </text:p>
            <text:p> </text:p>
            <text:p> </text:p>
            <text:p> </text:p>
            <text:p>     </text:p>
            <text:p>Current liabilities:</text:p>
            <text:p> </text:p>
            <text:p> </text:p>
            <text:p>     </text:p>
            <text:p>Current portion of long-term debt and short-term borrowings (Note 12)</text:p>
            <text:p>$</text:p>
            <text:p> 156   $</text:p>
            <text:p> 11</text:p>
            <text:p>Accounts payable</text:p>
            <text:p> </text:p>
            <text:p> 1,174    </text:p>
            <text:p> 1,587</text:p>
            <text:p>Other accrued liabilities (Note 11 and 14)</text:p>
            <text:p> </text:p>
            <text:p> 2,437    </text:p>
            <text:p> 1,923</text:p>
            <text:p>Total current liabilities</text:p>
            <text:p> </text:p>
            <text:p> 3,767    </text:p>
            <text:p> 3,521</text:p>
            <text:p> </text:p>
            <text:p> </text:p>
            <text:p> </text:p>
            <text:p>     </text:p>
            <text:p>Long-term debt (Note 12)</text:p>
            <text:p> </text:p>
            <text:p> 7,816    </text:p>
            <text:p> 7,729</text:p>
            <text:p>Postretirement benefits other than pensions (Note 13)</text:p>
            <text:p> </text:p>
            <text:p> 727    </text:p>
            <text:p> 671</text:p>
            <text:p>Other liabilities (Note 11 and 14)</text:p>
            <text:p> </text:p>
            <text:p> 5,017    </text:p>
            <text:p> 3,980</text:p>
            <text:p>Total liabilities</text:p>
            <text:p> </text:p>
            <text:p> 17,327    </text:p>
            <text:p> 15,901</text:p>
            <text:p> </text:p>
            <text:p> </text:p>
            <text:p> </text:p>
            <text:p>     </text:p>
            <text:p>Commitments, contingencies and guarantees (Note 14)</text:p>
            <text:p>   </text:p>
            <text:p>     </text:p>
            <text:p>Shareholders’ equity (Note 17):</text:p>
            <text:p> </text:p>
            <text:p> </text:p>
            <text:p>     </text:p>
            <text:p>Convertible preferred stock, Series A – Par value $100 per share; </text:p>
            <text:p>  Shares authorized 3,100; Shares issued: 2,300</text:p>
            <text:p> </text:p>
            <text:p> 2,300    </text:p>
            <text:p> 2,300</text:p>
            <text:p>Common stock – Par value $0.50 per share; Shares authorized: 3.8 billion; </text:p>
            <text:p>  Shares issued: 1,726 million and 1,718 million</text:p>
            <text:p> </text:p>
            <text:p> 863    </text:p>
            <text:p> 859</text:p>
            <text:p>Additional paid-in capital – common stock</text:p>
            <text:p> </text:p>
            <text:p> 14,642    </text:p>
            <text:p> 14,323</text:p>
            <text:p>Retained earnings</text:p>
            <text:p> </text:p>
            <text:p> 16,120    </text:p>
            <text:p> 16,408</text:p>
            <text:p>Treasury stock, at cost; shares held: 961 million and 956 million</text:p>
            <text:p> </text:p>
            <text:p> (19,928)   </text:p>
            <text:p> (19,812)</text:p>
            <text:p>Accumulated other comprehensive loss</text:p>
            <text:p> </text:p>
            <text:p> (740)   </text:p>
            <text:p> (1,171)</text:p>
            <text:p>Total Corning Incorporated shareholders’ equity</text:p>
            <text:p> </text:p>
            <text:p> 13,257    </text:p>
            <text:p> 12,907</text:p>
            <text:p>Noncontrolling interests</text:p>
            <text:p> </text:p>
            <text:p> 191    </text:p>
            <text:p> 90</text:p>
            <text:p>Total equity</text:p>
            <text:p> </text:p>
            <text:p> 13,448    </text:p>
            <text:p> 12,997</text:p>
            <text:p> </text:p>
            <text:p> </text:p>
            <text:p> </text:p>
            <text:p>     </text:p>
            <text:p>Total Liabilities and Equity</text:p>
            <text:p>$</text:p>
            <text:p> 30,775   $</text:p>
            <text:p> 28,898</text:p>
            <text:p> </text:p>
            <text:p>The accompanying notes are an integral part of these consolidated financial statements.</text:p>
            <text:p>72</text:p>
          </table:table-cell>
          <table:table-cell office:value-type="string" calcext:value-type="string">
            <text:p>70,72</text:p>
          </table:table-cell>
          <table:table-cell/>
        </table:table-row>
        <table:table-row table:style-name="ro47">
          <table:table-cell office:value-type="string" calcext:value-type="string">
            <text:p>financebench_id_02981</text:p>
          </table:table-cell>
          <table:table-cell office:value-type="string" calcext:value-type="string">
            <text:p>CORNING_2021_10K</text:p>
          </table:table-cell>
          <table:table-cell office:value-type="string" calcext:value-type="string">
            <text:p>https://d18rn0p25nwr6d.cloudfront.net/CIK-0000024741/f9519502-38b3-4e0b-94fa-b6a7138812a4.pdf</text:p>
          </table:table-cell>
          <table:table-cell office:value-type="float" office:value="2021" calcext:value-type="float">
            <text:p>2021</text:p>
          </table:table-cell>
          <table:table-cell office:value-type="string" calcext:value-type="string">
            <text:p>metrics-generated</text:p>
          </table:table-cell>
          <table:table-cell office:value-type="string" calcext:value-type="string">
            <text:p>Taking into account the information outlined in the income statement, what is the FY2019 - FY2021 3 year average unadjusted operating income % margin for Corning? Answer in units of percents and round to one decimal place.</text:p>
          </table:table-cell>
          <table:table-cell table:style-name="ce2" office:value-type="string" calcext:value-type="string">
            <text:p>10.3%</text:p>
          </table:table-cell>
          <table:table-cell office:value-type="string" calcext:value-type="string">
            <text:p>Table of Contents</text:p>
            <text:p> </text:p>
            <text:p> </text:p>
            <text:p>Consolidated Statements of Income </text:p>
            <text:p>Corning Incorporated and Subsidiary Companies</text:p>
            <text:p> </text:p>
            <text:p> </text:p>
            <text:p> </text:p>
            <text:p> </text:p>
            <text:p>Year ended December 31,</text:p>
            <text:p> </text:p>
            <text:p>(In millions, except per share amounts)</text:p>
            <text:p> </text:p>
            <text:p>2021</text:p>
            <text:p>   </text:p>
            <text:p>2020</text:p>
            <text:p>   </text:p>
            <text:p>2019</text:p>
            <text:p> </text:p>
            <text:p>Net sales</text:p>
            <text:p>  $</text:p>
            <text:p>14,082    $</text:p>
            <text:p>11,303    $</text:p>
            <text:p>11,503 </text:p>
            <text:p>Cost of sales</text:p>
            <text:p>   </text:p>
            <text:p>9,019     </text:p>
            <text:p>7,772     </text:p>
            <text:p>7,468 </text:p>
            <text:p> </text:p>
            <text:p>     </text:p>
            <text:p>       </text:p>
            <text:p>       </text:p>
            <text:p> </text:p>
            <text:p>Gross margin</text:p>
            <text:p>   </text:p>
            <text:p>5,063     </text:p>
            <text:p>3,531     </text:p>
            <text:p>4,035 </text:p>
            <text:p> </text:p>
            <text:p>     </text:p>
            <text:p>       </text:p>
            <text:p>       </text:p>
            <text:p> </text:p>
            <text:p>Operating expenses:</text:p>
            <text:p>     </text:p>
            <text:p>       </text:p>
            <text:p>       </text:p>
            <text:p> </text:p>
            <text:p>Selling, general and administrative expenses</text:p>
            <text:p>   </text:p>
            <text:p>1,827     </text:p>
            <text:p>1,747     </text:p>
            <text:p>1,585 </text:p>
            <text:p>Research, development and engineering expenses</text:p>
            <text:p>   </text:p>
            <text:p>995     </text:p>
            <text:p>1,154     </text:p>
            <text:p>1,031 </text:p>
            <text:p>Amortization of purchased intangibles</text:p>
            <text:p>   </text:p>
            <text:p>129     </text:p>
            <text:p>121     </text:p>
            <text:p>113 </text:p>
            <text:p> </text:p>
            <text:p>     </text:p>
            <text:p>       </text:p>
            <text:p>       </text:p>
            <text:p> </text:p>
            <text:p>Operating income</text:p>
            <text:p>   </text:p>
            <text:p>2,112     </text:p>
            <text:p>509     </text:p>
            <text:p>1,306 </text:p>
            <text:p> </text:p>
            <text:p>     </text:p>
            <text:p>       </text:p>
            <text:p>       </text:p>
            <text:p> </text:p>
            <text:p>Equity in earnings (losses) of affiliated companies (Note 3)</text:p>
            <text:p>   </text:p>
            <text:p>35     </text:p>
            <text:p>(25)    </text:p>
            <text:p>17 </text:p>
            <text:p>Interest income</text:p>
            <text:p>   </text:p>
            <text:p>11     </text:p>
            <text:p>15     </text:p>
            <text:p>21 </text:p>
            <text:p>Interest expense</text:p>
            <text:p>   </text:p>
            <text:p>(300)    </text:p>
            <text:p>(276)    </text:p>
            <text:p>(221)</text:p>
            <text:p>Translated earnings contract gain (loss), net (Note 15)</text:p>
            <text:p>   </text:p>
            <text:p>354     </text:p>
            <text:p>(38)    </text:p>
            <text:p>248 </text:p>
            <text:p>Transaction-related gain, net (Note 4)</text:p>
            <text:p>   </text:p>
            <text:p>      </text:p>
            <text:p>498     </text:p>
            <text:p>  </text:p>
            <text:p>Other income (expense), net</text:p>
            <text:p>   </text:p>
            <text:p>185     </text:p>
            <text:p>(60)    </text:p>
            <text:p>(155)</text:p>
            <text:p> </text:p>
            <text:p>     </text:p>
            <text:p>       </text:p>
            <text:p>       </text:p>
            <text:p> </text:p>
            <text:p>Income before income taxes</text:p>
            <text:p>   </text:p>
            <text:p>2,397     </text:p>
            <text:p>623     </text:p>
            <text:p>1,216 </text:p>
            <text:p>Provision for income taxes (Note 8)</text:p>
            <text:p>   </text:p>
            <text:p>(491)    </text:p>
            <text:p>(111)    </text:p>
            <text:p>(256)</text:p>
            <text:p> </text:p>
            <text:p>     </text:p>
            <text:p>       </text:p>
            <text:p>       </text:p>
            <text:p> </text:p>
            <text:p>Net income attributable to Corning Incorporated</text:p>
            <text:p>  $</text:p>
            <text:p>1,906    $</text:p>
            <text:p>512    $</text:p>
            <text:p>960 </text:p>
            <text:p> </text:p>
            <text:p>     </text:p>
            <text:p>       </text:p>
            <text:p>       </text:p>
            <text:p> </text:p>
            <text:p>Earnings per common share attributable to Corning Incorporated:</text:p>
            <text:p>     </text:p>
            <text:p>       </text:p>
            <text:p>       </text:p>
            <text:p> </text:p>
            <text:p>Basic (Note 18)</text:p>
            <text:p>  $</text:p>
            <text:p>1.30    $</text:p>
            <text:p>0.54    $</text:p>
            <text:p>1.11 </text:p>
            <text:p>Diluted (Note 18)</text:p>
            <text:p>  $</text:p>
            <text:p>1.28    $</text:p>
            <text:p>0.54    $</text:p>
            <text:p>1.07 </text:p>
            <text:p> </text:p>
            <text:p>     </text:p>
            <text:p>       </text:p>
            <text:p>       </text:p>
            <text:p> </text:p>
            <text:p>Reconciliation of net income attributable to Corning Incorporated versus net income available to common</text:p>
            <text:p>shareholders:</text:p>
            <text:p>     </text:p>
            <text:p>       </text:p>
            <text:p>       </text:p>
            <text:p> </text:p>
            <text:p> </text:p>
            <text:p>     </text:p>
            <text:p>       </text:p>
            <text:p>       </text:p>
            <text:p> </text:p>
            <text:p>Net income attributable to Corning Incorporated</text:p>
            <text:p>  $</text:p>
            <text:p>1,906    $</text:p>
            <text:p>512    $</text:p>
            <text:p>960 </text:p>
            <text:p> </text:p>
            <text:p>     </text:p>
            <text:p>       </text:p>
            <text:p>       </text:p>
            <text:p> </text:p>
            <text:p>Series A convertible preferred stock dividend</text:p>
            <text:p>   </text:p>
            <text:p>(24)    </text:p>
            <text:p>(98)    </text:p>
            <text:p>(98)</text:p>
            <text:p>Excess consideration paid for redemption of preferred stock (1)</text:p>
            <text:p>   </text:p>
            <text:p>(803)    </text:p>
            <text:p>     </text:p>
            <text:p>  </text:p>
            <text:p> </text:p>
            <text:p>     </text:p>
            <text:p>       </text:p>
            <text:p>       </text:p>
            <text:p> </text:p>
            <text:p>Net income available to common shareholders</text:p>
            <text:p>  $</text:p>
            <text:p>1,079    $</text:p>
            <text:p>414    $</text:p>
            <text:p>862 </text:p>
            <text:p> </text:p>
            <text:p> </text:p>
            <text:p>(1)</text:p>
            <text:p>Refer to Note 17 (Shareholders' Equity) and Note 18 (Earnings per Common Share) to the consolidated financial statements for additional information.</text:p>
            <text:p> </text:p>
            <text:p>The accompanying notes are an integral part of these consolidated financial statements.</text:p>
            <text:p> </text:p>
            <text:p>65</text:p>
          </table:table-cell>
          <table:table-cell office:value-type="float" office:value="65" calcext:value-type="float">
            <text:p>65</text:p>
          </table:table-cell>
          <table:table-cell/>
        </table:table-row>
        <table:table-row table:style-name="ro48">
          <table:table-cell office:value-type="string" calcext:value-type="string">
            <text:p>financebench_id_01346</text:p>
          </table:table-cell>
          <table:table-cell office:value-type="string" calcext:value-type="string">
            <text:p>CORNING_2022_10K</text:p>
          </table:table-cell>
          <table:table-cell office:value-type="string" calcext:value-type="string">
            <text:p>https://d18rn0p25nwr6d.cloudfront.net/CIK-0000024741/eb24002c-e050-45eb-806a-15264d59131c.pdf</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How much has the effective tax rate of Corning changed between FY2021 and FY2022?</text:p>
          </table:table-cell>
          <table:table-cell office:value-type="string" calcext:value-type="string">
            <text:p>The effective tax rate of Corning has changed from 20% in FY2021 to 23% in FY 2022.</text:p>
          </table:table-cell>
          <table:table-cell office:value-type="string" calcext:value-type="string">
            <text:p>RESULTS OF OPERATIONS</text:p>
            <text:p>The following table presents selected highlights from our operations (in millions):</text:p>
            <text:p>Year ended December 31, % change</text:p>
            <text:p>2022 2021 22 vs. 21</text:p>
            <text:p>Net sales $ 14,189 $ 14,082 1%</text:p>
            <text:p>Gross margin $ 4,506 $ 5,063 (11%)</text:p>
            <text:p>(gross margin %) 32% 36%</text:p>
            <text:p>Selling, general and administrative expenses $ 1,898 $ 1,827 4%</text:p>
            <text:p>(as a % of net sales) 13% 13%</text:p>
            <text:p>Research, development and engineering expenses $ 1,047 $ 995 5%</text:p>
            <text:p>(as a % of net sales) 7% 7%</text:p>
            <text:p>Translated earnings contract gain, net $ 351 $ 354 (1%)</text:p>
            <text:p>(as a % of net sales) 2% 3%</text:p>
            <text:p>Income before income taxes $ 1,797 $ 2,426 (26%)</text:p>
            <text:p>(as a % of net sales) 13% 17%</text:p>
            <text:p>Provision for income taxes $ (411) $ (491) 16%</text:p>
            <text:p>Effective tax rate 23% 20%</text:p>
            <text:p>Net income attributable to Corning Incorporated $ 1,316 $ 1,906 (31%)</text:p>
            <text:p>(as a % of net sales) 9% 14%</text:p>
            <text:p>Comprehensive income attributable to Corning Incorporated $ 661 $ 1,471 (55%)</text:p>
          </table:table-cell>
          <table:table-cell office:value-type="float" office:value="24" calcext:value-type="float">
            <text:p>24</text:p>
          </table:table-cell>
          <table:table-cell/>
        </table:table-row>
        <table:table-row table:style-name="ro40">
          <table:table-cell office:value-type="string" calcext:value-type="string">
            <text:p>financebench_id_00005</text:p>
          </table:table-cell>
          <table:table-cell office:value-type="string" calcext:value-type="string">
            <text:p>CORNING_2022_10K</text:p>
          </table:table-cell>
          <table:table-cell office:value-type="string" calcext:value-type="string">
            <text:p>https://d18rn0p25nwr6d.cloudfront.net/CIK-0000024741/eb24002c-e050-45eb-806a-15264d59131c.pdf</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Does Corning have positive working capital based on FY2022 data? If working capital is not a useful or relevant metric for this company, then please state that and explain why.</text:p>
          </table:table-cell>
          <table:table-cell office:value-type="string" calcext:value-type="string">
            <text:p>Yes. Corning had a positive working capital amount of $831 million by FY 2022 close. This answer considers only operating current assets and current liabilities that were clearly shown in the balance sheet.</text:p>
          </table:table-cell>
          <table:table-cell office:value-type="string" calcext:value-type="string">
            <text:p>Consolidated Balance Sheets Corning Incorporated and Subsidiary Companies</text:p>
            <text:p>December 31,</text:p>
            <text:p>(in millions, except share and per share amounts) 2022 2021</text:p>
            <text:p>Assets</text:p>
            <text:p>Current assets:</text:p>
            <text:p>Cash and cash equivalents $ 1,671 $ 2,148</text:p>
            <text:p>Trade accounts receivable, net of doubtful accounts - $40 and $42 1,721 2,004</text:p>
            <text:p>Inventories (Note 5) 2,904 2,481</text:p>
            <text:p>Other current assets (Notes 10 and 14) 1,157 1,026</text:p>
            <text:p>Total current assets 7,453 7,659</text:p>
            <text:p>Property, plant and equipment, net of accumulated depreciation - $14,147 and $13,969 (Note 8) 15,371 15,804</text:p>
            <text:p>Goodwill, net (Note 9) 2,394 2,421</text:p>
            <text:p>Other intangible assets, net (Note 9) 1,029 1,148</text:p>
            <text:p>Deferred income taxes (Note 7) 1,073 1,066</text:p>
            <text:p>Other assets (Notes 10 and 14) 2,179 2,056</text:p>
            <text:p>Total Assets $ 29,499 $ 30,154</text:p>
            <text:p>Liabilities and Equity</text:p>
            <text:p>Current liabilities:</text:p>
            <text:p>Current portion of long-term debt and short-term borrowings (Note 11) $ 224 $ 55</text:p>
            <text:p>Accounts payable 1,804 1,612</text:p>
            <text:p>Other accrued liabilities (Notes 10 and 13) 3,147 3,139</text:p>
            <text:p>Total current liabilities 5,175 4,806</text:p>
            <text:p>Long-term debt (Note 11) 6,687 6,989</text:p>
            <text:p>Postretirement benefits other than pensions (Note 12) 407 622</text:p>
            <text:p>Other liabilities (Notes 10 and 13) 4,955 5,192</text:p>
            <text:p>Total liabilities 17,224 17,609</text:p>
          </table:table-cell>
          <table:table-cell office:value-type="float" office:value="60" calcext:value-type="float">
            <text:p>60</text:p>
          </table:table-cell>
          <table:table-cell/>
        </table:table-row>
        <table:table-row table:style-name="ro49">
          <table:table-cell office:value-type="string" calcext:value-type="string">
            <text:p>financebench_id_04209</text:p>
          </table:table-cell>
          <table:table-cell office:value-type="string" calcext:value-type="string">
            <text:p>COSTCO_2021_10K</text:p>
          </table:table-cell>
          <table:table-cell office:value-type="string" calcext:value-type="string">
            <text:p>https://d18rn0p25nwr6d.cloudfront.net/CIK-0000909832/534964a5-44c9-47b3-b3c0-7620830fad6c.pdf</text:p>
          </table:table-cell>
          <table:table-cell office:value-type="float" office:value="2021" calcext:value-type="float">
            <text:p>2021</text:p>
          </table:table-cell>
          <table:table-cell office:value-type="string" calcext:value-type="string">
            <text:p>metrics-generated</text:p>
          </table:table-cell>
          <table:table-cell office:value-type="string" calcext:value-type="string">
            <text:p>Using only the information within the balance sheet, how much total assets did Costco have at the end of FY2021? Answer in USD millions.</text:p>
          </table:table-cell>
          <table:table-cell table:style-name="ce2" office:value-type="string" calcext:value-type="string">
            <text:p>$59268.00</text:p>
          </table:table-cell>
          <table:table-cell office:value-type="string" calcext:value-type="string">
            <text:p>Table of Contents</text:p>
            <text:p>COSTCO WHOLESALE CORPORATION</text:p>
            <text:p>CONSOLIDATED BALANCE SHEETS</text:p>
            <text:p>(amounts in millions, except par value and share data)</text:p>
            <text:p>August 29,</text:p>
            <text:p>2021</text:p>
            <text:p>August 30,</text:p>
            <text:p>2020</text:p>
            <text:p>ASSETS</text:p>
            <text:p>CURRENT ASSETS</text:p>
            <text:p>Cash and cash equivalents</text:p>
            <text:p>$</text:p>
            <text:p>11,258 </text:p>
            <text:p>$</text:p>
            <text:p>12,277 </text:p>
            <text:p>Short-term investments</text:p>
            <text:p>917 </text:p>
            <text:p>1,028 </text:p>
            <text:p>Receivables, net</text:p>
            <text:p>1,803 </text:p>
            <text:p>1,550 </text:p>
            <text:p>Merchandise inventories</text:p>
            <text:p>14,215 </text:p>
            <text:p>12,242 </text:p>
            <text:p>Other current assets</text:p>
            <text:p>1,312 </text:p>
            <text:p>1,023 </text:p>
            <text:p>Total current assets</text:p>
            <text:p>29,505 </text:p>
            <text:p>28,120 </text:p>
            <text:p>OTHER ASSETS</text:p>
            <text:p>Property and equipment, net</text:p>
            <text:p>23,492 </text:p>
            <text:p>21,807 </text:p>
            <text:p>Operating lease right-of-use assets</text:p>
            <text:p>2,890 </text:p>
            <text:p>2,788 </text:p>
            <text:p>Other long-term assets</text:p>
            <text:p>3,381 </text:p>
            <text:p>2,841 </text:p>
            <text:p>TOTAL ASSETS</text:p>
            <text:p>$</text:p>
            <text:p>59,268 </text:p>
            <text:p>$</text:p>
            <text:p>55,556 </text:p>
            <text:p>LIABILITIES AND EQUITY</text:p>
            <text:p>CURRENT LIABILITIES</text:p>
            <text:p>Accounts payable</text:p>
            <text:p>$</text:p>
            <text:p>16,278 </text:p>
            <text:p>$</text:p>
            <text:p>14,172 </text:p>
            <text:p>Accrued salaries and benefits</text:p>
            <text:p>4,090 </text:p>
            <text:p>3,605 </text:p>
            <text:p>Accrued member rewards</text:p>
            <text:p>1,671 </text:p>
            <text:p>1,393 </text:p>
            <text:p>Deferred membership fees</text:p>
            <text:p>2,042 </text:p>
            <text:p>1,851 </text:p>
            <text:p>Current portion of long-term debt</text:p>
            <text:p>799 </text:p>
            <text:p>95 </text:p>
            <text:p>Other current liabilities</text:p>
            <text:p>4,561 </text:p>
            <text:p>3,728 </text:p>
            <text:p>Total current liabilities</text:p>
            <text:p>29,441 </text:p>
            <text:p>24,844 </text:p>
            <text:p>OTHER LIABILITIES</text:p>
            <text:p>Long-term debt, excluding current portion</text:p>
            <text:p>6,692 </text:p>
            <text:p>7,514 </text:p>
            <text:p>Long-term operating lease liabilities</text:p>
            <text:p>2,642 </text:p>
            <text:p>2,558 </text:p>
            <text:p>Other long-term liabilities</text:p>
            <text:p>2,415 </text:p>
            <text:p>1,935 </text:p>
            <text:p>TOTAL LIABILITIES</text:p>
            <text:p>41,190 </text:p>
            <text:p>36,851 </text:p>
            <text:p>COMMITMENTS AND CONTINGENCIES</text:p>
            <text:p>EQUITY</text:p>
            <text:p>Preferred stock $0.01 par value; 100,000,000 shares authorized; no shares issued and</text:p>
            <text:p>outstanding</text:p>
            <text:p>— </text:p>
            <text:p>— </text:p>
            <text:p>Common stock $0.01 par value; 900,000,000 shares authorized; 441,825,000 and</text:p>
            <text:p>441,255,000 shares issued and outstanding</text:p>
            <text:p>4 </text:p>
            <text:p>4 </text:p>
            <text:p>Additional paid-in capital</text:p>
            <text:p>7,031 </text:p>
            <text:p>6,698 </text:p>
            <text:p>Accumulated other comprehensive loss</text:p>
            <text:p>(1,137)</text:p>
            <text:p>(1,297)</text:p>
            <text:p>Retained earnings</text:p>
            <text:p>11,666 </text:p>
            <text:p>12,879 </text:p>
            <text:p>Total Costco stockholders’ equity</text:p>
            <text:p>17,564 </text:p>
            <text:p>18,284 </text:p>
            <text:p>Noncontrolling interests</text:p>
            <text:p>514 </text:p>
            <text:p>421 </text:p>
            <text:p>TOTAL EQUITY</text:p>
            <text:p>18,078 </text:p>
            <text:p>18,705 </text:p>
            <text:p>TOTAL LIABILITIES AND EQUITY</text:p>
            <text:p>$</text:p>
            <text:p>59,268 </text:p>
            <text:p>$</text:p>
            <text:p>55,556 </text:p>
            <text:p>The accompanying notes are an integral part of these consolidated financial statements.</text:p>
            <text:p>38</text:p>
          </table:table-cell>
          <table:table-cell office:value-type="float" office:value="38" calcext:value-type="float">
            <text:p>38</text:p>
          </table:table-cell>
          <table:table-cell/>
        </table:table-row>
        <table:table-row table:style-name="ro2">
          <table:table-cell office:value-type="string" calcext:value-type="string">
            <text:p>financebench_id_05915</text:p>
          </table:table-cell>
          <table:table-cell office:value-type="string" calcext:value-type="string">
            <text:p>CVSHEALTH_2018_10K</text:p>
          </table:table-cell>
          <table:table-cell office:value-type="string" calcext:value-type="string">
            <text:p>https://d18rn0p25nwr6d.cloudfront.net/CIK-0000064803/317e65d9-41c0-4975-b3e1-30f7f2616049.pdf</text:p>
          </table:table-cell>
          <table:table-cell office:value-type="float" office:value="2018" calcext:value-type="float">
            <text:p>2018</text:p>
          </table:table-cell>
          <table:table-cell office:value-type="string" calcext:value-type="string">
            <text:p>metrics-generated</text:p>
          </table:table-cell>
          <table:table-cell office:value-type="string" calcext:value-type="string">
            <text:p>What is the FY2018 fixed asset turnover ratio for CVS Health? Fixed asset turnover ratio is defined as: FY2018 revenue / (average PP&amp;E between FY2017 and FY2018). Round your answer to two decimal places. Calculate what was asked by utilizing the line items clearly shown in the P&amp;L statement and the balance sheet.</text:p>
          </table:table-cell>
          <table:table-cell office:value-type="float" office:value="17.98" calcext:value-type="float">
            <text:p>17.98</text:p>
          </table:table-cell>
          <table:table-cell office:value-type="string" calcext:value-type="string">
            <text:p>Consolidated Statements of Operations</text:p>
            <text:p> </text:p>
            <text:p>For the Years Ended December 31,</text:p>
            <text:p>In millions, except per share amounts</text:p>
            <text:p>2018</text:p>
            <text:p> </text:p>
            <text:p>2017</text:p>
            <text:p> </text:p>
            <text:p>2016</text:p>
            <text:p>Revenues:</text:p>
            <text:p> </text:p>
            <text:p>   </text:p>
            <text:p>   </text:p>
            <text:p>Products</text:p>
            <text:p>$</text:p>
            <text:p>183,910   $</text:p>
            <text:p>180,063   $</text:p>
            <text:p>173,377</text:p>
            <text:p>Premiums</text:p>
            <text:p>8,184  </text:p>
            <text:p>3,558  </text:p>
            <text:p>3,069</text:p>
            <text:p>Services</text:p>
            <text:p>1,825  </text:p>
            <text:p>1,144  </text:p>
            <text:p>1,080</text:p>
            <text:p>Net investment income</text:p>
            <text:p>660  </text:p>
            <text:p>21  </text:p>
            <text:p>20</text:p>
            <text:p>Total revenues</text:p>
            <text:p>194,579  </text:p>
            <text:p>184,786  </text:p>
            <text:p>177,546</text:p>
            <text:p>Operating costs:</text:p>
            <text:p> </text:p>
            <text:p>   </text:p>
            <text:p>   </text:p>
            <text:p>Cost of products sold</text:p>
            <text:p>156,447  </text:p>
            <text:p>153,448  </text:p>
            <text:p>146,533</text:p>
            <text:p>Benefit costs</text:p>
            <text:p>6,594  </text:p>
            <text:p>2,810  </text:p>
            <text:p>2,179</text:p>
            <text:p>Goodwill impairments</text:p>
            <text:p>6,149  </text:p>
            <text:p>181  </text:p>
            <text:p>—</text:p>
            <text:p>Operating expenses</text:p>
            <text:p>21,368  </text:p>
            <text:p>18,809  </text:p>
            <text:p>18,448</text:p>
            <text:p>Total operating costs</text:p>
            <text:p>190,558  </text:p>
            <text:p>175,248  </text:p>
            <text:p>167,160</text:p>
            <text:p>Operating income</text:p>
            <text:p>4,021  </text:p>
            <text:p>9,538  </text:p>
            <text:p>10,386</text:p>
            <text:p>Interest expense</text:p>
            <text:p>2,619  </text:p>
            <text:p>1,062  </text:p>
            <text:p>1,078</text:p>
            <text:p>Loss on early extinguishment of debt</text:p>
            <text:p>—  </text:p>
            <text:p>—  </text:p>
            <text:p>643</text:p>
            <text:p>Other expense (income)</text:p>
            <text:p>(4)  </text:p>
            <text:p>208  </text:p>
            <text:p>28</text:p>
            <text:p>Income before income tax provision</text:p>
            <text:p>1,406  </text:p>
            <text:p>8,268  </text:p>
            <text:p>8,637</text:p>
            <text:p>Income tax provision</text:p>
            <text:p>2,002  </text:p>
            <text:p>1,637  </text:p>
            <text:p>3,317</text:p>
            <text:p>Income (loss) from continuing operations</text:p>
            <text:p>(596)  </text:p>
            <text:p>6,631  </text:p>
            <text:p>5,320</text:p>
            <text:p>Loss from discontinued operations, net of tax</text:p>
            <text:p>—  </text:p>
            <text:p>(8)  </text:p>
            <text:p>(1)</text:p>
            <text:p>Net income (loss)</text:p>
            <text:p>(596)  </text:p>
            <text:p>6,623  </text:p>
            <text:p>5,319</text:p>
            <text:p>Net (income) loss attributable to noncontrolling interests</text:p>
            <text:p>2  </text:p>
            <text:p>(1)  </text:p>
            <text:p>(2)</text:p>
            <text:p>Net income (loss) attributable to CVS Health</text:p>
            <text:p>$</text:p>
            <text:p>(594)   $</text:p>
            <text:p>6,622   $</text:p>
            <text:p>5,317</text:p>
            <text:p> </text:p>
            <text:p> </text:p>
            <text:p>   </text:p>
            <text:p>   </text:p>
            <text:p>Basic earnings (loss) per share:</text:p>
            <text:p> </text:p>
            <text:p>   </text:p>
            <text:p>   </text:p>
            <text:p>Income (loss) from continuing operations attributable to CVS Health</text:p>
            <text:p>$</text:p>
            <text:p>(0.57)   $</text:p>
            <text:p>6.48   $</text:p>
            <text:p>4.93</text:p>
            <text:p>Loss from discontinued operations attributable to CVS Health</text:p>
            <text:p>$</text:p>
            <text:p>—   $</text:p>
            <text:p>(0.01)   $</text:p>
            <text:p>—</text:p>
            <text:p>Net income (loss) attributable to CVS Health</text:p>
            <text:p>$</text:p>
            <text:p>(0.57)   $</text:p>
            <text:p>6.47   $</text:p>
            <text:p>4.93</text:p>
            <text:p>Weighted average basic shares outstanding</text:p>
            <text:p>1,044  </text:p>
            <text:p>1,020  </text:p>
            <text:p>1,073</text:p>
            <text:p>Diluted earnings (loss) per share:</text:p>
            <text:p> </text:p>
            <text:p>   </text:p>
            <text:p>   </text:p>
            <text:p>Income (loss) from continuing operations attributable to CVS Health</text:p>
            <text:p>$</text:p>
            <text:p>(0.57)   $</text:p>
            <text:p>6.45   $</text:p>
            <text:p>4.91</text:p>
            <text:p>Loss from discontinued operations attributable to CVS Health</text:p>
            <text:p>$</text:p>
            <text:p>—   $</text:p>
            <text:p>(0.01)   $</text:p>
            <text:p>—</text:p>
            <text:p>Net income (loss) attributable to CVS Health</text:p>
            <text:p>$</text:p>
            <text:p>(0.57)   $</text:p>
            <text:p>6.44   $</text:p>
            <text:p>4.90</text:p>
            <text:p>Weighted average diluted shares outstanding</text:p>
            <text:p>1,044  </text:p>
            <text:p>1,024  </text:p>
            <text:p>1,079</text:p>
            <text:p>Dividends declared per share</text:p>
            <text:p>$</text:p>
            <text:p>2.00   $</text:p>
            <text:p>2.00   $</text:p>
            <text:p>1.70</text:p>
            <text:p> </text:p>
            <text:p> </text:p>
            <text:p>   </text:p>
            <text:p>   </text:p>
            <text:p>See accompanying notes to consolidated financial statements.</text:p>
            <text:p>Page 38___FINANCEBENCH_DELIMITER___Consolidated Balance Sheets</text:p>
            <text:p> </text:p>
            <text:p>At December 31,</text:p>
            <text:p>In millions, except per share amounts</text:p>
            <text:p>2018</text:p>
            <text:p> </text:p>
            <text:p>2017</text:p>
            <text:p>Assets:</text:p>
            <text:p> </text:p>
            <text:p>   </text:p>
            <text:p>Cash and cash equivalents</text:p>
            <text:p>$</text:p>
            <text:p>4,059   $</text:p>
            <text:p>1,696</text:p>
            <text:p>Investments</text:p>
            <text:p>2,522  </text:p>
            <text:p>111</text:p>
            <text:p>Accounts receivable, net</text:p>
            <text:p>17,631  </text:p>
            <text:p>13,181</text:p>
            <text:p>Inventories</text:p>
            <text:p>16,450  </text:p>
            <text:p>15,296</text:p>
            <text:p>Other current assets</text:p>
            <text:p>4,581  </text:p>
            <text:p>945</text:p>
            <text:p>Total current assets</text:p>
            <text:p>45,243  </text:p>
            <text:p>31,229</text:p>
            <text:p>Long-term investments</text:p>
            <text:p>15,732  </text:p>
            <text:p>112</text:p>
            <text:p>Property and equipment, net</text:p>
            <text:p>11,349  </text:p>
            <text:p>10,292</text:p>
            <text:p>Goodwill</text:p>
            <text:p>78,678  </text:p>
            <text:p>38,451</text:p>
            <text:p>Intangible assets, net</text:p>
            <text:p>36,524  </text:p>
            <text:p>13,630</text:p>
            <text:p>Separate accounts assets</text:p>
            <text:p>3,884  </text:p>
            <text:p>—</text:p>
            <text:p>Other assets</text:p>
            <text:p>5,046  </text:p>
            <text:p>1,417</text:p>
            <text:p>Total assets</text:p>
            <text:p>$</text:p>
            <text:p>196,456   $</text:p>
            <text:p>95,131</text:p>
            <text:p> </text:p>
            <text:p> </text:p>
            <text:p>   </text:p>
            <text:p>Liabilities:</text:p>
            <text:p> </text:p>
            <text:p>   </text:p>
            <text:p>Accounts payable</text:p>
            <text:p>$</text:p>
            <text:p>8,925   $</text:p>
            <text:p>8,863</text:p>
            <text:p>Pharmacy claims and discounts payable</text:p>
            <text:p>12,302  </text:p>
            <text:p>10,355</text:p>
            <text:p>Health care costs payable</text:p>
            <text:p>5,210  </text:p>
            <text:p>5</text:p>
            <text:p>Policyholders’ funds</text:p>
            <text:p>2,939  </text:p>
            <text:p>—</text:p>
            <text:p>Accrued expenses</text:p>
            <text:p>10,711  </text:p>
            <text:p>6,581</text:p>
            <text:p>Other insurance liabilities</text:p>
            <text:p>1,937  </text:p>
            <text:p>23</text:p>
            <text:p>Short-term debt</text:p>
            <text:p>720  </text:p>
            <text:p>1,276</text:p>
            <text:p>Current portion of long-term debt</text:p>
            <text:p>1,265  </text:p>
            <text:p>3,545</text:p>
            <text:p>Total current liabilities</text:p>
            <text:p>44,009  </text:p>
            <text:p>30,648</text:p>
            <text:p>Long-term debt</text:p>
            <text:p>71,444  </text:p>
            <text:p>22,181</text:p>
            <text:p>Deferred income taxes</text:p>
            <text:p>7,677  </text:p>
            <text:p>2,996</text:p>
            <text:p>Separate accounts liabilities</text:p>
            <text:p>3,884  </text:p>
            <text:p>—</text:p>
            <text:p>Other long-term insurance liabilities</text:p>
            <text:p>8,119  </text:p>
            <text:p>334</text:p>
            <text:p>Other long-term liabilities</text:p>
            <text:p>2,780  </text:p>
            <text:p>1,277</text:p>
            <text:p>Total liabilities</text:p>
            <text:p>137,913  </text:p>
            <text:p>57,436</text:p>
            <text:p>Commitments and contingencies (Note 16)</text:p>
            <text:p> </text:p>
            <text:p> </text:p>
            <text:p> </text:p>
            <text:p>   </text:p>
            <text:p>Shareholders’ equity:</text:p>
            <text:p> </text:p>
            <text:p> </text:p>
            <text:p> </text:p>
            <text:p>CVS Health shareholders’ equity:</text:p>
            <text:p> </text:p>
            <text:p>   </text:p>
            <text:p>Preferred stock, par value $0.01: 0.1 shares authorized; none issued or outstanding</text:p>
            <text:p>—  </text:p>
            <text:p>—</text:p>
            <text:p>Common stock, par value $0.01: 3,200 shares authorized; 1,720 shares issued and 1,295 shares outstanding at</text:p>
            <text:p>December 31, 2018 and 1,712 shares issued and 1,014 shares outstanding at December 31, 2017 and capital</text:p>
            <text:p>surplus</text:p>
            <text:p>45,440  </text:p>
            <text:p>32,096</text:p>
            <text:p>Treasury stock, at cost: 425 shares at December 31, 2018 and 698 shares at December 31, 2017</text:p>
            <text:p>(28,228)  </text:p>
            <text:p>(37,796)</text:p>
            <text:p>Retained earnings</text:p>
            <text:p>40,911  </text:p>
            <text:p>43,556</text:p>
            <text:p>Accumulated other comprehensive income (loss)</text:p>
            <text:p>102  </text:p>
            <text:p>(165)</text:p>
            <text:p>Total CVS Health shareholders’ equity</text:p>
            <text:p>58,225  </text:p>
            <text:p>37,691</text:p>
            <text:p>Noncontrolling interests</text:p>
            <text:p>318  </text:p>
            <text:p>4</text:p>
            <text:p>Total shareholders’ equity</text:p>
            <text:p>58,543  </text:p>
            <text:p>37,695</text:p>
            <text:p>Total liabilities and shareholders’ equity</text:p>
            <text:p>$</text:p>
            <text:p>196,456   $</text:p>
            <text:p>95,131</text:p>
            <text:p> </text:p>
            <text:p> </text:p>
            <text:p>   </text:p>
            <text:p>See accompanying notes to consolidated financial statements.</text:p>
            <text:p>Page 40</text:p>
          </table:table-cell>
          <table:table-cell office:value-type="float" office:value="302304" calcext:value-type="float">
            <text:p>302304</text:p>
          </table:table-cell>
          <table:table-cell/>
        </table:table-row>
        <table:table-row table:style-name="ro50">
          <table:table-cell office:value-type="string" calcext:value-type="string">
            <text:p>financebench_id_00790</text:p>
          </table:table-cell>
          <table:table-cell office:value-type="string" calcext:value-type="string">
            <text:p>CVSHEALTH_2022_10K</text:p>
          </table:table-cell>
          <table:table-cell office:value-type="string" calcext:value-type="string">
            <text:p>https://d18rn0p25nwr6d.cloudfront.net/CIK-0000064803/e4b97418-e95e-4391-b2d9-8c604c4950ac.pdf</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Is CVS Health a capital-intensive business based on FY2022 data?</text:p>
          </table:table-cell>
          <table:table-cell office:value-type="string" calcext:value-type="string">
            <text:p>Yes, CVS Health requires an extensive asset base to operate, which is evident from its ROA of only 1.82% in 2022 and 3.39% in 2021, though it should be noted that a significant portion of this asset base is goodwill, and CVS's fixed assets/total assets ratio is on the lower side of 5.6%.</text:p>
          </table:table-cell>
          <table:table-cell office:value-type="string" calcext:value-type="string">
            <text:p>Consolidated Statements of Operations</text:p>
            <text:p>For the Years Ended December 31,</text:p>
            <text:p>In millions, except per share amounts 2022 2021 2020</text:p>
            <text:p>Revenues:</text:p>
            <text:p>Products $ 226,616 $ 203,738 $ 190,688</text:p>
            <text:p>Premiums 85,330 76,132 69,364</text:p>
            <text:p>Services 9,683 11,042 7,856</text:p>
            <text:p>Net investment income 838 1,199 798</text:p>
            <text:p>Total revenues 322,467 292,111 268,706</text:p>
            <text:p>Operating costs:</text:p>
            <text:p>Cost of products sold 196,892 175,803 163,981</text:p>
            <text:p>Benefit costs 71,281 64,260 55,679</text:p>
            <text:p>Opioid litigation charges 5,803 — —</text:p>
            <text:p>Loss on assets held for sale 2,533 — —</text:p>
            <text:p>Store impairments — 1,358 —</text:p>
            <text:p>Goodwill impairment — 431 —</text:p>
            <text:p>Operating expenses 38,212 37,066 35,135</text:p>
            <text:p>Total operating costs 314,721 278,918 254,795</text:p>
            <text:p>Operating income 7,746 13,193 13,911</text:p>
            <text:p>Interest expense 2,287 2,503 2,907</text:p>
            <text:p>Loss on early extinguishment of debt — 452 1,440</text:p>
            <text:p>Other income (169) (182) (206)</text:p>
            <text:p>Income before income tax provision 5,628 10,420 9,770</text:p>
            <text:p>Income tax provision 1,463 2,522 2,569</text:p>
            <text:p>Income from continuing operations 4,165 7,898 7,201</text:p>
            <text:p>Loss from discontinued operations, net of tax — — (9)</text:p>
            <text:p>Net income 4,165 7,898 7,192___FINANCEBENCH_DELIMITER___Consolidated Balance Sheets</text:p>
            <text:p>At December 31,</text:p>
            <text:p>In millions, except per share amounts 2022 2021</text:p>
            <text:p>Assets:</text:p>
            <text:p>Cash and cash equivalents $ 12,945 $ 9,408</text:p>
            <text:p>Investments 2,778 3,117</text:p>
            <text:p>Accounts receivable, net 27,276 24,431</text:p>
            <text:p>Inventories 19,090 17,760</text:p>
            <text:p>Assets held for sale 908 —</text:p>
            <text:p>Other current assets 2,685 5,292</text:p>
            <text:p>Total current assets 65,682 60,008</text:p>
            <text:p>Long-term investments 21,096 23,025</text:p>
            <text:p>Property and equipment, net 12,873 12,896</text:p>
            <text:p>Operating lease right-of-use assets 17,872 19,122</text:p>
            <text:p>Goodwill 78,150 79,121</text:p>
            <text:p>Intangible assets, net 24,754 29,026</text:p>
            <text:p>Separate accounts assets 3,228 5,087</text:p>
            <text:p>Other assets 4,620 4,714</text:p>
            <text:p>Total assets $ 228,275 $ 232,999</text:p>
          </table:table-cell>
          <table:table-cell office:value-type="float" office:value="108110" calcext:value-type="float">
            <text:p>108110</text:p>
          </table:table-cell>
          <table:table-cell/>
        </table:table-row>
        <table:table-row table:style-name="ro3">
          <table:table-cell office:value-type="string" calcext:value-type="string">
            <text:p>financebench_id_01107</text:p>
          </table:table-cell>
          <table:table-cell office:value-type="string" calcext:value-type="string">
            <text:p>CVSHEALTH_2022_10K</text:p>
          </table:table-cell>
          <table:table-cell office:value-type="string" calcext:value-type="string">
            <text:p>https://d18rn0p25nwr6d.cloudfront.net/CIK-0000064803/e4b97418-e95e-4391-b2d9-8c604c4950ac.pdf</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Has CVS Health reported any materially important ongoing legal battles from 2022, 2021 and 2020?</text:p>
          </table:table-cell>
          <table:table-cell office:value-type="string" calcext:value-type="string">
            <text:p>Yes, CVS Health has been involved in multiple ongoing legal battles. Some notable legal dispute areas for CVS are: (1) usual and customary pricing litigation: where it's claimed that CVS’s retail pharmacies overcharged for prescription drugs; (2) PBM litigation and investigations: where it's claimed that that rebate agreements between the drug manufacturers and PBMs caused inflated prices for certain drug products; and (3) controlled substances litigation: legal matters around opioids for which CVS has agreed to pay up to $4.3 billion to claimants in remediation and $625 million to attorneys and fees</text:p>
          </table:table-cell>
          <table:table-cell office:value-type="string" calcext:value-type="string">
            <text:p>Usual and Customary Pricing Litigation</text:p>
            <text:p>The Company and certain current and former directors and officers are named as a defendant in a number of lawsuits that allege that the Company’s retail</text:p>
            <text:p>pharmacies overcharged for prescription drugs by not submitting the correct usual and customary price during the claims adjudication process.___FINANCEBENCH_DELIMITER___The Company is facing multiple lawsuits, including by state Attorneys General, governmental subdivisions and several putative class actions, regarding drug</text:p>
            <text:p>pricing and its rebate arrangements with drug manufacturers. These complaints, brought by a number of different types of plaintiffs under a variety of legal</text:p>
            <text:p>theories, generally allege that rebate agreements between the drug manufacturers and PBMs caused inflated prices for certain drug products.___FINANCEBENCH_DELIMITER___In December 2022, the Company agreed to a formal settlement agreement, the financial amounts of which were agreed to in principle in October 2022, with a</text:p>
            <text:p>leadership group of a number of state Attorneys General and the Plaintiffs’ Executive Committee (“PEC”). The agreement would resolve substantially all</text:p>
            <text:p>opioid claims against Company entities by states and political subdivisions, but not private plaintiffs. The maximum amount payable by the Company under the</text:p>
            <text:p>settlement would be approximately $4.3 billion in opioid remediation and $625 million in attorneys’ fees and costs and additional remediation. The amounts</text:p>
            <text:p>would be payable over 10 years, beginning in 2023.</text:p>
          </table:table-cell>
          <table:table-cell office:value-type="float" office:value="173173174" calcext:value-type="float">
            <text:p>173173174</text:p>
          </table:table-cell>
          <table:table-cell/>
        </table:table-row>
        <table:table-row table:style-name="ro20">
          <table:table-cell office:value-type="string" calcext:value-type="string">
            <text:p>financebench_id_01244</text:p>
          </table:table-cell>
          <table:table-cell office:value-type="string" calcext:value-type="string">
            <text:p>CVSHEALTH_2022_10K</text:p>
          </table:table-cell>
          <table:table-cell office:value-type="string" calcext:value-type="string">
            <text:p>https://d18rn0p25nwr6d.cloudfront.net/CIK-0000064803/e4b97418-e95e-4391-b2d9-8c604c4950ac.pdf</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Has CVS Health paid dividends to common shareholders in Q2 of FY2022?</text:p>
          </table:table-cell>
          <table:table-cell office:value-type="string" calcext:value-type="string">
            <text:p>Yes, CVS paid a $ 0.55 dividend per share every quarter in FY2022</text:p>
          </table:table-cell>
          <table:table-cell office:value-type="string" calcext:value-type="string">
            <text:p>Dividends</text:p>
            <text:p>During 2022, 2021 and 2020, the quarterly cash dividend was $0.55, $0.50 and $0.50 per share, respectively.</text:p>
          </table:table-cell>
          <table:table-cell office:value-type="float" office:value="68" calcext:value-type="float">
            <text:p>68</text:p>
          </table:table-cell>
          <table:table-cell/>
        </table:table-row>
        <table:table-row table:style-name="ro26">
          <table:table-cell office:value-type="string" calcext:value-type="string">
            <text:p>financebench_id_00839</text:p>
          </table:table-cell>
          <table:table-cell office:value-type="string" calcext:value-type="string">
            <text:p>FOOTLOCKER_2022_8K_dated_2022-08-19</text:p>
          </table:table-cell>
          <table:table-cell office:value-type="string" calcext:value-type="string">
            <text:p>https://investors.footlocker-inc.com/static-files/6120b3ac-d921-4d93-9e7a-c2685e4b74b0</text:p>
          </table:table-cell>
          <table:table-cell office:value-type="float" office:value="2022" calcext:value-type="float">
            <text:p>2022</text:p>
          </table:table-cell>
          <table:table-cell office:value-type="string" calcext:value-type="string">
            <text:p>novel-generated</text:p>
          </table:table-cell>
          <table:table-cell office:value-type="string" calcext:value-type="string">
            <text:p>Does Foot Locker's new CEO have previous CEO experience in a similar company to Footlocker?</text:p>
          </table:table-cell>
          <table:table-cell office:value-type="string" calcext:value-type="string">
            <text:p>Yes. She was previous CEO of Ulta Beauty which means she had to manage a large retail company that has brick and mortar + online business. So yes she was a CEO in a similar company to Foot Locker before this.</text:p>
          </table:table-cell>
          <table:table-cell office:value-type="string" calcext:value-type="string">
            <text:p>On August 19, 2022, Foot Locker, Inc. (the “Company”), issued a press release announcing that, as part of a planned succession process, Richard</text:p>
            <text:p>A. Johnson will step down as President and Chief Executive Officer of the Company, effective September 1, 2022. Mary N. Dillon, 61, former Executive</text:p>
            <text:p>Chair and Chief Executive Officer of Ulta Beauty, Inc., has been appointed President and Chief Executive Officer and a member of the Company’s Board</text:p>
            <text:p>of Directors (the “Board”) and the Executive Committee of the Board, each effective September 1, 2022. A copy of the press release is furnished as Exhibit</text:p>
            <text:p>99.1, which is incorporated herein by reference.</text:p>
          </table:table-cell>
          <table:table-cell office:value-type="float" office:value="2" calcext:value-type="float">
            <text:p>2</text:p>
          </table:table-cell>
          <table:table-cell/>
        </table:table-row>
        <table:table-row table:style-name="ro51">
          <table:table-cell office:value-type="string" calcext:value-type="string">
            <text:p>financebench_id_00822</text:p>
          </table:table-cell>
          <table:table-cell office:value-type="string" calcext:value-type="string">
            <text:p>FOOTLOCKER_2022_8K_dated-2022-05-20</text:p>
          </table:table-cell>
          <table:table-cell office:value-type="string" calcext:value-type="string">
            <text:p>https://investors.footlocker-inc.com/static-files/1ad2000b-8d76-4acd-8048-90b6fc17fee1</text:p>
          </table:table-cell>
          <table:table-cell office:value-type="float" office:value="2022" calcext:value-type="float">
            <text:p>2022</text:p>
          </table:table-cell>
          <table:table-cell office:value-type="string" calcext:value-type="string">
            <text:p>novel-generated</text:p>
          </table:table-cell>
          <table:table-cell office:value-type="string" calcext:value-type="string">
            <text:p>Were there any board member nominees who had substantially more votes against joining than the other nominees?</text:p>
          </table:table-cell>
          <table:table-cell office:value-type="string" calcext:value-type="string">
            <text:p>Yes, his name is Richard A. Johnson</text:p>
          </table:table-cell>
          <table:table-cell office:value-type="string" calcext:value-type="string">
            <text:p>Proposal 1. With respect to the proposal to elect ten nominees to the Board of Directors (the “Board”), each for a one-year term expiring at the</text:p>
            <text:p>annual meeting of shareholders to be held in 2023, the votes were cast for the proposal as set forth below:</text:p>
            <text:p>Name Votes For Votes Against Abstentions Broker Non-Votes</text:p>
            <text:p>Virginia C. Drosos 59,657,810 294,935 10,714,238 6,884,223</text:p>
            <text:p>Alan D. Feldman 54,760,830 5,184,437 10,721,716 6,884,223</text:p>
            <text:p>Richard A. Johnson 54,484,293 16,105,005 77,685 6,884,223</text:p>
            <text:p>Guillermo G. Marmol 54,193,921 5,753,395 10,719,667 6,884,223</text:p>
            <text:p>Darlene Nicosia 55,123,930 4,827,808 10,715,245 6,884,223</text:p>
            <text:p>Steven Oakland 55,421,657 4,524,393 10,720,933 6,884,223</text:p>
            <text:p>Ulice Payne, Jr. 54,993,396 4,950,917 10,722,670 6,884,223</text:p>
            <text:p>Kimberly Underhill 55,046,260 4,906,500 10,714,223 6,884,223</text:p>
            <text:p>Tristan Walker 55,528,794 4,419,340 10,718,849 6,884,223</text:p>
            <text:p>Dona D. Young 53,876,257 6,074,467 10,716,259 6,884,223</text:p>
            <text:p>Based on the votes set forth above, each of the ten nominees to the Board was duly elected.</text:p>
          </table:table-cell>
          <table:table-cell office:value-type="float" office:value="2" calcext:value-type="float">
            <text:p>2</text:p>
          </table:table-cell>
          <table:table-cell/>
        </table:table-row>
        <table:table-row table:style-name="ro2">
          <table:table-cell office:value-type="string" calcext:value-type="string">
            <text:p>financebench_id_04103</text:p>
          </table:table-cell>
          <table:table-cell office:value-type="string" calcext:value-type="string">
            <text:p>GENERALMILLS_2019_10K</text:p>
          </table:table-cell>
          <table:table-cell office:value-type="string" calcext:value-type="string">
            <text:p>https://d18rn0p25nwr6d.cloudfront.net/CIK-0000040704/0fd13703-8eed-4b60-b46c-b2b3199887dc.pdf</text:p>
          </table:table-cell>
          <table:table-cell office:value-type="float" office:value="2019" calcext:value-type="float">
            <text:p>2019</text:p>
          </table:table-cell>
          <table:table-cell office:value-type="string" calcext:value-type="string">
            <text:p>metrics-generated</text:p>
          </table:table-cell>
          <table:table-cell office:value-type="string" calcext:value-type="string">
            <text:p>What is the FY2019 cash conversion cycle (CCC) for General Mills? CCC is defined as: DIO + DSO - DPO. DIO is defined as: 365 * (average inventory between FY2018 and FY2019) / (FY2019 COGS). DSO is defined as: 365 * (average accounts receivable between FY2018 and FY2019) / (FY2019 Revenue). DPO is defined as: 365 * (average accounts payable between FY2018 and FY2019) / (FY2019 COGS + change in inventory between FY2018 and FY2019). Round your answer to two decimal places. Address the question by using the line items and information shown within the income statement and the balance sheet.</text:p>
          </table:table-cell>
          <table:table-cell office:value-type="float" office:value="-3.7" calcext:value-type="float">
            <text:p>-3.7</text:p>
          </table:table-cell>
          <table:table-cell office:value-type="string" calcext:value-type="string">
            <text:p>Table of Contents</text:p>
            <text:p>Consolidated Statements of Earnings</text:p>
            <text:p>GENERAL MILLS, INC. AND SUBSIDIARIES</text:p>
            <text:p>(In Millions, Except per Share Data)</text:p>
            <text:p> </text:p>
            <text:p> </text:p>
            <text:p> </text:p>
            <text:p>Fiscal Year</text:p>
            <text:p> </text:p>
            <text:p> </text:p>
            <text:p> </text:p>
            <text:p>2019</text:p>
            <text:p>  </text:p>
            <text:p>2018</text:p>
            <text:p>  </text:p>
            <text:p>2017</text:p>
            <text:p> </text:p>
            <text:p>Net sales</text:p>
            <text:p> </text:p>
            <text:p> $    16,865.2    </text:p>
            <text:p> $    15,740.4    </text:p>
            <text:p> $     15,619.8   </text:p>
            <text:p>Cost of sales</text:p>
            <text:p> </text:p>
            <text:p> </text:p>
            <text:p>11,108.4    </text:p>
            <text:p> </text:p>
            <text:p>10,304.8    </text:p>
            <text:p> </text:p>
            <text:p>10,052.0   </text:p>
            <text:p>Selling, general, and administrative expenses</text:p>
            <text:p> </text:p>
            <text:p> </text:p>
            <text:p>2,935.8    </text:p>
            <text:p> </text:p>
            <text:p>2,850.1    </text:p>
            <text:p> </text:p>
            <text:p>2,888.8   </text:p>
            <text:p>Divestitures loss</text:p>
            <text:p> </text:p>
            <text:p> </text:p>
            <text:p>30.0    </text:p>
            <text:p> </text:p>
            <text:p>-    </text:p>
            <text:p> </text:p>
            <text:p>6.5   </text:p>
            <text:p>Restructuring, impairment, and other exit costs</text:p>
            <text:p> </text:p>
            <text:p> </text:p>
            <text:p>275.1    </text:p>
            <text:p> </text:p>
            <text:p>165.6    </text:p>
            <text:p> </text:p>
            <text:p>180.4   </text:p>
            <text:p> </text:p>
            <text:p> </text:p>
            <text:p> </text:p>
            <text:p> </text:p>
            <text:p> </text:p>
            <text:p> </text:p>
            <text:p> </text:p>
            <text:p> </text:p>
            <text:p> </text:p>
            <text:p> </text:p>
            <text:p> </text:p>
            <text:p> </text:p>
            <text:p>Operating profit</text:p>
            <text:p> </text:p>
            <text:p> </text:p>
            <text:p>2,515.9    </text:p>
            <text:p> </text:p>
            <text:p>2,419.9    </text:p>
            <text:p> </text:p>
            <text:p>2,492.1   </text:p>
            <text:p>Benefit plan non-service income</text:p>
            <text:p> </text:p>
            <text:p> </text:p>
            <text:p>(87.9)   </text:p>
            <text:p> </text:p>
            <text:p>(89.4)   </text:p>
            <text:p> </text:p>
            <text:p>(74.3)  </text:p>
            <text:p>Interest, net</text:p>
            <text:p> </text:p>
            <text:p> </text:p>
            <text:p>521.8    </text:p>
            <text:p> </text:p>
            <text:p>373.7    </text:p>
            <text:p> </text:p>
            <text:p>295.1   </text:p>
            <text:p> </text:p>
            <text:p> </text:p>
            <text:p> </text:p>
            <text:p> </text:p>
            <text:p> </text:p>
            <text:p> </text:p>
            <text:p> </text:p>
            <text:p> </text:p>
            <text:p> </text:p>
            <text:p> </text:p>
            <text:p> </text:p>
            <text:p> </text:p>
            <text:p>Earnings before income taxes and after-tax earnings from joint ventures</text:p>
            <text:p> </text:p>
            <text:p> </text:p>
            <text:p>2,082.0    </text:p>
            <text:p> </text:p>
            <text:p>2,135.6    </text:p>
            <text:p> </text:p>
            <text:p>2,271.3   </text:p>
            <text:p>Income taxes</text:p>
            <text:p> </text:p>
            <text:p> </text:p>
            <text:p>367.8    </text:p>
            <text:p> </text:p>
            <text:p>57.3    </text:p>
            <text:p> </text:p>
            <text:p>655.2   </text:p>
            <text:p>After-tax earnings from joint ventures</text:p>
            <text:p> </text:p>
            <text:p> </text:p>
            <text:p>72.0    </text:p>
            <text:p> </text:p>
            <text:p>84.7    </text:p>
            <text:p> </text:p>
            <text:p>85.0   </text:p>
            <text:p> </text:p>
            <text:p> </text:p>
            <text:p> </text:p>
            <text:p> </text:p>
            <text:p> </text:p>
            <text:p> </text:p>
            <text:p> </text:p>
            <text:p> </text:p>
            <text:p> </text:p>
            <text:p> </text:p>
            <text:p> </text:p>
            <text:p> </text:p>
            <text:p>Net earnings, including earnings attributable to redeemable and noncontrolling</text:p>
            <text:p>interests</text:p>
            <text:p> </text:p>
            <text:p> </text:p>
            <text:p>1,786.2    </text:p>
            <text:p> </text:p>
            <text:p>2,163.0    </text:p>
            <text:p> </text:p>
            <text:p>1,701.1   </text:p>
            <text:p>Net earnings attributable to redeemable and noncontrolling interests</text:p>
            <text:p> </text:p>
            <text:p> </text:p>
            <text:p>33.5    </text:p>
            <text:p> </text:p>
            <text:p>32.0    </text:p>
            <text:p> </text:p>
            <text:p>43.6   </text:p>
            <text:p> </text:p>
            <text:p> </text:p>
            <text:p> </text:p>
            <text:p> </text:p>
            <text:p> </text:p>
            <text:p> </text:p>
            <text:p> </text:p>
            <text:p> </text:p>
            <text:p> </text:p>
            <text:p> </text:p>
            <text:p> </text:p>
            <text:p> </text:p>
            <text:p>Net earnings attributable to General Mills</text:p>
            <text:p> </text:p>
            <text:p> $</text:p>
            <text:p>1,752.7    </text:p>
            <text:p> $</text:p>
            <text:p>2,131.0    </text:p>
            <text:p> $</text:p>
            <text:p>1,657.5   </text:p>
            <text:p> </text:p>
            <text:p> </text:p>
            <text:p> </text:p>
            <text:p> </text:p>
            <text:p> </text:p>
            <text:p> </text:p>
            <text:p> </text:p>
            <text:p> </text:p>
            <text:p> </text:p>
            <text:p> </text:p>
            <text:p> </text:p>
            <text:p> </text:p>
            <text:p>Earnings per share - basic</text:p>
            <text:p> </text:p>
            <text:p> $</text:p>
            <text:p>2.92    </text:p>
            <text:p> $</text:p>
            <text:p>3.69    </text:p>
            <text:p> $</text:p>
            <text:p>2.82   </text:p>
            <text:p> </text:p>
            <text:p> </text:p>
            <text:p> </text:p>
            <text:p> </text:p>
            <text:p> </text:p>
            <text:p> </text:p>
            <text:p> </text:p>
            <text:p> </text:p>
            <text:p> </text:p>
            <text:p> </text:p>
            <text:p> </text:p>
            <text:p> </text:p>
            <text:p>Earnings per share - diluted</text:p>
            <text:p> </text:p>
            <text:p> $</text:p>
            <text:p>2.90    </text:p>
            <text:p> $</text:p>
            <text:p>3.64    </text:p>
            <text:p> $</text:p>
            <text:p>2.77   </text:p>
            <text:p> </text:p>
            <text:p> </text:p>
            <text:p> </text:p>
            <text:p> </text:p>
            <text:p> </text:p>
            <text:p> </text:p>
            <text:p> </text:p>
            <text:p> </text:p>
            <text:p> </text:p>
            <text:p> </text:p>
            <text:p> </text:p>
            <text:p> </text:p>
            <text:p>Dividends per share</text:p>
            <text:p> </text:p>
            <text:p> $</text:p>
            <text:p>1.96    </text:p>
            <text:p> $</text:p>
            <text:p>1.96    </text:p>
            <text:p> $</text:p>
            <text:p>1.92   </text:p>
            <text:p> </text:p>
            <text:p> </text:p>
            <text:p> </text:p>
            <text:p> </text:p>
            <text:p> </text:p>
            <text:p> </text:p>
            <text:p> </text:p>
            <text:p> </text:p>
            <text:p> </text:p>
            <text:p> </text:p>
            <text:p> </text:p>
            <text:p> </text:p>
            <text:p>See accompanying notes to consolidated financial statements.</text:p>
            <text:p> </text:p>
            <text:p>53___FINANCEBENCH_DELIMITER___Table of Contents</text:p>
            <text:p>Consolidated Balance Sheets</text:p>
            <text:p>GENERAL MILLS, INC. AND SUBSIDIARIES</text:p>
            <text:p>(In Millions, Except Par Value)</text:p>
            <text:p> </text:p>
            <text:p> </text:p>
            <text:p>  </text:p>
            <text:p>May 26, </text:p>
            <text:p>      2019          </text:p>
            <text:p>May 27, </text:p>
            <text:p>      2018       </text:p>
            <text:p> </text:p>
            <text:p>ASSETS</text:p>
            <text:p>  </text:p>
            <text:p>  </text:p>
            <text:p>Current assets:</text:p>
            <text:p>  </text:p>
            <text:p>  </text:p>
            <text:p>Cash and cash equivalents</text:p>
            <text:p>  </text:p>
            <text:p>$</text:p>
            <text:p>450.0    </text:p>
            <text:p>$</text:p>
            <text:p>399.0  </text:p>
            <text:p>Receivables</text:p>
            <text:p>  </text:p>
            <text:p> </text:p>
            <text:p>1,679.7    </text:p>
            <text:p> </text:p>
            <text:p>1,684.2  </text:p>
            <text:p>Inventories</text:p>
            <text:p>  </text:p>
            <text:p> </text:p>
            <text:p>1,559.3    </text:p>
            <text:p> </text:p>
            <text:p>1,642.2  </text:p>
            <text:p>Prepaid expenses and other current assets</text:p>
            <text:p>  </text:p>
            <text:p> </text:p>
            <text:p>497.5    </text:p>
            <text:p> </text:p>
            <text:p>398.3  </text:p>
            <text:p>  </text:p>
            <text:p> </text:p>
            <text:p> </text:p>
            <text:p> </text:p>
            <text:p>  </text:p>
            <text:p> </text:p>
            <text:p> </text:p>
            <text:p> </text:p>
            <text:p>Total current assets</text:p>
            <text:p>  </text:p>
            <text:p> </text:p>
            <text:p>4,186.5    </text:p>
            <text:p> </text:p>
            <text:p>4,123.7  </text:p>
            <text:p>Land, buildings, and equipment</text:p>
            <text:p>  </text:p>
            <text:p> </text:p>
            <text:p>3,787.2    </text:p>
            <text:p> </text:p>
            <text:p>4,047.2  </text:p>
            <text:p>Goodwill</text:p>
            <text:p>  </text:p>
            <text:p> </text:p>
            <text:p>13,995.8    </text:p>
            <text:p> </text:p>
            <text:p>14,065.0  </text:p>
            <text:p>Other intangible assets</text:p>
            <text:p>  </text:p>
            <text:p> </text:p>
            <text:p>7,166.8    </text:p>
            <text:p> </text:p>
            <text:p>7,445.1  </text:p>
            <text:p>Other assets</text:p>
            <text:p>  </text:p>
            <text:p> </text:p>
            <text:p>974.9    </text:p>
            <text:p> </text:p>
            <text:p>943.0  </text:p>
            <text:p>  </text:p>
            <text:p> </text:p>
            <text:p> </text:p>
            <text:p> </text:p>
            <text:p>  </text:p>
            <text:p> </text:p>
            <text:p> </text:p>
            <text:p> </text:p>
            <text:p>Total assets</text:p>
            <text:p>  </text:p>
            <text:p>$</text:p>
            <text:p>       30,111.2    </text:p>
            <text:p>$</text:p>
            <text:p>       30,624.0  </text:p>
            <text:p>  </text:p>
            <text:p> </text:p>
            <text:p> </text:p>
            <text:p> </text:p>
            <text:p>  </text:p>
            <text:p> </text:p>
            <text:p> </text:p>
            <text:p> </text:p>
            <text:p>LIABILITIES AND EQUITY</text:p>
            <text:p>  </text:p>
            <text:p>  </text:p>
            <text:p>Current liabilities:</text:p>
            <text:p>  </text:p>
            <text:p>  </text:p>
            <text:p>Accounts payable</text:p>
            <text:p>  </text:p>
            <text:p>$</text:p>
            <text:p>2,854.1    </text:p>
            <text:p>$</text:p>
            <text:p>2,746.2  </text:p>
            <text:p>Current portion of long-term debt</text:p>
            <text:p>  </text:p>
            <text:p> </text:p>
            <text:p>1,396.5    </text:p>
            <text:p> </text:p>
            <text:p>1,600.1  </text:p>
            <text:p>Notes payable</text:p>
            <text:p>  </text:p>
            <text:p> </text:p>
            <text:p>1,468.7    </text:p>
            <text:p> </text:p>
            <text:p>1,549.8  </text:p>
            <text:p>Other current liabilities</text:p>
            <text:p>  </text:p>
            <text:p> </text:p>
            <text:p>1,367.8    </text:p>
            <text:p> </text:p>
            <text:p>1,445.8  </text:p>
            <text:p>  </text:p>
            <text:p> </text:p>
            <text:p> </text:p>
            <text:p> </text:p>
            <text:p>  </text:p>
            <text:p> </text:p>
            <text:p> </text:p>
            <text:p> </text:p>
            <text:p>Total current liabilities</text:p>
            <text:p>  </text:p>
            <text:p> </text:p>
            <text:p>7,087.1    </text:p>
            <text:p> </text:p>
            <text:p>7,341.9  </text:p>
            <text:p>Long-term debt</text:p>
            <text:p>  </text:p>
            <text:p> </text:p>
            <text:p>11,624.8    </text:p>
            <text:p> </text:p>
            <text:p>12,668.7  </text:p>
            <text:p>Deferred income taxes</text:p>
            <text:p>  </text:p>
            <text:p> </text:p>
            <text:p>2,031.0    </text:p>
            <text:p> </text:p>
            <text:p>2,003.8  </text:p>
            <text:p>Other liabilities</text:p>
            <text:p>  </text:p>
            <text:p> </text:p>
            <text:p>1,448.9    </text:p>
            <text:p> </text:p>
            <text:p>1,341.0  </text:p>
            <text:p>  </text:p>
            <text:p> </text:p>
            <text:p> </text:p>
            <text:p> </text:p>
            <text:p>  </text:p>
            <text:p> </text:p>
            <text:p> </text:p>
            <text:p> </text:p>
            <text:p>Total liabilities</text:p>
            <text:p>  </text:p>
            <text:p> </text:p>
            <text:p>22,191.8    </text:p>
            <text:p> </text:p>
            <text:p>23,355.4  </text:p>
            <text:p>  </text:p>
            <text:p> </text:p>
            <text:p> </text:p>
            <text:p> </text:p>
            <text:p>  </text:p>
            <text:p> </text:p>
            <text:p> </text:p>
            <text:p> </text:p>
            <text:p>Redeemable interest</text:p>
            <text:p>  </text:p>
            <text:p> </text:p>
            <text:p>551.7    </text:p>
            <text:p> </text:p>
            <text:p>776.2  </text:p>
            <text:p>Stockholders’ equity:</text:p>
            <text:p>  </text:p>
            <text:p>  </text:p>
            <text:p>Common stock, 754.6 shares issued, $0.10 par value</text:p>
            <text:p>  </text:p>
            <text:p> </text:p>
            <text:p>75.5    </text:p>
            <text:p> </text:p>
            <text:p>75.5  </text:p>
            <text:p>Additional paid-in capital</text:p>
            <text:p>  </text:p>
            <text:p> </text:p>
            <text:p>1,386.7    </text:p>
            <text:p> </text:p>
            <text:p>1,202.5  </text:p>
            <text:p>Retained earnings</text:p>
            <text:p>  </text:p>
            <text:p> </text:p>
            <text:p>14,996.7    </text:p>
            <text:p> </text:p>
            <text:p>14,459.6  </text:p>
            <text:p>Common stock in treasury, at cost, shares of 152.7 and 161.5</text:p>
            <text:p>  </text:p>
            <text:p> </text:p>
            <text:p>(6,779.0)   </text:p>
            <text:p> </text:p>
            <text:p>(7,167.5) </text:p>
            <text:p>Accumulated other comprehensive loss</text:p>
            <text:p>  </text:p>
            <text:p> </text:p>
            <text:p>(2,625.4)   </text:p>
            <text:p> </text:p>
            <text:p>(2,429.0) </text:p>
            <text:p>  </text:p>
            <text:p> </text:p>
            <text:p> </text:p>
            <text:p> </text:p>
            <text:p>  </text:p>
            <text:p> </text:p>
            <text:p> </text:p>
            <text:p> </text:p>
            <text:p>Total stockholders’ equity</text:p>
            <text:p>  </text:p>
            <text:p> </text:p>
            <text:p>7,054.5    </text:p>
            <text:p> </text:p>
            <text:p>6,141.1  </text:p>
            <text:p>Noncontrolling interests</text:p>
            <text:p>  </text:p>
            <text:p> </text:p>
            <text:p>313.2    </text:p>
            <text:p> </text:p>
            <text:p>351.3  </text:p>
            <text:p>  </text:p>
            <text:p> </text:p>
            <text:p> </text:p>
            <text:p> </text:p>
            <text:p>  </text:p>
            <text:p> </text:p>
            <text:p> </text:p>
            <text:p> </text:p>
            <text:p>Total equity</text:p>
            <text:p>  </text:p>
            <text:p> </text:p>
            <text:p>7,367.7    </text:p>
            <text:p> </text:p>
            <text:p>6,492.4  </text:p>
            <text:p>  </text:p>
            <text:p> </text:p>
            <text:p> </text:p>
            <text:p> </text:p>
            <text:p>  </text:p>
            <text:p> </text:p>
            <text:p> </text:p>
            <text:p> </text:p>
            <text:p>Total liabilities and equity</text:p>
            <text:p>  </text:p>
            <text:p>$</text:p>
            <text:p>       30,111.2    </text:p>
            <text:p>$</text:p>
            <text:p>       30,624.0  </text:p>
            <text:p>  </text:p>
            <text:p> </text:p>
            <text:p> </text:p>
            <text:p> </text:p>
            <text:p>  </text:p>
            <text:p> </text:p>
            <text:p> </text:p>
            <text:p> </text:p>
            <text:p>See accompanying notes to consolidated financial statements.</text:p>
            <text:p> </text:p>
            <text:p>55</text:p>
          </table:table-cell>
          <table:table-cell office:value-type="string" calcext:value-type="string">
            <text:p>53,55</text:p>
          </table:table-cell>
          <table:table-cell/>
        </table:table-row>
        <table:table-row table:style-name="ro52">
          <table:table-cell office:value-type="string" calcext:value-type="string">
            <text:p>financebench_id_03471</text:p>
          </table:table-cell>
          <table:table-cell office:value-type="string" calcext:value-type="string">
            <text:p>GENERALMILLS_2020_10K</text:p>
          </table:table-cell>
          <table:table-cell office:value-type="string" calcext:value-type="string">
            <text:p>https://s29.q4cdn.com/993087495/files/doc_downloads/2020/F20_10K_Final_07.01.2020.pdf</text:p>
          </table:table-cell>
          <table:table-cell office:value-type="float" office:value="2020" calcext:value-type="float">
            <text:p>2020</text:p>
          </table:table-cell>
          <table:table-cell office:value-type="string" calcext:value-type="string">
            <text:p>metrics-generated</text:p>
          </table:table-cell>
          <table:table-cell office:value-type="string" calcext:value-type="string">
            <text:p>By drawing conclusions from the information stated only in the statement of financial position, what is General Mills's FY2020 working capital ratio? Define working capital ratio as total current assets divided by total current liabilities. Round your answer to two decimal places.</text:p>
          </table:table-cell>
          <table:table-cell office:value-type="float" office:value="0.68" calcext:value-type="float">
            <text:p>0.68</text:p>
          </table:table-cell>
          <table:table-cell office:value-type="string" calcext:value-type="string">
            <text:p>50 </text:p>
            <text:p> </text:p>
            <text:p>Consolidated Balance Sheets </text:p>
            <text:p>GENERAL MILLS, INC. AND SUBSIDIARIES </text:p>
            <text:p>(In Millions, Except Par Value) </text:p>
            <text:p> </text:p>
            <text:p>May 31, 2020 </text:p>
            <text:p>May 26, 2019 </text:p>
            <text:p>ASSETS </text:p>
            <text:p> </text:p>
            <text:p> </text:p>
            <text:p>  </text:p>
            <text:p> </text:p>
            <text:p>Current assets: </text:p>
            <text:p> </text:p>
            <text:p> </text:p>
            <text:p>  </text:p>
            <text:p> </text:p>
            <text:p>Cash and cash equivalents </text:p>
            <text:p>$ </text:p>
            <text:p>1,677.8  $ </text:p>
            <text:p>450.0 </text:p>
            <text:p>Receivables </text:p>
            <text:p> </text:p>
            <text:p>1,615.1   </text:p>
            <text:p>1,679.7 </text:p>
            <text:p>Inventories </text:p>
            <text:p> </text:p>
            <text:p>1,426.3   </text:p>
            <text:p>1,559.3 </text:p>
            <text:p>Prepaid expenses and other current assets </text:p>
            <text:p> </text:p>
            <text:p>402.1   </text:p>
            <text:p>497.5 </text:p>
            <text:p>Total current assets </text:p>
            <text:p> </text:p>
            <text:p>5,121.3   </text:p>
            <text:p>4,186.5 </text:p>
            <text:p>Land, buildings, and equipment </text:p>
            <text:p> </text:p>
            <text:p>3,580.6   </text:p>
            <text:p>3,787.2 </text:p>
            <text:p>Goodwill </text:p>
            <text:p> </text:p>
            <text:p>13,923.2   </text:p>
            <text:p>13,995.8 </text:p>
            <text:p>Other intangible assets </text:p>
            <text:p> </text:p>
            <text:p>7,095.8   </text:p>
            <text:p>7,166.8 </text:p>
            <text:p>Other assets </text:p>
            <text:p> </text:p>
            <text:p>1,085.8   </text:p>
            <text:p>974.9 </text:p>
            <text:p>Total assets </text:p>
            <text:p>$ </text:p>
            <text:p>30,806.7  $ </text:p>
            <text:p>30,111.2 </text:p>
            <text:p> </text:p>
            <text:p> </text:p>
            <text:p> </text:p>
            <text:p>  </text:p>
            <text:p> </text:p>
            <text:p>LIABILITIES AND EQUITY </text:p>
            <text:p> </text:p>
            <text:p>  </text:p>
            <text:p>  </text:p>
            <text:p>  </text:p>
            <text:p>Current liabilities: </text:p>
            <text:p> </text:p>
            <text:p> </text:p>
            <text:p>  </text:p>
            <text:p> </text:p>
            <text:p>Accounts payable </text:p>
            <text:p>$ </text:p>
            <text:p>3,247.7  $ </text:p>
            <text:p>2,854.1 </text:p>
            <text:p>Current portion of long-term debt </text:p>
            <text:p> </text:p>
            <text:p>2,331.5   </text:p>
            <text:p>1,396.5 </text:p>
            <text:p>Notes payable </text:p>
            <text:p> </text:p>
            <text:p>279.0   </text:p>
            <text:p>1,468.7 </text:p>
            <text:p>Other current liabilities </text:p>
            <text:p> </text:p>
            <text:p>1,633.3   </text:p>
            <text:p>1,367.8 </text:p>
            <text:p>Total current liabilities </text:p>
            <text:p> </text:p>
            <text:p>7,491.5   </text:p>
            <text:p>7,087.1 </text:p>
            <text:p>Long-term debt </text:p>
            <text:p> </text:p>
            <text:p>10,929.0   </text:p>
            <text:p>11,624.8 </text:p>
            <text:p>Deferred income taxes </text:p>
            <text:p> </text:p>
            <text:p>1,947.1   </text:p>
            <text:p>2,031.0 </text:p>
            <text:p>Other liabilities </text:p>
            <text:p> </text:p>
            <text:p>1,545.0   </text:p>
            <text:p>1,448.9 </text:p>
            <text:p>Total liabilities </text:p>
            <text:p> </text:p>
            <text:p>21,912.6   </text:p>
            <text:p>22,191.8 </text:p>
            <text:p>Redeemable interest </text:p>
            <text:p> </text:p>
            <text:p>544.6   </text:p>
            <text:p>551.7 </text:p>
            <text:p>Stockholders' equity: </text:p>
            <text:p> </text:p>
            <text:p> </text:p>
            <text:p>  </text:p>
            <text:p> </text:p>
            <text:p>Common stock, 754.6 shares issued, $0.10 par value </text:p>
            <text:p> </text:p>
            <text:p>75.5   </text:p>
            <text:p>75.5 </text:p>
            <text:p>Additional paid-in capital </text:p>
            <text:p> </text:p>
            <text:p>1,348.6   </text:p>
            <text:p>1,386.7 </text:p>
            <text:p>Retained earnings </text:p>
            <text:p> </text:p>
            <text:p>15,982.1   </text:p>
            <text:p>14,996.7 </text:p>
            <text:p>Common stock in treasury, at cost, shares of 144.8 and 152.7 </text:p>
            <text:p> </text:p>
            <text:p>(6,433.3)  </text:p>
            <text:p>(6,779.0)</text:p>
            <text:p>Accumulated other comprehensive loss </text:p>
            <text:p> </text:p>
            <text:p>(2,914.4)  </text:p>
            <text:p>(2,625.4)</text:p>
            <text:p>Total stockholders' equity </text:p>
            <text:p> </text:p>
            <text:p>8,058.5   </text:p>
            <text:p>7,054.5 </text:p>
            <text:p>Noncontrolling interests </text:p>
            <text:p> </text:p>
            <text:p>291.0   </text:p>
            <text:p>313.2 </text:p>
            <text:p>Total equity </text:p>
            <text:p> </text:p>
            <text:p>8,349.5   </text:p>
            <text:p>7,367.7 </text:p>
            <text:p>Total liabilities and equity </text:p>
            <text:p>$ </text:p>
            <text:p>30,806.7  $ </text:p>
            <text:p>30,111.2 </text:p>
            <text:p>See accompanying notes to consolidated financial statements.</text:p>
          </table:table-cell>
          <table:table-cell office:value-type="float" office:value="50" calcext:value-type="float">
            <text:p>50</text:p>
          </table:table-cell>
          <table:table-cell/>
        </table:table-row>
        <table:table-row table:style-name="ro46">
          <table:table-cell office:value-type="string" calcext:value-type="string">
            <text:p>financebench_id_04854</text:p>
          </table:table-cell>
          <table:table-cell office:value-type="string" calcext:value-type="string">
            <text:p>GENERALMILLS_2020_10K</text:p>
          </table:table-cell>
          <table:table-cell office:value-type="string" calcext:value-type="string">
            <text:p>https://s29.q4cdn.com/993087495/files/doc_downloads/2020/F20_10K_Final_07.01.2020.pdf</text:p>
          </table:table-cell>
          <table:table-cell office:value-type="float" office:value="2020" calcext:value-type="float">
            <text:p>2020</text:p>
          </table:table-cell>
          <table:table-cell office:value-type="string" calcext:value-type="string">
            <text:p>metrics-generated</text:p>
          </table:table-cell>
          <table:table-cell office:value-type="string" calcext:value-type="string">
            <text:p>According to the information provided in the statement of cash flows, what is the FY2020 free cash flow (FCF) for General Mills? FCF here is defined as: (cash from operations - capex). Answer in USD millions.</text:p>
          </table:table-cell>
          <table:table-cell table:style-name="ce2" office:value-type="string" calcext:value-type="string">
            <text:p>$3215.00</text:p>
          </table:table-cell>
          <table:table-cell office:value-type="string" calcext:value-type="string">
            <text:p>52 </text:p>
            <text:p> </text:p>
            <text:p>Consolidated Statements of Cash Flows </text:p>
            <text:p>GENERAL MILLS, INC. AND SUBSIDIARIES </text:p>
            <text:p>(In Millions) </text:p>
            <text:p> </text:p>
            <text:p>Fiscal Year </text:p>
            <text:p> </text:p>
            <text:p>2020 </text:p>
            <text:p>2019  </text:p>
            <text:p>2018  </text:p>
            <text:p>Cash Flows - Operating Activities </text:p>
            <text:p> </text:p>
            <text:p> </text:p>
            <text:p>  </text:p>
            <text:p>  </text:p>
            <text:p>Net earnings, including earnings attributable to redeemable and noncontrolling interests $ </text:p>
            <text:p>2,210.8  $ </text:p>
            <text:p>1,786.2  $ </text:p>
            <text:p>2,163.0 </text:p>
            <text:p>Adjustments to reconcile net earnings to net cash provided by operating activities: </text:p>
            <text:p> </text:p>
            <text:p> </text:p>
            <text:p>  </text:p>
            <text:p> </text:p>
            <text:p>  </text:p>
            <text:p> </text:p>
            <text:p>Depreciation and amortization </text:p>
            <text:p> </text:p>
            <text:p>594.7   </text:p>
            <text:p>620.1   </text:p>
            <text:p>618.8 </text:p>
            <text:p>After-tax earnings from joint ventures </text:p>
            <text:p> </text:p>
            <text:p>(91.1)  </text:p>
            <text:p>(72.0)  </text:p>
            <text:p>(84.7)</text:p>
            <text:p>Distributions of earnings from joint ventures </text:p>
            <text:p> </text:p>
            <text:p>76.5   </text:p>
            <text:p>86.7   </text:p>
            <text:p>113.2 </text:p>
            <text:p>Stock-based compensation </text:p>
            <text:p> </text:p>
            <text:p>94.9   </text:p>
            <text:p>84.9   </text:p>
            <text:p>77.0 </text:p>
            <text:p>Deferred income taxes </text:p>
            <text:p> </text:p>
            <text:p>(29.6)  </text:p>
            <text:p>93.5   </text:p>
            <text:p>(504.3)</text:p>
            <text:p>Pension and other postretirement benefit plan contributions </text:p>
            <text:p> </text:p>
            <text:p>(31.1)  </text:p>
            <text:p>(28.8)  </text:p>
            <text:p>(31.8)</text:p>
            <text:p>Pension and other postretirement benefit plan costs </text:p>
            <text:p> </text:p>
            <text:p>(32.3)  </text:p>
            <text:p>6.1   </text:p>
            <text:p>4.6 </text:p>
            <text:p>Divestitures loss </text:p>
            <text:p> </text:p>
            <text:p>-   </text:p>
            <text:p>30.0   </text:p>
            <text:p>- </text:p>
            <text:p>Restructuring, impairment, and other exit costs </text:p>
            <text:p> </text:p>
            <text:p>43.6   </text:p>
            <text:p>235.7   </text:p>
            <text:p>126.0 </text:p>
            <text:p>Changes in current assets and liabilities, excluding the effects of acquisitions </text:p>
            <text:p>  and divestitures </text:p>
            <text:p> </text:p>
            <text:p>793.9   </text:p>
            <text:p>(7.5)  </text:p>
            <text:p>542.1 </text:p>
            <text:p>Other, net </text:p>
            <text:p> </text:p>
            <text:p>45.9   </text:p>
            <text:p>(27.9)  </text:p>
            <text:p>(182.9)</text:p>
            <text:p>Net cash provided by operating activities </text:p>
            <text:p> </text:p>
            <text:p>3,676.2   </text:p>
            <text:p>2,807.0   </text:p>
            <text:p>2,841.0 </text:p>
            <text:p>Cash Flows - Investing Activities </text:p>
            <text:p> </text:p>
            <text:p> </text:p>
            <text:p>  </text:p>
            <text:p> </text:p>
            <text:p>  </text:p>
            <text:p> </text:p>
            <text:p>Purchases of land, buildings, and equipment </text:p>
            <text:p> </text:p>
            <text:p>(460.8)  </text:p>
            <text:p>(537.6)  </text:p>
            <text:p>(622.7)</text:p>
            <text:p>Acquisition, net of cash acquired </text:p>
            <text:p> </text:p>
            <text:p>-   </text:p>
            <text:p>-   </text:p>
            <text:p>(8,035.8)</text:p>
            <text:p>Investments in affiliates, net </text:p>
            <text:p> </text:p>
            <text:p>(48.0)  </text:p>
            <text:p>0.1   </text:p>
            <text:p>(17.3)</text:p>
            <text:p>Proceeds from disposal of land, buildings, and equipment </text:p>
            <text:p> </text:p>
            <text:p>1.7   </text:p>
            <text:p>14.3   </text:p>
            <text:p>1.4 </text:p>
            <text:p>Proceeds from divestitures </text:p>
            <text:p> </text:p>
            <text:p>-   </text:p>
            <text:p>26.4   </text:p>
            <text:p>- </text:p>
            <text:p>Other, net </text:p>
            <text:p> </text:p>
            <text:p>20.9   </text:p>
            <text:p>(59.7)  </text:p>
            <text:p>(11.0)</text:p>
            <text:p>Net cash used by investing activities </text:p>
            <text:p> </text:p>
            <text:p>(486.2)  </text:p>
            <text:p>(556.5)  </text:p>
            <text:p>(8,685.4)</text:p>
            <text:p>Cash Flows - Financing Activities </text:p>
            <text:p> </text:p>
            <text:p> </text:p>
            <text:p>  </text:p>
            <text:p> </text:p>
            <text:p>  </text:p>
            <text:p> </text:p>
            <text:p>Change in notes payable </text:p>
            <text:p> </text:p>
            <text:p>(1,158.6)  </text:p>
            <text:p>(66.3)  </text:p>
            <text:p>327.5 </text:p>
            <text:p>Issuance of long-term debt </text:p>
            <text:p> </text:p>
            <text:p>1,638.1   </text:p>
            <text:p>339.1   </text:p>
            <text:p>6,550.0 </text:p>
            <text:p>Payment of long-term debt </text:p>
            <text:p> </text:p>
            <text:p>(1,396.7)  </text:p>
            <text:p>(1,493.8)  </text:p>
            <text:p>(600.1)</text:p>
            <text:p>Proceeds from common stock issued on exercised options </text:p>
            <text:p> </text:p>
            <text:p>263.4   </text:p>
            <text:p>241.4   </text:p>
            <text:p>99.3 </text:p>
            <text:p>Proceeds from common stock issued </text:p>
            <text:p> </text:p>
            <text:p>-   </text:p>
            <text:p>-   </text:p>
            <text:p>969.9 </text:p>
            <text:p>Purchases of common stock for treasury </text:p>
            <text:p> </text:p>
            <text:p>(3.4)  </text:p>
            <text:p>(1.1)  </text:p>
            <text:p>(601.6)</text:p>
            <text:p>Dividends paid </text:p>
            <text:p> </text:p>
            <text:p>(1,195.8)  </text:p>
            <text:p>(1,181.7)  </text:p>
            <text:p>(1,139.7)</text:p>
            <text:p>Investments in redeemable interest </text:p>
            <text:p> </text:p>
            <text:p>-   </text:p>
            <text:p>55.7   </text:p>
            <text:p>- </text:p>
            <text:p>Distributions to noncontrolling and redeemable interest holders </text:p>
            <text:p> </text:p>
            <text:p>(72.5)  </text:p>
            <text:p>(38.5)  </text:p>
            <text:p>(51.8)</text:p>
            <text:p>Other, net </text:p>
            <text:p> </text:p>
            <text:p>(16.0)  </text:p>
            <text:p>(31.2)  </text:p>
            <text:p>(108.0)</text:p>
            <text:p>Net cash (used) provided by financing activities </text:p>
            <text:p> </text:p>
            <text:p>(1,941.5)  </text:p>
            <text:p>(2,176.4)  </text:p>
            <text:p>5,445.5 </text:p>
            <text:p>Effect of exchange rate changes on cash and cash equivalents </text:p>
            <text:p> </text:p>
            <text:p>(20.7)  </text:p>
            <text:p>(23.1)  </text:p>
            <text:p>31.8 </text:p>
            <text:p>Increase (decrease) in cash and cash equivalents </text:p>
            <text:p> </text:p>
            <text:p>1,227.8 </text:p>
            <text:p> </text:p>
            <text:p>51.0 </text:p>
            <text:p> </text:p>
            <text:p>(367.1)</text:p>
            <text:p>Cash and cash equivalents - beginning of year </text:p>
            <text:p> </text:p>
            <text:p>450.0   </text:p>
            <text:p>399.0   </text:p>
            <text:p>766.1 </text:p>
            <text:p>Cash and cash equivalents - end of year </text:p>
            <text:p>$ </text:p>
            <text:p>1,677.8  $ </text:p>
            <text:p>450.0  $ </text:p>
            <text:p>399.0 </text:p>
            <text:p>Cash flow from changes in current assets and liabilities, excluding the effects of  </text:p>
            <text:p>  acquisitions and divestitures: </text:p>
            <text:p> </text:p>
            <text:p> </text:p>
            <text:p>  </text:p>
            <text:p> </text:p>
            <text:p>  </text:p>
            <text:p> </text:p>
            <text:p>Receivables </text:p>
            <text:p>$ </text:p>
            <text:p>37.9  $ </text:p>
            <text:p>(42.7) $ </text:p>
            <text:p>(122.7)</text:p>
            <text:p>Inventories </text:p>
            <text:p> </text:p>
            <text:p>103.1   </text:p>
            <text:p>53.7   </text:p>
            <text:p>15.6 </text:p>
            <text:p>Prepaid expenses and other current assets </text:p>
            <text:p> </text:p>
            <text:p>94.2   </text:p>
            <text:p>(114.3)  </text:p>
            <text:p>(10.7)</text:p>
            <text:p>Accounts payable </text:p>
            <text:p> </text:p>
            <text:p>392.5   </text:p>
            <text:p>162.4   </text:p>
            <text:p>575.3 </text:p>
            <text:p>Other current liabilities </text:p>
            <text:p> </text:p>
            <text:p>166.2   </text:p>
            <text:p>(66.6)  </text:p>
            <text:p>84.6 </text:p>
            <text:p>Changes in current assets and liabilities </text:p>
            <text:p>$ </text:p>
            <text:p>793.9  $ </text:p>
            <text:p>(7.5) $ </text:p>
            <text:p>542.1 </text:p>
            <text:p>See accompanying notes to consolidated financial statements.</text:p>
          </table:table-cell>
          <table:table-cell office:value-type="float" office:value="52" calcext:value-type="float">
            <text:p>52</text:p>
          </table:table-cell>
          <table:table-cell/>
        </table:table-row>
        <table:table-row table:style-name="ro53">
          <table:table-cell office:value-type="string" calcext:value-type="string">
            <text:p>financebench_id_10136</text:p>
          </table:table-cell>
          <table:table-cell office:value-type="string" calcext:value-type="string">
            <text:p>GENERALMILLS_2022_10K</text:p>
          </table:table-cell>
          <table:table-cell office:value-type="string" calcext:value-type="string">
            <text:p>https://d18rn0p25nwr6d.cloudfront.net/CIK-0000040704/e031af8c-f4fd-4350-9275-d3dbbec95c8c.pdf</text:p>
          </table:table-cell>
          <table:table-cell office:value-type="float" office:value="2022" calcext:value-type="float">
            <text:p>2022</text:p>
          </table:table-cell>
          <table:table-cell office:value-type="string" calcext:value-type="string">
            <text:p>metrics-generated</text:p>
          </table:table-cell>
          <table:table-cell office:value-type="string" calcext:value-type="string">
            <text:p>We want to calculate a financial metric. Please help us compute it by basing your answers off of the cash flow statement and the income statement. Here's the question: what is the FY2022 retention ratio (using total cash dividends paid and net income attributable to shareholders) for General Mills? Round answer to two decimal places.</text:p>
          </table:table-cell>
          <table:table-cell office:value-type="float" office:value="0.54" calcext:value-type="float">
            <text:p>0.54</text:p>
          </table:table-cell>
          <table:table-cell office:value-type="string" calcext:value-type="string">
            <text:p>45</text:p>
            <text:p>Consolidated Statements of Earnings</text:p>
            <text:p>GENERAL MILLS, INC. AND SUBSIDIARIES</text:p>
            <text:p>(In Millions, Except per Share Data)</text:p>
            <text:p>Fiscal Year</text:p>
            <text:p>2022</text:p>
            <text:p>2021</text:p>
            <text:p>2020</text:p>
            <text:p>Net sales</text:p>
            <text:p>$</text:p>
            <text:p>18,992.8</text:p>
            <text:p>$</text:p>
            <text:p>18,127.0</text:p>
            <text:p>$</text:p>
            <text:p>17,626.6</text:p>
            <text:p>Cost of sales</text:p>
            <text:p>12,590.6</text:p>
            <text:p>11,678.7</text:p>
            <text:p>11,496.7</text:p>
            <text:p>Selling, general, and administrative expenses</text:p>
            <text:p>3,147.0</text:p>
            <text:p>3,079.6</text:p>
            <text:p>3,151.6</text:p>
            <text:p>Divestitures (gain) loss</text:p>
            <text:p>(194.1)</text:p>
            <text:p>53.5</text:p>
            <text:p>-</text:p>
            <text:p>Restructuring, impairment, and other exit (recoveries) costs</text:p>
            <text:p>(26.5)</text:p>
            <text:p>170.4</text:p>
            <text:p>24.4</text:p>
            <text:p>Operating profit</text:p>
            <text:p>3,475.8</text:p>
            <text:p>3,144.8</text:p>
            <text:p>2,953.9</text:p>
            <text:p>Benefit plan non-service income</text:p>
            <text:p>(113.4)</text:p>
            <text:p>(132.9)</text:p>
            <text:p>(112.8)</text:p>
            <text:p>Interest, net</text:p>
            <text:p>379.6</text:p>
            <text:p>420.3</text:p>
            <text:p>466.5</text:p>
            <text:p>Earnings before income taxes and after-tax earnings from joint ventures</text:p>
            <text:p>3,209.6</text:p>
            <text:p>2,857.4</text:p>
            <text:p>2,600.2</text:p>
            <text:p>Income taxes</text:p>
            <text:p>586.3</text:p>
            <text:p>629.1</text:p>
            <text:p>480.5</text:p>
            <text:p>After-tax earnings from joint ventures</text:p>
            <text:p>111.7</text:p>
            <text:p>117.7</text:p>
            <text:p>91.1</text:p>
            <text:p>Net earnings, including earnings attributable to redeemable and </text:p>
            <text:p> noncontrolling interests</text:p>
            <text:p>2,735.0</text:p>
            <text:p>2,346.0</text:p>
            <text:p>2,210.8</text:p>
            <text:p>Net earnings attributable to redeemable and noncontrolling interests</text:p>
            <text:p>27.7</text:p>
            <text:p>6.2</text:p>
            <text:p>29.6</text:p>
            <text:p>Net earnings attributable to General Mills</text:p>
            <text:p>$</text:p>
            <text:p>2,707.3</text:p>
            <text:p>$</text:p>
            <text:p>2,339.8</text:p>
            <text:p>$</text:p>
            <text:p>2,181.2</text:p>
            <text:p>Earnings per share — basic</text:p>
            <text:p>$</text:p>
            <text:p>4.46</text:p>
            <text:p>$</text:p>
            <text:p>3.81</text:p>
            <text:p>$</text:p>
            <text:p>3.59</text:p>
            <text:p>Earnings per share — diluted</text:p>
            <text:p>$</text:p>
            <text:p>4.42</text:p>
            <text:p>$</text:p>
            <text:p>3.78</text:p>
            <text:p>$</text:p>
            <text:p>3.56</text:p>
            <text:p>Dividends per share</text:p>
            <text:p>$</text:p>
            <text:p>2.04</text:p>
            <text:p>$</text:p>
            <text:p>2.02</text:p>
            <text:p>$</text:p>
            <text:p>1.96</text:p>
            <text:p>See accompanying notes to consolidated financial statements.___FINANCEBENCH_DELIMITER___49</text:p>
            <text:p>Consolidated Statements of Cash Flows</text:p>
            <text:p>GENERAL MILLS, INC. AND SUBSIDIARIES</text:p>
            <text:p>(In Millions)</text:p>
            <text:p>Fiscal Year</text:p>
            <text:p>2022</text:p>
            <text:p>2021 </text:p>
            <text:p>2020 </text:p>
            <text:p>Cash Flows - Operating Activities</text:p>
            <text:p>Net earnings, including earnings attributable to redeemable and noncontrolling interests</text:p>
            <text:p>$</text:p>
            <text:p>2,735.0</text:p>
            <text:p>$</text:p>
            <text:p>2,346.0</text:p>
            <text:p>$</text:p>
            <text:p>2,210.8</text:p>
            <text:p>Adjustments to reconcile net earnings to net cash provided by operating activities:</text:p>
            <text:p>Depreciation and amortization</text:p>
            <text:p>570.3</text:p>
            <text:p>601.3</text:p>
            <text:p>594.7</text:p>
            <text:p>After-tax earnings from joint ventures</text:p>
            <text:p>(111.7)</text:p>
            <text:p>(117.7)</text:p>
            <text:p>(91.1)</text:p>
            <text:p>Distributions of earnings from joint ventures</text:p>
            <text:p>107.5</text:p>
            <text:p>95.2</text:p>
            <text:p>76.5</text:p>
            <text:p>Stock-based compensation</text:p>
            <text:p>98.7</text:p>
            <text:p>89.9</text:p>
            <text:p>94.9</text:p>
            <text:p>Deferred income taxes</text:p>
            <text:p>62.2</text:p>
            <text:p>118.8</text:p>
            <text:p>(29.6)</text:p>
            <text:p>Pension and other postretirement benefit plan contributions</text:p>
            <text:p>(31.3)</text:p>
            <text:p>(33.4)</text:p>
            <text:p>(31.1)</text:p>
            <text:p>Pension and other postretirement benefit plan costs</text:p>
            <text:p>(30.1)</text:p>
            <text:p>(33.6)</text:p>
            <text:p>(32.3)</text:p>
            <text:p>Divestitures (gain) loss</text:p>
            <text:p>(194.1)</text:p>
            <text:p>53.5</text:p>
            <text:p>-</text:p>
            <text:p>Restructuring, impairment, and other exit (recoveries) costs</text:p>
            <text:p>(117.1)</text:p>
            <text:p>150.9</text:p>
            <text:p>43.6</text:p>
            <text:p>Changes in current assets and liabilities, excluding the effects of acquisition and divestitures</text:p>
            <text:p>277.4</text:p>
            <text:p>(155.9)</text:p>
            <text:p>793.9</text:p>
            <text:p>Other, net</text:p>
            <text:p>(50.7)</text:p>
            <text:p>(131.8)</text:p>
            <text:p>45.9</text:p>
            <text:p>Net cash provided by operating activities</text:p>
            <text:p>3,316.1</text:p>
            <text:p>2,983.2</text:p>
            <text:p>3,676.2</text:p>
            <text:p>Cash Flows - Investing Activities</text:p>
            <text:p>Purchases of land, buildings, and equipment</text:p>
            <text:p>(568.7)</text:p>
            <text:p>(530.8)</text:p>
            <text:p>(460.8)</text:p>
            <text:p>Acquisition</text:p>
            <text:p>(1,201.3)</text:p>
            <text:p>-</text:p>
            <text:p>-</text:p>
            <text:p>Investments in affiliates, net</text:p>
            <text:p>15.4</text:p>
            <text:p>15.5</text:p>
            <text:p>(48.0)</text:p>
            <text:p>Proceeds from disposal of land, buildings, and equipment</text:p>
            <text:p>3.3</text:p>
            <text:p>2.7</text:p>
            <text:p>1.7</text:p>
            <text:p>Proceeds from divestitures, net of cash divested</text:p>
            <text:p>74.1</text:p>
            <text:p>2.9</text:p>
            <text:p>-</text:p>
            <text:p>Other, net</text:p>
            <text:p>(13.5)</text:p>
            <text:p>(3.1)</text:p>
            <text:p>20.9</text:p>
            <text:p>Net cash used by investing activities</text:p>
            <text:p>(1,690.7)</text:p>
            <text:p>(512.8)</text:p>
            <text:p>(486.2)</text:p>
            <text:p>Cash Flows - Financing Activities</text:p>
            <text:p>Change in notes payable</text:p>
            <text:p>551.4</text:p>
            <text:p>71.7</text:p>
            <text:p>(1,158.6)</text:p>
            <text:p>Issuance of long-term debt</text:p>
            <text:p>2,203.7</text:p>
            <text:p>1,576.5</text:p>
            <text:p>1,638.1</text:p>
            <text:p>Payment of long-term debt</text:p>
            <text:p>(3,140.9)</text:p>
            <text:p>(2,609.0)</text:p>
            <text:p>(1,396.7)</text:p>
            <text:p>Debt exchange participation incentive cash payment</text:p>
            <text:p>-</text:p>
            <text:p>(201.4)</text:p>
            <text:p>-</text:p>
            <text:p>Proceeds from common stock issued on exercised options</text:p>
            <text:p>161.7</text:p>
            <text:p>74.3</text:p>
            <text:p>263.4</text:p>
            <text:p>Purchases of common stock for treasury</text:p>
            <text:p>(876.8)</text:p>
            <text:p>(301.4)</text:p>
            <text:p>(3.4)</text:p>
            <text:p>Dividends paid</text:p>
            <text:p>(1,244.5)</text:p>
            <text:p>(1,246.4)</text:p>
            <text:p>(1,195.8)</text:p>
            <text:p>Distributions to noncontrolling and redeemable interest holders</text:p>
            <text:p>(129.8)</text:p>
            <text:p>(48.9)</text:p>
            <text:p>(72.5)</text:p>
            <text:p>Other, net</text:p>
            <text:p>(28.0)</text:p>
            <text:p>(30.9)</text:p>
            <text:p>(16.0)</text:p>
            <text:p>Net cash used by financing activities</text:p>
            <text:p>(2,503.2)</text:p>
            <text:p>(2,715.5)</text:p>
            <text:p>(1,941.5)</text:p>
            <text:p>Effect of exchange rate changes on cash and cash equivalents</text:p>
            <text:p>(58.0)</text:p>
            <text:p>72.5</text:p>
            <text:p>(20.7)</text:p>
            <text:p>(Decrease) increase in cash and cash equivalents</text:p>
            <text:p>(935.8)</text:p>
            <text:p>(172.6)</text:p>
            <text:p>1,227.8</text:p>
            <text:p>Cash and cash equivalents - beginning of year</text:p>
            <text:p>1,505.2</text:p>
            <text:p>1,677.8</text:p>
            <text:p>450.0</text:p>
            <text:p>Cash and cash equivalents - end of year</text:p>
            <text:p>$</text:p>
            <text:p>569.4</text:p>
            <text:p>$</text:p>
            <text:p>1,505.2</text:p>
            <text:p>$</text:p>
            <text:p>1,677.8</text:p>
            <text:p>Cash flow from changes in current assets and liabilities, excluding the effects of acquisition and</text:p>
            <text:p> divestitures:</text:p>
            <text:p>Receivables</text:p>
            <text:p>$</text:p>
            <text:p>(166.3)</text:p>
            <text:p>$</text:p>
            <text:p>27.9</text:p>
            <text:p>$</text:p>
            <text:p>37.9</text:p>
            <text:p>Inventories</text:p>
            <text:p>(85.8)</text:p>
            <text:p>(354.7)</text:p>
            <text:p>103.1</text:p>
            <text:p>Prepaid expenses and other current assets</text:p>
            <text:p>(35.3)</text:p>
            <text:p>(42.7)</text:p>
            <text:p>94.2</text:p>
            <text:p>Accounts payable</text:p>
            <text:p>456.7</text:p>
            <text:p>343.1</text:p>
            <text:p>392.5</text:p>
            <text:p>Other current liabilities</text:p>
            <text:p>108.1</text:p>
            <text:p>(129.5)</text:p>
            <text:p>166.2</text:p>
            <text:p>Changes in current assets and liabilities</text:p>
            <text:p>$</text:p>
            <text:p>277.4</text:p>
            <text:p>$</text:p>
            <text:p>(155.9)</text:p>
            <text:p>$</text:p>
            <text:p>793.9</text:p>
            <text:p>See accompanying notes to consolidated financial statements.</text:p>
          </table:table-cell>
          <table:table-cell office:value-type="string" calcext:value-type="string">
            <text:p>45,49</text:p>
          </table:table-cell>
          <table:table-cell/>
        </table:table-row>
        <table:table-row table:style-name="ro54">
          <table:table-cell office:value-type="string" calcext:value-type="string">
            <text:p>financebench_id_00956</text:p>
          </table:table-cell>
          <table:table-cell office:value-type="string" calcext:value-type="string">
            <text:p>JOHNSON&amp;JOHNSON_2022_10K</text:p>
          </table:table-cell>
          <table:table-cell office:value-type="string" calcext:value-type="string">
            <text:p>https://johnsonandjohnson.gcs-web.com/static-files/9b012500-471a-4df9-93fc-6cee2b420678</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Are JnJ's FY2022 financials that of a high growth company?</text:p>
          </table:table-cell>
          <table:table-cell office:value-type="string" calcext:value-type="string">
            <text:p>No, JnJ's FY2022 financials are not of a high growth company as sales grew by 1.3% in FY2022.</text:p>
          </table:table-cell>
          <table:table-cell office:value-type="string" calcext:value-type="string">
            <text:p>Results of Operations</text:p>
            <text:p>Analysis of Consolidated Sales</text:p>
            <text:p>For discussion on results of operations and financial condition pertaining to the fiscal years 2021 and 2020 see the Company’s Annual Report on Form 10-K for the fiscal year ended January 2, 2022, Item 7. Management's Discussion and Analysis of Results of Operations and Financial Condition.</text:p>
            <text:p>In 2022, worldwide sales increased 1.3% to $94.9 billion as compared to an increase of 13.6% in 2021. These sales changes consisted of the following:</text:p>
            <text:p>Sales increase/(decrease) due to:</text:p>
            <text:p>2022</text:p>
            <text:p>2021</text:p>
            <text:p>Volume</text:p>
            <text:p>6.9</text:p>
            <text:p>%</text:p>
            <text:p>12.9</text:p>
            <text:p>%</text:p>
            <text:p>Price</text:p>
            <text:p>(0.8)</text:p>
            <text:p>(0.7)</text:p>
            <text:p>Currency</text:p>
            <text:p>(4.8)</text:p>
            <text:p>1.4</text:p>
            <text:p>Total</text:p>
            <text:p>1.3</text:p>
            <text:p>%</text:p>
            <text:p>13.6</text:p>
            <text:p>%</text:p>
          </table:table-cell>
          <table:table-cell office:value-type="float" office:value="28" calcext:value-type="float">
            <text:p>28</text:p>
          </table:table-cell>
          <table:table-cell/>
        </table:table-row>
        <table:table-row table:style-name="ro37">
          <table:table-cell office:value-type="string" calcext:value-type="string">
            <text:p>financebench_id_00669</text:p>
          </table:table-cell>
          <table:table-cell office:value-type="string" calcext:value-type="string">
            <text:p>JOHNSON&amp;JOHNSON_2022_10K</text:p>
          </table:table-cell>
          <table:table-cell office:value-type="string" calcext:value-type="string">
            <text:p>https://johnsonandjohnson.gcs-web.com/static-files/9b012500-471a-4df9-93fc-6cee2b420678</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What drove gross margin change as of FY2022 for JnJ? If gross margin is not a useful metric for a company like this, then please state that and explain why.</text:p>
          </table:table-cell>
          <table:table-cell office:value-type="string" calcext:value-type="string">
            <text:p>For FY22, JnJ had changes in gross margin due to: One-time COVID-19 vaccine manufacturing exit related costs, Currency impacts in the Pharmaceutical segment, Commodity inflation in the MedTech and Consumer Health segments, partially offset by Supply chain benefits in the Consumer Health segment.</text:p>
          </table:table-cell>
          <table:table-cell office:value-type="string" calcext:value-type="string">
            <text:p>Analysis of Consolidated Earnings Before Provision for Taxes on Income</text:p>
            <text:p>Consolidated earnings before provision for taxes on income was $21.7 billion and $22.8 billion for the years 2022 and 2021, respectively. As a percent tosales, consolidated earnings before provision for taxes on income was 22.9% and 24.3%, in 2022 and 2021, respectively.</text:p>
            <text:p>(Dollars in billions. Percentages in chart are as a percent to total sales)</text:p>
            <text:p>Cost of Products Sold and Selling, Marketing and Administrative Expenses:</text:p>
            <text:p>(Dollars in billions. Percentages in chart are as a percent to total sales)</text:p>
            <text:p>Cost of products sold increased as a percent to sales driven by:</text:p>
            <text:p>•</text:p>
            <text:p>One-time COVID-19 vaccine manufacturing exit related costs</text:p>
            <text:p>•</text:p>
            <text:p>Currency impacts in the Pharmaceutical segment</text:p>
            <text:p>•</text:p>
            <text:p>Commodity inflation in the MedTech and Consumer Health segments</text:p>
            <text:p>partially offset by</text:p>
            <text:p>•</text:p>
            <text:p>Supply chain benefits in the Consumer Health segment</text:p>
            <text:p>The intangible asset amortization expense included in cost of products sold was $4.3 billion and $4.7 billion for the fiscal years 2022 and 2021,respectively.</text:p>
          </table:table-cell>
          <table:table-cell office:value-type="float" office:value="34" calcext:value-type="float">
            <text:p>34</text:p>
          </table:table-cell>
          <table:table-cell/>
        </table:table-row>
        <table:table-row table:style-name="ro55">
          <table:table-cell office:value-type="string" calcext:value-type="string">
            <text:p>financebench_id_00711</text:p>
          </table:table-cell>
          <table:table-cell office:value-type="string" calcext:value-type="string">
            <text:p>JOHNSON&amp;JOHNSON_2022_10K</text:p>
          </table:table-cell>
          <table:table-cell office:value-type="string" calcext:value-type="string">
            <text:p>https://johnsonandjohnson.gcs-web.com/static-files/9b012500-471a-4df9-93fc-6cee2b420678</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Roughly how many times has JnJ sold its inventory in FY2022? Calculate inventory turnover ratio for FY2022</text:p>
          </table:table-cell>
          <table:table-cell office:value-type="string" calcext:value-type="string">
            <text:p><text:s/>if conventional inventory management is not meaningful for the company then state that and explain why.</text:p>
          </table:table-cell>
          <table:table-cell office:value-type="string" calcext:value-type="string">
            <text:p>JnJ sold its inventory 2.7 times in FY2022.</text:p>
          </table:table-cell>
          <table:table-cell office:value-type="string" calcext:value-type="string">
            <text:p>JOHNSON &amp; JOHNSON AND SUBSIDIARIES</text:p>
            <text:p>CONSOLIDATED BALANCE SHEETS</text:p>
            <text:p>At January 1, 2023 and January 2, 2022</text:p>
            <text:p>(Dollars in Millions Except Share and Per Share Amounts) (Note 1)</text:p>
            <text:p>2022</text:p>
            <text:p>2021</text:p>
            <text:p>Assets</text:p>
            <text:p>Current assets</text:p>
            <text:p>Cash and cash equivalents (Notes 1 and 2)</text:p>
            <text:p>$</text:p>
            <text:p>14,127</text:p>
            <text:p>14,487</text:p>
            <text:p>Marketable securities (Notes 1 and 2)</text:p>
            <text:p>9,392</text:p>
            <text:p>17,121</text:p>
            <text:p>Accounts receivable trade, less allowances for doubtful accounts $203 (2021, $230)</text:p>
            <text:p>16,160</text:p>
            <text:p>15,283</text:p>
            <text:p>Inventories (Notes 1 and 3)</text:p>
            <text:p>12,483</text:p>
            <text:p>10,387___FINANCEBENCH_DELIMITER___JOHNSON &amp; JOHNSON AND SUBSIDIARIES</text:p>
            <text:p>CONSOLIDATED STATEMENTS OF EARNINGS</text:p>
            <text:p>(Dollars and Shares in Millions Except Per Share Amounts) (Note 1)</text:p>
            <text:p>2022</text:p>
            <text:p>2021</text:p>
            <text:p>2020</text:p>
            <text:p>Sales to customers</text:p>
            <text:p>$</text:p>
            <text:p>94,943</text:p>
            <text:p>93,775</text:p>
            <text:p>82,584</text:p>
            <text:p>Cost of products sold</text:p>
            <text:p>31,089</text:p>
            <text:p>29,855</text:p>
            <text:p>28,427</text:p>
          </table:table-cell>
          <table:table-cell office:value-type="string" calcext:value-type="string">
            <text:p>46, 47</text:p>
          </table:table-cell>
        </table:table-row>
        <table:table-row table:style-name="ro5">
          <table:table-cell office:value-type="string" calcext:value-type="string">
            <text:p>financebench_id_00651</text:p>
          </table:table-cell>
          <table:table-cell office:value-type="string" calcext:value-type="string">
            <text:p>JOHNSON&amp;JOHNSON_2022Q4_EARNINGS</text:p>
          </table:table-cell>
          <table:table-cell office:value-type="string" calcext:value-type="string">
            <text:p>https://johnsonandjohnson.gcs-web.com/static-files/ca8c3ac2-15ab-4f8d-9693-f604d50be358</text:p>
          </table:table-cell>
          <table:table-cell office:value-type="float" office:value="2022" calcext:value-type="float">
            <text:p>2022</text:p>
          </table:table-cell>
          <table:table-cell office:value-type="string" calcext:value-type="string">
            <text:p>novel-generated</text:p>
          </table:table-cell>
          <table:table-cell office:value-type="string" calcext:value-type="string">
            <text:p>Is growth in JnJ's adjusted EPS expected to accelerate in FY2023?</text:p>
          </table:table-cell>
          <table:table-cell office:value-type="string" calcext:value-type="string">
            <text:p>No, rate of growth in adjusted EPS is expected to decelerate slightly from 3.6% in FY2022 to 3.5% in FY2023.</text:p>
          </table:table-cell>
          <table:table-cell office:value-type="string" calcext:value-type="string">
            <text:p>2022 Fourth-Quarter reported sales decline of 4.4% to $23.7 Billion primarily driven by unfavorable foreign exchange and reduced COVID-19 Vaccine sales vs. prior year. Operational growth excluding COVID-19 Vaccine of 4.6%*</text:p>
            <text:p>• 2022 Fourth-Quarter earnings per share (EPS) of $1.33 decreasing 24.9% and adjusted EPS of $2.35 increasing by 10.3%*</text:p>
            <text:p>__________________________________________________________________________________________</text:p>
            <text:p>• 2022 Full-Year reported sales growth of 1.3% to $94.9 Billion primarily driven by strong commercial execution partially offset by unfavorable foreign exchange. Operational growth of 6.1%*</text:p>
            <text:p>• 2022 Full-Year earnings per share (EPS) of $6.73 decreasing 13.8% and adjusted EPS of $10.15 increasing by 3.6%*</text:p>
            <text:p>__________________________________________________________________________________________</text:p>
            <text:p>• Company guides 2023 adjusted operational sales growth excluding COVID-19 Vaccine of 4.0%* and adjusted operational EPS of $10.50, reflecting growth of 3.5%*</text:p>
          </table:table-cell>
          <table:table-cell office:value-type="float" office:value="1" calcext:value-type="float">
            <text:p>1</text:p>
          </table:table-cell>
          <table:table-cell/>
        </table:table-row>
        <table:table-row table:style-name="ro21">
          <table:table-cell office:value-type="string" calcext:value-type="string">
            <text:p>financebench_id_01484</text:p>
          </table:table-cell>
          <table:table-cell office:value-type="string" calcext:value-type="string">
            <text:p>JOHNSON&amp;JOHNSON_2022Q4_EARNINGS</text:p>
          </table:table-cell>
          <table:table-cell office:value-type="string" calcext:value-type="string">
            <text:p>https://johnsonandjohnson.gcs-web.com/static-files/ca8c3ac2-15ab-4f8d-9693-f604d50be358</text:p>
          </table:table-cell>
          <table:table-cell office:value-type="float" office:value="2022" calcext:value-type="float">
            <text:p>2022</text:p>
          </table:table-cell>
          <table:table-cell office:value-type="string" calcext:value-type="string">
            <text:p>novel-generated</text:p>
          </table:table-cell>
          <table:table-cell office:value-type="string" calcext:value-type="string">
            <text:p>How did JnJ's US sales growth compare to international sales growth in FY2022?</text:p>
          </table:table-cell>
          <table:table-cell office:value-type="string" calcext:value-type="string">
            <text:p>US sales increased 3.0% vs international sales decline of 0.6%.</text:p>
          </table:table-cell>
          <table:table-cell office:value-type="string" calcext:value-type="string">
            <text:p>REGIONAL SALES RESULTS</text:p>
            <text:p>Q4 % Change ($ in Millions) 2022 2021 Reported Operational1,2 Currency Adjusted Operational1,3 U.S. $12,516 $12,163 2.9% 2.9 -</text:p>
            <text:p>2.7 International 11,190 12,641</text:p>
            <text:p>(11.5) (1.1) (10.4)</text:p>
            <text:p>(1.0) Worldwide $23,706 $24,804 (4.4)% 0.9 (5.3)</text:p>
            <text:p>0.8</text:p>
            <text:p>Full Year % Change ($ in Millions) 2022 2021 Reported Operational1,2 Currency Adjusted Operational1,3 U.S. $48,580 $47,156 3.0% 3.0 -</text:p>
            <text:p>3.0 International 46,363 46,619</text:p>
            <text:p>(0.6)% 9.1 (9.7)</text:p>
            <text:p>9.3 Worldwide $94,943 $93,775 1.3% 6.1 (4.8)</text:p>
            <text:p>6.2</text:p>
          </table:table-cell>
          <table:table-cell office:value-type="float" office:value="2" calcext:value-type="float">
            <text:p>2</text:p>
          </table:table-cell>
          <table:table-cell/>
        </table:table-row>
        <table:table-row table:style-name="ro48">
          <table:table-cell office:value-type="string" calcext:value-type="string">
            <text:p>financebench_id_01488</text:p>
          </table:table-cell>
          <table:table-cell office:value-type="string" calcext:value-type="string">
            <text:p>JOHNSON&amp;JOHNSON_2023_8K_dated-2023-08-30</text:p>
          </table:table-cell>
          <table:table-cell office:value-type="string" calcext:value-type="string">
            <text:p>https://johnsonandjohnson.gcs-web.com/static-files/fa9ff302-f93d-450a-a73a-2ac9fb67d2ee</text:p>
          </table:table-cell>
          <table:table-cell office:value-type="float" office:value="2023" calcext:value-type="float">
            <text:p>2023</text:p>
          </table:table-cell>
          <table:table-cell office:value-type="string" calcext:value-type="string">
            <text:p>novel-generated</text:p>
          </table:table-cell>
          <table:table-cell office:value-type="string" calcext:value-type="string">
            <text:p>Which business segment of JnJ will be treated as a discontinued operation from August 30, 2023 onward?</text:p>
          </table:table-cell>
          <table:table-cell office:value-type="string" calcext:value-type="string">
            <text:p>The Consumer Health business segment will be treated as a discontinued operation from August 30, 2023 onward.</text:p>
          </table:table-cell>
          <table:table-cell office:value-type="string" calcext:value-type="string">
            <text:p>Exhibit 99.1</text:p>
            <text:p>Johnson &amp; Johnson Announces Updated Financials and 2023 Guidance Following Completion of the KenvueSeparation</text:p>
            <text:p>•</text:p>
            <text:p>Company expects increased 2023 Reported Sales Growth of 7.0% - 8.0%, Operational Sales Growth of 7.5% - 8.5%, andAdjusted Operational Sales Growth of 6.2% - 7.2%; Figures exclude the COVID-19 Vaccine</text:p>
            <text:p>•</text:p>
            <text:p>Company expects 2023 Adjusted Reported Earnings Per Share (EPS) of $10.00 - $10.10, reflecting increased growth of12.5% at the mid-point and Adjusted Operational EPS of $9.90 - $10.00, reflecting increased growth of 11.5% at the mid-point</text:p>
            <text:p>•</text:p>
            <text:p>Company reduced outstanding share count by approximately 191 million; 2023 guidance reflects only a partial-year benefitof approximately 73.5 million shares or $0.28 benefit to EPS</text:p>
            <text:p>•</text:p>
            <text:p>Company secured $13.2 billion in cash proceeds from the Kenvue debt offering and initial public offering and maintains 9.5%of equity stake in Kenvue</text:p>
            <text:p>•</text:p>
            <text:p>Company maintains its quarterly dividend of $1.19 per share</text:p>
            <text:p>New Brunswick, N.J. (August 30, 2023)</text:p>
            <text:p>– Johnson &amp; Johnson (NYSE: JNJ) (“the Company”) today announced updates to its financials and2023 guidance which reflect its operations as a company focused on transformational innovation in Pharmaceutical and MedTech. TheCompany has published a recorded webinar for investors to provide additional context behind the updated financials and 2023 guidancefound in this release, which may be accessed by visiting the Investors section of the Company's website at</text:p>
            <text:p>webcasts &amp; presentations</text:p>
            <text:p>.</text:p>
            <text:p>“The completion of this transaction uniquely positions Johnson &amp; Johnson as a Pharmaceutical and MedTech company focused on deliveringtransformative healthcare solutions to patients,” said Joaquin Duato, Chairman of the Board and Chief Executive Officer. “We are incrediblyproud of the focus and dedication of our employees worldwide to achieve this milestone, which we are confident will unlock near- and long-term value for all of our stakeholders.”</text:p>
            <text:p>As previously</text:p>
            <text:p>announced</text:p>
            <text:p>, the Company recently completed an exchange offer to finalize the separation of Kenvue Inc., formerly Johnson &amp;Johnson’s Consumer Health business. As a result of the completion of the exchange offer, Johnson &amp; Johnson will now present itsConsumer Health business financial results as discontinued operations, including a gain of approximately $20 billion in the third quarter of2023</text:p>
          </table:table-cell>
          <table:table-cell office:value-type="float" office:value="4" calcext:value-type="float">
            <text:p>4</text:p>
          </table:table-cell>
          <table:table-cell/>
        </table:table-row>
        <table:table-row table:style-name="ro48">
          <table:table-cell office:value-type="string" calcext:value-type="string">
            <text:p>financebench_id_01490</text:p>
          </table:table-cell>
          <table:table-cell office:value-type="string" calcext:value-type="string">
            <text:p>JOHNSON&amp;JOHNSON_2023_8K_dated-2023-08-30</text:p>
          </table:table-cell>
          <table:table-cell office:value-type="string" calcext:value-type="string">
            <text:p>https://johnsonandjohnson.gcs-web.com/static-files/fa9ff302-f93d-450a-a73a-2ac9fb67d2ee</text:p>
          </table:table-cell>
          <table:table-cell office:value-type="float" office:value="2023" calcext:value-type="float">
            <text:p>2023</text:p>
          </table:table-cell>
          <table:table-cell office:value-type="string" calcext:value-type="string">
            <text:p>novel-generated</text:p>
          </table:table-cell>
          <table:table-cell office:value-type="string" calcext:value-type="string">
            <text:p>What is the amount of the gain accruing to JnJ as a result of the separation of its Consumer Health business segment, as of August 30, 2023?</text:p>
          </table:table-cell>
          <table:table-cell office:value-type="string" calcext:value-type="string">
            <text:p>JnJ will make a gain of approximately $20 billion from the separation of its Consumer Health business segment.</text:p>
          </table:table-cell>
          <table:table-cell office:value-type="string" calcext:value-type="string">
            <text:p>Exhibit 99.1</text:p>
            <text:p>Johnson &amp; Johnson Announces Updated Financials and 2023 Guidance Following Completion of the KenvueSeparation</text:p>
            <text:p>•</text:p>
            <text:p>Company expects increased 2023 Reported Sales Growth of 7.0% - 8.0%, Operational Sales Growth of 7.5% - 8.5%, andAdjusted Operational Sales Growth of 6.2% - 7.2%; Figures exclude the COVID-19 Vaccine</text:p>
            <text:p>•</text:p>
            <text:p>Company expects 2023 Adjusted Reported Earnings Per Share (EPS) of $10.00 - $10.10, reflecting increased growth of12.5% at the mid-point and Adjusted Operational EPS of $9.90 - $10.00, reflecting increased growth of 11.5% at the mid-point</text:p>
            <text:p>•</text:p>
            <text:p>Company reduced outstanding share count by approximately 191 million; 2023 guidance reflects only a partial-year benefitof approximately 73.5 million shares or $0.28 benefit to EPS</text:p>
            <text:p>•</text:p>
            <text:p>Company secured $13.2 billion in cash proceeds from the Kenvue debt offering and initial public offering and maintains 9.5%of equity stake in Kenvue</text:p>
            <text:p>•</text:p>
            <text:p>Company maintains its quarterly dividend of $1.19 per share</text:p>
            <text:p>New Brunswick, N.J. (August 30, 2023)</text:p>
            <text:p>– Johnson &amp; Johnson (NYSE: JNJ) (“the Company”) today announced updates to its financials and2023 guidance which reflect its operations as a company focused on transformational innovation in Pharmaceutical and MedTech. TheCompany has published a recorded webinar for investors to provide additional context behind the updated financials and 2023 guidancefound in this release, which may be accessed by visiting the Investors section of the Company's website at</text:p>
            <text:p>webcasts &amp; presentations</text:p>
            <text:p>.</text:p>
            <text:p>“The completion of this transaction uniquely positions Johnson &amp; Johnson as a Pharmaceutical and MedTech company focused on deliveringtransformative healthcare solutions to patients,” said Joaquin Duato, Chairman of the Board and Chief Executive Officer. “We are incrediblyproud of the focus and dedication of our employees worldwide to achieve this milestone, which we are confident will unlock near- and long-term value for all of our stakeholders.”</text:p>
            <text:p>As previously</text:p>
            <text:p>announced</text:p>
            <text:p>, the Company recently completed an exchange offer to finalize the separation of Kenvue Inc., formerly Johnson &amp;Johnson’s Consumer Health business. As a result of the completion of the exchange offer, Johnson &amp; Johnson will now present itsConsumer Health business financial results as discontinued operations, including a gain of approximately $20 billion in the third quarter of2023.</text:p>
          </table:table-cell>
          <table:table-cell office:value-type="float" office:value="4" calcext:value-type="float">
            <text:p>4</text:p>
          </table:table-cell>
          <table:table-cell/>
        </table:table-row>
        <table:table-row table:style-name="ro48">
          <table:table-cell office:value-type="string" calcext:value-type="string">
            <text:p>financebench_id_01491</text:p>
          </table:table-cell>
          <table:table-cell office:value-type="string" calcext:value-type="string">
            <text:p>JOHNSON&amp;JOHNSON_2023_8K_dated-2023-08-30</text:p>
          </table:table-cell>
          <table:table-cell office:value-type="string" calcext:value-type="string">
            <text:p>https://johnsonandjohnson.gcs-web.com/static-files/fa9ff302-f93d-450a-a73a-2ac9fb67d2ee</text:p>
          </table:table-cell>
          <table:table-cell office:value-type="float" office:value="2023" calcext:value-type="float">
            <text:p>2023</text:p>
          </table:table-cell>
          <table:table-cell office:value-type="string" calcext:value-type="string">
            <text:p>novel-generated</text:p>
          </table:table-cell>
          <table:table-cell office:value-type="string" calcext:value-type="string">
            <text:p>What is the amount of the cash proceeds that JnJ realised from the separation of Kenvue (formerly Consumer Health business segment), as of August 30, 2023?</text:p>
          </table:table-cell>
          <table:table-cell office:value-type="string" calcext:value-type="string">
            <text:p>JnJ realised $13.2 billion in cash proceeds from the separation of Kenvue.</text:p>
          </table:table-cell>
          <table:table-cell office:value-type="string" calcext:value-type="string">
            <text:p>Exhibit 99.1</text:p>
            <text:p>Johnson &amp; Johnson Announces Updated Financials and 2023 Guidance Following Completion of the KenvueSeparation</text:p>
            <text:p>•</text:p>
            <text:p>Company expects increased 2023 Reported Sales Growth of 7.0% - 8.0%, Operational Sales Growth of 7.5% - 8.5%, andAdjusted Operational Sales Growth of 6.2% - 7.2%; Figures exclude the COVID-19 Vaccine</text:p>
            <text:p>•</text:p>
            <text:p>Company expects 2023 Adjusted Reported Earnings Per Share (EPS) of $10.00 - $10.10, reflecting increased growth of12.5% at the mid-point and Adjusted Operational EPS of $9.90 - $10.00, reflecting increased growth of 11.5% at the mid-point</text:p>
            <text:p>•</text:p>
            <text:p>Company reduced outstanding share count by approximately 191 million; 2023 guidance reflects only a partial-year benefitof approximately 73.5 million shares or $0.28 benefit to EPS</text:p>
            <text:p>•</text:p>
            <text:p>Company secured $13.2 billion in cash proceeds from the Kenvue debt offering and initial public offering and maintains 9.5%of equity stake in Kenvue</text:p>
            <text:p>•</text:p>
            <text:p>Company maintains its quarterly dividend of $1.19 per share</text:p>
            <text:p>New Brunswick, N.J. (August 30, 2023)</text:p>
            <text:p>– Johnson &amp; Johnson (NYSE: JNJ) (“the Company”) today announced updates to its financials and2023 guidance which reflect its operations as a company focused on transformational innovation in Pharmaceutical and MedTech. TheCompany has published a recorded webinar for investors to provide additional context behind the updated financials and 2023 guidancefound in this release, which may be accessed by visiting the Investors section of the Company's website at</text:p>
            <text:p>webcasts &amp; presentations</text:p>
            <text:p>.</text:p>
            <text:p>“The completion of this transaction uniquely positions Johnson &amp; Johnson as a Pharmaceutical and MedTech company focused on deliveringtransformative healthcare solutions to patients,” said Joaquin Duato, Chairman of the Board and Chief Executive Officer. “We are incrediblyproud of the focus and dedication of our employees worldwide to achieve this milestone, which we are confident will unlock near- and long-term value for all of our stakeholders.”</text:p>
            <text:p>As previously</text:p>
            <text:p>announced</text:p>
            <text:p>, the Company recently completed an exchange offer to finalize the separation of Kenvue Inc., formerly Johnson &amp;Johnson’s Consumer Health business. As a result of the completion of the exchange offer, Johnson &amp; Johnson will now present itsConsumer Health business financial results as discontinued operations, including a gain of approximately $20 billion in the third quarter of2023.</text:p>
          </table:table-cell>
          <table:table-cell office:value-type="float" office:value="4" calcext:value-type="float">
            <text:p>4</text:p>
          </table:table-cell>
          <table:table-cell/>
        </table:table-row>
        <table:table-row table:style-name="ro56">
          <table:table-cell office:value-type="string" calcext:value-type="string">
            <text:p>financebench_id_01487</text:p>
          </table:table-cell>
          <table:table-cell office:value-type="string" calcext:value-type="string">
            <text:p>JOHNSON&amp;JOHNSON_2023Q2_EARNINGS</text:p>
          </table:table-cell>
          <table:table-cell office:value-type="string" calcext:value-type="string">
            <text:p>https://johnsonandjohnson.gcs-web.com/static-files/6626623f-0619-46dc-b7b6-57568124c517</text:p>
          </table:table-cell>
          <table:table-cell office:value-type="float" office:value="2023" calcext:value-type="float">
            <text:p>2023</text:p>
          </table:table-cell>
          <table:table-cell office:value-type="string" calcext:value-type="string">
            <text:p>novel-generated</text:p>
          </table:table-cell>
          <table:table-cell office:value-type="string" calcext:value-type="string">
            <text:p>Did JnJ's net earnings as a percent of sales increase in Q2 of FY2023 compared to Q2 of FY2022?</text:p>
          </table:table-cell>
          <table:table-cell office:value-type="string" calcext:value-type="string">
            <text:p>Yes, net earnings as a percent of sales increased from 20% in Q2 of FY2022 to 20.1% in Q2 of FY2023.</text:p>
          </table:table-cell>
          <table:table-cell office:value-type="string" calcext:value-type="string">
            <text:p>Johnson &amp; Johnson and Subsidiaries</text:p>
            <text:p>Condensed Consolidated Statement of Earnings</text:p>
            <text:p>(Unaudited; in Millions Except Per Share Figures)</text:p>
            <text:p>Percent</text:p>
            <text:p>Percent Percent Increase</text:p>
            <text:p>Amount to Sales Amount to Sales (Decrease)</text:p>
            <text:p>Sales to customers $ 25,530 100.0 $ 2 4,020 100.0 6.3</text:p>
            <text:p>Cost of products sold 8,212 3 2.2 7 ,919 3 3.0 3.7</text:p>
            <text:p>Gross Profit 17,318 6 7.8 1 6,101 6 7.0 7.6</text:p>
            <text:p>Selling, marketing and administrative expenses 6,665 2 6.1 6 ,226 2 5.9 7.1</text:p>
            <text:p>Research and development expense 3,829 1 5.0 3 ,703 1 5.4 3.4</text:p>
            <text:p>Interest (income) expense, net (23) (0.1) ( 26) (0.1)</text:p>
            <text:p>Other (income) expense, net* (60) (0.2) 2 73 1 .1</text:p>
            <text:p>Restructuring 145 0 .5 85 0 .4</text:p>
            <text:p>Earnings before provision for taxes on income 6,762 2 6.5 5 ,840 2 4.3 15.8</text:p>
            <text:p>Provision for taxes on income 1,618 6 .4 1 ,026 4 .3 57.7</text:p>
            <text:p>Net earnings $ 5,144 2 0.1 $ 4 ,814 2 0.0 6.9</text:p>
          </table:table-cell>
          <table:table-cell office:value-type="float" office:value="10" calcext:value-type="float">
            <text:p>10</text:p>
          </table:table-cell>
          <table:table-cell/>
        </table:table-row>
        <table:table-row table:style-name="ro57">
          <table:table-cell office:value-type="string" calcext:value-type="string">
            <text:p>financebench_id_00299</text:p>
          </table:table-cell>
          <table:table-cell office:value-type="string" calcext:value-type="string">
            <text:p>JPMORGAN_2021Q1_10Q</text:p>
          </table:table-cell>
          <table:table-cell office:value-type="string" calcext:value-type="string">
            <text:p>https://www.jpmorganchase.com/content/dam/jpmc/jpmorgan-chase-and-co/investor-relations/documents/quarterly-earnings/2021/1st-quarter/1q21-10-q.pdf</text:p>
          </table:table-cell>
          <table:table-cell office:value-type="float" office:value="2021" calcext:value-type="float">
            <text:p>2021</text:p>
          </table:table-cell>
          <table:table-cell office:value-type="string" calcext:value-type="string">
            <text:p>novel-generated</text:p>
          </table:table-cell>
          <table:table-cell office:value-type="string" calcext:value-type="string">
            <text:p>Which of JPM's business segments had the lowest net revenue in 2021 Q1?</text:p>
          </table:table-cell>
          <table:table-cell office:value-type="string" calcext:value-type="string">
            <text:p>Corporate. Its net revenue was -$473 million.</text:p>
          </table:table-cell>
          <table:table-cell office:value-type="string" calcext:value-type="string">
            <text:p>Segment results – managed basis</text:p>
            <text:p>The following tables summarize the Firm’s results by segment for the periods indicated.</text:p>
            <text:p>Three months ended March 31, Consumer &amp; Community Banking Corporate &amp; Investment Bank Commercial Banking</text:p>
            <text:p>(in millions, except ratios) 2021 2020 Change 2021 2020 Change 2021 2020 Change</text:p>
            <text:p>Total net revenue $ 12,517 $ 13,287 (6) % $ 14,605 $ 10,003 46 % $ 2,393 $ 2,165 11 %</text:p>
            <text:p>Total noninterest expense 7,202 7,269 (1) 7,104 5,955 19 969 986 (2) </text:p>
            <text:p>Pre-provision profit/(loss) 5,315 6,018 (12) 7,501 4,048 85 1,424 1,179 21 </text:p>
            <text:p>Provision for credit losses (3,602) 5,772 NM (331) 1,401 NM (118) 1,010 NM</text:p>
            <text:p>Net income/(loss) 6,728 197 NM 5,740 1,985 189 1,168 139 NM</text:p>
            <text:p>Return on equity (“ROE”) 54 % 1 % 27 % 9 % 19 % 2 %</text:p>
            <text:p>Three months ended March 31, Asset &amp; Wealth Management Corporate Total</text:p>
            <text:p>(in millions, except ratios) 2021 2020 Change 2021 2020 Change 2021 2020 Change</text:p>
            <text:p>Total net revenue $ 4,077 $ 3,389 20 % $ (473) $ 166 NM $ 33,119 $ 29,010 14 %</text:p>
            <text:p>Total noninterest expense 2,574 2,435 6 876 146 500 18,725 16,791 12 </text:p>
            <text:p>Pre-provision profit/(loss) 1,503 954 58 (1,349) 20 NM 14,394 12,219 18 </text:p>
            <text:p>Provision for credit losses (121) 94 NM 16 8 100 (4,156) 8,285 NM</text:p>
            <text:p>Net income/(loss) 1,244 669 86 (580) (125) (364) 14,300 2,865 399 </text:p>
            <text:p>ROE 35 % 25 % NM NM 23 % 4 %</text:p>
          </table:table-cell>
          <table:table-cell office:value-type="float" office:value="19" calcext:value-type="float">
            <text:p>19</text:p>
          </table:table-cell>
          <table:table-cell/>
        </table:table-row>
        <table:table-row table:style-name="ro8">
          <table:table-cell office:value-type="string" calcext:value-type="string">
            <text:p>financebench_id_02119</text:p>
          </table:table-cell>
          <table:table-cell office:value-type="string" calcext:value-type="string">
            <text:p>JPMORGAN_2021Q1_10Q</text:p>
          </table:table-cell>
          <table:table-cell office:value-type="string" calcext:value-type="string">
            <text:p>https://www.jpmorganchase.com/content/dam/jpmc/jpmorgan-chase-and-co/investor-relations/documents/quarterly-earnings/2021/1st-quarter/1q21-10-q.pdf</text:p>
          </table:table-cell>
          <table:table-cell office:value-type="float" office:value="2021" calcext:value-type="float">
            <text:p>2021</text:p>
          </table:table-cell>
          <table:table-cell office:value-type="string" calcext:value-type="string">
            <text:p>novel-generated</text:p>
          </table:table-cell>
          <table:table-cell office:value-type="string" calcext:value-type="string">
            <text:p>If JPM went bankrupted by the end by 2021 Q1 and liquidated all of its assets to pay its shareholders, how much could each shareholder get?</text:p>
          </table:table-cell>
          <table:table-cell office:value-type="string" calcext:value-type="string">
            <text:p>They could receive $66.56 per share.</text:p>
          </table:table-cell>
          <table:table-cell office:value-type="string" calcext:value-type="string">
            <text:p>The Firm grew TBVPS, ending the first quarter of 2021 at $66.56, up 10% versus the prior year.</text:p>
          </table:table-cell>
          <table:table-cell office:value-type="float" office:value="6" calcext:value-type="float">
            <text:p>6</text:p>
          </table:table-cell>
          <table:table-cell/>
        </table:table-row>
        <table:table-row table:style-name="ro17">
          <table:table-cell office:value-type="string" calcext:value-type="string">
            <text:p>financebench_id_00206</text:p>
          </table:table-cell>
          <table:table-cell office:value-type="string" calcext:value-type="string">
            <text:p>JPMORGAN_2022_10K</text:p>
          </table:table-cell>
          <table:table-cell office:value-type="string" calcext:value-type="string">
            <text:p>https://www.jpmorganchase.com/content/dam/jpmc/jpmorgan-chase-and-co/investor-relations/documents/quarterly-earnings/2022/4th-quarter/corp-10k-2022.pdf</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Are JPM's gross margins historically consistent (not fluctuating more than roughly 2% each year)? If gross margins are not a relevant metric for a company like this, then please state that and explain why.</text:p>
          </table:table-cell>
          <table:table-cell office:value-type="string" calcext:value-type="string">
            <text:p>Since JPM is a financial institution, gross margin is not a relevant metric.</text:p>
          </table:table-cell>
          <table:table-cell office:value-type="string" calcext:value-type="string">
            <text:p>Overview</text:p>
            <text:p>JPMorgan Chase &amp; Co. (“JPMorgan Chase” or the “Firm”, </text:p>
            <text:p>NYSE: JPM), a financial holding company incorporated under </text:p>
            <text:p>Delaware law in 1968, is a leading financial services firm </text:p>
            <text:p>based in the United States of America (“U.S.”), with </text:p>
            <text:p>operations worldwide. JPMorgan Chase had $3.7 trillion in </text:p>
            <text:p>assets and $292.3 billion in stockholders’ equity as of</text:p>
            <text:p>December 31, 2022. The Firm is a leader in investment </text:p>
            <text:p>banking, financial services for consumers and small </text:p>
            <text:p>businesses, commercial banking, financial transaction</text:p>
            <text:p>processing and asset management. Under the J.P. Morgan </text:p>
            <text:p>and Chase brands, the Firm serves millions of customers, </text:p>
            <text:p>predominantly in the U.S., and many of the world’s most </text:p>
            <text:p>prominent corporate, institutional and government clients </text:p>
            <text:p>globally.</text:p>
          </table:table-cell>
          <table:table-cell office:value-type="float" office:value="3" calcext:value-type="float">
            <text:p>3</text:p>
          </table:table-cell>
          <table:table-cell/>
        </table:table-row>
        <table:table-row table:style-name="ro57">
          <table:table-cell office:value-type="string" calcext:value-type="string">
            <text:p>financebench_id_00394</text:p>
          </table:table-cell>
          <table:table-cell office:value-type="string" calcext:value-type="string">
            <text:p>JPMORGAN_2022Q2_10Q</text:p>
          </table:table-cell>
          <table:table-cell office:value-type="string" calcext:value-type="string">
            <text:p>https://www.jpmorganchase.com/content/dam/jpmc/jpmorgan-chase-and-co/investor-relations/documents/quarterly-earnings/2022/2nd-quarter/corp-q2-2022.pdf</text:p>
          </table:table-cell>
          <table:table-cell office:value-type="float" office:value="2022" calcext:value-type="float">
            <text:p>2022</text:p>
          </table:table-cell>
          <table:table-cell office:value-type="string" calcext:value-type="string">
            <text:p>novel-generated</text:p>
          </table:table-cell>
          <table:table-cell office:value-type="string" calcext:value-type="string">
            <text:p>In 2022 Q2, which of JPM's business segments had the highest net income?</text:p>
          </table:table-cell>
          <table:table-cell office:value-type="string" calcext:value-type="string">
            <text:p>Corporate &amp; Investment Bank. Its net income was $3725 million.</text:p>
          </table:table-cell>
          <table:table-cell office:value-type="string" calcext:value-type="string">
            <text:p>Segment results – managed basis</text:p>
            <text:p>The following tables summarize the Firm’s results by segment for the periods indicated.</text:p>
            <text:p>Three months ended June 30, Consumer &amp; Community Banking Corporate &amp; Investment Bank Commercial Banking</text:p>
            <text:p>(in millions, except ratios) 2022 2021 Change 2022 2021 Change 2022 2021 Change</text:p>
            <text:p>Total net revenue $ 12,614 $ 12,760 (1) % $ 11,947 $ 13,214 (10) % $ 2,683 $ 2,483 8 %</text:p>
            <text:p>Total noninterest expense 7,723 7,062 9 6,745 6,523 3 1,156 981 18 </text:p>
            <text:p>Pre-provision profit/(loss) 4,891 5,698 (14) 5,202 6,691 (22) 1,527 1,502 2 </text:p>
            <text:p>Provision for credit losses 761 (1,868) NM 59 (79) NM 209 (377) NM</text:p>
            <text:p>Net income/(loss) 3,100 5,645 (a) (45) 3,725 5,020 (a) (26) 994 1,422 (a) (30) </text:p>
            <text:p>Return on equity (“ROE”) 24 % 44 % 14 % 23 % 15 % 23 %</text:p>
            <text:p>Three months ended June 30, Asset &amp; Wealth Management Corporate Total</text:p>
            <text:p>(in millions, except ratios) 2022 2021 Change 2022 2021 Change 2022 2021 Change</text:p>
            <text:p>Total net revenue $ 4,306 $ 4,107 5 % $ 80 $ (1,169) NM $ 31,630 $ 31,395 1 %</text:p>
            <text:p>Total noninterest expense 2,919 2,586 13 206 515 (60) 18,749 17,667 6 </text:p>
            <text:p>Pre-provision profit/(loss) 1,387 1,521 (9) (126) (1,684) 93 12,881 13,728 (6) </text:p>
            <text:p>Provision for credit losses 44 (10) NM 28 49 (43) 1,101 (2,285) NM</text:p>
            <text:p>Net income/(loss) 1,004 1,156 (a) (13) (174) (1,295) (a) 87 8,649 11,948 (28) </text:p>
            <text:p>ROE 23 % 32 % NM NM 13 % 18 %</text:p>
          </table:table-cell>
          <table:table-cell office:value-type="float" office:value="21" calcext:value-type="float">
            <text:p>21</text:p>
          </table:table-cell>
          <table:table-cell/>
        </table:table-row>
        <table:table-row table:style-name="ro26">
          <table:table-cell office:value-type="string" calcext:value-type="string">
            <text:p>financebench_id_02049</text:p>
          </table:table-cell>
          <table:table-cell office:value-type="string" calcext:value-type="string">
            <text:p>JPMORGAN_2023Q2_10Q</text:p>
          </table:table-cell>
          <table:table-cell office:value-type="string" calcext:value-type="string">
            <text:p>https://www.jpmorganchase.com/content/dam/jpmc/jpmorgan-chase-and-co/investor-relations/documents/quarterly-earnings/2023/2nd-quarter/CORP-Q2-2023.pdf</text:p>
          </table:table-cell>
          <table:table-cell office:value-type="float" office:value="2023" calcext:value-type="float">
            <text:p>2023</text:p>
          </table:table-cell>
          <table:table-cell office:value-type="string" calcext:value-type="string">
            <text:p>novel-generated</text:p>
          </table:table-cell>
          <table:table-cell office:value-type="string" calcext:value-type="string">
            <text:p>Looking at VaR, did the risk that JPM faced in the second fiscal quarter of 2023 decrease compared to the same period in the prior year?</text:p>
          </table:table-cell>
          <table:table-cell office:value-type="string" calcext:value-type="string">
            <text:p>Yes. It decreased.</text:p>
          </table:table-cell>
          <table:table-cell office:value-type="string" calcext:value-type="string">
            <text:p>Average total VaR decreased by $7 million for the three </text:p>
            <text:p>months ended June 30, 2023, compared with the same </text:p>
            <text:p>period in the prior year predominantly driven by risk </text:p>
            <text:p>reductions impacting Credit Portfolio VaR as well as fixed </text:p>
            <text:p>income</text:p>
          </table:table-cell>
          <table:table-cell office:value-type="float" office:value="85" calcext:value-type="float">
            <text:p>85</text:p>
          </table:table-cell>
          <table:table-cell/>
        </table:table-row>
        <table:table-row table:style-name="ro58">
          <table:table-cell office:value-type="string" calcext:value-type="string">
            <text:p>financebench_id_10499</text:p>
          </table:table-cell>
          <table:table-cell office:value-type="string" calcext:value-type="string">
            <text:p>KRAFTHEINZ_2019_10K</text:p>
          </table:table-cell>
          <table:table-cell office:value-type="string" calcext:value-type="string">
            <text:p>https://ir.kraftheinzcompany.com/static-files/2d2e9a1f-a7bc-4c07-9e5e-77aa60be8f86</text:p>
          </table:table-cell>
          <table:table-cell office:value-type="float" office:value="2019" calcext:value-type="float">
            <text:p>2019</text:p>
          </table:table-cell>
          <table:table-cell office:value-type="string" calcext:value-type="string">
            <text:p>metrics-generated</text:p>
          </table:table-cell>
          <table:table-cell office:value-type="string" calcext:value-type="string">
            <text:p>What is Kraft Heinz's FY2019 inventory turnover ratio? Inventory turnover ratio is defined as: (FY2019 COGS) / (average inventory between FY2018 and FY2019). Round your answer to two decimal places. Please base your judgments on the information provided primarily in the balance sheet and the P&amp;L statement.</text:p>
          </table:table-cell>
          <table:table-cell office:value-type="float" office:value="6.25" calcext:value-type="float">
            <text:p>6.25</text:p>
          </table:table-cell>
          <table:table-cell office:value-type="string" calcext:value-type="string">
            <text:p>The Kraft Heinz Company</text:p>
            <text:p>Consolidated Statements of Income</text:p>
            <text:p>(in millions, except per share data)</text:p>
            <text:p> </text:p>
            <text:p>December 28, 2019  December 29, 2018  December 30, 2017</text:p>
            <text:p>Net sales</text:p>
            <text:p>$</text:p>
            <text:p>24,977</text:p>
            <text:p> $</text:p>
            <text:p>26,268  $</text:p>
            <text:p>26,076</text:p>
            <text:p>Cost of products sold</text:p>
            <text:p>16,830</text:p>
            <text:p> </text:p>
            <text:p>17,347  </text:p>
            <text:p>17,043</text:p>
            <text:p>Gross profit</text:p>
            <text:p>8,147</text:p>
            <text:p> </text:p>
            <text:p>8,921  </text:p>
            <text:p>9,033</text:p>
            <text:p>Selling, general and administrative expenses, excluding impairment losses</text:p>
            <text:p>3,178</text:p>
            <text:p> </text:p>
            <text:p>3,190  </text:p>
            <text:p>2,927</text:p>
            <text:p>Goodwill impairment losses</text:p>
            <text:p>1,197</text:p>
            <text:p> </text:p>
            <text:p>7,008  </text:p>
            <text:p>—</text:p>
            <text:p>Intangible asset impairment losses</text:p>
            <text:p>702</text:p>
            <text:p> </text:p>
            <text:p>8,928  </text:p>
            <text:p>49</text:p>
            <text:p>Selling, general and administrative expenses</text:p>
            <text:p>5,077</text:p>
            <text:p> </text:p>
            <text:p>19,126  </text:p>
            <text:p>2,976</text:p>
            <text:p>Operating income/(loss)</text:p>
            <text:p>3,070</text:p>
            <text:p> </text:p>
            <text:p>(10,205)  </text:p>
            <text:p>6,057</text:p>
            <text:p>Interest expense</text:p>
            <text:p>1,361</text:p>
            <text:p> </text:p>
            <text:p>1,284  </text:p>
            <text:p>1,234</text:p>
            <text:p>Other expense/(income)</text:p>
            <text:p>(952)  </text:p>
            <text:p>(168)  </text:p>
            <text:p>(627)</text:p>
            <text:p>Income/(loss) before income taxes</text:p>
            <text:p>2,661</text:p>
            <text:p> </text:p>
            <text:p>(11,321)  </text:p>
            <text:p>5,450</text:p>
            <text:p>Provision for/(benefit from) income taxes</text:p>
            <text:p>728</text:p>
            <text:p> </text:p>
            <text:p>(1,067)  </text:p>
            <text:p>(5,482)</text:p>
            <text:p>Net income/(loss)</text:p>
            <text:p>1,933</text:p>
            <text:p> </text:p>
            <text:p>(10,254)  </text:p>
            <text:p>10,932</text:p>
            <text:p>Net income/(loss) attributable to noncontrolling interest</text:p>
            <text:p>(2)  </text:p>
            <text:p>(62)  </text:p>
            <text:p>(9)</text:p>
            <text:p>Net income/(loss) attributable to common shareholders</text:p>
            <text:p>$</text:p>
            <text:p>1,935</text:p>
            <text:p> $</text:p>
            <text:p>(10,192)  $</text:p>
            <text:p>10,941</text:p>
            <text:p>Per share data applicable to common shareholders:</text:p>
            <text:p> </text:p>
            <text:p>  </text:p>
            <text:p>  </text:p>
            <text:p>Basic earnings/(loss)</text:p>
            <text:p>$</text:p>
            <text:p>1.59</text:p>
            <text:p> $</text:p>
            <text:p>(8.36)  $</text:p>
            <text:p>8.98</text:p>
            <text:p>Diluted earnings/(loss)</text:p>
            <text:p>1.58</text:p>
            <text:p> </text:p>
            <text:p>(8.36)  </text:p>
            <text:p>8.91</text:p>
            <text:p>See accompanying notes to the consolidated financial statements.</text:p>
            <text:p>45___FINANCEBENCH_DELIMITER___The Kraft Heinz Company</text:p>
            <text:p>Consolidated Balance Sheets</text:p>
            <text:p>(in millions, except per share data)</text:p>
            <text:p> </text:p>
            <text:p>December 28, 2019  December 29, 2018</text:p>
            <text:p>ASSETS</text:p>
            <text:p> </text:p>
            <text:p>  </text:p>
            <text:p>Cash and cash equivalents</text:p>
            <text:p>$</text:p>
            <text:p>2,279  $</text:p>
            <text:p>1,130</text:p>
            <text:p>Trade receivables (net of allowances of $33 at December 28, 2019 and $24 at December 29, 2018)</text:p>
            <text:p>1,973  </text:p>
            <text:p>2,129</text:p>
            <text:p>Income taxes receivable</text:p>
            <text:p>173  </text:p>
            <text:p>152</text:p>
            <text:p>Inventories</text:p>
            <text:p>2,721  </text:p>
            <text:p>2,667</text:p>
            <text:p>Prepaid expenses</text:p>
            <text:p>384  </text:p>
            <text:p>400</text:p>
            <text:p>Other current assets</text:p>
            <text:p>445  </text:p>
            <text:p>1,221</text:p>
            <text:p>Assets held for sale</text:p>
            <text:p>122  </text:p>
            <text:p>1,376</text:p>
            <text:p>Total current assets</text:p>
            <text:p>8,097  </text:p>
            <text:p>9,075</text:p>
            <text:p>Property, plant and equipment, net</text:p>
            <text:p>7,055  </text:p>
            <text:p>7,078</text:p>
            <text:p>Goodwill</text:p>
            <text:p>35,546  </text:p>
            <text:p>36,503</text:p>
            <text:p>Intangible assets, net</text:p>
            <text:p>48,652  </text:p>
            <text:p>49,468</text:p>
            <text:p>Other non-current assets</text:p>
            <text:p>2,100  </text:p>
            <text:p>1,337</text:p>
            <text:p>TOTAL ASSETS</text:p>
            <text:p>$</text:p>
            <text:p>101,450  $</text:p>
            <text:p>103,461</text:p>
            <text:p>LIABILITIES AND EQUITY</text:p>
            <text:p> </text:p>
            <text:p>  </text:p>
            <text:p>Commercial paper and other short-term debt</text:p>
            <text:p>$</text:p>
            <text:p>6  $</text:p>
            <text:p>21</text:p>
            <text:p>Current portion of long-term debt</text:p>
            <text:p>1,022  </text:p>
            <text:p>377</text:p>
            <text:p>Trade payables</text:p>
            <text:p>4,003  </text:p>
            <text:p>4,153</text:p>
            <text:p>Accrued marketing</text:p>
            <text:p>647  </text:p>
            <text:p>722</text:p>
            <text:p>Interest payable</text:p>
            <text:p>384  </text:p>
            <text:p>408</text:p>
            <text:p>Other current liabilities</text:p>
            <text:p>1,804  </text:p>
            <text:p>1,767</text:p>
            <text:p>Liabilities held for sale</text:p>
            <text:p>9  </text:p>
            <text:p>55</text:p>
            <text:p>Total current liabilities</text:p>
            <text:p>7,875  </text:p>
            <text:p>7,503</text:p>
            <text:p>Long-term debt</text:p>
            <text:p>28,216  </text:p>
            <text:p>30,770</text:p>
            <text:p>Deferred income taxes</text:p>
            <text:p>11,878  </text:p>
            <text:p>12,202</text:p>
            <text:p>Accrued postemployment costs</text:p>
            <text:p>273  </text:p>
            <text:p>306</text:p>
            <text:p>Other non-current liabilities</text:p>
            <text:p>1,459  </text:p>
            <text:p>902</text:p>
            <text:p>TOTAL LIABILITIES</text:p>
            <text:p>49,701  </text:p>
            <text:p>51,683</text:p>
            <text:p>Commitments and Contingencies (Note 17)</text:p>
            <text:p> </text:p>
            <text:p>Redeemable noncontrolling interest</text:p>
            <text:p>—  </text:p>
            <text:p>3</text:p>
            <text:p>Equity:</text:p>
            <text:p> </text:p>
            <text:p>  </text:p>
            <text:p>Common stock, $0.01 par value (5,000 shares authorized; 1,224 shares issued and 1,221 shares outstanding at December 28, 2019;</text:p>
            <text:p>1,224 shares issued and 1,220 shares outstanding at December 29, 2018)</text:p>
            <text:p>12  </text:p>
            <text:p>12</text:p>
            <text:p>Additional paid-in capital</text:p>
            <text:p>56,828  </text:p>
            <text:p>58,723</text:p>
            <text:p>Retained earnings/(deficit)</text:p>
            <text:p>(3,060)  </text:p>
            <text:p>(4,853)</text:p>
            <text:p>Accumulated other comprehensive income/(losses)</text:p>
            <text:p>(1,886)  </text:p>
            <text:p>(1,943)</text:p>
            <text:p>Treasury stock, at cost (3 shares at December 28, 2019 and 4 shares at December 29, 2018)</text:p>
            <text:p>(271)  </text:p>
            <text:p>(282)</text:p>
            <text:p>Total shareholders' equity</text:p>
            <text:p>51,623  </text:p>
            <text:p>51,657</text:p>
            <text:p>Noncontrolling interest</text:p>
            <text:p>126  </text:p>
            <text:p>118</text:p>
            <text:p>TOTAL EQUITY</text:p>
            <text:p>51,749  </text:p>
            <text:p>51,775</text:p>
            <text:p>TOTAL LIABILITIES AND EQUITY</text:p>
            <text:p>$</text:p>
            <text:p>101,450  $</text:p>
            <text:p>103,461</text:p>
            <text:p>See accompanying notes to the consolidated financial statements.</text:p>
            <text:p>47</text:p>
          </table:table-cell>
          <table:table-cell office:value-type="string" calcext:value-type="string">
            <text:p>50,52</text:p>
          </table:table-cell>
          <table:table-cell/>
        </table:table-row>
        <table:table-row table:style-name="ro59">
          <table:table-cell office:value-type="string" calcext:value-type="string">
            <text:p>financebench_id_04412</text:p>
          </table:table-cell>
          <table:table-cell office:value-type="string" calcext:value-type="string">
            <text:p>LOCKHEEDMARTIN_2020_10K</text:p>
          </table:table-cell>
          <table:table-cell office:value-type="string" calcext:value-type="string">
            <text:p>https://investors.lockheedmartin.com/static-files/51bf9a09-5811-4f36-a5e4-fccaf8bfffea</text:p>
          </table:table-cell>
          <table:table-cell office:value-type="float" office:value="2020" calcext:value-type="float">
            <text:p>2020</text:p>
          </table:table-cell>
          <table:table-cell office:value-type="string" calcext:value-type="string">
            <text:p>metrics-generated</text:p>
          </table:table-cell>
          <table:table-cell office:value-type="string" calcext:value-type="string">
            <text:p>We need to calculate a reasonable approximation (or exact number if possible) of a financial metric. Basing your judgment by information plainly provided in the balance sheet and the P&amp;L statement, what is Lockheed Martin's FY2020 asset turnover ratio? Asset turnover ratio is defined as: FY2020 revenue / (average total assets between FY2019 and FY2020). Round your answer to two decimal places.</text:p>
          </table:table-cell>
          <table:table-cell office:value-type="float" office:value="1.33" calcext:value-type="float">
            <text:p>1.33</text:p>
          </table:table-cell>
          <table:table-cell office:value-type="string" calcext:value-type="string">
            <text:p>Table of Contents</text:p>
            <text:p>Lockheed Martin Corporation</text:p>
            <text:p>Consolidated Statements of Earnings</text:p>
            <text:p>(in millions, except per share data)</text:p>
            <text:p> </text:p>
            <text:p> </text:p>
            <text:p>Years Ended December 31,</text:p>
            <text:p>2020</text:p>
            <text:p>2019</text:p>
            <text:p>2018</text:p>
            <text:p>Net sales</text:p>
            <text:p>Products</text:p>
            <text:p>$</text:p>
            <text:p>54,928 </text:p>
            <text:p>$</text:p>
            <text:p>50,053 </text:p>
            <text:p>$</text:p>
            <text:p>45,005 </text:p>
            <text:p>Services</text:p>
            <text:p>10,470 </text:p>
            <text:p>9,759 </text:p>
            <text:p>8,757 </text:p>
            <text:p>Total net sales</text:p>
            <text:p>65,398 </text:p>
            <text:p>59,812 </text:p>
            <text:p>53,762 </text:p>
            <text:p>Cost of sales</text:p>
            <text:p>Products</text:p>
            <text:p>(48,996)</text:p>
            <text:p>(44,589)</text:p>
            <text:p>(40,293)</text:p>
            <text:p>Services</text:p>
            <text:p>(9,371)</text:p>
            <text:p>(8,731)</text:p>
            <text:p>(7,738)</text:p>
            <text:p>Severance charges</text:p>
            <text:p>(27)</text:p>
            <text:p>— </text:p>
            <text:p>(96)</text:p>
            <text:p>Other unallocated, net</text:p>
            <text:p>1,650 </text:p>
            <text:p>1,875 </text:p>
            <text:p>1,639 </text:p>
            <text:p>Total cost of sales</text:p>
            <text:p>(56,744)</text:p>
            <text:p>(51,445)</text:p>
            <text:p>(46,488)</text:p>
            <text:p>Gross profit</text:p>
            <text:p>8,654 </text:p>
            <text:p>8,367 </text:p>
            <text:p>7,274 </text:p>
            <text:p>Other (expense) income, net</text:p>
            <text:p>(10)</text:p>
            <text:p>178 </text:p>
            <text:p>60 </text:p>
            <text:p>Operating profit</text:p>
            <text:p>8,644 </text:p>
            <text:p>8,545 </text:p>
            <text:p>7,334 </text:p>
            <text:p>Interest expense</text:p>
            <text:p>(591)</text:p>
            <text:p>(653)</text:p>
            <text:p>(668)</text:p>
            <text:p>Other non-operating income (expense), net</text:p>
            <text:p>182 </text:p>
            <text:p>(651)</text:p>
            <text:p>(828)</text:p>
            <text:p>Earnings from continuing operations before income taxes</text:p>
            <text:p>8,235 </text:p>
            <text:p>7,241 </text:p>
            <text:p>5,838 </text:p>
            <text:p>Income tax expense</text:p>
            <text:p>(1,347)</text:p>
            <text:p>(1,011)</text:p>
            <text:p>(792)</text:p>
            <text:p>Net earnings from continuing operations</text:p>
            <text:p>6,888 </text:p>
            <text:p>6,230 </text:p>
            <text:p>5,046 </text:p>
            <text:p>Net loss from discontinued operations</text:p>
            <text:p>(55)</text:p>
            <text:p>— </text:p>
            <text:p>— </text:p>
            <text:p>Net earnings</text:p>
            <text:p>$</text:p>
            <text:p>6,833 </text:p>
            <text:p>$</text:p>
            <text:p>6,230 </text:p>
            <text:p>$</text:p>
            <text:p>5,046 </text:p>
            <text:p> </text:p>
            <text:p>Earnings (loss) per common share</text:p>
            <text:p>Basic</text:p>
            <text:p>Continuing operations</text:p>
            <text:p>$</text:p>
            <text:p>24.60 </text:p>
            <text:p>$</text:p>
            <text:p>22.09 </text:p>
            <text:p>$</text:p>
            <text:p>17.74 </text:p>
            <text:p>Discontinued operations</text:p>
            <text:p>(0.20)</text:p>
            <text:p>— </text:p>
            <text:p>— </text:p>
            <text:p>Basic earnings per common share</text:p>
            <text:p>$</text:p>
            <text:p>24.40 </text:p>
            <text:p>$</text:p>
            <text:p>22.09 </text:p>
            <text:p>$</text:p>
            <text:p>17.74 </text:p>
            <text:p>Diluted</text:p>
            <text:p>Continuing operations</text:p>
            <text:p>$</text:p>
            <text:p>24.50 </text:p>
            <text:p>$</text:p>
            <text:p>21.95 </text:p>
            <text:p>$</text:p>
            <text:p>17.59 </text:p>
            <text:p>Discontinued operations</text:p>
            <text:p>(0.20)</text:p>
            <text:p>— </text:p>
            <text:p>— </text:p>
            <text:p>Diluted earnings per common share</text:p>
            <text:p>$</text:p>
            <text:p>24.30 </text:p>
            <text:p>$</text:p>
            <text:p>21.95 </text:p>
            <text:p>$</text:p>
            <text:p>17.59 </text:p>
            <text:p>The accompanying notes are an integral part of these consolidated financial statements.</text:p>
            <text:p>67___FINANCEBENCH_DELIMITER___Table of Contents</text:p>
            <text:p>Lockheed Martin Corporation</text:p>
            <text:p>Consolidated Balance Sheets</text:p>
            <text:p>(in millions, except par value)</text:p>
            <text:p> </text:p>
            <text:p> </text:p>
            <text:p>December 31,</text:p>
            <text:p>2020</text:p>
            <text:p>2019</text:p>
            <text:p>Assets</text:p>
            <text:p>Current assets</text:p>
            <text:p>Cash and cash equivalents</text:p>
            <text:p>$</text:p>
            <text:p>3,160 </text:p>
            <text:p>$</text:p>
            <text:p>1,514 </text:p>
            <text:p>Receivables, net</text:p>
            <text:p>1,978 </text:p>
            <text:p>2,337 </text:p>
            <text:p>Contract assets</text:p>
            <text:p>9,545 </text:p>
            <text:p>9,094 </text:p>
            <text:p>Inventories</text:p>
            <text:p>3,545 </text:p>
            <text:p>3,619 </text:p>
            <text:p>Other current assets</text:p>
            <text:p>1,150 </text:p>
            <text:p>531 </text:p>
            <text:p>Total current assets</text:p>
            <text:p>19,378 </text:p>
            <text:p>17,095 </text:p>
            <text:p>Property, plant and equipment, net</text:p>
            <text:p>7,213 </text:p>
            <text:p>6,591 </text:p>
            <text:p>Goodwill</text:p>
            <text:p>10,806 </text:p>
            <text:p>10,604 </text:p>
            <text:p>Intangible assets, net</text:p>
            <text:p>3,012 </text:p>
            <text:p>3,213 </text:p>
            <text:p>Deferred income taxes</text:p>
            <text:p>3,475 </text:p>
            <text:p>3,319 </text:p>
            <text:p>Other noncurrent assets</text:p>
            <text:p>6,826 </text:p>
            <text:p>6,706 </text:p>
            <text:p>Total assets</text:p>
            <text:p>$</text:p>
            <text:p>50,710 </text:p>
            <text:p>$</text:p>
            <text:p>47,528 </text:p>
            <text:p>Liabilities and equity</text:p>
            <text:p>Current liabilities</text:p>
            <text:p>Accounts payable</text:p>
            <text:p>$</text:p>
            <text:p>880 </text:p>
            <text:p>$</text:p>
            <text:p>1,281 </text:p>
            <text:p>Contract liabilities</text:p>
            <text:p>7,545 </text:p>
            <text:p>7,054 </text:p>
            <text:p>Salaries, benefits and payroll taxes</text:p>
            <text:p>3,163 </text:p>
            <text:p>2,466 </text:p>
            <text:p>Current maturities of long-term debt</text:p>
            <text:p>500 </text:p>
            <text:p>1,250 </text:p>
            <text:p>Other current liabilities</text:p>
            <text:p>1,845 </text:p>
            <text:p>1,921 </text:p>
            <text:p>Total current liabilities</text:p>
            <text:p>13,933 </text:p>
            <text:p>13,972 </text:p>
            <text:p>Long-term debt, net</text:p>
            <text:p>11,669 </text:p>
            <text:p>11,404 </text:p>
            <text:p>Accrued pension liabilities</text:p>
            <text:p>12,874 </text:p>
            <text:p>13,234 </text:p>
            <text:p>Other noncurrent liabilities</text:p>
            <text:p>6,196 </text:p>
            <text:p>5,747 </text:p>
            <text:p>Total liabilities</text:p>
            <text:p>44,672 </text:p>
            <text:p>44,357 </text:p>
            <text:p>Stockholders’ equity</text:p>
            <text:p>Common stock, $1 par value per share</text:p>
            <text:p>279 </text:p>
            <text:p>280 </text:p>
            <text:p>Additional paid-in capital</text:p>
            <text:p>221 </text:p>
            <text:p>— </text:p>
            <text:p>Retained earnings</text:p>
            <text:p>21,636 </text:p>
            <text:p>18,401 </text:p>
            <text:p>Accumulated other comprehensive loss</text:p>
            <text:p>(16,121)</text:p>
            <text:p>(15,554)</text:p>
            <text:p>Total stockholders’ equity</text:p>
            <text:p>6,015 </text:p>
            <text:p>3,127 </text:p>
            <text:p>Noncontrolling interests in subsidiary</text:p>
            <text:p>23 </text:p>
            <text:p>44 </text:p>
            <text:p>Total equity</text:p>
            <text:p>6,038 </text:p>
            <text:p>3,171 </text:p>
            <text:p>Total liabilities and equity</text:p>
            <text:p>$</text:p>
            <text:p>50,710 </text:p>
            <text:p>$</text:p>
            <text:p>47,528 </text:p>
            <text:p>The accompanying notes are an integral part of these consolidated financial statements.</text:p>
            <text:p>69</text:p>
          </table:table-cell>
          <table:table-cell office:value-type="string" calcext:value-type="string">
            <text:p>67,69</text:p>
          </table:table-cell>
          <table:table-cell/>
        </table:table-row>
        <table:table-row table:style-name="ro60">
          <table:table-cell office:value-type="string" calcext:value-type="string">
            <text:p>financebench_id_03031</text:p>
          </table:table-cell>
          <table:table-cell office:value-type="string" calcext:value-type="string">
            <text:p>LOCKHEEDMARTIN_2021_10K</text:p>
          </table:table-cell>
          <table:table-cell office:value-type="string" calcext:value-type="string">
            <text:p>https://investors.lockheedmartin.com/static-files/9ea385e3-f89c-471a-a720-4dcda1279cec</text:p>
          </table:table-cell>
          <table:table-cell office:value-type="float" office:value="2021" calcext:value-type="float">
            <text:p>2021</text:p>
          </table:table-cell>
          <table:table-cell office:value-type="string" calcext:value-type="string">
            <text:p>metrics-generated</text:p>
          </table:table-cell>
          <table:table-cell office:value-type="string" calcext:value-type="string">
            <text:p>What is Lockheed Martin's FY2021 net working capital? Define net working capital as total current assets less total current liabilities. Answer in USD millions. Respond to the question by assuming the perspective of an investment analyst who can only use the details shown within the balance sheet.</text:p>
          </table:table-cell>
          <table:table-cell table:style-name="ce2" office:value-type="string" calcext:value-type="string">
            <text:p>$5818.00</text:p>
          </table:table-cell>
          <table:table-cell office:value-type="string" calcext:value-type="string">
            <text:p>Table of Contents</text:p>
            <text:p>Lockheed Martin Corporation</text:p>
            <text:p>Consolidated Balance Sheets</text:p>
            <text:p>(in millions, except par value)</text:p>
            <text:p> </text:p>
            <text:p> </text:p>
            <text:p>December 31,</text:p>
            <text:p>2021</text:p>
            <text:p>2020</text:p>
            <text:p>Assets</text:p>
            <text:p>Current assets</text:p>
            <text:p>Cash and cash equivalents</text:p>
            <text:p>$</text:p>
            <text:p>3,604 </text:p>
            <text:p>$</text:p>
            <text:p>3,160 </text:p>
            <text:p>Receivables, net</text:p>
            <text:p>1,963 </text:p>
            <text:p>1,978 </text:p>
            <text:p>Contract assets</text:p>
            <text:p>10,579 </text:p>
            <text:p>9,545 </text:p>
            <text:p>Inventories</text:p>
            <text:p>2,981 </text:p>
            <text:p>3,545 </text:p>
            <text:p>Other current assets</text:p>
            <text:p>688 </text:p>
            <text:p>1,150 </text:p>
            <text:p>Total current assets</text:p>
            <text:p>19,815 </text:p>
            <text:p>19,378 </text:p>
            <text:p>Property, plant and equipment, net</text:p>
            <text:p>7,597 </text:p>
            <text:p>7,213 </text:p>
            <text:p>Goodwill</text:p>
            <text:p>10,813 </text:p>
            <text:p>10,806 </text:p>
            <text:p>Intangible assets, net</text:p>
            <text:p>2,706 </text:p>
            <text:p>3,012 </text:p>
            <text:p>Deferred income taxes</text:p>
            <text:p>2,290 </text:p>
            <text:p>3,475 </text:p>
            <text:p>Other noncurrent assets</text:p>
            <text:p>7,652 </text:p>
            <text:p>6,826 </text:p>
            <text:p>Total assets</text:p>
            <text:p>$</text:p>
            <text:p>50,873 </text:p>
            <text:p>$</text:p>
            <text:p>50,710 </text:p>
            <text:p>Liabilities and equity</text:p>
            <text:p>Current liabilities</text:p>
            <text:p>Accounts payable</text:p>
            <text:p>$</text:p>
            <text:p>780 </text:p>
            <text:p>$</text:p>
            <text:p>880 </text:p>
            <text:p>Salaries, benefits and payroll taxes</text:p>
            <text:p>3,108 </text:p>
            <text:p>3,163 </text:p>
            <text:p>Contract liabilities</text:p>
            <text:p>8,107 </text:p>
            <text:p>7,545 </text:p>
            <text:p>Current maturities of long-term debt</text:p>
            <text:p>6 </text:p>
            <text:p>500 </text:p>
            <text:p>Other current liabilities</text:p>
            <text:p>1,996 </text:p>
            <text:p>1,845 </text:p>
            <text:p>Total current liabilities</text:p>
            <text:p>13,997 </text:p>
            <text:p>13,933 </text:p>
            <text:p>Long-term debt, net</text:p>
            <text:p>11,670 </text:p>
            <text:p>11,669 </text:p>
            <text:p>Accrued pension liabilities</text:p>
            <text:p>8,319 </text:p>
            <text:p>12,874 </text:p>
            <text:p>Other noncurrent liabilities</text:p>
            <text:p>5,928 </text:p>
            <text:p>6,196 </text:p>
            <text:p>Total liabilities</text:p>
            <text:p>39,914 </text:p>
            <text:p>44,672 </text:p>
            <text:p>Stockholders’ equity</text:p>
            <text:p>Common stock, $1 par value per share</text:p>
            <text:p>271 </text:p>
            <text:p>279 </text:p>
            <text:p>Additional paid-in capital</text:p>
            <text:p>94 </text:p>
            <text:p>221 </text:p>
            <text:p>Retained earnings</text:p>
            <text:p>21,600 </text:p>
            <text:p>21,636 </text:p>
            <text:p>Accumulated other comprehensive loss</text:p>
            <text:p>(11,006)</text:p>
            <text:p>(16,121)</text:p>
            <text:p>Total stockholders’ equity</text:p>
            <text:p>10,959 </text:p>
            <text:p>6,015 </text:p>
            <text:p>Noncontrolling interests in subsidiary</text:p>
            <text:p>— </text:p>
            <text:p>23 </text:p>
            <text:p>Total equity</text:p>
            <text:p>10,959 </text:p>
            <text:p>6,038 </text:p>
            <text:p>Total liabilities and equity</text:p>
            <text:p>$</text:p>
            <text:p>50,873 </text:p>
            <text:p>$</text:p>
            <text:p>50,710 </text:p>
            <text:p>The accompanying notes are an integral part of these consolidated financial statements.</text:p>
            <text:p>68</text:p>
          </table:table-cell>
          <table:table-cell office:value-type="float" office:value="68" calcext:value-type="float">
            <text:p>68</text:p>
          </table:table-cell>
          <table:table-cell/>
        </table:table-row>
        <table:table-row table:style-name="ro61">
          <table:table-cell office:value-type="string" calcext:value-type="string">
            <text:p>financebench_id_03718</text:p>
          </table:table-cell>
          <table:table-cell office:value-type="string" calcext:value-type="string">
            <text:p>LOCKHEEDMARTIN_2022_10K</text:p>
          </table:table-cell>
          <table:table-cell office:value-type="string" calcext:value-type="string">
            <text:p>https://investors.lockheedmartin.com/static-files/3e78cba6-f0c4-48d0-b931-fc6137744c87</text:p>
          </table:table-cell>
          <table:table-cell office:value-type="float" office:value="2022" calcext:value-type="float">
            <text:p>2022</text:p>
          </table:table-cell>
          <table:table-cell office:value-type="string" calcext:value-type="string">
            <text:p>metrics-generated</text:p>
          </table:table-cell>
          <table:table-cell office:value-type="string" calcext:value-type="string">
            <text:p>What is Lockheed Martin's 2 year total revenue CAGR from FY2020 to FY2022 (in units of percents and round to one decimal place)? Provide a response to the question by primarily using the statement of income.</text:p>
          </table:table-cell>
          <table:table-cell table:style-name="ce2" office:value-type="string" calcext:value-type="string">
            <text:p>0.4%</text:p>
          </table:table-cell>
          <table:table-cell office:value-type="string" calcext:value-type="string">
            <text:p>Lockheed Martin Corporation</text:p>
            <text:p>Consolidated Statements of Earnings</text:p>
            <text:p>(in millions, except per share data)</text:p>
            <text:p> </text:p>
            <text:p> </text:p>
            <text:p>Years Ended December 31,</text:p>
            <text:p>2022</text:p>
            <text:p>2021</text:p>
            <text:p>2020</text:p>
            <text:p>Net sales</text:p>
            <text:p>Products</text:p>
            <text:p>$ </text:p>
            <text:p>55,466 $ </text:p>
            <text:p>56,435 $ </text:p>
            <text:p>54,928 </text:p>
            <text:p>Services</text:p>
            <text:p> </text:p>
            <text:p>10,518  </text:p>
            <text:p>10,609  </text:p>
            <text:p>10,470 </text:p>
            <text:p>Total net sales</text:p>
            <text:p> </text:p>
            <text:p>65,984  </text:p>
            <text:p>67,044  </text:p>
            <text:p>65,398 </text:p>
            <text:p>Cost of sales</text:p>
            <text:p>Products</text:p>
            <text:p> </text:p>
            <text:p>(49,577)  </text:p>
            <text:p>(50,273)  </text:p>
            <text:p>(48,996) </text:p>
            <text:p>Services</text:p>
            <text:p> </text:p>
            <text:p>(9,280)  </text:p>
            <text:p>(9,463)  </text:p>
            <text:p>(9,371) </text:p>
            <text:p>Severance and other charges</text:p>
            <text:p> </text:p>
            <text:p>(100)  </text:p>
            <text:p>(36)  </text:p>
            <text:p>(27) </text:p>
            <text:p>Other unallocated, net</text:p>
            <text:p> </text:p>
            <text:p>1,260  </text:p>
            <text:p>1,789  </text:p>
            <text:p>1,650 </text:p>
            <text:p>Total cost of sales</text:p>
            <text:p> </text:p>
            <text:p>(57,697)  </text:p>
            <text:p>(57,983)  </text:p>
            <text:p>(56,744) </text:p>
            <text:p>Gross profit</text:p>
            <text:p> </text:p>
            <text:p>8,287  </text:p>
            <text:p>9,061  </text:p>
            <text:p>8,654 </text:p>
            <text:p>Other income (expense), net</text:p>
            <text:p> </text:p>
            <text:p>61  </text:p>
            <text:p>62  </text:p>
            <text:p>(10) </text:p>
            <text:p>Operating profit</text:p>
            <text:p> </text:p>
            <text:p>8,348  </text:p>
            <text:p>9,123  </text:p>
            <text:p>8,644 </text:p>
            <text:p>Interest expense</text:p>
            <text:p> </text:p>
            <text:p>(623)  </text:p>
            <text:p>(569)  </text:p>
            <text:p>(591) </text:p>
            <text:p>Non-service FAS pension (expense) income</text:p>
            <text:p> </text:p>
            <text:p>(971)  </text:p>
            <text:p>(1,292)  </text:p>
            <text:p>219 </text:p>
            <text:p>Other non-operating (expense) income, net</text:p>
            <text:p> </text:p>
            <text:p>(74)  </text:p>
            <text:p>288  </text:p>
            <text:p>(37) </text:p>
            <text:p>Earnings from continuing operations before income taxes</text:p>
            <text:p> </text:p>
            <text:p>6,680  </text:p>
            <text:p>7,550  </text:p>
            <text:p>8,235 </text:p>
            <text:p>Income tax expense</text:p>
            <text:p> </text:p>
            <text:p>(948)  </text:p>
            <text:p>(1,235)  </text:p>
            <text:p>(1,347) </text:p>
            <text:p>Net earnings from continuing operations</text:p>
            <text:p> </text:p>
            <text:p>5,732  </text:p>
            <text:p>6,315  </text:p>
            <text:p>6,888 </text:p>
            <text:p>Net loss from discontinued operations</text:p>
            <text:p> </text:p>
            <text:p>—  </text:p>
            <text:p>—  </text:p>
            <text:p>(55) </text:p>
            <text:p>Net earnings</text:p>
            <text:p>$ </text:p>
            <text:p>5,732 $ </text:p>
            <text:p>6,315 $ </text:p>
            <text:p>6,833 </text:p>
            <text:p> </text:p>
            <text:p>Earnings (loss) per common share</text:p>
            <text:p>Basic</text:p>
            <text:p>Continuing operations</text:p>
            <text:p>$ </text:p>
            <text:p>21.74 $ </text:p>
            <text:p>22.85 $ </text:p>
            <text:p>24.60 </text:p>
            <text:p>Discontinued operations</text:p>
            <text:p> </text:p>
            <text:p>—  </text:p>
            <text:p>—  </text:p>
            <text:p>(0.20) </text:p>
            <text:p>Basic earnings per common share</text:p>
            <text:p>$ </text:p>
            <text:p>21.74 $ </text:p>
            <text:p>22.85 $ </text:p>
            <text:p>24.40 </text:p>
            <text:p>Diluted</text:p>
            <text:p>Continuing operations</text:p>
            <text:p>$ </text:p>
            <text:p>21.66 $ </text:p>
            <text:p>22.76 $ </text:p>
            <text:p>24.50 </text:p>
            <text:p>Discontinued operations</text:p>
            <text:p> </text:p>
            <text:p>—  </text:p>
            <text:p>—  </text:p>
            <text:p>(0.20) </text:p>
            <text:p>Diluted earnings per common share</text:p>
            <text:p>$ </text:p>
            <text:p>21.66 $ </text:p>
            <text:p>22.76 $ </text:p>
            <text:p>24.30 </text:p>
            <text:p>The accompanying notes are an integral part of these consolidated financial statements.</text:p>
            <text:p>Table of Contents </text:p>
            <text:p>63</text:p>
          </table:table-cell>
          <table:table-cell office:value-type="float" office:value="63" calcext:value-type="float">
            <text:p>63</text:p>
          </table:table-cell>
          <table:table-cell/>
        </table:table-row>
        <table:table-row table:style-name="ro62">
          <table:table-cell office:value-type="string" calcext:value-type="string">
            <text:p>financebench_id_04171</text:p>
          </table:table-cell>
          <table:table-cell office:value-type="string" calcext:value-type="string">
            <text:p>MGMRESORTS_2018_10K</text:p>
          </table:table-cell>
          <table:table-cell office:value-type="string" calcext:value-type="string">
            <text:p>https://d18rn0p25nwr6d.cloudfront.net/CIK-0000789570/d1b055df-9e21-4013-a311-67c98e2eb16a.pdf</text:p>
          </table:table-cell>
          <table:table-cell office:value-type="float" office:value="2018" calcext:value-type="float">
            <text:p>2018</text:p>
          </table:table-cell>
          <table:table-cell office:value-type="string" calcext:value-type="string">
            <text:p>metrics-generated</text:p>
          </table:table-cell>
          <table:table-cell office:value-type="string" calcext:value-type="string">
            <text:p>Basing your judgments off of the balance sheet, what is the year end FY2018 amount of accounts payable for MGM Resorts? Answer in USD millions.</text:p>
          </table:table-cell>
          <table:table-cell table:style-name="ce2" office:value-type="string" calcext:value-type="string">
            <text:p>$303.00</text:p>
          </table:table-cell>
          <table:table-cell office:value-type="string" calcext:value-type="string">
            <text:p>MGM�RESORTS�INTERNATIONAL�AND�SUBSIDIARIES</text:p>
            <text:p>CONSOLIDATED�BALANCE�SHEETS</text:p>
            <text:p>(In thousands, except share data)</text:p>
            <text:p> </text:p>
            <text:p> </text:p>
            <text:p>�</text:p>
            <text:p>December�31,</text:p>
            <text:p>�</text:p>
            <text:p>�</text:p>
            <text:p>�</text:p>
            <text:p>2018</text:p>
            <text:p>�</text:p>
            <text:p>�</text:p>
            <text:p>2017</text:p>
            <text:p>�</text:p>
            <text:p>ASSETS</text:p>
            <text:p>�</text:p>
            <text:p>Current�assets</text:p>
            <text:p>� </text:p>
            <text:p>  </text:p>
            <text:p>  </text:p>
            <text:p>  </text:p>
            <text:p>Cash and cash equivalents</text:p>
            <text:p> $</text:p>
            <text:p>1,526,762 </text:p>
            <text:p> $</text:p>
            <text:p>1,499,995 </text:p>
            <text:p>Accounts receivable, net</text:p>
            <text:p>  </text:p>
            <text:p>657,206 </text:p>
            <text:p>  </text:p>
            <text:p>542,273 </text:p>
            <text:p>Inventories</text:p>
            <text:p>  </text:p>
            <text:p>110,831 </text:p>
            <text:p>  </text:p>
            <text:p>102,292 </text:p>
            <text:p>Income tax receivable</text:p>
            <text:p>  </text:p>
            <text:p>28,431 </text:p>
            <text:p>  </text:p>
            <text:p>42,551 </text:p>
            <text:p>Prepaid expenses and other</text:p>
            <text:p>  </text:p>
            <text:p>203,548 </text:p>
            <text:p>  </text:p>
            <text:p>189,244 </text:p>
            <text:p>Total current assets</text:p>
            <text:p>  </text:p>
            <text:p>2,526,778 </text:p>
            <text:p>  </text:p>
            <text:p>2,376,355 </text:p>
            <text:p> </text:p>
            <text:p>  </text:p>
            <text:p>  </text:p>
            <text:p>  </text:p>
            <text:p>  </text:p>
            <text:p>Property�and�equipment,�net</text:p>
            <text:p>  </text:p>
            <text:p>20,729,888 </text:p>
            <text:p>  </text:p>
            <text:p>19,635,459 </text:p>
            <text:p> </text:p>
            <text:p>  </text:p>
            <text:p>  </text:p>
            <text:p>  </text:p>
            <text:p>  </text:p>
            <text:p>Other�assets</text:p>
            <text:p>  </text:p>
            <text:p>  </text:p>
            <text:p>  </text:p>
            <text:p>  </text:p>
            <text:p>Investments in and advances to unconsolidated affiliates</text:p>
            <text:p>  </text:p>
            <text:p>732,867 </text:p>
            <text:p>  </text:p>
            <text:p>1,033,297 </text:p>
            <text:p>Goodwill</text:p>
            <text:p>  </text:p>
            <text:p>1,821,392 </text:p>
            <text:p>  </text:p>
            <text:p>1,806,531 </text:p>
            <text:p>Other intangible assets, net</text:p>
            <text:p>  </text:p>
            <text:p>3,944,463 </text:p>
            <text:p>  </text:p>
            <text:p>3,877,960 </text:p>
            <text:p>Other long-term assets, net</text:p>
            <text:p>  </text:p>
            <text:p>455,318 </text:p>
            <text:p>  </text:p>
            <text:p>430,440 </text:p>
            <text:p>Total other assets</text:p>
            <text:p>  </text:p>
            <text:p>6,954,040 </text:p>
            <text:p>  </text:p>
            <text:p>7,148,228 </text:p>
            <text:p> </text:p>
            <text:p> $</text:p>
            <text:p>30,210,706 </text:p>
            <text:p> $</text:p>
            <text:p>29,160,042 </text:p>
            <text:p>LIABILITIES�AND�STOCKHOLDERS'�EQUITY</text:p>
            <text:p>�</text:p>
            <text:p>Current�liabilities</text:p>
            <text:p>  </text:p>
            <text:p>  </text:p>
            <text:p>  </text:p>
            <text:p>  </text:p>
            <text:p>Accounts payable</text:p>
            <text:p> $</text:p>
            <text:p>302,578 </text:p>
            <text:p> $</text:p>
            <text:p>255,028 </text:p>
            <text:p>Construction payable</text:p>
            <text:p>  </text:p>
            <text:p>311,793 </text:p>
            <text:p>  </text:p>
            <text:p>474,807 </text:p>
            <text:p>Current portion of long-term debt</text:p>
            <text:p>  </text:p>
            <text:p>43,411 </text:p>
            <text:p>  </text:p>
            <text:p>158,042 </text:p>
            <text:p>Accrued interest on long-term debt</text:p>
            <text:p>  </text:p>
            <text:p>140,046 </text:p>
            <text:p>  </text:p>
            <text:p>135,785 </text:p>
            <text:p>Other accrued liabilities</text:p>
            <text:p>  </text:p>
            <text:p>2,151,054 </text:p>
            <text:p>  </text:p>
            <text:p>2,114,635 </text:p>
            <text:p>Total current liabilities</text:p>
            <text:p>  </text:p>
            <text:p>2,948,882 </text:p>
            <text:p>  </text:p>
            <text:p>3,138,297 </text:p>
            <text:p> </text:p>
            <text:p>  </text:p>
            <text:p>  </text:p>
            <text:p>  </text:p>
            <text:p>  </text:p>
            <text:p>Deferred�income�taxes,�net</text:p>
            <text:p>  </text:p>
            <text:p>1,342,538 </text:p>
            <text:p>  </text:p>
            <text:p>1,295,375 </text:p>
            <text:p>Long-term�debt,�net</text:p>
            <text:p>  </text:p>
            <text:p>15,088,005 </text:p>
            <text:p>  </text:p>
            <text:p>12,751,052 </text:p>
            <text:p>Other�long-term�obligations</text:p>
            <text:p>  </text:p>
            <text:p>259,240 </text:p>
            <text:p>  </text:p>
            <text:p>284,416 </text:p>
            <text:p>Commitments�and�contingencies�(Note�11)</text:p>
            <text:p>  </text:p>
            <text:p>  </text:p>
            <text:p>  </text:p>
            <text:p>  </text:p>
            <text:p>Redeemable�noncontrolling�interests</text:p>
            <text:p>  </text:p>
            <text:p>102,250 </text:p>
            <text:p>  </text:p>
            <text:p>79,778 </text:p>
            <text:p>Stockholders'�equity</text:p>
            <text:p>  </text:p>
            <text:p>  </text:p>
            <text:p>  </text:p>
            <text:p>  </text:p>
            <text:p>Common stock, $.01 par value: authorized 1,000,000,000 shares, issued and</text:p>
            <text:p>   outstanding 527,479,528 and 566,275,789 shares</text:p>
            <text:p>  </text:p>
            <text:p>5,275 </text:p>
            <text:p>  </text:p>
            <text:p>5,663 </text:p>
            <text:p>Capital in excess of par value</text:p>
            <text:p>  </text:p>
            <text:p>4,092,085 </text:p>
            <text:p>  </text:p>
            <text:p>5,357,709 </text:p>
            <text:p>Retained earnings</text:p>
            <text:p>  </text:p>
            <text:p>2,423,479 </text:p>
            <text:p>  </text:p>
            <text:p>2,217,299 </text:p>
            <text:p>Accumulated other comprehensive loss</text:p>
            <text:p>  </text:p>
            <text:p>(8,556)</text:p>
            <text:p>  </text:p>
            <text:p>(3,610)</text:p>
            <text:p>Total MGM Resorts International stockholders' equity</text:p>
            <text:p>  </text:p>
            <text:p>6,512,283 </text:p>
            <text:p>  </text:p>
            <text:p>7,577,061 </text:p>
            <text:p>Noncontrolling interests</text:p>
            <text:p>  </text:p>
            <text:p>3,957,508 </text:p>
            <text:p>  </text:p>
            <text:p>4,034,063 </text:p>
            <text:p>Total stockholders' equity</text:p>
            <text:p>  </text:p>
            <text:p>10,469,791 </text:p>
            <text:p>  </text:p>
            <text:p>11,611,124 </text:p>
            <text:p> </text:p>
            <text:p> $</text:p>
            <text:p>30,210,706 </text:p>
            <text:p> $</text:p>
            <text:p>29,160,042</text:p>
            <text:p> </text:p>
            <text:p> </text:p>
            <text:p>The�accompanying�notes�are�an�integral�part�of�these�consolidated�financial�statements.</text:p>
            <text:p> </text:p>
            <text:p> </text:p>
            <text:p>55</text:p>
          </table:table-cell>
          <table:table-cell office:value-type="float" office:value="57" calcext:value-type="float">
            <text:p>57</text:p>
          </table:table-cell>
          <table:table-cell/>
        </table:table-row>
        <table:table-row table:style-name="ro2">
          <table:table-cell office:value-type="string" calcext:value-type="string">
            <text:p>financebench_id_03849</text:p>
          </table:table-cell>
          <table:table-cell office:value-type="string" calcext:value-type="string">
            <text:p>MGMRESORTS_2020_10K</text:p>
          </table:table-cell>
          <table:table-cell office:value-type="string" calcext:value-type="string">
            <text:p>https://d18rn0p25nwr6d.cloudfront.net/CIK-0000789570/03692647-6ccc-4177-8ce9-13ac35692254.pdf</text:p>
          </table:table-cell>
          <table:table-cell office:value-type="float" office:value="2020" calcext:value-type="float">
            <text:p>2020</text:p>
          </table:table-cell>
          <table:table-cell office:value-type="string" calcext:value-type="string">
            <text:p>metrics-generated</text:p>
          </table:table-cell>
          <table:table-cell office:value-type="string" calcext:value-type="string">
            <text:p>What is the FY2018 - FY2020 3 year average of capex as a % of revenue for MGM Resorts? Answer in units of percents and round to one decimal place. Please utilize information provided primarily within the statement of cash flows and the statement of income.</text:p>
          </table:table-cell>
          <table:table-cell table:style-name="ce2" office:value-type="string" calcext:value-type="string">
            <text:p>7.9%</text:p>
          </table:table-cell>
          <table:table-cell office:value-type="string" calcext:value-type="string">
            <text:p>MGM RESORTS INTERNATIONAL AND SUBSIDIARIES</text:p>
            <text:p>CONSOLIDATED STATEMENTS OF OPERATIONS</text:p>
            <text:p>(In thousands, except per share data)</text:p>
            <text:p> </text:p>
            <text:p> </text:p>
            <text:p> </text:p>
            <text:p>Year Ended December 31,</text:p>
            <text:p> </text:p>
            <text:p> </text:p>
            <text:p> </text:p>
            <text:p>2020</text:p>
            <text:p> </text:p>
            <text:p> </text:p>
            <text:p>2019</text:p>
            <text:p> </text:p>
            <text:p> </text:p>
            <text:p>2018</text:p>
            <text:p> </text:p>
            <text:p>Revenues</text:p>
            <text:p>  </text:p>
            <text:p>  </text:p>
            <text:p>  </text:p>
            <text:p>  </text:p>
            <text:p>  </text:p>
            <text:p>  </text:p>
            <text:p>Casino</text:p>
            <text:p> $</text:p>
            <text:p>2,871,720 </text:p>
            <text:p> $</text:p>
            <text:p>6,517,759 </text:p>
            <text:p> $</text:p>
            <text:p>5,753,150 </text:p>
            <text:p>Rooms</text:p>
            <text:p>  </text:p>
            <text:p>830,382 </text:p>
            <text:p>  </text:p>
            <text:p>2,322,579 </text:p>
            <text:p>  </text:p>
            <text:p>2,212,573 </text:p>
            <text:p>Food and beverage</text:p>
            <text:p>  </text:p>
            <text:p>696,040 </text:p>
            <text:p>  </text:p>
            <text:p>2,145,247 </text:p>
            <text:p>  </text:p>
            <text:p>1,959,021 </text:p>
            <text:p>Entertainment, retail and other</text:p>
            <text:p>  </text:p>
            <text:p>518,991 </text:p>
            <text:p>  </text:p>
            <text:p>1,477,200 </text:p>
            <text:p>  </text:p>
            <text:p>1,412,860 </text:p>
            <text:p>Reimbursed costs</text:p>
            <text:p>  </text:p>
            <text:p>244,949 </text:p>
            <text:p>  </text:p>
            <text:p>436,887 </text:p>
            <text:p>  </text:p>
            <text:p>425,492 </text:p>
            <text:p> </text:p>
            <text:p>  </text:p>
            <text:p>5,162,082 </text:p>
            <text:p>  </text:p>
            <text:p>12,899,672 </text:p>
            <text:p>  </text:p>
            <text:p>11,763,096 </text:p>
            <text:p>Expenses</text:p>
            <text:p>  </text:p>
            <text:p>  </text:p>
            <text:p>  </text:p>
            <text:p>  </text:p>
            <text:p>  </text:p>
            <text:p>  </text:p>
            <text:p>Casino</text:p>
            <text:p>  </text:p>
            <text:p>1,701,783 </text:p>
            <text:p>  </text:p>
            <text:p>3,623,899 </text:p>
            <text:p>  </text:p>
            <text:p>3,199,775 </text:p>
            <text:p>Rooms</text:p>
            <text:p>  </text:p>
            <text:p>419,156 </text:p>
            <text:p>  </text:p>
            <text:p>829,677 </text:p>
            <text:p>  </text:p>
            <text:p>791,761 </text:p>
            <text:p>Food and beverage</text:p>
            <text:p>  </text:p>
            <text:p>674,118 </text:p>
            <text:p>  </text:p>
            <text:p>1,661,626 </text:p>
            <text:p>  </text:p>
            <text:p>1,501,868 </text:p>
            <text:p>Entertainment, retail and other</text:p>
            <text:p>  </text:p>
            <text:p>412,705 </text:p>
            <text:p>  </text:p>
            <text:p>1,051,400 </text:p>
            <text:p>  </text:p>
            <text:p>999,979 </text:p>
            <text:p>Reimbursed costs</text:p>
            <text:p>  </text:p>
            <text:p>244,949 </text:p>
            <text:p>  </text:p>
            <text:p>436,887 </text:p>
            <text:p>  </text:p>
            <text:p>425,492 </text:p>
            <text:p>General and administrative</text:p>
            <text:p>  </text:p>
            <text:p>2,122,333 </text:p>
            <text:p>  </text:p>
            <text:p>2,101,217 </text:p>
            <text:p>  </text:p>
            <text:p>1,764,638 </text:p>
            <text:p>Corporate expense</text:p>
            <text:p>  </text:p>
            <text:p>460,148 </text:p>
            <text:p>  </text:p>
            <text:p>464,642 </text:p>
            <text:p>  </text:p>
            <text:p>419,204 </text:p>
            <text:p>Preopening and start-up expenses</text:p>
            <text:p>  </text:p>
            <text:p>84 </text:p>
            <text:p>  </text:p>
            <text:p>7,175 </text:p>
            <text:p>  </text:p>
            <text:p>151,392 </text:p>
            <text:p>Property transactions, net</text:p>
            <text:p>  </text:p>
            <text:p>93,567 </text:p>
            <text:p>  </text:p>
            <text:p>275,802 </text:p>
            <text:p>  </text:p>
            <text:p>9,147 </text:p>
            <text:p>Gain on REIT transactions, net</text:p>
            <text:p>  </text:p>
            <text:p>(1,491,945)</text:p>
            <text:p>  </text:p>
            <text:p>(2,677,996)</text:p>
            <text:p>  </text:p>
            <text:p>— </text:p>
            <text:p>Depreciation and amortization</text:p>
            <text:p>  </text:p>
            <text:p>1,210,556 </text:p>
            <text:p>  </text:p>
            <text:p>1,304,649 </text:p>
            <text:p>  </text:p>
            <text:p>1,178,044 </text:p>
            <text:p> </text:p>
            <text:p>  </text:p>
            <text:p>5,847,454 </text:p>
            <text:p>  </text:p>
            <text:p>9,078,978 </text:p>
            <text:p>  </text:p>
            <text:p>10,441,300 </text:p>
            <text:p>Income from unconsolidated affiliates</text:p>
            <text:p>  </text:p>
            <text:p>42,938 </text:p>
            <text:p>  </text:p>
            <text:p>119,521 </text:p>
            <text:p>  </text:p>
            <text:p>147,690 </text:p>
            <text:p>Operating income (loss)</text:p>
            <text:p>  </text:p>
            <text:p>(642,434)</text:p>
            <text:p>  </text:p>
            <text:p>3,940,215 </text:p>
            <text:p>  </text:p>
            <text:p>1,469,486 </text:p>
            <text:p>Non-operating income (expense)</text:p>
            <text:p>  </text:p>
            <text:p>  </text:p>
            <text:p>  </text:p>
            <text:p>  </text:p>
            <text:p>  </text:p>
            <text:p>  </text:p>
            <text:p>Interest expense, net of amounts capitalized</text:p>
            <text:p>  </text:p>
            <text:p>(676,380)</text:p>
            <text:p>  </text:p>
            <text:p>(847,932)</text:p>
            <text:p>  </text:p>
            <text:p>(769,513)</text:p>
            <text:p>Non-operating items from unconsolidated affiliates</text:p>
            <text:p>  </text:p>
            <text:p>(103,304)</text:p>
            <text:p>  </text:p>
            <text:p>(62,296)</text:p>
            <text:p>  </text:p>
            <text:p>(47,827)</text:p>
            <text:p>Other, net</text:p>
            <text:p>  </text:p>
            <text:p>(89,361)</text:p>
            <text:p>  </text:p>
            <text:p>(183,262)</text:p>
            <text:p>  </text:p>
            <text:p>(18,140)</text:p>
            <text:p> </text:p>
            <text:p>  </text:p>
            <text:p>(869,045)</text:p>
            <text:p>  </text:p>
            <text:p>(1,093,490)</text:p>
            <text:p>  </text:p>
            <text:p>(835,480)</text:p>
            <text:p>Income (loss) before income taxes</text:p>
            <text:p>  </text:p>
            <text:p>(1,511,479)</text:p>
            <text:p>  </text:p>
            <text:p>2,846,725 </text:p>
            <text:p>  </text:p>
            <text:p>634,006 </text:p>
            <text:p>Benefit (provision) for income taxes</text:p>
            <text:p>  </text:p>
            <text:p>191,572 </text:p>
            <text:p>  </text:p>
            <text:p>(632,345)</text:p>
            <text:p>  </text:p>
            <text:p>(50,112)</text:p>
            <text:p>Net income (loss)</text:p>
            <text:p>  </text:p>
            <text:p>(1,319,907)</text:p>
            <text:p>  </text:p>
            <text:p>2,214,380 </text:p>
            <text:p>  </text:p>
            <text:p>583,894 </text:p>
            <text:p>Less: Net (income) loss attributable to noncontrolling interests</text:p>
            <text:p>  </text:p>
            <text:p>287,183 </text:p>
            <text:p>  </text:p>
            <text:p>(165,234)</text:p>
            <text:p>  </text:p>
            <text:p>(117,122)</text:p>
            <text:p>Net income (loss) attributable to MGM Resorts International</text:p>
            <text:p> $</text:p>
            <text:p>(1,032,724)</text:p>
            <text:p> $</text:p>
            <text:p>2,049,146 </text:p>
            <text:p> $</text:p>
            <text:p>466,772 </text:p>
            <text:p> </text:p>
            <text:p>  </text:p>
            <text:p>  </text:p>
            <text:p>  </text:p>
            <text:p>  </text:p>
            <text:p>  </text:p>
            <text:p>  </text:p>
            <text:p>Earnings (loss) per share</text:p>
            <text:p>  </text:p>
            <text:p>  </text:p>
            <text:p>  </text:p>
            <text:p>  </text:p>
            <text:p>  </text:p>
            <text:p>  </text:p>
            <text:p>Basic</text:p>
            <text:p> $</text:p>
            <text:p>(2.02)</text:p>
            <text:p> $</text:p>
            <text:p>3.90 </text:p>
            <text:p> $</text:p>
            <text:p>0.82 </text:p>
            <text:p>Diluted</text:p>
            <text:p> $</text:p>
            <text:p>(2.02)</text:p>
            <text:p> $</text:p>
            <text:p>3.88 </text:p>
            <text:p> $</text:p>
            <text:p>0.81 </text:p>
            <text:p>Weighted average common shares outstanding</text:p>
            <text:p>  </text:p>
            <text:p>  </text:p>
            <text:p>  </text:p>
            <text:p>  </text:p>
            <text:p>  </text:p>
            <text:p>  </text:p>
            <text:p>Basic</text:p>
            <text:p>  </text:p>
            <text:p>494,152 </text:p>
            <text:p>  </text:p>
            <text:p>524,173 </text:p>
            <text:p>  </text:p>
            <text:p>544,253 </text:p>
            <text:p>Diluted</text:p>
            <text:p>  </text:p>
            <text:p>494,152 </text:p>
            <text:p>  </text:p>
            <text:p>527,645 </text:p>
            <text:p>  </text:p>
            <text:p>549,536</text:p>
            <text:p> </text:p>
            <text:p> </text:p>
            <text:p>The accompanying notes are an integral part of these consolidated financial statements.</text:p>
            <text:p> </text:p>
            <text:p>63___FINANCEBENCH_DELIMITER___ </text:p>
            <text:p>MGM RESORTS INTERNATIONAL AND SUBSIDIARIES</text:p>
            <text:p>CONSOLIDATED STATEMENTS OF CASH FLOWS</text:p>
            <text:p>(In thousands)</text:p>
            <text:p> </text:p>
            <text:p> </text:p>
            <text:p> </text:p>
            <text:p>Year Ended December 31,</text:p>
            <text:p> </text:p>
            <text:p> </text:p>
            <text:p> </text:p>
            <text:p>2020</text:p>
            <text:p> </text:p>
            <text:p> </text:p>
            <text:p>2019</text:p>
            <text:p> </text:p>
            <text:p> </text:p>
            <text:p>2018</text:p>
            <text:p> </text:p>
            <text:p>Cash flows from operating activities</text:p>
            <text:p> </text:p>
            <text:p> </text:p>
            <text:p>    </text:p>
            <text:p> </text:p>
            <text:p>    </text:p>
            <text:p> </text:p>
            <text:p>  </text:p>
            <text:p>Net income (loss)</text:p>
            <text:p> </text:p>
            <text:p>$</text:p>
            <text:p>(1,319,907)</text:p>
            <text:p> $</text:p>
            <text:p>2,214,380 </text:p>
            <text:p> $</text:p>
            <text:p>583,894 </text:p>
            <text:p>Adjustments to reconcile net income (loss) to net cash provided by (used in)</text:p>
            <text:p>   operating activities:</text:p>
            <text:p> </text:p>
            <text:p> </text:p>
            <text:p>  </text:p>
            <text:p>  </text:p>
            <text:p>  </text:p>
            <text:p>  </text:p>
            <text:p>  </text:p>
            <text:p>Depreciation and amortization</text:p>
            <text:p> </text:p>
            <text:p> </text:p>
            <text:p>1,210,556 </text:p>
            <text:p>  </text:p>
            <text:p>1,304,649 </text:p>
            <text:p>  </text:p>
            <text:p>1,178,044 </text:p>
            <text:p>Amortization of debt discounts, premiums and issuance costs</text:p>
            <text:p> </text:p>
            <text:p> </text:p>
            <text:p>34,363 </text:p>
            <text:p>  </text:p>
            <text:p>38,972 </text:p>
            <text:p>  </text:p>
            <text:p>41,102 </text:p>
            <text:p>Loss on early retirement of debt</text:p>
            <text:p> </text:p>
            <text:p> </text:p>
            <text:p>126,462 </text:p>
            <text:p>  </text:p>
            <text:p>198,151 </text:p>
            <text:p>  </text:p>
            <text:p>3,619 </text:p>
            <text:p>Provision for credit losses</text:p>
            <text:p> </text:p>
            <text:p> </text:p>
            <text:p>71,422 </text:p>
            <text:p>  </text:p>
            <text:p>39,270 </text:p>
            <text:p>  </text:p>
            <text:p>39,762 </text:p>
            <text:p>Stock-based compensation</text:p>
            <text:p> </text:p>
            <text:p> </text:p>
            <text:p>106,956 </text:p>
            <text:p>  </text:p>
            <text:p>88,838 </text:p>
            <text:p>  </text:p>
            <text:p>70,177 </text:p>
            <text:p>Property transactions, net</text:p>
            <text:p> </text:p>
            <text:p> </text:p>
            <text:p>93,567 </text:p>
            <text:p>  </text:p>
            <text:p>275,802 </text:p>
            <text:p>  </text:p>
            <text:p>9,147 </text:p>
            <text:p>Gain on REIT transactions, net</text:p>
            <text:p> </text:p>
            <text:p> </text:p>
            <text:p>(1,491,945)</text:p>
            <text:p>  </text:p>
            <text:p>(2,677,996)</text:p>
            <text:p>  </text:p>
            <text:p>— </text:p>
            <text:p>Noncash lease expense</text:p>
            <text:p> </text:p>
            <text:p> </text:p>
            <text:p>183,399 </text:p>
            <text:p>  </text:p>
            <text:p>71,784 </text:p>
            <text:p>  </text:p>
            <text:p>— </text:p>
            <text:p>Loss (income) from unconsolidated affiliates</text:p>
            <text:p> </text:p>
            <text:p> </text:p>
            <text:p>60,366 </text:p>
            <text:p>  </text:p>
            <text:p>(57,225)</text:p>
            <text:p>  </text:p>
            <text:p>(96,542)</text:p>
            <text:p>Distributions from unconsolidated affiliates</text:p>
            <text:p> </text:p>
            <text:p> </text:p>
            <text:p>86,584 </text:p>
            <text:p>  </text:p>
            <text:p>299 </text:p>
            <text:p>  </text:p>
            <text:p>11,563 </text:p>
            <text:p>Deferred income taxes</text:p>
            <text:p> </text:p>
            <text:p> </text:p>
            <text:p>18,347 </text:p>
            <text:p>  </text:p>
            <text:p>595,046 </text:p>
            <text:p>  </text:p>
            <text:p>46,720 </text:p>
            <text:p>Change in operating assets and liabilities:</text:p>
            <text:p> </text:p>
            <text:p> </text:p>
            <text:p>  </text:p>
            <text:p>  </text:p>
            <text:p>  </text:p>
            <text:p>  </text:p>
            <text:p>  </text:p>
            <text:p>Accounts receivable</text:p>
            <text:p> </text:p>
            <text:p> </text:p>
            <text:p>960,099 </text:p>
            <text:p>  </text:p>
            <text:p>(726,610)</text:p>
            <text:p>  </text:p>
            <text:p>(149,554)</text:p>
            <text:p>Inventories</text:p>
            <text:p> </text:p>
            <text:p> </text:p>
            <text:p>14,705 </text:p>
            <text:p>  </text:p>
            <text:p>6,522 </text:p>
            <text:p>  </text:p>
            <text:p>(7,860)</text:p>
            <text:p>Income taxes receivable and payable, net</text:p>
            <text:p> </text:p>
            <text:p> </text:p>
            <text:p>(216,250)</text:p>
            <text:p>  </text:p>
            <text:p>1,259 </text:p>
            <text:p>  </text:p>
            <text:p>14,120 </text:p>
            <text:p>Prepaid expenses and other</text:p>
            <text:p> </text:p>
            <text:p> </text:p>
            <text:p>(37)</text:p>
            <text:p>  </text:p>
            <text:p>7,567 </text:p>
            <text:p>  </text:p>
            <text:p>(8,656)</text:p>
            <text:p>Accounts payable and accrued liabilities</text:p>
            <text:p> </text:p>
            <text:p> </text:p>
            <text:p>(1,382,980)</text:p>
            <text:p>  </text:p>
            <text:p>465,602 </text:p>
            <text:p>  </text:p>
            <text:p>21,508 </text:p>
            <text:p>Other</text:p>
            <text:p> </text:p>
            <text:p> </text:p>
            <text:p>(48,750)</text:p>
            <text:p>  </text:p>
            <text:p>(35,909)</text:p>
            <text:p>  </text:p>
            <text:p>(34,505)</text:p>
            <text:p>Net cash provided by (used in) operating activities</text:p>
            <text:p> </text:p>
            <text:p> </text:p>
            <text:p>(1,493,043)</text:p>
            <text:p>  </text:p>
            <text:p>1,810,401 </text:p>
            <text:p>  </text:p>
            <text:p>1,722,539 </text:p>
            <text:p>Cash flows from investing activities</text:p>
            <text:p> </text:p>
            <text:p> </text:p>
            <text:p>  </text:p>
            <text:p>  </text:p>
            <text:p>  </text:p>
            <text:p>  </text:p>
            <text:p>  </text:p>
            <text:p>Capital expenditures, net of construction payable</text:p>
            <text:p> </text:p>
            <text:p> </text:p>
            <text:p>(270,579)</text:p>
            <text:p>  </text:p>
            <text:p>(739,006)</text:p>
            <text:p>  </text:p>
            <text:p>(1,486,843)</text:p>
            <text:p>Dispositions of property and equipment</text:p>
            <text:p> </text:p>
            <text:p> </text:p>
            <text:p>6,136 </text:p>
            <text:p>  </text:p>
            <text:p>2,578 </text:p>
            <text:p>  </text:p>
            <text:p>25,612 </text:p>
            <text:p>Proceeds from Mandalay Bay and MGM Grand Las Vegas transaction</text:p>
            <text:p> </text:p>
            <text:p> </text:p>
            <text:p>2,455,839 </text:p>
            <text:p>  </text:p>
            <text:p>— </text:p>
            <text:p>  </text:p>
            <text:p>— </text:p>
            <text:p>Proceeds from Bellagio transaction</text:p>
            <text:p> </text:p>
            <text:p> </text:p>
            <text:p>— </text:p>
            <text:p>  </text:p>
            <text:p>4,151,499 </text:p>
            <text:p>  </text:p>
            <text:p>— </text:p>
            <text:p>Proceeds from sale of Circus Circus Las Vegas and adjacent land</text:p>
            <text:p> </text:p>
            <text:p> </text:p>
            <text:p>— </text:p>
            <text:p>  </text:p>
            <text:p>652,333 </text:p>
            <text:p>  </text:p>
            <text:p>— </text:p>
            <text:p>Proceeds from sale of business units and investment in unconsolidated affiliate</text:p>
            <text:p> </text:p>
            <text:p> </text:p>
            <text:p>— </text:p>
            <text:p>  </text:p>
            <text:p>— </text:p>
            <text:p>  </text:p>
            <text:p>163,616 </text:p>
            <text:p>Acquisition of Northfield, net of cash acquired</text:p>
            <text:p> </text:p>
            <text:p> </text:p>
            <text:p>— </text:p>
            <text:p>  </text:p>
            <text:p>— </text:p>
            <text:p>  </text:p>
            <text:p>(1,034,534)</text:p>
            <text:p>Acquisition of Empire City Casino, net of cash acquired</text:p>
            <text:p> </text:p>
            <text:p> </text:p>
            <text:p>— </text:p>
            <text:p>  </text:p>
            <text:p>(535,681)</text:p>
            <text:p>  </text:p>
            <text:p>— </text:p>
            <text:p>Investments in unconsolidated affiliates</text:p>
            <text:p> </text:p>
            <text:p> </text:p>
            <text:p>(96,925)</text:p>
            <text:p>  </text:p>
            <text:p>(81,877)</text:p>
            <text:p>  </text:p>
            <text:p>(56,295)</text:p>
            <text:p>Distributions from unconsolidated affiliates</text:p>
            <text:p> </text:p>
            <text:p> </text:p>
            <text:p>63,960 </text:p>
            <text:p>  </text:p>
            <text:p>100,700 </text:p>
            <text:p>  </text:p>
            <text:p>322,631 </text:p>
            <text:p>Other</text:p>
            <text:p> </text:p>
            <text:p> </text:p>
            <text:p>873 </text:p>
            <text:p>  </text:p>
            <text:p>(31,112)</text:p>
            <text:p>  </text:p>
            <text:p>(17,208)</text:p>
            <text:p>Net cash provided by (used in) investing activities</text:p>
            <text:p> </text:p>
            <text:p> </text:p>
            <text:p>2,159,304 </text:p>
            <text:p>  </text:p>
            <text:p>3,519,434 </text:p>
            <text:p>  </text:p>
            <text:p>(2,083,021)</text:p>
            <text:p>Cash flows from financing activities</text:p>
            <text:p> </text:p>
            <text:p> </text:p>
            <text:p>  </text:p>
            <text:p>  </text:p>
            <text:p>  </text:p>
            <text:p>  </text:p>
            <text:p>  </text:p>
            <text:p>Net borrowings (repayments) under bank credit facilities – maturities of</text:p>
            <text:p>   90 days or less</text:p>
            <text:p> </text:p>
            <text:p> </text:p>
            <text:p>(1,595,089)</text:p>
            <text:p>  </text:p>
            <text:p>(3,634,049)</text:p>
            <text:p>  </text:p>
            <text:p>1,242,259 </text:p>
            <text:p>Issuance of long-term debt</text:p>
            <text:p> </text:p>
            <text:p> </text:p>
            <text:p>3,550,000 </text:p>
            <text:p>  </text:p>
            <text:p>3,250,000 </text:p>
            <text:p>  </text:p>
            <text:p>1,000,000 </text:p>
            <text:p>Retirement of senior notes</text:p>
            <text:p> </text:p>
            <text:p> </text:p>
            <text:p>(846,815)</text:p>
            <text:p>  </text:p>
            <text:p>(3,764,167)</text:p>
            <text:p>  </text:p>
            <text:p>(2,265)</text:p>
            <text:p>Debt issuance costs</text:p>
            <text:p> </text:p>
            <text:p> </text:p>
            <text:p>(62,348)</text:p>
            <text:p>  </text:p>
            <text:p>(63,391)</text:p>
            <text:p>  </text:p>
            <text:p>(76,519)</text:p>
            <text:p>Proceeds from issuance of bridge loan facility</text:p>
            <text:p> </text:p>
            <text:p> </text:p>
            <text:p>1,304,625 </text:p>
            <text:p>  </text:p>
            <text:p>— </text:p>
            <text:p>  </text:p>
            <text:p>— </text:p>
            <text:p>Issuance of MGM Growth Properties Class A shares, net</text:p>
            <text:p> </text:p>
            <text:p> </text:p>
            <text:p>524,704 </text:p>
            <text:p>  </text:p>
            <text:p>1,250,006 </text:p>
            <text:p>  </text:p>
            <text:p>— </text:p>
            <text:p>Dividends paid to common shareholders</text:p>
            <text:p> </text:p>
            <text:p> </text:p>
            <text:p>(77,606)</text:p>
            <text:p>  </text:p>
            <text:p>(271,288)</text:p>
            <text:p>  </text:p>
            <text:p>(260,592)</text:p>
            <text:p>Distributions to noncontrolling interest owners</text:p>
            <text:p> </text:p>
            <text:p> </text:p>
            <text:p>(286,385)</text:p>
            <text:p>  </text:p>
            <text:p>(223,303)</text:p>
            <text:p>  </text:p>
            <text:p>(184,932)</text:p>
            <text:p>Purchases of common stock</text:p>
            <text:p> </text:p>
            <text:p> </text:p>
            <text:p>(353,720)</text:p>
            <text:p>  </text:p>
            <text:p>(1,031,534)</text:p>
            <text:p>  </text:p>
            <text:p>(1,283,333)</text:p>
            <text:p>Other</text:p>
            <text:p> </text:p>
            <text:p> </text:p>
            <text:p>(53,939)</text:p>
            <text:p>  </text:p>
            <text:p>(41,868)</text:p>
            <text:p>  </text:p>
            <text:p>(45,384)</text:p>
            <text:p>Net cash provided by (used in) financing activities</text:p>
            <text:p> </text:p>
            <text:p> </text:p>
            <text:p>2,103,427 </text:p>
            <text:p>  </text:p>
            <text:p>(4,529,594)</text:p>
            <text:p>  </text:p>
            <text:p>389,234 </text:p>
            <text:p>Effect of exchange rate on cash</text:p>
            <text:p> </text:p>
            <text:p> </text:p>
            <text:p>2,345 </text:p>
            <text:p>  </text:p>
            <text:p>2,601 </text:p>
            <text:p>  </text:p>
            <text:p>(1,985)</text:p>
            <text:p>Cash and cash equivalents</text:p>
            <text:p> </text:p>
            <text:p> </text:p>
            <text:p>  </text:p>
            <text:p>  </text:p>
            <text:p>  </text:p>
            <text:p>  </text:p>
            <text:p>  </text:p>
            <text:p>Net increase for the period</text:p>
            <text:p> </text:p>
            <text:p> </text:p>
            <text:p>2,772,033 </text:p>
            <text:p>  </text:p>
            <text:p>802,842 </text:p>
            <text:p>  </text:p>
            <text:p>26,767 </text:p>
            <text:p>Balance, beginning of period</text:p>
            <text:p> </text:p>
            <text:p> </text:p>
            <text:p>2,329,604 </text:p>
            <text:p>  </text:p>
            <text:p>1,526,762 </text:p>
            <text:p>  </text:p>
            <text:p>1,499,995 </text:p>
            <text:p>Balance, end of period</text:p>
            <text:p> </text:p>
            <text:p>$</text:p>
            <text:p>5,101,637 </text:p>
            <text:p> $</text:p>
            <text:p>2,329,604 </text:p>
            <text:p> $</text:p>
            <text:p>1,526,762 </text:p>
            <text:p>Supplemental cash flow disclosures</text:p>
            <text:p> </text:p>
            <text:p> </text:p>
            <text:p>  </text:p>
            <text:p>  </text:p>
            <text:p>  </text:p>
            <text:p>  </text:p>
            <text:p>  </text:p>
            <text:p>Interest paid, net of amounts capitalized</text:p>
            <text:p> </text:p>
            <text:p>$</text:p>
            <text:p>639,718 </text:p>
            <text:p> $</text:p>
            <text:p>826,970 </text:p>
            <text:p> $</text:p>
            <text:p>723,609 </text:p>
            <text:p>Federal, state and foreign income taxes paid (refunds received), net</text:p>
            <text:p> </text:p>
            <text:p> </text:p>
            <text:p>8,543 </text:p>
            <text:p>  </text:p>
            <text:p>28,493 </text:p>
            <text:p>  </text:p>
            <text:p>(10,100)</text:p>
            <text:p>Non-cash investing and financing activities</text:p>
            <text:p> </text:p>
            <text:p> </text:p>
            <text:p>  </text:p>
            <text:p>  </text:p>
            <text:p>  </text:p>
            <text:p>  </text:p>
            <text:p>  </text:p>
            <text:p>Note receivable related to sale of Circus Circus Las Vegas and adjacent land</text:p>
            <text:p> </text:p>
            <text:p>$</text:p>
            <text:p>— </text:p>
            <text:p> $</text:p>
            <text:p>133,689 </text:p>
            <text:p> $</text:p>
            <text:p>— </text:p>
            <text:p>Investment in Bellagio BREIT Venture</text:p>
            <text:p> </text:p>
            <text:p> </text:p>
            <text:p>— </text:p>
            <text:p>  </text:p>
            <text:p>62,133 </text:p>
            <text:p>  </text:p>
            <text:p>— </text:p>
            <text:p>Investment in MGP BREIT Venture</text:p>
            <text:p> </text:p>
            <text:p> </text:p>
            <text:p>802,000 </text:p>
            <text:p>  </text:p>
            <text:p>— </text:p>
            <text:p>  </text:p>
            <text:p>— </text:p>
            <text:p>MGP BREIT Venture assumption of bridge loan facility</text:p>
            <text:p> </text:p>
            <text:p> </text:p>
            <text:p>1,304,625 </text:p>
            <text:p>  </text:p>
            <text:p>— </text:p>
            <text:p>  </text:p>
            <text:p>—</text:p>
            <text:p> </text:p>
            <text:p> </text:p>
            <text:p>The accompanying notes are an integral part of these consolidated financial statements.</text:p>
            <text:p>65</text:p>
          </table:table-cell>
          <table:table-cell office:value-type="string" calcext:value-type="string">
            <text:p>65,67</text:p>
          </table:table-cell>
          <table:table-cell/>
        </table:table-row>
        <table:table-row table:style-name="ro20">
          <table:table-cell office:value-type="string" calcext:value-type="string">
            <text:p>financebench_id_01254</text:p>
          </table:table-cell>
          <table:table-cell office:value-type="string" calcext:value-type="string">
            <text:p>MGMRESORTS_2022_10K</text:p>
          </table:table-cell>
          <table:table-cell office:value-type="string" calcext:value-type="string">
            <text:p>https://d18rn0p25nwr6d.cloudfront.net/CIK-0000789570/5e924681-e9c4-4bfb-95db-ef7c484303e7.pdf</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Has MGM Resorts paid dividends to common shareholders in FY2022?</text:p>
          </table:table-cell>
          <table:table-cell office:value-type="string" calcext:value-type="string">
            <text:p>Yes. MGM maintained 0.01$ per share annual dividend through out FY 2022.</text:p>
          </table:table-cell>
          <table:table-cell office:value-type="string" calcext:value-type="string">
            <text:p>. We maintained an annual</text:p>
            <text:p>dividend of $0.01 per share throughout 2022.</text:p>
          </table:table-cell>
          <table:table-cell office:value-type="float" office:value="32" calcext:value-type="float">
            <text:p>32</text:p>
          </table:table-cell>
          <table:table-cell/>
        </table:table-row>
        <table:table-row table:style-name="ro57">
          <table:table-cell office:value-type="string" calcext:value-type="string">
            <text:p>financebench_id_00382</text:p>
          </table:table-cell>
          <table:table-cell office:value-type="string" calcext:value-type="string">
            <text:p>MGMRESORTS_2022Q4_EARNINGS</text:p>
          </table:table-cell>
          <table:table-cell office:value-type="string" calcext:value-type="string">
            <text:p>https://s22.q4cdn.com/513010314/files/doc_financials/2022/q4/r/MGM-Resorts-Exhibit-99.1.pdf</text:p>
          </table:table-cell>
          <table:table-cell office:value-type="float" office:value="2022" calcext:value-type="float">
            <text:p>2022</text:p>
          </table:table-cell>
          <table:table-cell office:value-type="string" calcext:value-type="string">
            <text:p>novel-generated</text:p>
          </table:table-cell>
          <table:table-cell office:value-type="string" calcext:value-type="string">
            <text:p>Which region had the Highest EBITDAR Contribution for MGM during FY2022?</text:p>
          </table:table-cell>
          <table:table-cell office:value-type="string" calcext:value-type="string">
            <text:p>Las Vegas resorts contributed ~90% of company level EBITDAR during FY2022.</text:p>
          </table:table-cell>
          <table:table-cell office:value-type="string" calcext:value-type="string">
            <text:p>dited)</text:p>
            <text:p>Three months ended Twelve months ended</text:p>
            <text:p>December 31,</text:p>
            <text:p>2022</text:p>
            <text:p>December 31,</text:p>
            <text:p>2021</text:p>
            <text:p>December 31,</text:p>
            <text:p>2022</text:p>
            <text:p>December 31,</text:p>
            <text:p>2021</text:p>
            <text:p>Las Vegas Strip Resorts $ 877,052 $ 698,739 $ 3,142,308 $ 1,738,211</text:p>
            <text:p>Regional Operations 319,517 309,250 1,294,630 1,217,814</text:p>
            <text:p>MGM China (54,979) 5,015 (203,136) 25,367</text:p>
            <text:p>Unconsolidated affiliates(1) (43,029) (49,698) (222,079) (131,590)</text:p>
            <text:p>Management and other operations (3,037) 2,087 (11,934) 15,766</text:p>
            <text:p>Stock compensation (25,159) (26,494) (71,297) (63,984)</text:p>
            <text:p>Corporate(2) (113,058) (117,491) (431,238) (380,501)</text:p>
            <text:p>$ 957,307 $ 3,497,254</text:p>
          </table:table-cell>
          <table:table-cell office:value-type="float" office:value="13" calcext:value-type="float">
            <text:p>13</text:p>
          </table:table-cell>
          <table:table-cell/>
        </table:table-row>
        <table:table-row table:style-name="ro63">
          <table:table-cell office:value-type="string" calcext:value-type="string">
            <text:p>financebench_id_01911</text:p>
          </table:table-cell>
          <table:table-cell office:value-type="string" calcext:value-type="string">
            <text:p>MGMRESORTS_2022Q4_EARNINGS</text:p>
          </table:table-cell>
          <table:table-cell office:value-type="string" calcext:value-type="string">
            <text:p>https://s22.q4cdn.com/513010314/files/doc_financials/2022/q4/r/MGM-Resorts-Exhibit-99.1.pdf</text:p>
          </table:table-cell>
          <table:table-cell office:value-type="float" office:value="2022" calcext:value-type="float">
            <text:p>2022</text:p>
          </table:table-cell>
          <table:table-cell office:value-type="string" calcext:value-type="string">
            <text:p>novel-generated</text:p>
          </table:table-cell>
          <table:table-cell office:value-type="string" calcext:value-type="string">
            <text:p>What was MGM's interest coverage ratio using FY2022 Adjusted EBIT as the numerator and annual Interest Expense as the denominator?</text:p>
          </table:table-cell>
          <table:table-cell office:value-type="string" calcext:value-type="string">
            <text:p>As adjusted EBIT is negative, coverage ratio is zero</text:p>
          </table:table-cell>
          <table:table-cell office:value-type="string" calcext:value-type="string">
            <text:p>dited)</text:p>
            <text:p>Three months ended Twelve months ended</text:p>
            <text:p>December 31,</text:p>
            <text:p>2022</text:p>
            <text:p>December 31,</text:p>
            <text:p>2021</text:p>
            <text:p>December 31,</text:p>
            <text:p>2022</text:p>
            <text:p>December 31,</text:p>
            <text:p>2021</text:p>
            <text:p>Net income attributable to MGM Resorts International $ 284,002 $ 131,013 $ 1,473,093 $ 1,254,370</text:p>
            <text:p>Plus: Net loss attributable to noncontrolling interests (604,016) (14,926) (1,266,362) (45,981)</text:p>
            <text:p>Net income (loss) (320,014) 116,087 206,731 1,208,389</text:p>
            <text:p>Provision for income taxes 285,937 31,152 697,068 253,415</text:p>
            <text:p>Income (loss) before income taxes (34,077) 147,239 903,799 1,461,804</text:p>
            <text:p>Non-operating (income) expense</text:p>
            <text:p>Interest expense, net of amounts capitalized 137,132 201,477 594,954 799,593</text:p>
            <text:p>Other, net (104,951) 20,131 (59,381) 17,302</text:p>
            <text:p>32,181 221,608 535,573 816,895</text:p>
            <text:p>Operating income (loss) (1,896) 368,847 1,439,372 2,278,699</text:p>
            <text:p>Preopening and start-up expenses 504 3,452 1,876 5,094</text:p>
            <text:p>Property transactions, net (1,060,701) (68,578) (1,036,997) (67,736)</text:p>
            <text:p>Depreciation and amortization 1,421,637 297,031 3,482,050 1,150,610</text:p>
            <text:p>Gain on REIT transactions, net — — (2,277,747) —</text:p>
            <text:p>Gain on consolidation of CityCenter, net — — — (1,562,329)</text:p>
            <text:p>Triple-net operating lease and ground lease rent expense 600,467 262,307 1,950,566 833,158</text:p>
            <text:p>Gain related to sale of Harmon land - unconsolidated affiliate — — — (49,755)</text:p>
            <text:p>Income from unconsolidated affiliates related to real estate</text:p>
            <text:p>ventures (2,704) (41,651) (61,866) (166,658)</text:p>
            <text:p>Adjusted EBITDAR $ 957,307 $ 3,497,254</text:p>
          </table:table-cell>
          <table:table-cell office:value-type="float" office:value="14" calcext:value-type="float">
            <text:p>14</text:p>
          </table:table-cell>
          <table:table-cell/>
        </table:table-row>
        <table:table-row table:style-name="ro5">
          <table:table-cell office:value-type="string" calcext:value-type="string">
            <text:p>financebench_id_01912</text:p>
          </table:table-cell>
          <table:table-cell office:value-type="string" calcext:value-type="string">
            <text:p>MGMRESORTS_2022Q4_EARNINGS</text:p>
          </table:table-cell>
          <table:table-cell office:value-type="string" calcext:value-type="string">
            <text:p>https://s22.q4cdn.com/513010314/files/doc_financials/2022/q4/r/MGM-Resorts-Exhibit-99.1.pdf</text:p>
          </table:table-cell>
          <table:table-cell office:value-type="float" office:value="2022" calcext:value-type="float">
            <text:p>2022</text:p>
          </table:table-cell>
          <table:table-cell office:value-type="string" calcext:value-type="string">
            <text:p>novel-generated</text:p>
          </table:table-cell>
          <table:table-cell office:value-type="string" calcext:value-type="string">
            <text:p>Which region had the worst topline performance for MGM during FY2022?</text:p>
          </table:table-cell>
          <table:table-cell office:value-type="string" calcext:value-type="string">
            <text:p>MGM China experienced the worst topline performance amongst the other regions presented. Its revenue declined 44% in FY2022 whereas the other regions presented increased their revenues.</text:p>
          </table:table-cell>
          <table:table-cell office:value-type="string" calcext:value-type="string">
            <text:p>Las Vegas Strip Resorts</text:p>
            <text:p>• Net revenues of $8.4 billion in the current year compared to $4.7 billion in the prior year, an</text:p>
            <text:p>increase of 77%;___FINANCEBENCH_DELIMITER___Regional Operations</text:p>
            <text:p>• Net revenues of $3.8 billion in the current year compared to $3.4 billion in the prior year, an</text:p>
            <text:p>increase of 12%;___FINANCEBENCH_DELIMITER___MGM China</text:p>
            <text:p>• Net revenues of $674 million in the current year compared to $1.2 billion in the prior year, a</text:p>
            <text:p>decrease of 44%;</text:p>
          </table:table-cell>
          <table:table-cell office:value-type="string" calcext:value-type="string">
            <text:p>3,4,4</text:p>
          </table:table-cell>
          <table:table-cell/>
        </table:table-row>
        <table:table-row table:style-name="ro38">
          <table:table-cell office:value-type="string" calcext:value-type="string">
            <text:p>financebench_id_00407</text:p>
          </table:table-cell>
          <table:table-cell office:value-type="string" calcext:value-type="string">
            <text:p>MGMRESORTS_2023Q2_10Q</text:p>
          </table:table-cell>
          <table:table-cell office:value-type="string" calcext:value-type="string">
            <text:p>https://d18rn0p25nwr6d.cloudfront.net/CIK-0000789570/e20e899f-c320-44ee-b5f9-c219e4585f49.pdf</text:p>
          </table:table-cell>
          <table:table-cell office:value-type="float" office:value="2023" calcext:value-type="float">
            <text:p>2023</text:p>
          </table:table-cell>
          <table:table-cell office:value-type="string" calcext:value-type="string">
            <text:p>novel-generated</text:p>
          </table:table-cell>
          <table:table-cell office:value-type="string" calcext:value-type="string">
            <text:p>Which type of debt received the largest investment among the short term investments for MGM in H1 FY2023?</text:p>
          </table:table-cell>
          <table:table-cell office:value-type="string" calcext:value-type="string">
            <text:p>the biggest short term investment is in corporate bonds (almost 82% of the total investment)</text:p>
          </table:table-cell>
          <table:table-cell office:value-type="string" calcext:value-type="string">
            <text:p>Fair value level June 30, 2023 December 31, 2022</text:p>
            <text:p>(In thousands)</text:p>
            <text:p>Cash and cash equivalents:</text:p>
            <text:p>Money market funds Level 1 $ 2,195 $ 12,009</text:p>
            <text:p>Commercial paper and certificates of deposit Level 2 — 5,992</text:p>
            <text:p>Cash and cash equivalents 2,195 18,001</text:p>
            <text:p>Short-term investments:</text:p>
            <text:p>U.S. government securities Level 1 57,696 56,835</text:p>
            <text:p>U.S. agency securities Level 2 29,049 9,530</text:p>
            <text:p>Commercial paper and certificates of deposit Level 2 4,561 4,466</text:p>
            <text:p>Corporate bonds Level 2 416,420 213,875</text:p>
            <text:p>Short-term investments 507,726 284,706</text:p>
            <text:p>Total debt investments $ 509,921 $ 302,707</text:p>
          </table:table-cell>
          <table:table-cell office:value-type="float" office:value="11" calcext:value-type="float">
            <text:p>11</text:p>
          </table:table-cell>
          <table:table-cell/>
        </table:table-row>
        <table:table-row table:style-name="ro14">
          <table:table-cell office:value-type="string" calcext:value-type="string">
            <text:p>financebench_id_04700</text:p>
          </table:table-cell>
          <table:table-cell office:value-type="string" calcext:value-type="string">
            <text:p>MICROSOFT_2016_10K</text:p>
          </table:table-cell>
          <table:table-cell office:value-type="string" calcext:value-type="string">
            <text:p>https://microsoft.gcs-web.com/static-files/a779c4f1-d788-4890-83fb-633d198efe7e</text:p>
          </table:table-cell>
          <table:table-cell office:value-type="float" office:value="2016" calcext:value-type="float">
            <text:p>2016</text:p>
          </table:table-cell>
          <table:table-cell office:value-type="string" calcext:value-type="string">
            <text:p>metrics-generated</text:p>
          </table:table-cell>
          <table:table-cell office:value-type="string" calcext:value-type="string">
            <text:p>What is the FY2016 COGS for Microsoft? Please state answer in USD millions. Provide a response to the question by primarily using the statement of income.</text:p>
          </table:table-cell>
          <table:table-cell table:style-name="ce2" office:value-type="string" calcext:value-type="string">
            <text:p>$32780.00</text:p>
          </table:table-cell>
          <table:table-cell office:value-type="string" calcext:value-type="string">
            <text:p>Table of Contents</text:p>
            <text:p> </text:p>
            <text:p>PART II</text:p>
            <text:p>Item 8</text:p>
            <text:p> </text:p>
            <text:p>ITEM 8. FINANCIAL STATEMENTS AND SUPPLEMENTARY DATA</text:p>
            <text:p>INCOME STATEMENTS</text:p>
            <text:p> </text:p>
            <text:p>(In millions, except per share amounts)</text:p>
            <text:p>  </text:p>
            <text:p> </text:p>
            <text:p>  </text:p>
            <text:p> </text:p>
            <text:p>  </text:p>
            <text:p> </text:p>
            <text:p> </text:p>
            <text:p>Year Ended June 30,</text:p>
            <text:p>  </text:p>
            <text:p>2016  </text:p>
            <text:p>2015  </text:p>
            <text:p>2014 </text:p>
            <text:p>Revenue:</text:p>
            <text:p>  </text:p>
            <text:p>  </text:p>
            <text:p>  </text:p>
            <text:p>  </text:p>
            <text:p>  </text:p>
            <text:p>  </text:p>
            <text:p> </text:p>
            <text:p>Product</text:p>
            <text:p>  </text:p>
            <text:p>$  61,502   </text:p>
            <text:p>$  75,956   </text:p>
            <text:p>$  72,948  </text:p>
            <text:p>Service and other</text:p>
            <text:p>  </text:p>
            <text:p> </text:p>
            <text:p>23,818   </text:p>
            <text:p> </text:p>
            <text:p>17,624   </text:p>
            <text:p> </text:p>
            <text:p>13,885  </text:p>
            <text:p> </text:p>
            <text:p> </text:p>
            <text:p>Total revenue</text:p>
            <text:p>  </text:p>
            <text:p> </text:p>
            <text:p>85,320   </text:p>
            <text:p> </text:p>
            <text:p>93,580   </text:p>
            <text:p> </text:p>
            <text:p>86,833  </text:p>
            <text:p> </text:p>
            <text:p> </text:p>
            <text:p>Cost of revenue:</text:p>
            <text:p>  </text:p>
            <text:p>  </text:p>
            <text:p>  </text:p>
            <text:p>  </text:p>
            <text:p>  </text:p>
            <text:p>  </text:p>
            <text:p> </text:p>
            <text:p>Product</text:p>
            <text:p>  </text:p>
            <text:p> </text:p>
            <text:p>17,880   </text:p>
            <text:p> </text:p>
            <text:p>21,410   </text:p>
            <text:p> </text:p>
            <text:p>16,681  </text:p>
            <text:p>Service and other</text:p>
            <text:p>  </text:p>
            <text:p> </text:p>
            <text:p>14,900   </text:p>
            <text:p> </text:p>
            <text:p>11,628   </text:p>
            <text:p> </text:p>
            <text:p>10,397  </text:p>
            <text:p> </text:p>
            <text:p> </text:p>
            <text:p>Total cost of revenue</text:p>
            <text:p>  </text:p>
            <text:p> </text:p>
            <text:p>32,780   </text:p>
            <text:p> </text:p>
            <text:p>33,038   </text:p>
            <text:p> </text:p>
            <text:p>27,078  </text:p>
            <text:p> </text:p>
            <text:p> </text:p>
            <text:p>Gross margin</text:p>
            <text:p>  </text:p>
            <text:p> </text:p>
            <text:p>52,540   </text:p>
            <text:p> </text:p>
            <text:p>60,542   </text:p>
            <text:p> </text:p>
            <text:p>59,755  </text:p>
            <text:p>Research and development</text:p>
            <text:p>  </text:p>
            <text:p> </text:p>
            <text:p>11,988   </text:p>
            <text:p> </text:p>
            <text:p>12,046   </text:p>
            <text:p> </text:p>
            <text:p>11,381  </text:p>
            <text:p>Sales and marketing</text:p>
            <text:p>  </text:p>
            <text:p> </text:p>
            <text:p>14,697   </text:p>
            <text:p> </text:p>
            <text:p>15,713   </text:p>
            <text:p> </text:p>
            <text:p>15,811  </text:p>
            <text:p>General and administrative</text:p>
            <text:p>  </text:p>
            <text:p> </text:p>
            <text:p>4,563   </text:p>
            <text:p> </text:p>
            <text:p>4,611   </text:p>
            <text:p> </text:p>
            <text:p>4,677  </text:p>
            <text:p>Impairment, integration, and restructuring</text:p>
            <text:p>  </text:p>
            <text:p> </text:p>
            <text:p>1,110   </text:p>
            <text:p> </text:p>
            <text:p>10,011   </text:p>
            <text:p> </text:p>
            <text:p>127  </text:p>
            <text:p> </text:p>
            <text:p> </text:p>
            <text:p>Operating income</text:p>
            <text:p>  </text:p>
            <text:p> </text:p>
            <text:p>20,182   </text:p>
            <text:p> </text:p>
            <text:p>18,161   </text:p>
            <text:p> </text:p>
            <text:p>27,759  </text:p>
            <text:p>Other income (expense), net</text:p>
            <text:p>  </text:p>
            <text:p> </text:p>
            <text:p>(431)  </text:p>
            <text:p> </text:p>
            <text:p>346   </text:p>
            <text:p> </text:p>
            <text:p>61  </text:p>
            <text:p> </text:p>
            <text:p> </text:p>
            <text:p>Income before income taxes</text:p>
            <text:p>  </text:p>
            <text:p> </text:p>
            <text:p>19,751   </text:p>
            <text:p> </text:p>
            <text:p>18,507   </text:p>
            <text:p> </text:p>
            <text:p>27,820  </text:p>
            <text:p>Provision for income taxes</text:p>
            <text:p>  </text:p>
            <text:p> </text:p>
            <text:p>2,953   </text:p>
            <text:p> </text:p>
            <text:p>6,314   </text:p>
            <text:p> </text:p>
            <text:p>5,746  </text:p>
            <text:p> </text:p>
            <text:p> </text:p>
            <text:p>Net income</text:p>
            <text:p>  </text:p>
            <text:p>$ 16,798   </text:p>
            <text:p>$ 12,193   </text:p>
            <text:p>$ 22,074  </text:p>
            <text:p> </text:p>
            <text:p>  </text:p>
            <text:p> </text:p>
            <text:p> </text:p>
            <text:p>Earnings per share:</text:p>
            <text:p>  </text:p>
            <text:p>  </text:p>
            <text:p>  </text:p>
            <text:p>  </text:p>
            <text:p>  </text:p>
            <text:p>  </text:p>
            <text:p> </text:p>
            <text:p>Basic</text:p>
            <text:p>  </text:p>
            <text:p>$</text:p>
            <text:p>2.12   </text:p>
            <text:p>$</text:p>
            <text:p>1.49   </text:p>
            <text:p>$</text:p>
            <text:p>2.66  </text:p>
            <text:p>Diluted</text:p>
            <text:p>  </text:p>
            <text:p>$</text:p>
            <text:p>2.10   </text:p>
            <text:p>$</text:p>
            <text:p>1.48   </text:p>
            <text:p>$</text:p>
            <text:p>2.63  </text:p>
            <text:p>Weighted average shares outstanding:</text:p>
            <text:p>  </text:p>
            <text:p>  </text:p>
            <text:p>  </text:p>
            <text:p>  </text:p>
            <text:p>  </text:p>
            <text:p>  </text:p>
            <text:p> </text:p>
            <text:p>Basic</text:p>
            <text:p>  </text:p>
            <text:p> </text:p>
            <text:p>7,925   </text:p>
            <text:p> </text:p>
            <text:p>8,177   </text:p>
            <text:p> </text:p>
            <text:p>8,299  </text:p>
            <text:p>Diluted</text:p>
            <text:p>  </text:p>
            <text:p> </text:p>
            <text:p>8,013   </text:p>
            <text:p> </text:p>
            <text:p>8,254   </text:p>
            <text:p> </text:p>
            <text:p>8,399  </text:p>
            <text:p>Cash dividends declared per common share</text:p>
            <text:p>  </text:p>
            <text:p>$</text:p>
            <text:p>1.44   </text:p>
            <text:p>$</text:p>
            <text:p>1.24   </text:p>
            <text:p>$</text:p>
            <text:p>1.12  </text:p>
            <text:p>See accompanying notes.</text:p>
            <text:p> </text:p>
            <text:p>52</text:p>
          </table:table-cell>
          <table:table-cell office:value-type="float" office:value="52" calcext:value-type="float">
            <text:p>52</text:p>
          </table:table-cell>
          <table:table-cell/>
        </table:table-row>
        <table:table-row table:style-name="ro55">
          <table:table-cell office:value-type="string" calcext:value-type="string">
            <text:p>financebench_id_00552</text:p>
          </table:table-cell>
          <table:table-cell office:value-type="string" calcext:value-type="string">
            <text:p>MICROSOFT_2023_10K</text:p>
          </table:table-cell>
          <table:table-cell office:value-type="string" calcext:value-type="string">
            <text:p>https://microsoft.gcs-web.com/static-files/e2931fdb-9823-4130-b2a8-f6b8db0b15a9</text:p>
          </table:table-cell>
          <table:table-cell office:value-type="float" office:value="2023" calcext:value-type="float">
            <text:p>2023</text:p>
          </table:table-cell>
          <table:table-cell office:value-type="string" calcext:value-type="string">
            <text:p>domain-relevant</text:p>
          </table:table-cell>
          <table:table-cell office:value-type="string" calcext:value-type="string">
            <text:p>Has Microsoft increased its debt on balance sheet between FY2023 and the FY2022 period?</text:p>
          </table:table-cell>
          <table:table-cell office:value-type="string" calcext:value-type="string">
            <text:p>No. Microsoft decreased its debt by $2.5bn in FY 2023 vs FY 2022.</text:p>
          </table:table-cell>
          <table:table-cell office:value-type="string" calcext:value-type="string">
            <text:p>BALANCE SHEETS</text:p>
            <text:p>(In millions)</text:p>
            <text:p>June 30, 2023 2022</text:p>
            <text:p>Assets</text:p>
            <text:p>Current assets:</text:p>
            <text:p>Cash and cash equivalents $ 34,704 $ 13,931</text:p>
            <text:p>Short-term investments 76,558 90,826</text:p>
            <text:p>Total cash, cash equivalents, and short-term investments 111,262 104,757</text:p>
            <text:p>Accounts receivable, net of allowance for doubtful accounts of $650 and $633 48,688 44,261</text:p>
            <text:p>Inventories 2,500 3,742</text:p>
            <text:p>Other current assets 21,807 16,924</text:p>
            <text:p>Total current assets 184,257 169,684</text:p>
            <text:p>Property and equipment, net of accumulated depreciation of $68,251 and $59,660 95,641 74,398</text:p>
            <text:p>Operating lease right-of-use assets 14,346 13,148</text:p>
            <text:p>Equity investments 9,879 6,891</text:p>
            <text:p>Goodwill 67,886 67,524</text:p>
            <text:p>Intangible assets, net 9,366 11,298</text:p>
            <text:p>Other long-term assets 30,601 21,897</text:p>
            <text:p>Total assets $ 411,976 $ 364,840</text:p>
            <text:p>Liabilities and stockholders’ equity</text:p>
            <text:p>Current liabilities:</text:p>
            <text:p>Accounts payable $ 18,095 $ 19,000</text:p>
            <text:p>Current portion of long-term debt 5,247 2,749</text:p>
            <text:p>Accrued compensation 11,009 10,661</text:p>
            <text:p>Short-term income taxes 4,152 4,067</text:p>
            <text:p>Short-term unearned revenue 50,901 45,538</text:p>
            <text:p>Other current liabilities 14,745 13,067</text:p>
            <text:p>Total current liabilities 104,149 95,082</text:p>
            <text:p>Long-term debt 41,990 47,032</text:p>
            <text:p>Long-term income taxes 25,560 26,069</text:p>
            <text:p>Long-term unearned revenue 2,912 2,870</text:p>
            <text:p>Deferred income taxes 433 230</text:p>
            <text:p>Operating lease liabilities 12,728 11,489</text:p>
            <text:p>Other long-term liabilities 17,981 15,526</text:p>
            <text:p>Total liabilities 205,753 198,298</text:p>
          </table:table-cell>
          <table:table-cell office:value-type="float" office:value="60" calcext:value-type="float">
            <text:p>60</text:p>
          </table:table-cell>
          <table:table-cell/>
        </table:table-row>
        <table:table-row table:style-name="ro2">
          <table:table-cell office:value-type="string" calcext:value-type="string">
            <text:p>financebench_id_04458</text:p>
          </table:table-cell>
          <table:table-cell office:value-type="string" calcext:value-type="string">
            <text:p>NETFLIX_2015_10K</text:p>
          </table:table-cell>
          <table:table-cell office:value-type="string" calcext:value-type="string">
            <text:p>https://d18rn0p25nwr6d.cloudfront.net/CIK-0001065280/7c37ae9c-ace5-4ad5-ab02-6b5e82c5ff8f.pdf</text:p>
          </table:table-cell>
          <table:table-cell office:value-type="float" office:value="2015" calcext:value-type="float">
            <text:p>2015</text:p>
          </table:table-cell>
          <table:table-cell office:value-type="string" calcext:value-type="string">
            <text:p>metrics-generated</text:p>
          </table:table-cell>
          <table:table-cell office:value-type="string" calcext:value-type="string">
            <text:p>We want to calculate a financial metric. Please help us compute it by basing your answers off of the statement of income and the statement of cash flows. Here's the question: what is the FY2015 unadjusted EBITDA % margin for Netflix? Calculate unadjusted EBITDA using unadjusted operating income and D&amp;A (from cash flow statement).</text:p>
          </table:table-cell>
          <table:table-cell table:style-name="ce2" office:value-type="string" calcext:value-type="string">
            <text:p>5.4%</text:p>
          </table:table-cell>
          <table:table-cell office:value-type="string" calcext:value-type="string">
            <text:p>Table of Contents</text:p>
            <text:p>NETFLIX, INC.</text:p>
            <text:p>CONSOLIDATED STATEMENTS OF OPERATIONS</text:p>
            <text:p>(in thousands, except per share data)</text:p>
            <text:p> </text:p>
            <text:p>   </text:p>
            <text:p> </text:p>
            <text:p>Year ended December 31,</text:p>
            <text:p>   </text:p>
            <text:p> </text:p>
            <text:p>2015</text:p>
            <text:p> </text:p>
            <text:p>2014</text:p>
            <text:p> </text:p>
            <text:p>2013</text:p>
            <text:p>Revenues</text:p>
            <text:p> $</text:p>
            <text:p>6,779,511  $</text:p>
            <text:p>5,504,656  $</text:p>
            <text:p>4,374,562</text:p>
            <text:p>Cost of revenues</text:p>
            <text:p> </text:p>
            <text:p>4,591,476  </text:p>
            <text:p>3,752,760  </text:p>
            <text:p>3,117,203</text:p>
            <text:p>Marketing</text:p>
            <text:p> </text:p>
            <text:p>824,092  </text:p>
            <text:p>607,186  </text:p>
            <text:p>469,942</text:p>
            <text:p>Technology and development</text:p>
            <text:p> </text:p>
            <text:p>650,788  </text:p>
            <text:p>472,321  </text:p>
            <text:p>378,769</text:p>
            <text:p>General and administrative</text:p>
            <text:p> </text:p>
            <text:p>407,329  </text:p>
            <text:p>269,741  </text:p>
            <text:p>180,301</text:p>
            <text:p>Operating income</text:p>
            <text:p> </text:p>
            <text:p>305,826  </text:p>
            <text:p>402,648  </text:p>
            <text:p>228,347</text:p>
            <text:p>Other income (expense):</text:p>
            <text:p>  </text:p>
            <text:p>  </text:p>
            <text:p>  </text:p>
            <text:p>Interest expense</text:p>
            <text:p> </text:p>
            <text:p>(132,716)  </text:p>
            <text:p>(50,219)  </text:p>
            <text:p>(29,142)</text:p>
            <text:p>Interest and other income (expense)</text:p>
            <text:p> </text:p>
            <text:p>(31,225)  </text:p>
            <text:p>(3,060)  </text:p>
            <text:p>(3,002)</text:p>
            <text:p>Loss on extinguishment of debt</text:p>
            <text:p> </text:p>
            <text:p>—  </text:p>
            <text:p>—  </text:p>
            <text:p>(25,129)</text:p>
            <text:p>Income before income taxes</text:p>
            <text:p> </text:p>
            <text:p>141,885  </text:p>
            <text:p>349,369  </text:p>
            <text:p>171,074</text:p>
            <text:p>Provision for income taxes</text:p>
            <text:p> </text:p>
            <text:p>19,244  </text:p>
            <text:p>82,570  </text:p>
            <text:p>58,671</text:p>
            <text:p>Net income</text:p>
            <text:p> $</text:p>
            <text:p>122,641  $</text:p>
            <text:p>266,799  $</text:p>
            <text:p>112,403</text:p>
            <text:p>Earnings per share:</text:p>
            <text:p>  </text:p>
            <text:p>  </text:p>
            <text:p>  </text:p>
            <text:p>Basic</text:p>
            <text:p> $</text:p>
            <text:p>0.29  $</text:p>
            <text:p>0.63  $</text:p>
            <text:p>0.28</text:p>
            <text:p>Diluted</text:p>
            <text:p> $</text:p>
            <text:p>0.28  $</text:p>
            <text:p>0.62  $</text:p>
            <text:p>0.26</text:p>
            <text:p>Weighted-average common shares outstanding:</text:p>
            <text:p>  </text:p>
            <text:p>  </text:p>
            <text:p>  </text:p>
            <text:p>Basic</text:p>
            <text:p> </text:p>
            <text:p>425,889  </text:p>
            <text:p>420,544  </text:p>
            <text:p>407,385</text:p>
            <text:p>Diluted</text:p>
            <text:p> </text:p>
            <text:p>436,456  </text:p>
            <text:p>431,894  </text:p>
            <text:p>425,327</text:p>
            <text:p>See accompanying notes to consolidated financial statements.</text:p>
            <text:p>38___FINANCEBENCH_DELIMITER___Table of Contents</text:p>
            <text:p>NETFLIX, INC.</text:p>
            <text:p>CONSOLIDATED STATEMENTS OF CASH FLOWS</text:p>
            <text:p>(in thousands)</text:p>
            <text:p>   </text:p>
            <text:p> </text:p>
            <text:p>Year Ended December 31,</text:p>
            <text:p>   </text:p>
            <text:p> </text:p>
            <text:p>2015</text:p>
            <text:p> </text:p>
            <text:p>2014</text:p>
            <text:p> </text:p>
            <text:p>2013</text:p>
            <text:p>Cash flows from operating activities:</text:p>
            <text:p>  </text:p>
            <text:p>  </text:p>
            <text:p>  </text:p>
            <text:p>Net income</text:p>
            <text:p> $</text:p>
            <text:p>122,641  $</text:p>
            <text:p>266,799  $</text:p>
            <text:p>112,403</text:p>
            <text:p>Adjustments to reconcile net income to net cash (used in) provided by operating activities:</text:p>
            <text:p>  </text:p>
            <text:p>  </text:p>
            <text:p>  </text:p>
            <text:p>Additions to streaming content assets</text:p>
            <text:p> </text:p>
            <text:p>(5,771,652)  </text:p>
            <text:p>(3,773,019)  </text:p>
            <text:p>(3,030,701)</text:p>
            <text:p>Change in streaming content liabilities</text:p>
            <text:p> </text:p>
            <text:p>1,162,413  </text:p>
            <text:p>593,125  </text:p>
            <text:p>673,785</text:p>
            <text:p>Amortization of streaming content assets</text:p>
            <text:p> </text:p>
            <text:p>3,405,382  </text:p>
            <text:p>2,656,279  </text:p>
            <text:p>2,121,981</text:p>
            <text:p>Amortization of DVD content assets</text:p>
            <text:p> </text:p>
            <text:p>79,380  </text:p>
            <text:p>71,491  </text:p>
            <text:p>71,325</text:p>
            <text:p>Depreciation and amortization of property, equipment and intangibles</text:p>
            <text:p> </text:p>
            <text:p>62,283  </text:p>
            <text:p>54,028  </text:p>
            <text:p>48,374</text:p>
            <text:p>Stock-based compensation expense</text:p>
            <text:p> </text:p>
            <text:p>124,725  </text:p>
            <text:p>115,239  </text:p>
            <text:p>73,100</text:p>
            <text:p>Excess tax benefits from stock-based compensation</text:p>
            <text:p> </text:p>
            <text:p>(80,471)  </text:p>
            <text:p>(89,341)  </text:p>
            <text:p>(81,663)</text:p>
            <text:p>Other non-cash items</text:p>
            <text:p> </text:p>
            <text:p>31,628  </text:p>
            <text:p>15,282  </text:p>
            <text:p>5,332</text:p>
            <text:p>Loss on extinguishment of debt</text:p>
            <text:p> </text:p>
            <text:p>—  </text:p>
            <text:p>—  </text:p>
            <text:p>25,129</text:p>
            <text:p>Deferred taxes</text:p>
            <text:p> </text:p>
            <text:p>(58,655)  </text:p>
            <text:p>(30,063)  </text:p>
            <text:p>(22,044)</text:p>
            <text:p>Changes in operating assets and liabilities:</text:p>
            <text:p>  </text:p>
            <text:p>  </text:p>
            <text:p>  </text:p>
            <text:p>Other current assets</text:p>
            <text:p> </text:p>
            <text:p>18,693  </text:p>
            <text:p>(9,198)  </text:p>
            <text:p>43,177</text:p>
            <text:p>Accounts payable</text:p>
            <text:p> </text:p>
            <text:p>51,615  </text:p>
            <text:p>83,812  </text:p>
            <text:p>18,374</text:p>
            <text:p>Accrued expenses</text:p>
            <text:p> </text:p>
            <text:p>48,810  </text:p>
            <text:p>55,636  </text:p>
            <text:p>1,941</text:p>
            <text:p>Deferred revenue</text:p>
            <text:p> </text:p>
            <text:p>72,135  </text:p>
            <text:p>58,819  </text:p>
            <text:p>46,295</text:p>
            <text:p>Other non-current assets and liabilities</text:p>
            <text:p> </text:p>
            <text:p>(18,366)  </text:p>
            <text:p>(52,406)  </text:p>
            <text:p>(8,977)</text:p>
            <text:p>Net cash (used in) provided by operating activities</text:p>
            <text:p> </text:p>
            <text:p>(749,439)  </text:p>
            <text:p>16,483  </text:p>
            <text:p>97,831</text:p>
            <text:p>Cash flows from investing activities:</text:p>
            <text:p>  </text:p>
            <text:p>  </text:p>
            <text:p>  </text:p>
            <text:p>Acquisition of DVD content assets</text:p>
            <text:p> </text:p>
            <text:p>(77,958)  </text:p>
            <text:p>(74,790)  </text:p>
            <text:p>(65,927)</text:p>
            <text:p>Purchases of property and equipment</text:p>
            <text:p> </text:p>
            <text:p>(91,248)  </text:p>
            <text:p>(69,726)  </text:p>
            <text:p>(54,143)</text:p>
            <text:p>Other assets</text:p>
            <text:p> </text:p>
            <text:p>(1,912)  </text:p>
            <text:p>1,334  </text:p>
            <text:p>5,939</text:p>
            <text:p>Purchases of short-term investments</text:p>
            <text:p> </text:p>
            <text:p>(371,915)  </text:p>
            <text:p>(426,934)  </text:p>
            <text:p>(550,264)</text:p>
            <text:p>Proceeds from sale of short-term investments</text:p>
            <text:p> </text:p>
            <text:p>259,079  </text:p>
            <text:p>385,300  </text:p>
            <text:p>347,502</text:p>
            <text:p>Proceeds from maturities of short-term investments</text:p>
            <text:p> </text:p>
            <text:p>104,762  </text:p>
            <text:p>141,950  </text:p>
            <text:p>60,925</text:p>
            <text:p>Net cash used in investing activities</text:p>
            <text:p> </text:p>
            <text:p>(179,192)  </text:p>
            <text:p>(42,866)  </text:p>
            <text:p>(255,968)</text:p>
            <text:p>Cash flows from financing activities:</text:p>
            <text:p>  </text:p>
            <text:p>  </text:p>
            <text:p>  </text:p>
            <text:p>Proceeds from issuance of common stock</text:p>
            <text:p> </text:p>
            <text:p>77,980  </text:p>
            <text:p>60,544  </text:p>
            <text:p>124,557</text:p>
            <text:p>Proceeds from issuance of debt</text:p>
            <text:p> </text:p>
            <text:p>1,500,000  </text:p>
            <text:p>400,000  </text:p>
            <text:p>500,000</text:p>
            <text:p>Issuance costs</text:p>
            <text:p> </text:p>
            <text:p>(17,629)  </text:p>
            <text:p>(7,080)  </text:p>
            <text:p>(9,414)</text:p>
            <text:p>Redemption of debt</text:p>
            <text:p> </text:p>
            <text:p>—  </text:p>
            <text:p>—  </text:p>
            <text:p>(219,362)</text:p>
            <text:p>Excess tax benefits from stock-based compensation</text:p>
            <text:p> </text:p>
            <text:p>80,471  </text:p>
            <text:p>89,341  </text:p>
            <text:p>81,663</text:p>
            <text:p>Principal payments of lease financing obligations</text:p>
            <text:p> </text:p>
            <text:p>(545)  </text:p>
            <text:p>(1,093)  </text:p>
            <text:p>(1,180)</text:p>
            <text:p>Net cash provided by financing activities</text:p>
            <text:p> </text:p>
            <text:p>1,640,277  </text:p>
            <text:p>541,712  </text:p>
            <text:p>476,264</text:p>
            <text:p>Effect of exchange rate changes on cash and cash equivalents</text:p>
            <text:p> </text:p>
            <text:p>(15,924)  </text:p>
            <text:p>(6,686)  </text:p>
            <text:p>(3,453)</text:p>
            <text:p>Net increase in cash and cash equivalents</text:p>
            <text:p> </text:p>
            <text:p>695,722  </text:p>
            <text:p>508,643  </text:p>
            <text:p>314,674</text:p>
            <text:p>Cash and cash equivalents, beginning of year</text:p>
            <text:p> </text:p>
            <text:p>1,113,608  </text:p>
            <text:p>604,965  </text:p>
            <text:p>290,291</text:p>
            <text:p>Cash and cash equivalents, end of year</text:p>
            <text:p> $</text:p>
            <text:p>1,809,330  $</text:p>
            <text:p>1,113,608  $</text:p>
            <text:p>604,965</text:p>
            <text:p>Supplemental disclosure:</text:p>
            <text:p>  </text:p>
            <text:p>  </text:p>
            <text:p>  </text:p>
            <text:p>Income taxes paid</text:p>
            <text:p> $</text:p>
            <text:p>27,658  $</text:p>
            <text:p>50,573  $</text:p>
            <text:p>7,465</text:p>
            <text:p>Interest paid</text:p>
            <text:p> </text:p>
            <text:p>111,761  </text:p>
            <text:p>41,085  </text:p>
            <text:p>19,114</text:p>
            <text:p>Investing activities included in liabilities</text:p>
            <text:p> </text:p>
            <text:p>18,824  </text:p>
            <text:p>23,802  </text:p>
            <text:p>11,508</text:p>
            <text:p>See accompanying notes to consolidated financial statements.</text:p>
            <text:p>40</text:p>
          </table:table-cell>
          <table:table-cell office:value-type="string" calcext:value-type="string">
            <text:p>40,42</text:p>
          </table:table-cell>
          <table:table-cell/>
        </table:table-row>
        <table:table-row table:style-name="ro64">
          <table:table-cell office:value-type="string" calcext:value-type="string">
            <text:p>financebench_id_03282</text:p>
          </table:table-cell>
          <table:table-cell office:value-type="string" calcext:value-type="string">
            <text:p>NETFLIX_2017_10K</text:p>
          </table:table-cell>
          <table:table-cell office:value-type="string" calcext:value-type="string">
            <text:p>https://d18rn0p25nwr6d.cloudfront.net/CIK-0001065280/105c44c4-a362-4ed5-b606-78f512ff277c.pdf</text:p>
          </table:table-cell>
          <table:table-cell office:value-type="float" office:value="2017" calcext:value-type="float">
            <text:p>2017</text:p>
          </table:table-cell>
          <table:table-cell office:value-type="string" calcext:value-type="string">
            <text:p>metrics-generated</text:p>
          </table:table-cell>
          <table:table-cell office:value-type="string" calcext:value-type="string">
            <text:p>What is Netflix's year end FY2017 total current liabilities (in USD millions)? Base your judgments on the information provided primarily in the balance sheet.</text:p>
          </table:table-cell>
          <table:table-cell table:style-name="ce2" office:value-type="string" calcext:value-type="string">
            <text:p>$5466.00</text:p>
          </table:table-cell>
          <table:table-cell office:value-type="string" calcext:value-type="string">
            <text:p>Table of Contents</text:p>
            <text:p>NETFLIX, INC.</text:p>
            <text:p>CONSOLIDATED BALANCE SHEETS</text:p>
            <text:p>(in thousands, except share and per share data)</text:p>
            <text:p> </text:p>
            <text:p> </text:p>
            <text:p> </text:p>
            <text:p>As of December 31,</text:p>
            <text:p>   </text:p>
            <text:p> </text:p>
            <text:p>2017</text:p>
            <text:p> </text:p>
            <text:p>2016</text:p>
            <text:p>Assets</text:p>
            <text:p>  </text:p>
            <text:p>  </text:p>
            <text:p>Current assets:</text:p>
            <text:p>  </text:p>
            <text:p>  </text:p>
            <text:p>Cash and cash equivalents</text:p>
            <text:p> $</text:p>
            <text:p>2,822,795  $</text:p>
            <text:p>1,467,576</text:p>
            <text:p>Short-term investments</text:p>
            <text:p> </text:p>
            <text:p>—  </text:p>
            <text:p>266,206</text:p>
            <text:p>Current content assets, net</text:p>
            <text:p> </text:p>
            <text:p>4,310,934  </text:p>
            <text:p>3,726,307</text:p>
            <text:p>Other current assets</text:p>
            <text:p> </text:p>
            <text:p>536,245  </text:p>
            <text:p>260,202</text:p>
            <text:p>Total current assets</text:p>
            <text:p> </text:p>
            <text:p>7,669,974  </text:p>
            <text:p>5,720,291</text:p>
            <text:p>Non-current content assets, net</text:p>
            <text:p> </text:p>
            <text:p>10,371,055  </text:p>
            <text:p>7,274,501</text:p>
            <text:p>Property and equipment, net</text:p>
            <text:p> </text:p>
            <text:p>319,404  </text:p>
            <text:p>250,395</text:p>
            <text:p>Other non-current assets</text:p>
            <text:p> </text:p>
            <text:p>652,309  </text:p>
            <text:p>341,423</text:p>
            <text:p>Total assets</text:p>
            <text:p> $</text:p>
            <text:p>19,012,742  $</text:p>
            <text:p>13,586,610</text:p>
            <text:p>Liabilities and Stockholders’ Equity</text:p>
            <text:p>  </text:p>
            <text:p>  </text:p>
            <text:p>Current liabilities:</text:p>
            <text:p>  </text:p>
            <text:p>  </text:p>
            <text:p>Current content liabilities</text:p>
            <text:p> $</text:p>
            <text:p>4,173,041  $</text:p>
            <text:p>3,632,711</text:p>
            <text:p>Accounts payable</text:p>
            <text:p> </text:p>
            <text:p>359,555  </text:p>
            <text:p>312,842</text:p>
            <text:p>Accrued expenses</text:p>
            <text:p> </text:p>
            <text:p>315,094  </text:p>
            <text:p>197,632</text:p>
            <text:p>Deferred revenue</text:p>
            <text:p> </text:p>
            <text:p>618,622  </text:p>
            <text:p>443,472</text:p>
            <text:p>Total current liabilities</text:p>
            <text:p> </text:p>
            <text:p>5,466,312  </text:p>
            <text:p>4,586,657</text:p>
            <text:p>Non-current content liabilities</text:p>
            <text:p> </text:p>
            <text:p>3,329,796  </text:p>
            <text:p>2,894,654</text:p>
            <text:p>Long-term debt</text:p>
            <text:p> </text:p>
            <text:p>6,499,432  </text:p>
            <text:p>3,364,311</text:p>
            <text:p>Other non-current liabilities</text:p>
            <text:p> </text:p>
            <text:p>135,246  </text:p>
            <text:p>61,188</text:p>
            <text:p>Total liabilities</text:p>
            <text:p> </text:p>
            <text:p>15,430,786  </text:p>
            <text:p>10,906,810</text:p>
            <text:p>Commitments and contingencies (Note 5)</text:p>
            <text:p> </text:p>
            <text:p> </text:p>
            <text:p>Stockholders’ equity:</text:p>
            <text:p>  </text:p>
            <text:p>  </text:p>
            <text:p>Preferred stock, $0.001 par value; 10,000,000 shares authorized at December 31, 2017 and 2016; no shares</text:p>
            <text:p>issued and outstanding at December 31, 2017 and 2016</text:p>
            <text:p> </text:p>
            <text:p>—  </text:p>
            <text:p>—</text:p>
            <text:p>Common stock, $0.001 par value; 4,990,000,000 shares authorized at December 31, 2017 and December 31,</text:p>
            <text:p>2016, respectively; 433,392,686 and 430,054,212 issued and outstanding at December 31, 2017 and</text:p>
            <text:p>December 31, 2016, respectively</text:p>
            <text:p> </text:p>
            <text:p>1,871,396  </text:p>
            <text:p>1,599,762</text:p>
            <text:p>Accumulated other comprehensive loss</text:p>
            <text:p> </text:p>
            <text:p>(20,557)  </text:p>
            <text:p>(48,565)</text:p>
            <text:p>Retained earnings</text:p>
            <text:p> </text:p>
            <text:p>1,731,117  </text:p>
            <text:p>1,128,603</text:p>
            <text:p>Total stockholders’ equity</text:p>
            <text:p> </text:p>
            <text:p>3,581,956  </text:p>
            <text:p>2,679,800</text:p>
            <text:p>Total liabilities and stockholders’ equity</text:p>
            <text:p> $</text:p>
            <text:p>19,012,742  $</text:p>
            <text:p>13,586,610</text:p>
            <text:p>See accompanying notes to consolidated financial statements.</text:p>
            <text:p>43</text:p>
          </table:table-cell>
          <table:table-cell office:value-type="float" office:value="45" calcext:value-type="float">
            <text:p>45</text:p>
          </table:table-cell>
          <table:table-cell/>
        </table:table-row>
        <table:table-row table:style-name="ro65">
          <table:table-cell office:value-type="string" calcext:value-type="string">
            <text:p>financebench_id_04302</text:p>
          </table:table-cell>
          <table:table-cell office:value-type="string" calcext:value-type="string">
            <text:p>NIKE_2018_10K</text:p>
          </table:table-cell>
          <table:table-cell office:value-type="string" calcext:value-type="string">
            <text:p>https://d18rn0p25nwr6d.cloudfront.net/CIK-0000320187/3489b854-fa60-41a7-b8c3-8dc6b67534c0.pdf</text:p>
          </table:table-cell>
          <table:table-cell office:value-type="float" office:value="2018" calcext:value-type="float">
            <text:p>2018</text:p>
          </table:table-cell>
          <table:table-cell office:value-type="string" calcext:value-type="string">
            <text:p>metrics-generated</text:p>
          </table:table-cell>
          <table:table-cell office:value-type="string" calcext:value-type="string">
            <text:p>We need to calculate a reasonable approximation (or exact number if possible) of a financial metric. Basing your judgment by information plainly provided in the statement of income, what is Nike's three year average of cost of goods sold as a % of revenue from FY2016 to FY2018? Answer in units of percents and round to one decimal place.</text:p>
          </table:table-cell>
          <table:table-cell table:style-name="ce2" office:value-type="string" calcext:value-type="string">
            <text:p>55.1%</text:p>
          </table:table-cell>
          <table:table-cell office:value-type="string" calcext:value-type="string">
            <text:p>Table of Contents</text:p>
            <text:p>NIKE, Inc. Consolidated Statements of Income</text:p>
            <text:p> </text:p>
            <text:p> </text:p>
            <text:p> </text:p>
            <text:p>Year Ended May 31,</text:p>
            <text:p>(In millions, except per share data)</text:p>
            <text:p> </text:p>
            <text:p>2018</text:p>
            <text:p> </text:p>
            <text:p>2017</text:p>
            <text:p> </text:p>
            <text:p>2016</text:p>
            <text:p>Revenues</text:p>
            <text:p> $</text:p>
            <text:p>36,397</text:p>
            <text:p> $</text:p>
            <text:p>34,350  $</text:p>
            <text:p>32,376</text:p>
            <text:p>Cost of sales</text:p>
            <text:p> </text:p>
            <text:p>20,441</text:p>
            <text:p> </text:p>
            <text:p>19,038  </text:p>
            <text:p>17,405</text:p>
            <text:p>Gross profit</text:p>
            <text:p> </text:p>
            <text:p>15,956</text:p>
            <text:p> </text:p>
            <text:p>15,312  </text:p>
            <text:p>14,971</text:p>
            <text:p>Demand creation expense</text:p>
            <text:p> </text:p>
            <text:p>3,577</text:p>
            <text:p> </text:p>
            <text:p>3,341  </text:p>
            <text:p>3,278</text:p>
            <text:p>Operating overhead expense</text:p>
            <text:p> </text:p>
            <text:p>7,934</text:p>
            <text:p> </text:p>
            <text:p>7,222  </text:p>
            <text:p>7,191</text:p>
            <text:p>Total selling and administrative expense</text:p>
            <text:p> </text:p>
            <text:p>11,511</text:p>
            <text:p> </text:p>
            <text:p>10,563  </text:p>
            <text:p>10,469</text:p>
            <text:p>Interest expense (income), net</text:p>
            <text:p> </text:p>
            <text:p>54</text:p>
            <text:p> </text:p>
            <text:p>59  </text:p>
            <text:p>19</text:p>
            <text:p>Other expense (income), net</text:p>
            <text:p> </text:p>
            <text:p>66</text:p>
            <text:p> </text:p>
            <text:p>(196)  </text:p>
            <text:p>(140)</text:p>
            <text:p>Income before income taxes</text:p>
            <text:p> </text:p>
            <text:p>4,325</text:p>
            <text:p> </text:p>
            <text:p>4,886  </text:p>
            <text:p>4,623</text:p>
            <text:p>Income tax expense</text:p>
            <text:p> </text:p>
            <text:p>2,392</text:p>
            <text:p> </text:p>
            <text:p>646  </text:p>
            <text:p>863</text:p>
            <text:p>NET INCOME</text:p>
            <text:p> $</text:p>
            <text:p>1,933</text:p>
            <text:p> $</text:p>
            <text:p>4,240  $</text:p>
            <text:p>3,760</text:p>
            <text:p> </text:p>
            <text:p>  </text:p>
            <text:p>  </text:p>
            <text:p>  </text:p>
            <text:p>Earnings per common share:</text:p>
            <text:p>  </text:p>
            <text:p>  </text:p>
            <text:p>  </text:p>
            <text:p>Basic</text:p>
            <text:p> $</text:p>
            <text:p>1.19</text:p>
            <text:p> $</text:p>
            <text:p>2.56  $</text:p>
            <text:p>2.21</text:p>
            <text:p>Diluted</text:p>
            <text:p> $</text:p>
            <text:p>1.17</text:p>
            <text:p> $</text:p>
            <text:p>2.51  $</text:p>
            <text:p>2.16</text:p>
            <text:p> </text:p>
            <text:p>  </text:p>
            <text:p>  </text:p>
            <text:p>  </text:p>
            <text:p>Dividends declared per common share</text:p>
            <text:p> $</text:p>
            <text:p>0.78</text:p>
            <text:p> $</text:p>
            <text:p>0.70  $</text:p>
            <text:p>0.62</text:p>
            <text:p>The accompanying Notes to the Consolidated Financial Statements are an integral part of this statement.</text:p>
            <text:p>44</text:p>
          </table:table-cell>
          <table:table-cell office:value-type="float" office:value="46" calcext:value-type="float">
            <text:p>46</text:p>
          </table:table-cell>
          <table:table-cell/>
        </table:table-row>
        <table:table-row table:style-name="ro49">
          <table:table-cell office:value-type="string" calcext:value-type="string">
            <text:p>financebench_id_03531</text:p>
          </table:table-cell>
          <table:table-cell office:value-type="string" calcext:value-type="string">
            <text:p>NIKE_2019_10K</text:p>
          </table:table-cell>
          <table:table-cell office:value-type="string" calcext:value-type="string">
            <text:p>https://d18rn0p25nwr6d.cloudfront.net/CIK-0000320187/76b92d86-75b3-4fa9-a754-e83395d63a46.pdf</text:p>
          </table:table-cell>
          <table:table-cell office:value-type="float" office:value="2019" calcext:value-type="float">
            <text:p>2019</text:p>
          </table:table-cell>
          <table:table-cell office:value-type="string" calcext:value-type="string">
            <text:p>metrics-generated</text:p>
          </table:table-cell>
          <table:table-cell office:value-type="string" calcext:value-type="string">
            <text:p>According to the details clearly outlined within the balance sheet, how much total current assets did Nike have at the end of FY2019? Answer in USD millions.</text:p>
          </table:table-cell>
          <table:table-cell table:style-name="ce2" office:value-type="string" calcext:value-type="string">
            <text:p>$16525.00</text:p>
          </table:table-cell>
          <table:table-cell office:value-type="string" calcext:value-type="string">
            <text:p>Table of Contents</text:p>
            <text:p>NIKE, INC.</text:p>
            <text:p>CONSOLIDATED BALANCE SHEETS</text:p>
            <text:p> </text:p>
            <text:p>MAY 31,</text:p>
            <text:p>(Dollars in millions)</text:p>
            <text:p>2019</text:p>
            <text:p>2018</text:p>
            <text:p>ASSETS</text:p>
            <text:p> </text:p>
            <text:p> </text:p>
            <text:p>Current assets:</text:p>
            <text:p> </text:p>
            <text:p> </text:p>
            <text:p>Cash and equivalents</text:p>
            <text:p>$</text:p>
            <text:p>4,466</text:p>
            <text:p>$</text:p>
            <text:p>4,249</text:p>
            <text:p>Short-term investments</text:p>
            <text:p>197</text:p>
            <text:p>996</text:p>
            <text:p>Accounts receivable, net</text:p>
            <text:p>4,272</text:p>
            <text:p>3,498</text:p>
            <text:p>Inventories</text:p>
            <text:p>5,622</text:p>
            <text:p>5,261</text:p>
            <text:p>Prepaid expenses and other current assets</text:p>
            <text:p>1,968</text:p>
            <text:p>1,130</text:p>
            <text:p>Total current assets</text:p>
            <text:p>16,525</text:p>
            <text:p>15,134</text:p>
            <text:p>Property, plant and equipment, net</text:p>
            <text:p>4,744</text:p>
            <text:p>4,454</text:p>
            <text:p>Identifiable intangible assets, net</text:p>
            <text:p>283</text:p>
            <text:p>285</text:p>
            <text:p>Goodwill</text:p>
            <text:p>154</text:p>
            <text:p>154</text:p>
            <text:p>Deferred income taxes and other assets</text:p>
            <text:p>2,011</text:p>
            <text:p>2,509</text:p>
            <text:p>TOTAL ASSETS</text:p>
            <text:p>$</text:p>
            <text:p>23,717</text:p>
            <text:p>$</text:p>
            <text:p>22,536</text:p>
            <text:p>LIABILITIES AND SHAREHOLDERS' EQUITY</text:p>
            <text:p> </text:p>
            <text:p> </text:p>
            <text:p>Current liabilities:</text:p>
            <text:p> </text:p>
            <text:p> </text:p>
            <text:p>Current portion of long-term debt</text:p>
            <text:p>$</text:p>
            <text:p>6</text:p>
            <text:p>$</text:p>
            <text:p>6</text:p>
            <text:p>Notes payable</text:p>
            <text:p>9</text:p>
            <text:p>336</text:p>
            <text:p>Accounts payable</text:p>
            <text:p>2,612</text:p>
            <text:p>2,279</text:p>
            <text:p>Accrued liabilities</text:p>
            <text:p>5,010</text:p>
            <text:p>3,269</text:p>
            <text:p>Income taxes payable</text:p>
            <text:p>229</text:p>
            <text:p>150</text:p>
            <text:p>Total current liabilities</text:p>
            <text:p>7,866</text:p>
            <text:p>6,040</text:p>
            <text:p>Long-term debt</text:p>
            <text:p>3,464</text:p>
            <text:p>3,468</text:p>
            <text:p>Deferred income taxes and other liabilities</text:p>
            <text:p>3,347</text:p>
            <text:p>3,216</text:p>
            <text:p>Commitments and contingencies (Note 18)</text:p>
            <text:p>Redeemable preferred stock</text:p>
            <text:p>—</text:p>
            <text:p>—</text:p>
            <text:p>Shareholders' equity:</text:p>
            <text:p> </text:p>
            <text:p> </text:p>
            <text:p>Common stock at stated value:</text:p>
            <text:p> </text:p>
            <text:p> </text:p>
            <text:p>Class A convertible — 315 and 329 shares outstanding</text:p>
            <text:p>—</text:p>
            <text:p>—</text:p>
            <text:p>Class B — 1,253 and 1,272 shares outstanding</text:p>
            <text:p>3</text:p>
            <text:p>3</text:p>
            <text:p>Capital in excess of stated value</text:p>
            <text:p>7,163</text:p>
            <text:p>6,384</text:p>
            <text:p>Accumulated other comprehensive income (loss)</text:p>
            <text:p>231</text:p>
            <text:p>(92)</text:p>
            <text:p>Retained earnings</text:p>
            <text:p>1,643</text:p>
            <text:p>3,517</text:p>
            <text:p>Total shareholders' equity</text:p>
            <text:p>9,040</text:p>
            <text:p>9,812</text:p>
            <text:p>TOTAL LIABILITIES AND SHAREHOLDERS' EQUITY</text:p>
            <text:p>$</text:p>
            <text:p>23,717</text:p>
            <text:p>$</text:p>
            <text:p>22,536</text:p>
            <text:p>The accompanying Notes to the Consolidated Financial Statements are an integral part of this statement.</text:p>
            <text:p>52 NIKE, INC.</text:p>
          </table:table-cell>
          <table:table-cell office:value-type="float" office:value="54" calcext:value-type="float">
            <text:p>54</text:p>
          </table:table-cell>
          <table:table-cell/>
        </table:table-row>
        <table:table-row table:style-name="ro66">
          <table:table-cell office:value-type="string" calcext:value-type="string">
            <text:p>financebench_id_04080</text:p>
          </table:table-cell>
          <table:table-cell office:value-type="string" calcext:value-type="string">
            <text:p>NIKE_2021_10K</text:p>
          </table:table-cell>
          <table:table-cell office:value-type="string" calcext:value-type="string">
            <text:p>https://d18rn0p25nwr6d.cloudfront.net/CIK-0000320187/702c5a98-3399-4049-aa9b-a159dd44826c.pdf</text:p>
          </table:table-cell>
          <table:table-cell office:value-type="float" office:value="2021" calcext:value-type="float">
            <text:p>2021</text:p>
          </table:table-cell>
          <table:table-cell office:value-type="string" calcext:value-type="string">
            <text:p>metrics-generated</text:p>
          </table:table-cell>
          <table:table-cell office:value-type="string" calcext:value-type="string">
            <text:p>When primarily referencing the income statement and the statement of financial position, what is the FY2021 inventory turnover ratio for Nike? Inventory turnover ratio is defined as: (FY2021 COGS) / (average inventory between FY2020 and FY2021). Round your answer to two decimal places.</text:p>
          </table:table-cell>
          <table:table-cell office:value-type="float" office:value="3.46" calcext:value-type="float">
            <text:p>3.46</text:p>
          </table:table-cell>
          <table:table-cell office:value-type="string" calcext:value-type="string">
            <text:p>Table of Contents</text:p>
            <text:p>NIKE, INC.</text:p>
            <text:p>CONSOLIDATED STATEMENTS OF INCOME</text:p>
            <text:p>YEAR ENDED MAY 31,</text:p>
            <text:p>(In millions, except per share data)</text:p>
            <text:p>2021</text:p>
            <text:p>2020</text:p>
            <text:p>2019</text:p>
            <text:p>Revenues</text:p>
            <text:p>$</text:p>
            <text:p>44,538 $</text:p>
            <text:p>37,403 $</text:p>
            <text:p>39,117 </text:p>
            <text:p>Cost of sales</text:p>
            <text:p>24,576 </text:p>
            <text:p>21,162 </text:p>
            <text:p>21,643 </text:p>
            <text:p>Gross profit</text:p>
            <text:p>19,962 </text:p>
            <text:p>16,241 </text:p>
            <text:p>17,474 </text:p>
            <text:p>Demand creation expense</text:p>
            <text:p>3,114 </text:p>
            <text:p>3,592 </text:p>
            <text:p>3,753 </text:p>
            <text:p>Operating overhead expense</text:p>
            <text:p>9,911 </text:p>
            <text:p>9,534 </text:p>
            <text:p>8,949 </text:p>
            <text:p>Total selling and administrative expense</text:p>
            <text:p>13,025 </text:p>
            <text:p>13,126 </text:p>
            <text:p>12,702 </text:p>
            <text:p>Interest expense (income), net</text:p>
            <text:p>262 </text:p>
            <text:p>89 </text:p>
            <text:p>49 </text:p>
            <text:p>Other (income) expense, net</text:p>
            <text:p>14 </text:p>
            <text:p>139 </text:p>
            <text:p>(78)</text:p>
            <text:p>Income before income taxes</text:p>
            <text:p>6,661 </text:p>
            <text:p>2,887 </text:p>
            <text:p>4,801 </text:p>
            <text:p>Income tax expense</text:p>
            <text:p>934 </text:p>
            <text:p>348 </text:p>
            <text:p>772 </text:p>
            <text:p>NET INCOME</text:p>
            <text:p>$</text:p>
            <text:p>5,727 $</text:p>
            <text:p>2,539 $</text:p>
            <text:p>4,029 </text:p>
            <text:p>Earnings per common share:</text:p>
            <text:p>Basic</text:p>
            <text:p>$</text:p>
            <text:p>3.64 $</text:p>
            <text:p>1.63 $</text:p>
            <text:p>2.55 </text:p>
            <text:p>Diluted</text:p>
            <text:p>$</text:p>
            <text:p>3.56 $</text:p>
            <text:p>1.60 $</text:p>
            <text:p>2.49 </text:p>
            <text:p>Weighted average common shares outstanding:</text:p>
            <text:p>Basic</text:p>
            <text:p>1,573.0 </text:p>
            <text:p>1,558.8 </text:p>
            <text:p>1,579.7 </text:p>
            <text:p>Diluted</text:p>
            <text:p>1,609.4 </text:p>
            <text:p>1,591.6 </text:p>
            <text:p>1,618.4 </text:p>
            <text:p>The accompanying Notes to the Consolidated Financial Statements are an integral part of this statement.</text:p>
            <text:p>2021 FORM 10-K 57___FINANCEBENCH_DELIMITER___Table of Contents</text:p>
            <text:p>NIKE, INC.</text:p>
            <text:p>CONSOLIDATED BALANCE SHEETS</text:p>
            <text:p>MAY 31,</text:p>
            <text:p>(In millions)</text:p>
            <text:p>2021</text:p>
            <text:p>2020</text:p>
            <text:p>ASSETS</text:p>
            <text:p>Current assets:</text:p>
            <text:p>Cash and equivalents</text:p>
            <text:p>$</text:p>
            <text:p>9,889 $</text:p>
            <text:p>8,348 </text:p>
            <text:p>Short-term investments</text:p>
            <text:p>3,587 </text:p>
            <text:p>439 </text:p>
            <text:p>Accounts receivable, net</text:p>
            <text:p>4,463 </text:p>
            <text:p>2,749 </text:p>
            <text:p>Inventories</text:p>
            <text:p>6,854 </text:p>
            <text:p>7,367 </text:p>
            <text:p>Prepaid expenses and other current assets</text:p>
            <text:p>1,498 </text:p>
            <text:p>1,653 </text:p>
            <text:p>Total current assets</text:p>
            <text:p>26,291 </text:p>
            <text:p>20,556 </text:p>
            <text:p>Property, plant and equipment, net</text:p>
            <text:p>4,904 </text:p>
            <text:p>4,866 </text:p>
            <text:p>Operating lease right-of-use assets, net</text:p>
            <text:p>3,113 </text:p>
            <text:p>3,097 </text:p>
            <text:p>Identifiable intangible assets, net</text:p>
            <text:p>269 </text:p>
            <text:p>274 </text:p>
            <text:p>Goodwill</text:p>
            <text:p>242 </text:p>
            <text:p>223 </text:p>
            <text:p>Deferred income taxes and other assets</text:p>
            <text:p>2,921 </text:p>
            <text:p>2,326 </text:p>
            <text:p>TOTAL ASSETS</text:p>
            <text:p>$</text:p>
            <text:p>37,740 $</text:p>
            <text:p>31,342 </text:p>
            <text:p>LIABILITIES AND SHAREHOLDERS' EQUITY</text:p>
            <text:p>Current liabilities:</text:p>
            <text:p>Current portion of long-term debt</text:p>
            <text:p>$</text:p>
            <text:p>— $</text:p>
            <text:p>3 </text:p>
            <text:p>Notes payable</text:p>
            <text:p>2 </text:p>
            <text:p>248 </text:p>
            <text:p>Accounts payable</text:p>
            <text:p>2,836 </text:p>
            <text:p>2,248 </text:p>
            <text:p>Current portion of operating lease liabilities</text:p>
            <text:p>467 </text:p>
            <text:p>445 </text:p>
            <text:p>Accrued liabilities</text:p>
            <text:p>6,063 </text:p>
            <text:p>5,184 </text:p>
            <text:p>Income taxes payable</text:p>
            <text:p>306 </text:p>
            <text:p>156 </text:p>
            <text:p>Total current liabilities</text:p>
            <text:p>9,674 </text:p>
            <text:p>8,284 </text:p>
            <text:p>Long-term debt</text:p>
            <text:p>9,413 </text:p>
            <text:p>9,406 </text:p>
            <text:p>Operating lease liabilities</text:p>
            <text:p>2,931 </text:p>
            <text:p>2,913 </text:p>
            <text:p>Deferred income taxes and other liabilities</text:p>
            <text:p>2,955 </text:p>
            <text:p>2,684 </text:p>
            <text:p>Commitments and contingencies (Note 18)</text:p>
            <text:p>Redeemable preferred stock</text:p>
            <text:p>— </text:p>
            <text:p>— </text:p>
            <text:p>Shareholders' equity:</text:p>
            <text:p>Common stock at stated value:</text:p>
            <text:p>Class A convertible — 305 and 315 shares outstanding</text:p>
            <text:p>— </text:p>
            <text:p>— </text:p>
            <text:p>Class B — 1,273 and 1,243 shares outstanding</text:p>
            <text:p>3 </text:p>
            <text:p>3 </text:p>
            <text:p>Capital in excess of stated value</text:p>
            <text:p>9,965 </text:p>
            <text:p>8,299 </text:p>
            <text:p>Accumulated other comprehensive income (loss)</text:p>
            <text:p>(380)</text:p>
            <text:p>(56)</text:p>
            <text:p>Retained earnings (deficit)</text:p>
            <text:p>3,179 </text:p>
            <text:p>(191)</text:p>
            <text:p>Total shareholders' equity</text:p>
            <text:p>12,767 </text:p>
            <text:p>8,055 </text:p>
            <text:p>TOTAL LIABILITIES AND SHAREHOLDERS' EQUITY</text:p>
            <text:p>$</text:p>
            <text:p>37,740 $</text:p>
            <text:p>31,342 </text:p>
            <text:p>The accompanying Notes to the Consolidated Financial Statements are an integral part of this statement.</text:p>
            <text:p>2021 FORM 10-K 59</text:p>
          </table:table-cell>
          <table:table-cell office:value-type="string" calcext:value-type="string">
            <text:p>59,61</text:p>
          </table:table-cell>
          <table:table-cell/>
        </table:table-row>
        <table:table-row table:style-name="ro67">
          <table:table-cell office:value-type="string" calcext:value-type="string">
            <text:p>financebench_id_01163</text:p>
          </table:table-cell>
          <table:table-cell office:value-type="string" calcext:value-type="string">
            <text:p>NIKE_2023_10K</text:p>
          </table:table-cell>
          <table:table-cell office:value-type="string" calcext:value-type="string">
            <text:p>https://s1.q4cdn.com/806093406/files/doc_downloads/2023/414759-1-_5_Nike-NPS-Combo_Form-10-K_WR.pdf</text:p>
          </table:table-cell>
          <table:table-cell office:value-type="float" office:value="2023" calcext:value-type="float">
            <text:p>2023</text:p>
          </table:table-cell>
          <table:table-cell office:value-type="string" calcext:value-type="string">
            <text:p>domain-relevant</text:p>
          </table:table-cell>
          <table:table-cell office:value-type="string" calcext:value-type="string">
            <text:p>Among operations, investing, and financing activities, which brought in the most (or lost the least) cash flow for Nike in FY2023?</text:p>
          </table:table-cell>
          <table:table-cell office:value-type="string" calcext:value-type="string">
            <text:p>Among the three, cash flow from operations was the highest for Nike in FY2023.</text:p>
          </table:table-cell>
          <table:table-cell office:value-type="string" calcext:value-type="string">
            <text:p>NIKE, INC.</text:p>
            <text:p>CONSOLIDATED STATEMENTS OF CASH FLOWS</text:p>
            <text:p>YEAR ENDED MAY 31,</text:p>
            <text:p>(Dollars in millions) 2023 2022 2021</text:p>
            <text:p>Cash provided (used) by operations:</text:p>
            <text:p>Net income $ 5,070 $ 6,046 $ 5,727</text:p>
            <text:p>Adjustments to reconcile net income to net cash provided (used) by operations:</text:p>
            <text:p>Depreciation 703 717 744</text:p>
            <text:p>Deferred income taxes (117) (650) (385)</text:p>
            <text:p>Stock-based compensation 755 638 611</text:p>
            <text:p>Amortization, impairment and other 156 123 53</text:p>
            <text:p>Net foreign currency adjustments (213) (26) (138)</text:p>
            <text:p>Changes in certain working capital components and other assets and liabilities:</text:p>
            <text:p>(Increase) decrease in accounts receivable 489 (504) (1,606)</text:p>
            <text:p>(Increase) decrease in inventories (133) (1,676) 507</text:p>
            <text:p>(Increase) decrease in prepaid expenses, operating lease right-of-use assets and other current and non-current</text:p>
            <text:p>assets (644) (845) (182)</text:p>
            <text:p>Increase (decrease) in accounts payable, accrued liabilities, operating lease liabilities and other current and noncurrent liabilities (225) 1,365 1,326</text:p>
            <text:p>Cash provided (used) by operations 5,841 5,188 6,657</text:p>
            <text:p>Cash provided (used) by investing activities:</text:p>
            <text:p>Purchases of short-term investments (6,059) (12,913) (9,961)</text:p>
            <text:p>Maturities of short-term investments 3,356 8,199 4,236</text:p>
            <text:p>Sales of short-term investments 4,184 3,967 2,449</text:p>
            <text:p>Additions to property, plant and equipment (969) (758) (695)</text:p>
            <text:p>Other investing activities 52 (19) 171</text:p>
            <text:p>Cash provided (used) by investing activities 564 (1,524) (3,800)</text:p>
            <text:p>Cash provided (used) by financing activities:</text:p>
            <text:p>Increase (decrease) in notes payable, net (4) 15 (52)</text:p>
            <text:p>Repayment of borrowings (500) — (197)</text:p>
            <text:p>Proceeds from exercise of stock options and other stock issuances 651 1,151 1,172</text:p>
            <text:p>Repurchase of common stock (5,480) (4,014) (608)</text:p>
            <text:p>Dividends — common and preferred (2,012) (1,837) (1,638)</text:p>
            <text:p>Other financing activities (102) (151) (136)</text:p>
            <text:p>Cash provided (used) by financing activities (7,447) (4,836) (1,459)</text:p>
            <text:p>Effect of exchange rate changes on cash and equivalents (91) (143) 143</text:p>
            <text:p>Net increase (decrease) in cash and equivalents (1,133) (1,315) 1,541</text:p>
            <text:p>Cash and equivalents, beginning of year 8,574 9,889 8,348</text:p>
            <text:p>CASH AND EQUIVALENTS, END OF YEAR $ 7,441 $ 8,574 $ 9,889</text:p>
          </table:table-cell>
          <table:table-cell office:value-type="float" office:value="62" calcext:value-type="float">
            <text:p>62</text:p>
          </table:table-cell>
          <table:table-cell/>
        </table:table-row>
        <table:table-row table:style-name="ro22">
          <table:table-cell office:value-type="string" calcext:value-type="string">
            <text:p>financebench_id_00080</text:p>
          </table:table-cell>
          <table:table-cell office:value-type="string" calcext:value-type="string">
            <text:p>PAYPAL_2022_10K</text:p>
          </table:table-cell>
          <table:table-cell office:value-type="string" calcext:value-type="string">
            <text:p>https://d18rn0p25nwr6d.cloudfront.net/CIK-0001633917/b562e712-8266-493c-8ae8-e28f93404d2f.pdf</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Does Paypal have positive working capital based on FY2022 data? If working capital is not a useful or relevant metric for this company, then please state that and explain why.</text:p>
          </table:table-cell>
          <table:table-cell office:value-type="string" calcext:value-type="string">
            <text:p>Yes. Paypal has a positive working capital of $ 1.6Bn as of FY2022 end.</text:p>
          </table:table-cell>
          <table:table-cell office:value-type="string" calcext:value-type="string">
            <text:p>PayPal Holdings, Inc.</text:p>
            <text:p>CONSOLIDATED BALANCE SHEETS</text:p>
            <text:p>As of December 31,</text:p>
            <text:p>2022 2021</text:p>
            <text:p>(In millions, except par value)</text:p>
            <text:p>ASSETS</text:p>
            <text:p>Current assets:</text:p>
            <text:p>Cash and cash equivalents $ 7,776 $ 5,197</text:p>
            <text:p>Short-term investments 3,092 4,303</text:p>
            <text:p>Accounts receivable, net 963 800</text:p>
            <text:p>Loans and interest receivable, net of allowances of $598 and $491 as of December 31, 2022 and 2021,</text:p>
            <text:p>respectively 7,431 4,846</text:p>
            <text:p>Funds receivable and customer accounts 36,357 36,141</text:p>
            <text:p>Prepaid expenses and other current assets 1,898 1,287</text:p>
            <text:p>Total current assets 57,517 52,574</text:p>
            <text:p>Long-term investments 5,018 6,797</text:p>
            <text:p>Property and equipment, net 1,730 1,909</text:p>
            <text:p>Goodwill 11,209 11,454</text:p>
            <text:p>Intangible assets, net 788 1,332</text:p>
            <text:p>Other assets 2,455 1,737</text:p>
            <text:p>Total assets $ 78,717 $ 75,803</text:p>
            <text:p>LIABILITIES AND EQUITY</text:p>
            <text:p>Current liabilities:</text:p>
            <text:p>Accounts payable $ 126 $ 197</text:p>
            <text:p>Funds payable and amounts due to customers 40,107 38,841</text:p>
            <text:p>Accrued expenses and other current liabilities 4,055 3,755</text:p>
            <text:p>Income taxes payable 813 236</text:p>
            <text:p>Total current liabilities 45,101 43,029</text:p>
            <text:p>Deferred tax liability and other long-term liabilities 2,925 2,998</text:p>
            <text:p>Long-term debt 10,417 8,049</text:p>
            <text:p>Total liabilities 58,443 54,076</text:p>
          </table:table-cell>
          <table:table-cell office:value-type="float" office:value="61" calcext:value-type="float">
            <text:p>61</text:p>
          </table:table-cell>
          <table:table-cell/>
        </table:table-row>
        <table:table-row table:style-name="ro68">
          <table:table-cell office:value-type="string" calcext:value-type="string">
            <text:p>financebench_id_04980</text:p>
          </table:table-cell>
          <table:table-cell office:value-type="string" calcext:value-type="string">
            <text:p>PEPSICO_2021_10K</text:p>
          </table:table-cell>
          <table:table-cell office:value-type="string" calcext:value-type="string">
            <text:p>https://pepsico.gcs-web.com/static-files/a5a1d988-8e28-4dc7-ac4e-e6a2abfd0310</text:p>
          </table:table-cell>
          <table:table-cell office:value-type="float" office:value="2021" calcext:value-type="float">
            <text:p>2021</text:p>
          </table:table-cell>
          <table:table-cell office:value-type="string" calcext:value-type="string">
            <text:p>metrics-generated</text:p>
          </table:table-cell>
          <table:table-cell office:value-type="string" calcext:value-type="string">
            <text:p>What is the FY2021 capital expenditure amount (in USD billions) for PepsiCo? Respond to the question by assuming the perspective of an investment analyst who can only use the details shown within the statement of cash flows.</text:p>
          </table:table-cell>
          <table:table-cell table:style-name="ce2" office:value-type="string" calcext:value-type="string">
            <text:p>$4.60</text:p>
          </table:table-cell>
          <table:table-cell office:value-type="string" calcext:value-type="string">
            <text:p>Table of Contents</text:p>
            <text:p>Consolidated Statement of Cash Flows</text:p>
            <text:p>PepsiCo, Inc. and Subsidiaries</text:p>
            <text:p>Fiscal years ended December 25, 2021, December 26, 2020 and December 28, 2019</text:p>
            <text:p>(in millions)</text:p>
            <text:p>2021</text:p>
            <text:p>2020</text:p>
            <text:p>2019</text:p>
            <text:p>Operating Activities</text:p>
            <text:p>Net income</text:p>
            <text:p>$</text:p>
            <text:p>7,679 $</text:p>
            <text:p>7,175 $</text:p>
            <text:p>7,353 </text:p>
            <text:p>Depreciation and amortization</text:p>
            <text:p>2,710 </text:p>
            <text:p>2,548 </text:p>
            <text:p>2,432 </text:p>
            <text:p>Operating lease right-of-use asset amortization</text:p>
            <text:p>505 </text:p>
            <text:p>478 </text:p>
            <text:p>412 </text:p>
            <text:p>Share-based compensation expense</text:p>
            <text:p>301 </text:p>
            <text:p>264 </text:p>
            <text:p>237 </text:p>
            <text:p>Restructuring and impairment charges</text:p>
            <text:p>247 </text:p>
            <text:p>289 </text:p>
            <text:p>370 </text:p>
            <text:p>Cash payments for restructuring charges</text:p>
            <text:p>(256)</text:p>
            <text:p>(255)</text:p>
            <text:p>(350)</text:p>
            <text:p>Acquisition and divestiture-related charges</text:p>
            <text:p>(4)</text:p>
            <text:p>255 </text:p>
            <text:p>55 </text:p>
            <text:p>Cash payments for acquisition and divestiture-related charges</text:p>
            <text:p>(176)</text:p>
            <text:p>(131)</text:p>
            <text:p>(10)</text:p>
            <text:p>Pension and retiree medical plan expenses</text:p>
            <text:p>123 </text:p>
            <text:p>408 </text:p>
            <text:p>519 </text:p>
            <text:p>Pension and retiree medical plan contributions</text:p>
            <text:p>(785)</text:p>
            <text:p>(562)</text:p>
            <text:p>(716)</text:p>
            <text:p>Deferred income taxes and other tax charges and credits</text:p>
            <text:p>298 </text:p>
            <text:p>361 </text:p>
            <text:p>453 </text:p>
            <text:p>Tax expense/(benefit) related to the TCJ Act</text:p>
            <text:p>190 </text:p>
            <text:p>— </text:p>
            <text:p>(8)</text:p>
            <text:p>Tax payments related to the TCJ Act</text:p>
            <text:p>(309)</text:p>
            <text:p>(78)</text:p>
            <text:p>(423)</text:p>
            <text:p>Change in assets and liabilities:</text:p>
            <text:p>Accounts and notes receivable</text:p>
            <text:p>(651)</text:p>
            <text:p>(420)</text:p>
            <text:p>(650)</text:p>
            <text:p>Inventories</text:p>
            <text:p>(582)</text:p>
            <text:p>(516)</text:p>
            <text:p>(190)</text:p>
            <text:p>Prepaid expenses and other current assets</text:p>
            <text:p>159 </text:p>
            <text:p>26 </text:p>
            <text:p>(87)</text:p>
            <text:p>Accounts payable and other current liabilities</text:p>
            <text:p>1,762 </text:p>
            <text:p>766 </text:p>
            <text:p>735 </text:p>
            <text:p>Income taxes payable</text:p>
            <text:p>30 </text:p>
            <text:p>(159)</text:p>
            <text:p>(287)</text:p>
            <text:p>Other, net</text:p>
            <text:p>375 </text:p>
            <text:p>164 </text:p>
            <text:p>(196)</text:p>
            <text:p>Net Cash Provided by Operating Activities</text:p>
            <text:p>11,616 </text:p>
            <text:p>10,613 </text:p>
            <text:p>9,649 </text:p>
            <text:p>Investing Activities</text:p>
            <text:p>Capital spending</text:p>
            <text:p>(4,625)</text:p>
            <text:p>(4,240)</text:p>
            <text:p>(4,232)</text:p>
            <text:p>Sales of property, plant and equipment</text:p>
            <text:p>166 </text:p>
            <text:p>55 </text:p>
            <text:p>170 </text:p>
            <text:p>Acquisitions, net of cash acquired, and investments in noncontrolled affiliates</text:p>
            <text:p>(61)</text:p>
            <text:p>(6,372)</text:p>
            <text:p>(2,717)</text:p>
            <text:p>Divestitures and sales of investments in noncontrolled affiliates</text:p>
            <text:p>169 </text:p>
            <text:p>6 </text:p>
            <text:p>253 </text:p>
            <text:p>Short-term investments, by original maturity:</text:p>
            <text:p>More than three months - purchases</text:p>
            <text:p>— </text:p>
            <text:p>(1,135)</text:p>
            <text:p>— </text:p>
            <text:p>More than three months - maturities</text:p>
            <text:p>1,135 </text:p>
            <text:p>— </text:p>
            <text:p>16 </text:p>
            <text:p>More than three months - sales</text:p>
            <text:p>— </text:p>
            <text:p>— </text:p>
            <text:p>62 </text:p>
            <text:p>Three months or less, net</text:p>
            <text:p>(58)</text:p>
            <text:p>27 </text:p>
            <text:p>19 </text:p>
            <text:p>Other investing, net</text:p>
            <text:p>5 </text:p>
            <text:p>40 </text:p>
            <text:p>(8)</text:p>
            <text:p>Net Cash Used for Investing Activities</text:p>
            <text:p>(3,269)</text:p>
            <text:p>(11,619)</text:p>
            <text:p>(6,437)</text:p>
            <text:p>(Continued on following page)</text:p>
            <text:p>61</text:p>
          </table:table-cell>
          <table:table-cell office:value-type="float" office:value="63" calcext:value-type="float">
            <text:p>63</text:p>
          </table:table-cell>
          <table:table-cell/>
        </table:table-row>
        <table:table-row table:style-name="ro13">
          <table:table-cell office:value-type="string" calcext:value-type="string">
            <text:p>financebench_id_01009</text:p>
          </table:table-cell>
          <table:table-cell office:value-type="string" calcext:value-type="string">
            <text:p>PEPSICO_2022_10K</text:p>
          </table:table-cell>
          <table:table-cell office:value-type="string" calcext:value-type="string">
            <text:p>https://pepsico.gcs-web.com/static-files/d051bdd6-c6d2-4814-826f-ece589b88d4c</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What are the geographies that Pepsico primarily operates in as of FY2022?</text:p>
          </table:table-cell>
          <table:table-cell office:value-type="string" calcext:value-type="string">
            <text:p>As of FY2022, Pepsico primarily operates in the following geographies: North America, Latin America, Europe, Africa, Middle East, South Asia, Asia Pacific, Australia, New Zealand and China.</text:p>
          </table:table-cell>
          <table:table-cell office:value-type="string" calcext:value-type="string">
            <text:p>Forward-Looking Statements</text:p>
            <text:p>This Annual Report on Form 10-K contains statements reflecting our views about our future performance that constitute“forward-looking statements” within the meaning of the Private Securities Litigation Reform Act of 1995 (Reform Act).Statements that constitute forward-looking statements within the meaning of the Reform Act are generally identified through theinclusion of words such as “aim,” “anticipate,” “believe,” “drive,” “estimate,” “expect,” “expressed confidence,” “forecast,”“future,” “goal,” “guidance,” “intend,” “may,” “objective,” “outlook,” “plan,” “position,” “potential,” “project,” “seek,”“should,” “strategy,” “target,” “will” or similar statements or variations of such words and other similar expressions. Allstatements addressing our future operating performance, and statements addressing events and developments that we expect oranticipate will occur in the future, are forward-looking statements within the meaning of the Reform Act. These forward-lookingstatements are based on currently available information, operating plans and projections about future events and trends. Theyinherently involve risks and uncertainties that could cause actual results to differ materially from those predicted in any suchforward-looking statement. These risks and uncertainties include, but are not limited to, those described in “Item 1A. RiskFactors” and “Item 7. Management’s Discussion and Analysis of Financial Condition and Results of Operations – Our Business– Our Business Risks.” Investors are cautioned not to place undue reliance on any such forward-looking statements, which speakonly as of the date they are made. We undertake no obligation to update any forward-looking statement, whether as a result ofnew information, future events or otherwise. The discussion of risks in this report is by no means all-inclusive but is designed tohighlight what we believe are important factors to consider when evaluating our future performance.</text:p>
            <text:p>PART I</text:p>
            <text:p>Item 1. Business.</text:p>
            <text:p>When used in this report, the terms “we,” “us,” “our,” “PepsiCo” and the “Company” mean PepsiCo, Inc. and its consolidatedsubsidiaries, collectively. Certain terms used in this Annual Report on Form 10-K are defined in the Glossary included in Item 7.of this report.</text:p>
            <text:p>Company Overview</text:p>
            <text:p>We were incorporated in Delaware in 1919 and reincorporated in North Carolina in 1986. We are a leading global beverage andconvenient food company with a complementary portfolio of brands, including Lay’s, Doritos, Cheetos, Gatorade, Pepsi-Cola,Mountain Dew, Quaker and SodaStream. Through our operations, authorized bottlers, contract manufacturers and other thirdparties, we make, market, distribute and sell a wide variety of beverages and convenient foods, serving customers and consumersin more than 200 countries and territories.</text:p>
            <text:p>Our Operations</text:p>
            <text:p>We are organized into seven reportable segments (also referred to as divisions), as follows:</text:p>
            <text:p>1)</text:p>
            <text:p>Frito-Lay North America (FLNA), which includes our branded convenient food businesses in the United States andCanada;</text:p>
            <text:p>2)</text:p>
            <text:p>Quaker Foods North America (QFNA), which includes our branded convenient food businesses, such as cereal, rice, pastaand other branded food, in the United States and Canada;</text:p>
            <text:p>3)</text:p>
            <text:p>PepsiCo Beverages North America (PBNA), which includes our beverage businesses in the United States and Canada;</text:p>
            <text:p>4)</text:p>
            <text:p>Latin America (LatAm), which includes all of our beverage and convenient food businesses in Latin America;</text:p>
            <text:p>5)</text:p>
            <text:p>Europe, which includes all of our beverage and convenient food businesses in Europe;___FINANCEBENCH_DELIMITER___6)</text:p>
            <text:p>Africa, Middle East and South Asia (AMESA), which includes all of our beverage and convenient food businesses inAfrica, the Middle East and South Asia; and</text:p>
            <text:p>7)</text:p>
            <text:p>Asia Pacific, Australia and New Zealand and China Region (APAC), which includes all of our beverage and convenientfood businesses in Asia Pacific, Australia and New Zealand, and China region.</text:p>
          </table:table-cell>
          <table:table-cell office:value-type="string" calcext:value-type="string">
            <text:p>4, 5</text:p>
          </table:table-cell>
          <table:table-cell/>
        </table:table-row>
        <table:table-row table:style-name="ro20">
          <table:table-cell office:value-type="string" calcext:value-type="string">
            <text:p>financebench_id_00735</text:p>
          </table:table-cell>
          <table:table-cell office:value-type="string" calcext:value-type="string">
            <text:p>PEPSICO_2022_10K</text:p>
          </table:table-cell>
          <table:table-cell office:value-type="string" calcext:value-type="string">
            <text:p>https://pepsico.gcs-web.com/static-files/d051bdd6-c6d2-4814-826f-ece589b88d4c</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Has Pepsico reported any materially important ongoing legal battles from FY2022 and FY2021?</text:p>
          </table:table-cell>
          <table:table-cell office:value-type="string" calcext:value-type="string">
            <text:p>No, Pepsico is not involved in material legal battles.</text:p>
          </table:table-cell>
          <table:table-cell office:value-type="string" calcext:value-type="string">
            <text:p>Item 3. Legal Proceedings.</text:p>
            <text:p>We and our subsidiaries are party to a variety of litigation, claims, legal or regulatory proceedings, inquiries and investigations.While the results of such litigation, claims, legal or regulatory proceedings, inquiries and investigations cannot be predicted withcertainty, management believes that the final outcome of the foregoing will not have a material adverse effect on our financialcondition, results of operations or cash flows. See also “Item 1. Business – Regulatory Matters” and “Item 1A. Risk Factors.”</text:p>
          </table:table-cell>
          <table:table-cell office:value-type="float" office:value="26" calcext:value-type="float">
            <text:p>26</text:p>
          </table:table-cell>
          <table:table-cell/>
        </table:table-row>
        <table:table-row table:style-name="ro69">
          <table:table-cell office:value-type="string" calcext:value-type="string">
            <text:p>financebench_id_01328</text:p>
          </table:table-cell>
          <table:table-cell office:value-type="string" calcext:value-type="string">
            <text:p>PEPSICO_2022_10K</text:p>
          </table:table-cell>
          <table:table-cell office:value-type="string" calcext:value-type="string">
            <text:p>https://pepsico.gcs-web.com/static-files/d051bdd6-c6d2-4814-826f-ece589b88d4c</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What is the quantity of restructuring costs directly outlined in Pepsico's income statements for FY2022? If restructuring costs are not explicitly outlined then state 0.</text:p>
          </table:table-cell>
          <table:table-cell office:value-type="string" calcext:value-type="string">
            <text:p>Pepsico's restructuring costs in FY2022 amounted to $411 million .</text:p>
          </table:table-cell>
          <table:table-cell office:value-type="string" calcext:value-type="string">
            <text:p>Note 3 — Restructuring and Impairment Charges</text:p>
            <text:p>2019 Multi-Year Productivity Plan</text:p>
            <text:p>We publicly announced a multi-year productivity plan on February 15, 2019 (2019 Productivity Plan) that will leverage newtechnology and business models to further simplify, harmonize and automate processes; re-engineer our go-to-market andinformation systems, including deploying the right automation for each market; and simplify our organization and optimize ourmanufacturing and supply chain footprint. To build on the successful implementation of the 2019 Productivity Plan, in the fourthquarter of 2022, we expanded and extended the plan through the end of 2028 to take advantage of additional opportunities withinthe initiatives described above.</text:p>
            <text:p>As a result, we expect to incur pre-tax charges of approximately $3.65 billion, including cashexpenditures of approximately $2.9 billion. These pre-tax charges are expected to consist of approximately</text:p>
            <text:p>55% of severance andother employee-related costs, 10% for asset impairments (all non-cash) resulting from plant closures and related actions and 35%for other co</text:p>
            <text:p>sts associated with the implementation of our initiatives.</text:p>
            <text:p>The total plan pre-tax charges are expected to be incurred by division approximately as follows:</text:p>
            <text:p>FLNA</text:p>
            <text:p>QFNA</text:p>
            <text:p>PBNA</text:p>
            <text:p>LatAm</text:p>
            <text:p>Europe</text:p>
            <text:p>AMESA</text:p>
            <text:p>APAC</text:p>
            <text:p>Corporate</text:p>
            <text:p>Expected pre-tax charges</text:p>
            <text:p>15</text:p>
            <text:p>%</text:p>
            <text:p>1</text:p>
            <text:p>%</text:p>
            <text:p>25</text:p>
            <text:p>%</text:p>
            <text:p>10</text:p>
            <text:p>%</text:p>
            <text:p>25</text:p>
            <text:p>%</text:p>
            <text:p>5</text:p>
            <text:p>%</text:p>
            <text:p>4</text:p>
            <text:p>%</text:p>
            <text:p>15</text:p>
            <text:p>%</text:p>
            <text:p>A summary of our 2019 Productivity Plan charges is as follows:</text:p>
            <text:p>2022</text:p>
            <text:p>2021</text:p>
            <text:p>2020</text:p>
            <text:p>Cost of sales</text:p>
            <text:p>$</text:p>
            <text:p>33</text:p>
            <text:p>$</text:p>
            <text:p>29</text:p>
            <text:p>$</text:p>
            <text:p>30</text:p>
            <text:p>Selling, general and administrative expenses</text:p>
            <text:p>347</text:p>
            <text:p>208</text:p>
            <text:p>239</text:p>
            <text:p>Other pension and retiree medical benefits expense</text:p>
            <text:p>31</text:p>
            <text:p>10</text:p>
            <text:p>20</text:p>
            <text:p>Total restructuring and impairment charges</text:p>
            <text:p>$</text:p>
            <text:p>411</text:p>
            <text:p>$</text:p>
            <text:p>247</text:p>
            <text:p>$</text:p>
            <text:p>289</text:p>
          </table:table-cell>
          <table:table-cell office:value-type="float" office:value="78" calcext:value-type="float">
            <text:p>78</text:p>
          </table:table-cell>
          <table:table-cell/>
        </table:table-row>
        <table:table-row table:style-name="ro70">
          <table:table-cell office:value-type="string" calcext:value-type="string">
            <text:p>financebench_id_03620</text:p>
          </table:table-cell>
          <table:table-cell office:value-type="string" calcext:value-type="string">
            <text:p>PEPSICO_2022_10K</text:p>
          </table:table-cell>
          <table:table-cell office:value-type="string" calcext:value-type="string">
            <text:p>https://pepsico.gcs-web.com/static-files/d051bdd6-c6d2-4814-826f-ece589b88d4c</text:p>
          </table:table-cell>
          <table:table-cell office:value-type="float" office:value="2022" calcext:value-type="float">
            <text:p>2022</text:p>
          </table:table-cell>
          <table:table-cell office:value-type="string" calcext:value-type="string">
            <text:p>metrics-generated</text:p>
          </table:table-cell>
          <table:table-cell office:value-type="string" calcext:value-type="string">
            <text:p>What is the FY2022 unadjusted EBITDA less capex for PepsiCo? Define unadjusted EBITDA as unadjusted operating income + depreciation and amortization [from cash flow statement]. Answer in USD millions. Respond to the question by assuming the perspective of an investment analyst who can only use the details shown within the statement of cash flows and the income statement.</text:p>
          </table:table-cell>
          <table:table-cell table:style-name="ce2" office:value-type="string" calcext:value-type="string">
            <text:p>$9068.00</text:p>
          </table:table-cell>
          <table:table-cell office:value-type="string" calcext:value-type="string">
            <text:p>Table of Contents</text:p>
            <text:p>Consolidated Statement of Income</text:p>
            <text:p>PepsiCo, Inc. and Subsidiaries</text:p>
            <text:p>Fiscal years ended December 31, 2022, December 25, 2021 and December 26, 2020</text:p>
            <text:p>(in millions except per share amounts)</text:p>
            <text:p>2022</text:p>
            <text:p>2021</text:p>
            <text:p>2020</text:p>
            <text:p>Net Revenue</text:p>
            <text:p>$</text:p>
            <text:p>86,392 $</text:p>
            <text:p>79,474 $</text:p>
            <text:p>70,372 </text:p>
            <text:p>Cost of sales</text:p>
            <text:p>40,576 </text:p>
            <text:p>37,075 </text:p>
            <text:p>31,797 </text:p>
            <text:p>Gross profit</text:p>
            <text:p>45,816 </text:p>
            <text:p>42,399 </text:p>
            <text:p>38,575 </text:p>
            <text:p>Selling, general and administrative expenses</text:p>
            <text:p>34,459 </text:p>
            <text:p>31,237 </text:p>
            <text:p>28,453 </text:p>
            <text:p>Gain associated with the Juice Transaction (see Note 13)</text:p>
            <text:p>(3,321)</text:p>
            <text:p>— </text:p>
            <text:p>— </text:p>
            <text:p>Impairment of intangible assets (see Notes 1 and 4)</text:p>
            <text:p>3,166 </text:p>
            <text:p>— </text:p>
            <text:p>42 </text:p>
            <text:p>Operating Profit</text:p>
            <text:p>11,512 </text:p>
            <text:p>11,162 </text:p>
            <text:p>10,080 </text:p>
            <text:p>Other pension and retiree medical benefits income</text:p>
            <text:p>132 </text:p>
            <text:p>522 </text:p>
            <text:p>117 </text:p>
            <text:p>Net interest expense and other</text:p>
            <text:p>(939)</text:p>
            <text:p>(1,863)</text:p>
            <text:p>(1,128)</text:p>
            <text:p>Income before income taxes</text:p>
            <text:p>10,705 </text:p>
            <text:p>9,821 </text:p>
            <text:p>9,069 </text:p>
            <text:p>Provision for income taxes</text:p>
            <text:p>1,727 </text:p>
            <text:p>2,142 </text:p>
            <text:p>1,894 </text:p>
            <text:p>Net income</text:p>
            <text:p>8,978 </text:p>
            <text:p>7,679 </text:p>
            <text:p>7,175 </text:p>
            <text:p>Less: Net income attributable to noncontrolling interests</text:p>
            <text:p>68 </text:p>
            <text:p>61 </text:p>
            <text:p>55 </text:p>
            <text:p>Net Income Attributable to PepsiCo</text:p>
            <text:p>$</text:p>
            <text:p>8,910 $</text:p>
            <text:p>7,618 $</text:p>
            <text:p>7,120 </text:p>
            <text:p>Net Income Attributable to PepsiCo per Common Share</text:p>
            <text:p>Basic</text:p>
            <text:p>$</text:p>
            <text:p>6.45 $</text:p>
            <text:p>5.51 $</text:p>
            <text:p>5.14 </text:p>
            <text:p>Diluted</text:p>
            <text:p>$</text:p>
            <text:p>6.42 $</text:p>
            <text:p>5.49 $</text:p>
            <text:p>5.12 </text:p>
            <text:p>Weighted-average common shares outstanding</text:p>
            <text:p>Basic</text:p>
            <text:p>1,380 </text:p>
            <text:p>1,382 </text:p>
            <text:p>1,385 </text:p>
            <text:p>Diluted</text:p>
            <text:p>1,387 </text:p>
            <text:p>1,389 </text:p>
            <text:p>1,392 </text:p>
            <text:p>See accompanying notes to the consolidated financial statements.</text:p>
            <text:p>60___FINANCEBENCH_DELIMITER___Table of Contents</text:p>
            <text:p>Consolidated Statement of Cash Flows</text:p>
            <text:p>PepsiCo, Inc. and Subsidiaries</text:p>
            <text:p>Fiscal years ended December 31, 2022, December 25, 2021 and December 26, 2020</text:p>
            <text:p>(in millions)</text:p>
            <text:p>2022</text:p>
            <text:p>2021</text:p>
            <text:p>2020</text:p>
            <text:p>Operating Activities</text:p>
            <text:p>Net income</text:p>
            <text:p>$</text:p>
            <text:p>8,978 $</text:p>
            <text:p>7,679 $</text:p>
            <text:p>7,175 </text:p>
            <text:p>Depreciation and amortization</text:p>
            <text:p>2,763 </text:p>
            <text:p>2,710 </text:p>
            <text:p>2,548 </text:p>
            <text:p>Gain associated with the Juice Transaction</text:p>
            <text:p>(3,321)</text:p>
            <text:p>— </text:p>
            <text:p>— </text:p>
            <text:p>Impairment and other charges</text:p>
            <text:p>3,618 </text:p>
            <text:p>— </text:p>
            <text:p>— </text:p>
            <text:p>Operating lease right-of-use asset amortization</text:p>
            <text:p>517 </text:p>
            <text:p>505 </text:p>
            <text:p>478 </text:p>
            <text:p>Share-based compensation expense</text:p>
            <text:p>343 </text:p>
            <text:p>301 </text:p>
            <text:p>264 </text:p>
            <text:p>Restructuring and impairment charges</text:p>
            <text:p>411 </text:p>
            <text:p>247 </text:p>
            <text:p>289 </text:p>
            <text:p>Cash payments for restructuring charges</text:p>
            <text:p>(224)</text:p>
            <text:p>(256)</text:p>
            <text:p>(255)</text:p>
            <text:p>Acquisition and divestiture-related charges</text:p>
            <text:p>80 </text:p>
            <text:p>(4)</text:p>
            <text:p>255 </text:p>
            <text:p>Cash payments for acquisition and divestiture-related charges</text:p>
            <text:p>(46)</text:p>
            <text:p>(176)</text:p>
            <text:p>(131)</text:p>
            <text:p>Pension and retiree medical plan expenses</text:p>
            <text:p>419 </text:p>
            <text:p>123 </text:p>
            <text:p>408 </text:p>
            <text:p>Pension and retiree medical plan contributions</text:p>
            <text:p>(384)</text:p>
            <text:p>(785)</text:p>
            <text:p>(562)</text:p>
            <text:p>Deferred income taxes and other tax charges and credits</text:p>
            <text:p>(873)</text:p>
            <text:p>298 </text:p>
            <text:p>361 </text:p>
            <text:p>Tax expense related to the TCJ Act</text:p>
            <text:p>86 </text:p>
            <text:p>190 </text:p>
            <text:p>— </text:p>
            <text:p>Tax payments related to the TCJ Act</text:p>
            <text:p>(309)</text:p>
            <text:p>(309)</text:p>
            <text:p>(78)</text:p>
            <text:p>Change in assets and liabilities:</text:p>
            <text:p>Accounts and notes receivable</text:p>
            <text:p>(1,763)</text:p>
            <text:p>(651)</text:p>
            <text:p>(420)</text:p>
            <text:p>Inventories</text:p>
            <text:p>(1,142)</text:p>
            <text:p>(582)</text:p>
            <text:p>(516)</text:p>
            <text:p>Prepaid expenses and other current assets</text:p>
            <text:p>118 </text:p>
            <text:p>159 </text:p>
            <text:p>26 </text:p>
            <text:p>Accounts payable and other current liabilities</text:p>
            <text:p>1,842 </text:p>
            <text:p>1,762 </text:p>
            <text:p>766 </text:p>
            <text:p>Income taxes payable</text:p>
            <text:p>57 </text:p>
            <text:p>30 </text:p>
            <text:p>(159)</text:p>
            <text:p>Other, net</text:p>
            <text:p>(359)</text:p>
            <text:p>375 </text:p>
            <text:p>164 </text:p>
            <text:p>Net Cash Provided by Operating Activities</text:p>
            <text:p>10,811 </text:p>
            <text:p>11,616 </text:p>
            <text:p>10,613 </text:p>
            <text:p>Investing Activities</text:p>
            <text:p>Capital spending</text:p>
            <text:p>(5,207)</text:p>
            <text:p>(4,625)</text:p>
            <text:p>(4,240)</text:p>
            <text:p>Sales of property, plant and equipment</text:p>
            <text:p>251 </text:p>
            <text:p>166 </text:p>
            <text:p>55 </text:p>
            <text:p>Acquisitions, net of cash acquired, investments in noncontrolled affiliates and purchases of</text:p>
            <text:p>intangible and other assets</text:p>
            <text:p>(873)</text:p>
            <text:p>(61)</text:p>
            <text:p>(6,372)</text:p>
            <text:p>Proceeds associated with the Juice Transaction</text:p>
            <text:p>3,456 </text:p>
            <text:p>— </text:p>
            <text:p>— </text:p>
            <text:p>Other divestitures, sales of investments in noncontrolled affiliates and other assets</text:p>
            <text:p>49 </text:p>
            <text:p>169 </text:p>
            <text:p>6 </text:p>
            <text:p>Short-term investments, by original maturity:</text:p>
            <text:p>More than three months - purchases</text:p>
            <text:p>(291)</text:p>
            <text:p>— </text:p>
            <text:p>(1,135)</text:p>
            <text:p>More than three months - maturities</text:p>
            <text:p>150 </text:p>
            <text:p>1,135 </text:p>
            <text:p>— </text:p>
            <text:p>Three months or less, net</text:p>
            <text:p>24 </text:p>
            <text:p>(58)</text:p>
            <text:p>27 </text:p>
            <text:p>Other investing, net</text:p>
            <text:p>11 </text:p>
            <text:p>5 </text:p>
            <text:p>40 </text:p>
            <text:p>Net Cash Used for Investing Activities</text:p>
            <text:p>(2,430)</text:p>
            <text:p>(3,269)</text:p>
            <text:p>(11,619)</text:p>
            <text:p>(Continued on following page)</text:p>
            <text:p>62</text:p>
          </table:table-cell>
          <table:table-cell office:value-type="string" calcext:value-type="string">
            <text:p>62,64</text:p>
          </table:table-cell>
          <table:table-cell/>
        </table:table-row>
        <table:table-row table:style-name="ro70">
          <table:table-cell office:value-type="string" calcext:value-type="string">
            <text:p>financebench_id_04481</text:p>
          </table:table-cell>
          <table:table-cell office:value-type="string" calcext:value-type="string">
            <text:p>PEPSICO_2022_10K</text:p>
          </table:table-cell>
          <table:table-cell office:value-type="string" calcext:value-type="string">
            <text:p>https://pepsico.gcs-web.com/static-files/d051bdd6-c6d2-4814-826f-ece589b88d4c</text:p>
          </table:table-cell>
          <table:table-cell office:value-type="float" office:value="2022" calcext:value-type="float">
            <text:p>2022</text:p>
          </table:table-cell>
          <table:table-cell office:value-type="string" calcext:value-type="string">
            <text:p>metrics-generated</text:p>
          </table:table-cell>
          <table:table-cell office:value-type="string" calcext:value-type="string">
            <text:p>What is the FY2022 unadjusted EBITDA % margin for PepsiCo? Calculate unadjusted EBITDA using unadjusted operating income and D&amp;A (from cash flow statement). Give a response to the question by relying on the details shown in the statement of cash flows and the P&amp;L statement.</text:p>
          </table:table-cell>
          <table:table-cell table:style-name="ce2" office:value-type="string" calcext:value-type="string">
            <text:p>16.5%</text:p>
          </table:table-cell>
          <table:table-cell office:value-type="string" calcext:value-type="string">
            <text:p>Table of Contents</text:p>
            <text:p>Consolidated Statement of Income</text:p>
            <text:p>PepsiCo, Inc. and Subsidiaries</text:p>
            <text:p>Fiscal years ended December 31, 2022, December 25, 2021 and December 26, 2020</text:p>
            <text:p>(in millions except per share amounts)</text:p>
            <text:p>2022</text:p>
            <text:p>2021</text:p>
            <text:p>2020</text:p>
            <text:p>Net Revenue</text:p>
            <text:p>$</text:p>
            <text:p>86,392 $</text:p>
            <text:p>79,474 $</text:p>
            <text:p>70,372 </text:p>
            <text:p>Cost of sales</text:p>
            <text:p>40,576 </text:p>
            <text:p>37,075 </text:p>
            <text:p>31,797 </text:p>
            <text:p>Gross profit</text:p>
            <text:p>45,816 </text:p>
            <text:p>42,399 </text:p>
            <text:p>38,575 </text:p>
            <text:p>Selling, general and administrative expenses</text:p>
            <text:p>34,459 </text:p>
            <text:p>31,237 </text:p>
            <text:p>28,453 </text:p>
            <text:p>Gain associated with the Juice Transaction (see Note 13)</text:p>
            <text:p>(3,321)</text:p>
            <text:p>— </text:p>
            <text:p>— </text:p>
            <text:p>Impairment of intangible assets (see Notes 1 and 4)</text:p>
            <text:p>3,166 </text:p>
            <text:p>— </text:p>
            <text:p>42 </text:p>
            <text:p>Operating Profit</text:p>
            <text:p>11,512 </text:p>
            <text:p>11,162 </text:p>
            <text:p>10,080 </text:p>
            <text:p>Other pension and retiree medical benefits income</text:p>
            <text:p>132 </text:p>
            <text:p>522 </text:p>
            <text:p>117 </text:p>
            <text:p>Net interest expense and other</text:p>
            <text:p>(939)</text:p>
            <text:p>(1,863)</text:p>
            <text:p>(1,128)</text:p>
            <text:p>Income before income taxes</text:p>
            <text:p>10,705 </text:p>
            <text:p>9,821 </text:p>
            <text:p>9,069 </text:p>
            <text:p>Provision for income taxes</text:p>
            <text:p>1,727 </text:p>
            <text:p>2,142 </text:p>
            <text:p>1,894 </text:p>
            <text:p>Net income</text:p>
            <text:p>8,978 </text:p>
            <text:p>7,679 </text:p>
            <text:p>7,175 </text:p>
            <text:p>Less: Net income attributable to noncontrolling interests</text:p>
            <text:p>68 </text:p>
            <text:p>61 </text:p>
            <text:p>55 </text:p>
            <text:p>Net Income Attributable to PepsiCo</text:p>
            <text:p>$</text:p>
            <text:p>8,910 $</text:p>
            <text:p>7,618 $</text:p>
            <text:p>7,120 </text:p>
            <text:p>Net Income Attributable to PepsiCo per Common Share</text:p>
            <text:p>Basic</text:p>
            <text:p>$</text:p>
            <text:p>6.45 $</text:p>
            <text:p>5.51 $</text:p>
            <text:p>5.14 </text:p>
            <text:p>Diluted</text:p>
            <text:p>$</text:p>
            <text:p>6.42 $</text:p>
            <text:p>5.49 $</text:p>
            <text:p>5.12 </text:p>
            <text:p>Weighted-average common shares outstanding</text:p>
            <text:p>Basic</text:p>
            <text:p>1,380 </text:p>
            <text:p>1,382 </text:p>
            <text:p>1,385 </text:p>
            <text:p>Diluted</text:p>
            <text:p>1,387 </text:p>
            <text:p>1,389 </text:p>
            <text:p>1,392 </text:p>
            <text:p>See accompanying notes to the consolidated financial statements.</text:p>
            <text:p>60___FINANCEBENCH_DELIMITER___Table of Contents</text:p>
            <text:p>Consolidated Statement of Cash Flows</text:p>
            <text:p>PepsiCo, Inc. and Subsidiaries</text:p>
            <text:p>Fiscal years ended December 31, 2022, December 25, 2021 and December 26, 2020</text:p>
            <text:p>(in millions)</text:p>
            <text:p>2022</text:p>
            <text:p>2021</text:p>
            <text:p>2020</text:p>
            <text:p>Operating Activities</text:p>
            <text:p>Net income</text:p>
            <text:p>$</text:p>
            <text:p>8,978 $</text:p>
            <text:p>7,679 $</text:p>
            <text:p>7,175 </text:p>
            <text:p>Depreciation and amortization</text:p>
            <text:p>2,763 </text:p>
            <text:p>2,710 </text:p>
            <text:p>2,548 </text:p>
            <text:p>Gain associated with the Juice Transaction</text:p>
            <text:p>(3,321)</text:p>
            <text:p>— </text:p>
            <text:p>— </text:p>
            <text:p>Impairment and other charges</text:p>
            <text:p>3,618 </text:p>
            <text:p>— </text:p>
            <text:p>— </text:p>
            <text:p>Operating lease right-of-use asset amortization</text:p>
            <text:p>517 </text:p>
            <text:p>505 </text:p>
            <text:p>478 </text:p>
            <text:p>Share-based compensation expense</text:p>
            <text:p>343 </text:p>
            <text:p>301 </text:p>
            <text:p>264 </text:p>
            <text:p>Restructuring and impairment charges</text:p>
            <text:p>411 </text:p>
            <text:p>247 </text:p>
            <text:p>289 </text:p>
            <text:p>Cash payments for restructuring charges</text:p>
            <text:p>(224)</text:p>
            <text:p>(256)</text:p>
            <text:p>(255)</text:p>
            <text:p>Acquisition and divestiture-related charges</text:p>
            <text:p>80 </text:p>
            <text:p>(4)</text:p>
            <text:p>255 </text:p>
            <text:p>Cash payments for acquisition and divestiture-related charges</text:p>
            <text:p>(46)</text:p>
            <text:p>(176)</text:p>
            <text:p>(131)</text:p>
            <text:p>Pension and retiree medical plan expenses</text:p>
            <text:p>419 </text:p>
            <text:p>123 </text:p>
            <text:p>408 </text:p>
            <text:p>Pension and retiree medical plan contributions</text:p>
            <text:p>(384)</text:p>
            <text:p>(785)</text:p>
            <text:p>(562)</text:p>
            <text:p>Deferred income taxes and other tax charges and credits</text:p>
            <text:p>(873)</text:p>
            <text:p>298 </text:p>
            <text:p>361 </text:p>
            <text:p>Tax expense related to the TCJ Act</text:p>
            <text:p>86 </text:p>
            <text:p>190 </text:p>
            <text:p>— </text:p>
            <text:p>Tax payments related to the TCJ Act</text:p>
            <text:p>(309)</text:p>
            <text:p>(309)</text:p>
            <text:p>(78)</text:p>
            <text:p>Change in assets and liabilities:</text:p>
            <text:p>Accounts and notes receivable</text:p>
            <text:p>(1,763)</text:p>
            <text:p>(651)</text:p>
            <text:p>(420)</text:p>
            <text:p>Inventories</text:p>
            <text:p>(1,142)</text:p>
            <text:p>(582)</text:p>
            <text:p>(516)</text:p>
            <text:p>Prepaid expenses and other current assets</text:p>
            <text:p>118 </text:p>
            <text:p>159 </text:p>
            <text:p>26 </text:p>
            <text:p>Accounts payable and other current liabilities</text:p>
            <text:p>1,842 </text:p>
            <text:p>1,762 </text:p>
            <text:p>766 </text:p>
            <text:p>Income taxes payable</text:p>
            <text:p>57 </text:p>
            <text:p>30 </text:p>
            <text:p>(159)</text:p>
            <text:p>Other, net</text:p>
            <text:p>(359)</text:p>
            <text:p>375 </text:p>
            <text:p>164 </text:p>
            <text:p>Net Cash Provided by Operating Activities</text:p>
            <text:p>10,811 </text:p>
            <text:p>11,616 </text:p>
            <text:p>10,613 </text:p>
            <text:p>Investing Activities</text:p>
            <text:p>Capital spending</text:p>
            <text:p>(5,207)</text:p>
            <text:p>(4,625)</text:p>
            <text:p>(4,240)</text:p>
            <text:p>Sales of property, plant and equipment</text:p>
            <text:p>251 </text:p>
            <text:p>166 </text:p>
            <text:p>55 </text:p>
            <text:p>Acquisitions, net of cash acquired, investments in noncontrolled affiliates and purchases of</text:p>
            <text:p>intangible and other assets</text:p>
            <text:p>(873)</text:p>
            <text:p>(61)</text:p>
            <text:p>(6,372)</text:p>
            <text:p>Proceeds associated with the Juice Transaction</text:p>
            <text:p>3,456 </text:p>
            <text:p>— </text:p>
            <text:p>— </text:p>
            <text:p>Other divestitures, sales of investments in noncontrolled affiliates and other assets</text:p>
            <text:p>49 </text:p>
            <text:p>169 </text:p>
            <text:p>6 </text:p>
            <text:p>Short-term investments, by original maturity:</text:p>
            <text:p>More than three months - purchases</text:p>
            <text:p>(291)</text:p>
            <text:p>— </text:p>
            <text:p>(1,135)</text:p>
            <text:p>More than three months - maturities</text:p>
            <text:p>150 </text:p>
            <text:p>1,135 </text:p>
            <text:p>— </text:p>
            <text:p>Three months or less, net</text:p>
            <text:p>24 </text:p>
            <text:p>(58)</text:p>
            <text:p>27 </text:p>
            <text:p>Other investing, net</text:p>
            <text:p>11 </text:p>
            <text:p>5 </text:p>
            <text:p>40 </text:p>
            <text:p>Net Cash Used for Investing Activities</text:p>
            <text:p>(2,430)</text:p>
            <text:p>(3,269)</text:p>
            <text:p>(11,619)</text:p>
            <text:p>(Continued on following page)</text:p>
            <text:p>62</text:p>
          </table:table-cell>
          <table:table-cell office:value-type="string" calcext:value-type="string">
            <text:p>62,64</text:p>
          </table:table-cell>
          <table:table-cell/>
        </table:table-row>
        <table:table-row table:style-name="ro26">
          <table:table-cell office:value-type="string" calcext:value-type="string">
            <text:p>financebench_id_01482</text:p>
          </table:table-cell>
          <table:table-cell office:value-type="string" calcext:value-type="string">
            <text:p>PEPSICO_2023_8K_dated-2023-05-05</text:p>
          </table:table-cell>
          <table:table-cell office:value-type="string" calcext:value-type="string">
            <text:p>https://pepsico.gcs-web.com/static-files/718629be-2463-4b54-bba3-5e0e776e7d0c</text:p>
          </table:table-cell>
          <table:table-cell office:value-type="float" office:value="2023" calcext:value-type="float">
            <text:p>2023</text:p>
          </table:table-cell>
          <table:table-cell office:value-type="string" calcext:value-type="string">
            <text:p>novel-generated</text:p>
          </table:table-cell>
          <table:table-cell office:value-type="string" calcext:value-type="string">
            <text:p>At the Pepsico AGM held on May 3, 2023, what was the outcome of the shareholder vote on the shareholder proposal for a congruency report by Pepsico on net-zero emissions policies?</text:p>
          </table:table-cell>
          <table:table-cell office:value-type="string" calcext:value-type="string">
            <text:p>The shareholder proposal for a congruency report by Pepsico on net-zero emissions policies was defeated.</text:p>
          </table:table-cell>
          <table:table-cell office:value-type="string" calcext:value-type="string">
            <text:p>(8) The shareholder proposal regarding a congruency report on net-zero emissions policies was defeated:</text:p>
            <text:p>For</text:p>
            <text:p>19,718,780</text:p>
            <text:p>Against</text:p>
            <text:p>977,228,788</text:p>
          </table:table-cell>
          <table:table-cell office:value-type="float" office:value="4" calcext:value-type="float">
            <text:p>4</text:p>
          </table:table-cell>
          <table:table-cell/>
        </table:table-row>
        <table:table-row table:style-name="ro7">
          <table:table-cell office:value-type="string" calcext:value-type="string">
            <text:p>financebench_id_00705</text:p>
          </table:table-cell>
          <table:table-cell office:value-type="string" calcext:value-type="string">
            <text:p>PEPSICO_2023_8K_dated-2023-05-30</text:p>
          </table:table-cell>
          <table:table-cell office:value-type="string" calcext:value-type="string">
            <text:p>https://pepsico.gcs-web.com/static-files/bcd1012b-77b8-4ac0-8b28-5e0a7c686f4e</text:p>
          </table:table-cell>
          <table:table-cell office:value-type="float" office:value="2023" calcext:value-type="float">
            <text:p>2023</text:p>
          </table:table-cell>
          <table:table-cell office:value-type="string" calcext:value-type="string">
            <text:p>novel-generated</text:p>
          </table:table-cell>
          <table:table-cell office:value-type="string" calcext:value-type="string">
            <text:p>By how much did Pepsico increase its unsecured five year revolving credit agreement on May 26, 2023?</text:p>
          </table:table-cell>
          <table:table-cell office:value-type="string" calcext:value-type="string">
            <text:p>$400,000,000 increase.</text:p>
          </table:table-cell>
          <table:table-cell office:value-type="string" calcext:value-type="string">
            <text:p>Effective May 26, 2023, PepsiCo terminated the $3,800,000,000 five year unsecured revolving credit agreement, dated as of May 27, 2022, amongPepsiCo, as borrower, the lenders party thereto, and Citibank, N.A., as administrative agent (the “</text:p>
            <text:p>2022 Five Year Credit Agreement</text:p>
            <text:p>”). There were nooutstanding borrowings under the 2022 Five Year Credit Agreement at the time of its termination.</text:p>
            <text:p>On May 26, 2023, PepsiCo entered into a new $4,200,000,000 five year unsecured revolving credit agreement (the “</text:p>
            <text:p>2023 Five Year CreditAgreement</text:p>
            <text:p>”) among PepsiCo, as borrower, the lenders party thereto, and Citibank, N.A., as administrative agent. The 2023 Five Year Credit Agreementenables PepsiCo and its borrowing subsidiaries to borrow up to $4,200,000,000 in U.S. Dollars and/or Euros, including a $750,000,000 swing linesubfacility for Euro-denominated borrowings permitted to be borrowed on a same day basis, subject to customary terms and conditions, and expires onMay 26, 2028. PepsiCo may also, upon the agreement of either the then existing lenders or of additional banks not currently party to the 2023 Five YearCredit Agreement, increase the commitments under the 2023 Five Year Credit Agreement to up to $4,950,000,000 in U.S. Dollars and/or Euros. PepsiComay, once a year, request renewal of the 2023 Five Year Credit Agreement for an additional one year period. Subject to certain conditions stated in the 2023Five Year Credit Agreement, PepsiCo and its borrowing subsidiaries may borrow, prepay and reborrow amounts under the 2023 Five Year CreditAgreement at any time during the term of the 2023 Five Year Credit Agreement. Funds borrowed under the 2023 Five Year Credit Agreement may be usedfor general corporate purposes of PepsiCo and its subsidiaries. The 2023 Five Year Credit Agreement contains customary representations and warrantiesand events of default. In the ordinary course of their respective businesses, the lenders under the 2023 Five Year Credit Agreement and their affiliates haveengaged, and may in the future engage, in commercial banking and/or investment banking transactions with PepsiCo and its affiliates.</text:p>
          </table:table-cell>
          <table:table-cell office:value-type="float" office:value="2" calcext:value-type="float">
            <text:p>2</text:p>
          </table:table-cell>
          <table:table-cell/>
        </table:table-row>
        <table:table-row table:style-name="ro37">
          <table:table-cell office:value-type="string" calcext:value-type="string">
            <text:p>financebench_id_00882</text:p>
          </table:table-cell>
          <table:table-cell office:value-type="string" calcext:value-type="string">
            <text:p>PEPSICO_2023_8K_dated-2023-05-30</text:p>
          </table:table-cell>
          <table:table-cell office:value-type="string" calcext:value-type="string">
            <text:p>https://pepsico.gcs-web.com/static-files/bcd1012b-77b8-4ac0-8b28-5e0a7c686f4e</text:p>
          </table:table-cell>
          <table:table-cell office:value-type="float" office:value="2023" calcext:value-type="float">
            <text:p>2023</text:p>
          </table:table-cell>
          <table:table-cell office:value-type="string" calcext:value-type="string">
            <text:p>novel-generated</text:p>
          </table:table-cell>
          <table:table-cell office:value-type="string" calcext:value-type="string">
            <text:p>As of May 26, 2023, what is the total amount Pepsico may borrow under its unsecured revolving credit agreements?</text:p>
          </table:table-cell>
          <table:table-cell office:value-type="string" calcext:value-type="string">
            <text:p>Total amount Pepsico may borrow under unsecured revolving credit agreements = $8,400,000,000.</text:p>
          </table:table-cell>
          <table:table-cell office:value-type="string" calcext:value-type="string">
            <text:p>Item 8.01.</text:p>
            <text:p>Other Events.</text:p>
            <text:p>Effective May 26, 2023, PepsiCo, Inc. (“</text:p>
            <text:p>PepsiCo</text:p>
            <text:p>”) terminated the $3,800,000,000 364 day unsecured revolving credit agreement, dated as ofMay 27, 2022, among PepsiCo, as borrower, the lenders party thereto, and Citibank, N.A., as administrative agent (the “</text:p>
            <text:p>2022 364 Day CreditAgreement</text:p>
            <text:p>”). There were no outstanding borrowings under the 2022 364 Day Credit Agreement at the time of its termination.</text:p>
            <text:p>On May 26, 2023, PepsiCo entered into a new $4,200,000,000 364 day unsecured revolving credit agreement (the “</text:p>
            <text:p>2023 364 Day CreditAgreement</text:p>
            <text:p>”) among PepsiCo, as borrower, the lenders party thereto, and Citibank, N.A., as administrative agent. The 2023 364 Day Credit Agreementenables PepsiCo and its borrowing subsidiaries to borrow up to $4,200,000,000 in U.S. Dollars and/or Euros, subject to customary terms and conditions,and expires on May 24, 2024. PepsiCo may also, upon the agreement of either the then existing lenders or of additional banks not currently party to the2023 364 Day Credit Agreement, increase the commitments under the 2023 364 Day Credit Agreement to up to $4,950,000,000 in U.S. Dollars and/orEuros. PepsiCo may request renewal of the 2023 364 Day Credit Agreement for an additional 364 day period or convert any amounts outstanding into aterm loan for a period of up to one year, which term loan would mature no later than the anniversary of the then effective termination date. Subject tocertain conditions stated in the 2023 364 Day Credit Agreement, PepsiCo and its borrowing subsidiaries may borrow, prepay and reborrow amounts underthe 2023 364 Day Credit Agreement at any time during the term of the 2023 364 Day Credit Agreement. Funds borrowed under the 2023 364 Day CreditAgreement may be used for general corporate purposes of PepsiCo and its subsidiaries. The 2023 364 Day Credit Agreement contains customaryrepresentations and warranties and events of default. In the ordinary course of their respective businesses, the lenders under the 2023 364 Day CreditAgreement and their affiliates have engaged, and may in the future engage, in commercial banking and/or investment banking transactions with PepsiCoand its affiliates.</text:p>
            <text:p>Effective May 26, 2023, PepsiCo terminated the $3,800,000,000 five year unsecured revolving credit agreement, dated as of May 27, 2022, amongPepsiCo, as borrower, the lenders party thereto, and Citibank, N.A., as administrative agent (the “</text:p>
            <text:p>2022 Five Year Credit Agreement</text:p>
            <text:p>”). There were nooutstanding borrowings under the 2022 Five Year Credit Agreement at the time of its termination.</text:p>
            <text:p>On May 26, 2023, PepsiCo entered into a new $4,200,000,000 five year unsecured revolving credit agreement (the “</text:p>
            <text:p>2023 Five Year CreditAgreement</text:p>
            <text:p>”) among PepsiCo, as borrower, the lenders party thereto, and Citibank, N.A., as administrative agent. The 2023 Five Year Credit Agreementenables PepsiCo and its borrowing subsidiaries to borrow up to $4,200,000,000 in U.S. Dollars and/or Euros, including a $750,000,000 swing linesubfacility for Euro-denominated borrowings permitted to be borrowed on a same day basis, subject to customary terms and conditions, and expires onMay 26, 2028. PepsiCo may also, upon the agreement of either the then existing lenders or of additional banks not currently party to the 2023 Five YearCredit Agreement, increase the commitments under the 2023 Five Year Credit Agreement to up to $4,950,000,000 in U.S. Dollars and/or Euros. PepsiComay, once a year, request renewal of the 2023 Five Year Credit Agreement for an additional one year period. Subject to certain conditions stated in the 2023Five Year Credit Agreement, PepsiCo and its borrowing subsidiaries may borrow, prepay and reborrow amounts under the 2023 Five Year CreditAgreement at any time during the term of the 2023 Five Year Credit Agreement. Funds borrowed under the 2023 Five Year Credit Agreement may be usedfor general corporate purposes of PepsiCo and its subsidiaries. The 2023 Five Year Credit Agreement contains customary representations and warrantiesand events of default. In the ordinary course of their respective businesses, the lenders under the 2023 Five Year Credit Agreement and their affiliates haveengaged, and may in the future engage, in commercial banking and/or investment banking transactions with PepsiCo and its affiliates.</text:p>
          </table:table-cell>
          <table:table-cell office:value-type="float" office:value="2" calcext:value-type="float">
            <text:p>2</text:p>
          </table:table-cell>
          <table:table-cell/>
        </table:table-row>
        <table:table-row table:style-name="ro26">
          <table:table-cell office:value-type="string" calcext:value-type="string">
            <text:p>financebench_id_01474</text:p>
          </table:table-cell>
          <table:table-cell office:value-type="string" calcext:value-type="string">
            <text:p>PEPSICO_2023Q1_EARNINGS</text:p>
          </table:table-cell>
          <table:table-cell office:value-type="string" calcext:value-type="string">
            <text:p>https://investors.pepsico.com/docs/default-source/investors/q1-2023/q1-2023-earnings-release_wfvmt94lzqbm92aw.pdf?sfvrsn=5db72450_4</text:p>
          </table:table-cell>
          <table:table-cell office:value-type="float" office:value="2023" calcext:value-type="float">
            <text:p>2023</text:p>
          </table:table-cell>
          <table:table-cell office:value-type="string" calcext:value-type="string">
            <text:p>novel-generated</text:p>
          </table:table-cell>
          <table:table-cell office:value-type="string" calcext:value-type="string">
            <text:p>As of FY2023Q1, why did Pepsico raise full year guidance for FY2023?</text:p>
          </table:table-cell>
          <table:table-cell office:value-type="string" calcext:value-type="string">
            <text:p>Pepsico experienced a strong start to FY2023.</text:p>
          </table:table-cell>
          <table:table-cell office:value-type="string" calcext:value-type="string">
            <text:p>“We are very pleased with our performance and business momentum as our categories and</text:p>
            <text:p>geographies remained resilient during the first quarter. Given our strong start to the year, we</text:p>
            <text:p>now expect our full-year 2023 organic revenue to increase 8 percent (previously 6 percent) and</text:p>
            <text:p>core constant currency EPS to increase 9 percent (previously 8 percent),” said Chairman and</text:p>
            <text:p>CEO Ramon Laguarta.</text:p>
          </table:table-cell>
          <table:table-cell office:value-type="float" office:value="1" calcext:value-type="float">
            <text:p>1</text:p>
          </table:table-cell>
          <table:table-cell/>
        </table:table-row>
        <table:table-row table:style-name="ro26">
          <table:table-cell office:value-type="string" calcext:value-type="string">
            <text:p>financebench_id_01476</text:p>
          </table:table-cell>
          <table:table-cell office:value-type="string" calcext:value-type="string">
            <text:p>PEPSICO_2023Q1_EARNINGS</text:p>
          </table:table-cell>
          <table:table-cell office:value-type="string" calcext:value-type="string">
            <text:p>https://investors.pepsico.com/docs/default-source/investors/q1-2023/q1-2023-earnings-release_wfvmt94lzqbm92aw.pdf?sfvrsn=5db72450_4</text:p>
          </table:table-cell>
          <table:table-cell office:value-type="float" office:value="2023" calcext:value-type="float">
            <text:p>2023</text:p>
          </table:table-cell>
          <table:table-cell office:value-type="string" calcext:value-type="string">
            <text:p>novel-generated</text:p>
          </table:table-cell>
          <table:table-cell office:value-type="string" calcext:value-type="string">
            <text:p>As of FY2023Q1, by how many percentage points did Pepsico raise full year guidance in respect of core constant currency EPS growth?</text:p>
          </table:table-cell>
          <table:table-cell office:value-type="string" calcext:value-type="string">
            <text:p>Pepsico raised full year guidance in respect of core constant currency EPS growth by 1 percentage point.</text:p>
          </table:table-cell>
          <table:table-cell office:value-type="string" calcext:value-type="string">
            <text:p>“We are very pleased with our performance and business momentum as our categories and</text:p>
            <text:p>geographies remained resilient during the first quarter. Given our strong start to the year, we</text:p>
            <text:p>now expect our full-year 2023 organic revenue to increase 8 percent (previously 6 percent) and</text:p>
            <text:p>core constant currency EPS to increase 9 percent (previously 8 percent),” said Chairman and</text:p>
            <text:p>CEO Ramon Laguarta.</text:p>
          </table:table-cell>
          <table:table-cell office:value-type="float" office:value="1" calcext:value-type="float">
            <text:p>1</text:p>
          </table:table-cell>
          <table:table-cell/>
        </table:table-row>
        <table:table-row table:style-name="ro38">
          <table:table-cell office:value-type="string" calcext:value-type="string">
            <text:p>financebench_id_00302</text:p>
          </table:table-cell>
          <table:table-cell office:value-type="string" calcext:value-type="string">
            <text:p>PFIZER_2021_10K</text:p>
          </table:table-cell>
          <table:table-cell office:value-type="string" calcext:value-type="string">
            <text:p>https://d18rn0p25nwr6d.cloudfront.net/CIK-0000078003/fa35a206-5bac-4a7a-9571-1e194b4436b5.pdf</text:p>
          </table:table-cell>
          <table:table-cell office:value-type="float" office:value="2021" calcext:value-type="float">
            <text:p>2021</text:p>
          </table:table-cell>
          <table:table-cell office:value-type="string" calcext:value-type="string">
            <text:p>novel-generated</text:p>
          </table:table-cell>
          <table:table-cell office:value-type="string" calcext:value-type="string">
            <text:p>Did Pfizer grow its PPNE between FY20 and FY21?</text:p>
          </table:table-cell>
          <table:table-cell office:value-type="string" calcext:value-type="string">
            <text:p>Yes, change in PPNE was positive year over year</text:p>
          </table:table-cell>
          <table:table-cell office:value-type="string" calcext:value-type="string">
            <text:p>As of December 31,</text:p>
            <text:p>(MILLIONS, EXCEPT PER COMMON SHARE DATA) 2021 2020</text:p>
            <text:p>Assets</text:p>
            <text:p>Cash and cash equivalents $ 1,944 $ 1,786</text:p>
            <text:p>Short-term investments 29,125 10,437</text:p>
            <text:p>Trade accounts receivable, less allowance for doubtful accounts: 2021—$492; 2020—$508 11,479 7,913</text:p>
            <text:p>Inventories 9,059 8,020</text:p>
            <text:p>Current tax assets 4,266 3,264</text:p>
            <text:p>Other current assets 3,820 3,646</text:p>
            <text:p>Total current assets 59,693 35,067</text:p>
            <text:p>Equity-method investments 16,472 16,856</text:p>
            <text:p>Long-term investments 5,054 3,406</text:p>
            <text:p>Property, plant and equipment 14,882 13,745</text:p>
          </table:table-cell>
          <table:table-cell office:value-type="float" office:value="59" calcext:value-type="float">
            <text:p>59</text:p>
          </table:table-cell>
          <table:table-cell/>
        </table:table-row>
        <table:table-row table:style-name="ro57">
          <table:table-cell office:value-type="string" calcext:value-type="string">
            <text:p>financebench_id_00702</text:p>
          </table:table-cell>
          <table:table-cell office:value-type="string" calcext:value-type="string">
            <text:p>PFIZER_2021_10K</text:p>
          </table:table-cell>
          <table:table-cell office:value-type="string" calcext:value-type="string">
            <text:p>https://d18rn0p25nwr6d.cloudfront.net/CIK-0000078003/fa35a206-5bac-4a7a-9571-1e194b4436b5.pdf</text:p>
          </table:table-cell>
          <table:table-cell office:value-type="float" office:value="2021" calcext:value-type="float">
            <text:p>2021</text:p>
          </table:table-cell>
          <table:table-cell office:value-type="string" calcext:value-type="string">
            <text:p>novel-generated</text:p>
          </table:table-cell>
          <table:table-cell office:value-type="string" calcext:value-type="string">
            <text:p>Were there any potential events that are not in Pfizer's standard business operations that substantially increased net income in 2019?</text:p>
          </table:table-cell>
          <table:table-cell office:value-type="string" calcext:value-type="string">
            <text:p>Yes, the gain on completion of Consumer Healthcare JV Transaction</text:p>
          </table:table-cell>
          <table:table-cell office:value-type="string" calcext:value-type="string">
            <text:p>Year Ended December 31,</text:p>
            <text:p>(MILLIONS, EXCEPT PER COMMON SHARE DATA) 2021 2020 2019</text:p>
            <text:p>Revenues $ 81,288 $ 41,651 $ 40,905</text:p>
            <text:p>Costs and expenses:</text:p>
            <text:p>Cost of sales(a) 30,821 8,484 8,054</text:p>
            <text:p>Selling, informational and administrative expenses(a) 12,703 11,597 12,726</text:p>
            <text:p>Research and development expenses(a) 13,829 9,393 8,385</text:p>
            <text:p>Amortization of intangible assets 3,700 3,348 4,429</text:p>
            <text:p>Restructuring charges and certain acquisition-related costs 802 579 601</text:p>
            <text:p>(Gain) on completion of Consumer Healthcare JV transaction — (6) (8,107)</text:p>
            <text:p>Other (income)/deductions––net (4,878) 1,219 3,497</text:p>
            <text:p>Income from continuing operations before provision/(benefit) for taxes on income 24,311 7,036 11,321</text:p>
            <text:p>Provision/(benefit) for taxes on income 1,852 370 583</text:p>
            <text:p>Income from continuing operations 22,459 6,666 10,738</text:p>
            <text:p>Discontinued operations––net of tax (434) 2,529 5,318</text:p>
            <text:p>Net income before allocation to noncontrolling interests 22,025 9,195 16,056</text:p>
            <text:p>Less: Net income attributable to noncontrolling interests 45 36 29</text:p>
            <text:p>Net income attributable to Pfizer Inc. common shareholders $ 21,979 $ 9,159 $ 16,026</text:p>
          </table:table-cell>
          <table:table-cell office:value-type="float" office:value="57" calcext:value-type="float">
            <text:p>57</text:p>
          </table:table-cell>
          <table:table-cell/>
        </table:table-row>
        <table:table-row table:style-name="ro10">
          <table:table-cell office:value-type="string" calcext:value-type="string">
            <text:p>financebench_id_02416</text:p>
          </table:table-cell>
          <table:table-cell office:value-type="string" calcext:value-type="string">
            <text:p>PFIZER_2021_10K</text:p>
          </table:table-cell>
          <table:table-cell office:value-type="string" calcext:value-type="string">
            <text:p>https://d18rn0p25nwr6d.cloudfront.net/CIK-0000078003/fa35a206-5bac-4a7a-9571-1e194b4436b5.pdf</text:p>
          </table:table-cell>
          <table:table-cell office:value-type="float" office:value="2021" calcext:value-type="float">
            <text:p>2021</text:p>
          </table:table-cell>
          <table:table-cell office:value-type="string" calcext:value-type="string">
            <text:p>novel-generated</text:p>
          </table:table-cell>
          <table:table-cell office:value-type="string" calcext:value-type="string">
            <text:p>What are three main companies acquired by Pfizer mentioned in this 10K report?</text:p>
          </table:table-cell>
          <table:table-cell office:value-type="string" calcext:value-type="string">
            <text:p>Trillium, Array, and Therachon</text:p>
          </table:table-cell>
          <table:table-cell office:value-type="string" calcext:value-type="string">
            <text:p>Note 2. Acquisitions, Divestitures, Equity-Method Investments, Licensing Arrangements and Collaborative</text:p>
            <text:p>Arrangements</text:p>
            <text:p>A. Acquisitions</text:p>
            <text:p>Trillium</text:p>
            <text:p>On November 17, 2021, we acquired all of the issued and outstanding common stock not already owned by Pfizer of Trillium, a clinical stage</text:p>
            <text:p>immuno-oncology company developing therapies targeting cancer immune evasion pathways and specific cell targeting approaches, for a</text:p>
            <text:p>price of $18.50 per share in cash, for total consideration of $2.0 billion, net of cash acquired. As a result, Trillium became our wholly owned</text:p>
            <text:p>subsidiary. We previously held a 2% ownership investment in Trillium. Trillium’s lead program, TTI-622, is an investigational fusion protein that</text:p>
            <text:p>is designed to block the inhibitory activity of CD47, a molecule that is overexpressed by a wide variety of tumors.</text:p>
            <text:p>We accounted for the transaction as an asset acquisition since the lead asset, TTI-622, represented substantially all of the fair value of the</text:p>
            <text:p>gross assets acquired, which exclude cash acquired. At the acquisition date, we recorded a $2.1 billion charge representing an acquired</text:p>
            <text:p>IPR&amp;D asset with no alternative future use in Research and development expenses, of which the $2.0 billion net cash consideration is</text:p>
            <text:p>presented as a cash outflow from operating activities. In connection with this acquisition, we recorded $256 million of assets acquired primarily</text:p>
            <text:p>consisting of cash and investments. Liabilities assumed were approximately $81 million.</text:p>
            <text:p>Array</text:p>
            <text:p>On July 30, 2019, we acquired Array, a commercial stage biopharmaceutical company focused on the discovery, development and</text:p>
            <text:p>commercialization of targeted small molecule medicines to treat cancer and other diseases of high unmet need, for $48 per share in cash. The</text:p>
            <text:p>total fair value of the consideration transferred was $11.2 billion ($10.9 billion, net of cash acquired). In addition, $157 million in payments to</text:p>
            <text:p>Array employees for the fair value of previously unvested stock options was recognized as post-closing compensation expense and recorded</text:p>
            <text:p>in Restructuring charges and certain acquisition-related costs (see Note 3). We financed the majority of the transaction with debt and the</text:p>
            <text:p>balance with existing cash.___FINANCEBENCH_DELIMITER___Therachon</text:p>
            <text:p>On July 1, 2019, we acquired all the remaining shares of Therachon, a privately-held clinical-stage biotechnology company focused on rare</text:p>
            <text:p>diseases, with assets in development for the treatment of achondroplasia, a genetic condition and the most common form of short-limb</text:p>
            <text:p>dwarfism, for $340 million upfront, plus potential milestone payments of up to $470 million contingent on the achievement of key milestones in</text:p>
            <text:p>the development and commercialization of the lead asset. We accounted for the transaction as an asset acquisition since the lead asset</text:p>
            <text:p>represented substantially all the fair value of the gross assets acquired. The total fair value of the consideration transferred for Therachon was</text:p>
            <text:p>$322 million, which consisted of $317 million of cash and our previous $5 million investment in Therachon. In connection with this asset</text:p>
            <text:p>acquisition, we recorded a charge of $337 million in Research and development expenses.</text:p>
          </table:table-cell>
          <table:table-cell office:value-type="string" calcext:value-type="string">
            <text:p>70, 71</text:p>
          </table:table-cell>
          <table:table-cell/>
        </table:table-row>
        <table:table-row table:style-name="ro20">
          <table:table-cell office:value-type="string" calcext:value-type="string">
            <text:p>financebench_id_00283</text:p>
          </table:table-cell>
          <table:table-cell office:value-type="string" calcext:value-type="string">
            <text:p>Pfizer_2023Q2_10Q</text:p>
          </table:table-cell>
          <table:table-cell office:value-type="string" calcext:value-type="string">
            <text:p>https://d18rn0p25nwr6d.cloudfront.net/CIK-0000078003/c7518e4a-3aaf-4987-ae85-27460d0f526c.pdf</text:p>
          </table:table-cell>
          <table:table-cell office:value-type="float" office:value="2023" calcext:value-type="float">
            <text:p>2023</text:p>
          </table:table-cell>
          <table:table-cell office:value-type="string" calcext:value-type="string">
            <text:p>novel-generated</text:p>
          </table:table-cell>
          <table:table-cell office:value-type="string" calcext:value-type="string">
            <text:p>How much does Pfizer expect to pay to spin off Upjohn in the future in USD million?</text:p>
          </table:table-cell>
          <table:table-cell office:value-type="float" office:value="77.78" calcext:value-type="float">
            <text:p>77.78</text:p>
          </table:table-cell>
          <table:table-cell office:value-type="string" calcext:value-type="string">
            <text:p>We expect to incur costs of approximately $700 million in connection with separating Upjohn, of which approximately 90% has been incurred since inception and through the second quarter of 2023. These charges include costs and expenses related to separation of legal entities and transaction costs.</text:p>
          </table:table-cell>
          <table:table-cell office:value-type="float" office:value="41" calcext:value-type="float">
            <text:p>41</text:p>
          </table:table-cell>
          <table:table-cell/>
        </table:table-row>
        <table:table-row table:style-name="ro48">
          <table:table-cell office:value-type="string" calcext:value-type="string">
            <text:p>financebench_id_00724</text:p>
          </table:table-cell>
          <table:table-cell office:value-type="string" calcext:value-type="string">
            <text:p>Pfizer_2023Q2_10Q</text:p>
          </table:table-cell>
          <table:table-cell office:value-type="string" calcext:value-type="string">
            <text:p>https://d18rn0p25nwr6d.cloudfront.net/CIK-0000078003/c7518e4a-3aaf-4987-ae85-27460d0f526c.pdf</text:p>
          </table:table-cell>
          <table:table-cell office:value-type="float" office:value="2023" calcext:value-type="float">
            <text:p>2023</text:p>
          </table:table-cell>
          <table:table-cell office:value-type="string" calcext:value-type="string">
            <text:p>novel-generated</text:p>
          </table:table-cell>
          <table:table-cell office:value-type="string" calcext:value-type="string">
            <text:p>For Pfizer, which geographic region had the biggest drop in Q22023 year over year revenues (on a percentage basis)?</text:p>
          </table:table-cell>
          <table:table-cell office:value-type="string" calcext:value-type="string">
            <text:p>Developed Rest of the World</text:p>
          </table:table-cell>
          <table:table-cell office:value-type="string" calcext:value-type="string">
            <text:p>The following summarizes revenues by geographic area:</text:p>
            <text:p>Three Months Ended Six Months Ended</text:p>
            <text:p>(MILLIONS)</text:p>
            <text:p>July 2,</text:p>
            <text:p>2023</text:p>
            <text:p>July 3,</text:p>
            <text:p>2022</text:p>
            <text:p>%</text:p>
            <text:p>Change</text:p>
            <text:p>July 2,</text:p>
            <text:p>2023</text:p>
            <text:p>July 3,</text:p>
            <text:p>2022</text:p>
            <text:p>%</text:p>
            <text:p>Change</text:p>
            <text:p>United States $ 6,185 $ 11,222 (45) $ 14,692 $ 20,140 (27)</text:p>
            <text:p>Developed Europe 2,415 5,480 (56) 5,236 11,569 (55)</text:p>
            <text:p>Developed Rest of World 1,305 5,034 (74) 3,778 8,320 (55)</text:p>
            <text:p>Emerging Markets 2,828 6,006 (53) 7,308 13,373 (45)</text:p>
            <text:p>Revenues $ 12,734 $ 27,742 (54) $ 31,015 $ 53,402 (42)</text:p>
          </table:table-cell>
          <table:table-cell office:value-type="float" office:value="38" calcext:value-type="float">
            <text:p>38</text:p>
          </table:table-cell>
          <table:table-cell/>
        </table:table-row>
        <table:table-row table:style-name="ro20">
          <table:table-cell office:value-type="string" calcext:value-type="string">
            <text:p>financebench_id_02419</text:p>
          </table:table-cell>
          <table:table-cell office:value-type="string" calcext:value-type="string">
            <text:p>Pfizer_2023Q2_10Q</text:p>
          </table:table-cell>
          <table:table-cell office:value-type="string" calcext:value-type="string">
            <text:p>https://d18rn0p25nwr6d.cloudfront.net/CIK-0000078003/c7518e4a-3aaf-4987-ae85-27460d0f526c.pdf</text:p>
          </table:table-cell>
          <table:table-cell office:value-type="float" office:value="2023" calcext:value-type="float">
            <text:p>2023</text:p>
          </table:table-cell>
          <table:table-cell office:value-type="string" calcext:value-type="string">
            <text:p>novel-generated</text:p>
          </table:table-cell>
          <table:table-cell office:value-type="string" calcext:value-type="string">
            <text:p>As of Q2'2023, is Pfizer spinning off any large business segments?</text:p>
          </table:table-cell>
          <table:table-cell office:value-type="string" calcext:value-type="string">
            <text:p>Yes, it's spinning off Upjohn.</text:p>
          </table:table-cell>
          <table:table-cell office:value-type="string" calcext:value-type="string">
            <text:p>We expect to incur costs of approximately $700 million in connection with separating Upjohn, of which approximately 90% has been incurred since inception</text:p>
            <text:p>and through the second quarter of 2023. These charges include costs and expenses related to separation of legal entities and transaction costs.</text:p>
          </table:table-cell>
          <table:table-cell office:value-type="float" office:value="41" calcext:value-type="float">
            <text:p>41</text:p>
          </table:table-cell>
          <table:table-cell/>
        </table:table-row>
        <table:table-row table:style-name="ro71">
          <table:table-cell office:value-type="string" calcext:value-type="string">
            <text:p>financebench_id_00746</text:p>
          </table:table-cell>
          <table:table-cell office:value-type="string" calcext:value-type="string">
            <text:p>ULTABEAUTY_2023_10K</text:p>
          </table:table-cell>
          <table:table-cell office:value-type="string" calcext:value-type="string">
            <text:p>https://www.ulta.com/investor/sec-filings/annual-reports/content/0001558370-23-004581/0001558370-23-004581.pdf</text:p>
          </table:table-cell>
          <table:table-cell office:value-type="float" office:value="2023" calcext:value-type="float">
            <text:p>2023</text:p>
          </table:table-cell>
          <table:table-cell office:value-type="string" calcext:value-type="string">
            <text:p>domain-relevant</text:p>
          </table:table-cell>
          <table:table-cell office:value-type="string" calcext:value-type="string">
            <text:p>Which debt securities are registered to trade on a national securities exchange under Ulta Beauty's name as of FY2023?</text:p>
          </table:table-cell>
          <table:table-cell office:value-type="string" calcext:value-type="string">
            <text:p>There are none</text:p>
          </table:table-cell>
          <table:table-cell office:value-type="string" calcext:value-type="string">
            <text:p>UNITED STATES</text:p>
            <text:p>SECURITIES AND EXCHANGE COMMISSION</text:p>
            <text:p>Washington, DC 20549</text:p>
            <text:p>FORM</text:p>
            <text:p>10-K</text:p>
            <text:p>☒</text:p>
            <text:p>Annual Report Pursuant to Section 13 or 15(d) of the Securities Exchange Act of 1934</text:p>
            <text:p>For the fiscal year ended</text:p>
            <text:p>January 28, 2023</text:p>
            <text:p>or</text:p>
            <text:p>☐</text:p>
            <text:p>Transition Report Pursuant to Section 13 or 15(d) of the Securities Exchange Act of 1934</text:p>
            <text:p>For the transition period from _____________ to _____________</text:p>
            <text:p>Commission File Number:</text:p>
            <text:p>001-33764</text:p>
            <text:p>ULTA BEAUTY, INC.</text:p>
            <text:p>(Exact name of registrant as specified in its charter)</text:p>
            <text:p>Delaware</text:p>
            <text:p>(State or other jurisdiction of</text:p>
            <text:p>incorporation or organization)</text:p>
            <text:p>38-4022268</text:p>
            <text:p>(I.R.S. Employer</text:p>
            <text:p>Identification No.)</text:p>
            <text:p>1000 Remington Blvd.</text:p>
            <text:p>,</text:p>
            <text:p>Suite 120</text:p>
            <text:p>Bolingbrook</text:p>
            <text:p>,</text:p>
            <text:p>Illinois</text:p>
            <text:p>(Address of principal executive offices)</text:p>
            <text:p>60440</text:p>
            <text:p>(Zip code)</text:p>
            <text:p>Registrant’s telephone number, including area code: (</text:p>
            <text:p>630</text:p>
            <text:p>)</text:p>
            <text:p>410-4800</text:p>
            <text:p>Securities registered pursuant to Section 12(b) of the Act:</text:p>
            <text:p>Title of each class</text:p>
            <text:p>Trading symbol</text:p>
            <text:p>Name of each exchange on which registered</text:p>
            <text:p>Common stock, par value $0.01 per share</text:p>
            <text:p>ULTA</text:p>
            <text:p>The</text:p>
            <text:p>NASDAQ</text:p>
            <text:p>Global Select Market</text:p>
            <text:p>Securities registered pursuant to Section 12(g) of the Act:</text:p>
            <text:p>None</text:p>
          </table:table-cell>
          <table:table-cell office:value-type="float" office:value="1" calcext:value-type="float">
            <text:p>1</text:p>
          </table:table-cell>
          <table:table-cell/>
        </table:table-row>
        <table:table-row table:style-name="ro72">
          <table:table-cell office:value-type="string" calcext:value-type="string">
            <text:p>financebench_id_00521</text:p>
          </table:table-cell>
          <table:table-cell office:value-type="string" calcext:value-type="string">
            <text:p>ULTABEAUTY_2023_10K</text:p>
          </table:table-cell>
          <table:table-cell office:value-type="string" calcext:value-type="string">
            <text:p>https://www.ulta.com/investor/sec-filings/annual-reports/content/0001558370-23-004581/0001558370-23-004581.pdf</text:p>
          </table:table-cell>
          <table:table-cell office:value-type="float" office:value="2023" calcext:value-type="float">
            <text:p>2023</text:p>
          </table:table-cell>
          <table:table-cell office:value-type="string" calcext:value-type="string">
            <text:p>domain-relevant</text:p>
          </table:table-cell>
          <table:table-cell office:value-type="string" calcext:value-type="string">
            <text:p>What are major acquisitions that Ulta Beauty has done in FY2023 and FY2022?</text:p>
          </table:table-cell>
          <table:table-cell office:value-type="string" calcext:value-type="string">
            <text:p>Ulta Beauty did not make any acquisitions in FY2023 and FY2022.</text:p>
          </table:table-cell>
          <table:table-cell office:value-type="string" calcext:value-type="string">
            <text:p>Ulta Beauty, Inc.</text:p>
            <text:p>Consolidated Statements of Cash Flows</text:p>
            <text:p>Fiscal year ended</text:p>
            <text:p>January 28,</text:p>
            <text:p>January 29,</text:p>
            <text:p>January 30,</text:p>
            <text:p>(In thousands)</text:p>
            <text:p>2023</text:p>
            <text:p>2022</text:p>
            <text:p>2021</text:p>
            <text:p>Operating activities</text:p>
            <text:p>Net income</text:p>
            <text:p>$</text:p>
            <text:p>1,242,408</text:p>
            <text:p>$</text:p>
            <text:p>985,837</text:p>
            <text:p>$</text:p>
            <text:p>175,835</text:p>
            <text:p>Adjustments to reconcile net income to net cash provided by operating activities:</text:p>
            <text:p>Depreciation and amortization</text:p>
            <text:p>241,372</text:p>
            <text:p>268,460</text:p>
            <text:p>297,772</text:p>
            <text:p>Non-cash lease expense</text:p>
            <text:p>301,912</text:p>
            <text:p>276,229</text:p>
            <text:p>268,071</text:p>
            <text:p>Long-lived asset impairment charge</text:p>
            <text:p>—</text:p>
            <text:p>—</text:p>
            <text:p>72,533</text:p>
            <text:p>Deferred income taxes</text:p>
            <text:p>15,653</text:p>
            <text:p>(</text:p>
            <text:p>25,666</text:p>
            <text:p>)</text:p>
            <text:p>(</text:p>
            <text:p>24,008</text:p>
            <text:p>)</text:p>
            <text:p>Stock-based compensation expense</text:p>
            <text:p>43,044</text:p>
            <text:p>47,259</text:p>
            <text:p>27,583</text:p>
            <text:p>Loss on disposal of property and equipment</text:p>
            <text:p>6,688</text:p>
            <text:p>5,358</text:p>
            <text:p>6,827</text:p>
            <text:p>Change in operating assets and liabilities:</text:p>
            <text:p>Receivables</text:p>
            <text:p>34,260</text:p>
            <text:p>(</text:p>
            <text:p>40,573</text:p>
            <text:p>)</text:p>
            <text:p>(</text:p>
            <text:p>53,772</text:p>
            <text:p>)</text:p>
            <text:p>Merchandise inventories</text:p>
            <text:p>(</text:p>
            <text:p>104,233</text:p>
            <text:p>)</text:p>
            <text:p>(</text:p>
            <text:p>331,003</text:p>
            <text:p>)</text:p>
            <text:p>125,486</text:p>
            <text:p>Prepaid expenses and other current assets</text:p>
            <text:p>(</text:p>
            <text:p>19,432</text:p>
            <text:p>)</text:p>
            <text:p>(</text:p>
            <text:p>3,412</text:p>
            <text:p>)</text:p>
            <text:p>(</text:p>
            <text:p>4,363</text:p>
            <text:p>)</text:p>
            <text:p>Income taxes</text:p>
            <text:p>(</text:p>
            <text:p>45,182</text:p>
            <text:p>)</text:p>
            <text:p>(</text:p>
            <text:p>35,652</text:p>
            <text:p>)</text:p>
            <text:p>58,916</text:p>
            <text:p>Accounts payable</text:p>
            <text:p>8,309</text:p>
            <text:p>66,156</text:p>
            <text:p>62,324</text:p>
            <text:p>Accrued liabilities</text:p>
            <text:p>48,249</text:p>
            <text:p>58,598</text:p>
            <text:p>58,599</text:p>
            <text:p>Deferred revenue</text:p>
            <text:p>41,098</text:p>
            <text:p>79,196</text:p>
            <text:p>36,848</text:p>
            <text:p>Operating lease liabilities</text:p>
            <text:p>(</text:p>
            <text:p>324,500</text:p>
            <text:p>)</text:p>
            <text:p>(</text:p>
            <text:p>303,914</text:p>
            <text:p>)</text:p>
            <text:p>(</text:p>
            <text:p>297,513</text:p>
            <text:p>)</text:p>
            <text:p>Other assets and liabilities</text:p>
            <text:p>(</text:p>
            <text:p>7,731</text:p>
            <text:p>)</text:p>
            <text:p>12,392</text:p>
            <text:p>(</text:p>
            <text:p>783</text:p>
            <text:p>)</text:p>
            <text:p>Net cash provided by operating activities</text:p>
            <text:p>1,481,915</text:p>
            <text:p>1,059,265</text:p>
            <text:p>810,355</text:p>
            <text:p>Investing activities</text:p>
            <text:p>Proceeds from short-term investments</text:p>
            <text:p>—</text:p>
            <text:p>—</text:p>
            <text:p>110,000</text:p>
            <text:p>Capital expenditures</text:p>
            <text:p>(</text:p>
            <text:p>312,126</text:p>
            <text:p>)</text:p>
            <text:p>(</text:p>
            <text:p>172,187</text:p>
            <text:p>)</text:p>
            <text:p>(</text:p>
            <text:p>151,866</text:p>
            <text:p>)</text:p>
            <text:p>Acquisitions, net of cash acquired</text:p>
            <text:p>—</text:p>
            <text:p>—</text:p>
            <text:p>(</text:p>
            <text:p>1,220</text:p>
            <text:p>)</text:p>
          </table:table-cell>
          <table:table-cell office:value-type="float" office:value="57" calcext:value-type="float">
            <text:p>57</text:p>
          </table:table-cell>
          <table:table-cell/>
        </table:table-row>
        <table:table-row table:style-name="ro57">
          <table:table-cell office:value-type="string" calcext:value-type="string">
            <text:p>financebench_id_00601</text:p>
          </table:table-cell>
          <table:table-cell office:value-type="string" calcext:value-type="string">
            <text:p>ULTABEAUTY_2023Q4_EARNINGS</text:p>
          </table:table-cell>
          <table:table-cell office:value-type="string" calcext:value-type="string">
            <text:p>https://d1io3yog0oux5.cloudfront.net/_237c8bef5f763d3c6c3a0d12f008caba/ulta/news/2023-03-09_Ulta_Beauty_Announces_Fourth_Quarter_Fiscal_2022_164.pdf</text:p>
          </table:table-cell>
          <table:table-cell office:value-type="float" office:value="2023" calcext:value-type="float">
            <text:p>2023</text:p>
          </table:table-cell>
          <table:table-cell office:value-type="string" calcext:value-type="string">
            <text:p>novel-generated</text:p>
          </table:table-cell>
          <table:table-cell office:value-type="string" calcext:value-type="string">
            <text:p>What drove the reduction in SG&amp;A expense as a percent of net sales in FY2023?</text:p>
          </table:table-cell>
          <table:table-cell office:value-type="string" calcext:value-type="string">
            <text:p>Lower marketing expenses and leverage of incentive compensation due to higher sales. The answer here assumes FY2023 refers to the 12 months ended on January 28, 2023 (although the company refers to this period as its fiscal 2022.</text:p>
          </table:table-cell>
          <table:table-cell office:value-type="string" calcext:value-type="string">
            <text:p>For the Full Year of Fiscal 2022</text:p>
            <text:p>Net sales increased 18.3% to $10.2 billion compared to $8.6 billion in fiscal 2021,</text:p>
            <text:p>primarily due to the favorable impact from the continued resilience of the beauty</text:p>
            <text:p>category, retail price increases, the impact of new brands and product innovation,</text:p>
            <text:p>increased social occasions, and fewer COVID-19 limitations compared to fiscal 2021.</text:p>
            <text:p>Comparable sales increased 15.6% compared to an increase of 37.9% in fiscal 2021,</text:p>
            <text:p>driven by a 10.8% increase in transactions and a 4.3% increase in average ticket.</text:p>
            <text:p>Gross profit increased 20.1% to $4.0 billion compared to $3.4 billion in fiscal 2021. As</text:p>
            <text:p>a percentage of net sales, gross profit increased to 39.6% compared to 39.0% in fiscal</text:p>
            <text:p>2021, primarily due to leverage of fixed costs, strong growth in other revenue, and</text:p>
            <text:p>favorable channel mix shifts, partially offset by higher inventory shrink and lower</text:p>
            <text:p>merchandise margin.</text:p>
            <text:p>SG&amp;A expenses increased 16.2% to $2.4 billion compared to $2.1 billion in fiscal</text:p>
            <text:p>2021. As a percentage of net sales, SG&amp;A expenses decreased to 23.5% compared to</text:p>
            <text:p>23.9% in fiscal 2021, primarily due to lower marketing expenses and leverage of</text:p>
            <text:p>incentive compensation due to higher sales, partially offset by deleverage of corporate</text:p>
            <text:p>overhead due to strategic investments and deleverage of store payroll and benefits</text:p>
            <text:p>due to wage investments.</text:p>
          </table:table-cell>
          <table:table-cell office:value-type="float" office:value="2" calcext:value-type="float">
            <text:p>2</text:p>
          </table:table-cell>
          <table:table-cell/>
        </table:table-row>
        <table:table-row table:style-name="ro4">
          <table:table-cell office:value-type="string" calcext:value-type="string">
            <text:p>financebench_id_00603</text:p>
          </table:table-cell>
          <table:table-cell office:value-type="string" calcext:value-type="string">
            <text:p>ULTABEAUTY_2023Q4_EARNINGS</text:p>
          </table:table-cell>
          <table:table-cell office:value-type="string" calcext:value-type="string">
            <text:p>https://d1io3yog0oux5.cloudfront.net/_237c8bef5f763d3c6c3a0d12f008caba/ulta/news/2023-03-09_Ulta_Beauty_Announces_Fourth_Quarter_Fiscal_2022_164.pdf</text:p>
          </table:table-cell>
          <table:table-cell office:value-type="float" office:value="2023" calcext:value-type="float">
            <text:p>2023</text:p>
          </table:table-cell>
          <table:table-cell office:value-type="string" calcext:value-type="string">
            <text:p>novel-generated</text:p>
          </table:table-cell>
          <table:table-cell office:value-type="string" calcext:value-type="string">
            <text:p>What drove the increase in Ulta Beauty's merchandise inventories balance at end of FY2023?</text:p>
          </table:table-cell>
          <table:table-cell office:value-type="string" calcext:value-type="string">
            <text:p>Increase in Merchandise inventories balance was driven by the opening of 47 new stores. The answer here assumes FY2023 refers to the 12 months ended on January 28, 2023 (although the company refers to this period as its fiscal 2022.</text:p>
          </table:table-cell>
          <table:table-cell office:value-type="string" calcext:value-type="string">
            <text:p>Balance Sheet</text:p>
            <text:p>Cash and cash equivalents at the end of the fourth quarter of fiscal 2022 were $737.9</text:p>
            <text:p>million.</text:p>
            <text:p>Merchandise inventories, net at the end of the fourth quarter of fiscal 2022 totaled $1.6</text:p>
            <text:p>billion compared to $1.5 billion at the end of the fourth quarter of fiscal 2021. The $104.2</text:p>
            <text:p>million increase was primarily due to the opening of 47 new stores since January 29, 2022,</text:p>
            <text:p>inventory to support new brand launches and brand expansions, and inventory cost</text:p>
            <text:p>increases.</text:p>
          </table:table-cell>
          <table:table-cell office:value-type="float" office:value="2" calcext:value-type="float">
            <text:p>2</text:p>
          </table:table-cell>
          <table:table-cell/>
        </table:table-row>
        <table:table-row table:style-name="ro7">
          <table:table-cell office:value-type="string" calcext:value-type="string">
            <text:p>financebench_id_00605</text:p>
          </table:table-cell>
          <table:table-cell office:value-type="string" calcext:value-type="string">
            <text:p>ULTABEAUTY_2023Q4_EARNINGS</text:p>
          </table:table-cell>
          <table:table-cell office:value-type="string" calcext:value-type="string">
            <text:p>https://d1io3yog0oux5.cloudfront.net/_237c8bef5f763d3c6c3a0d12f008caba/ulta/news/2023-03-09_Ulta_Beauty_Announces_Fourth_Quarter_Fiscal_2022_164.pdf</text:p>
          </table:table-cell>
          <table:table-cell office:value-type="float" office:value="2023" calcext:value-type="float">
            <text:p>2023</text:p>
          </table:table-cell>
          <table:table-cell office:value-type="string" calcext:value-type="string">
            <text:p>novel-generated</text:p>
          </table:table-cell>
          <table:table-cell office:value-type="string" calcext:value-type="string">
            <text:p>What percent of Ulta Beauty's total spend on stock repurchases for FY 2023 occurred in Q4 of FY2023?</text:p>
          </table:table-cell>
          <table:table-cell office:value-type="string" calcext:value-type="string">
            <text:p>36%. The answer here assumes FY2023 refers to the 12 months ended on January 28, 2023 (although the company refers to this period as its fiscal 2022.</text:p>
          </table:table-cell>
          <table:table-cell office:value-type="string" calcext:value-type="string">
            <text:p>Share Repurchase Program</text:p>
            <text:p>During the fourth quarter of fiscal 2022, the Company repurchased 722,457 shares of its</text:p>
            <text:p>common stock at a cost of $328.1 million. During fiscal 2022, the Company repurchased 2.2</text:p>
            <text:p>million shares of its common stock at a cost of $900.0 million. As of January 28, 2023, $1.1</text:p>
            <text:p>billion remained available under the $2.0 billion share repurchase program announced in</text:p>
            <text:p>March 2022.</text:p>
          </table:table-cell>
          <table:table-cell office:value-type="float" office:value="3" calcext:value-type="float">
            <text:p>3</text:p>
          </table:table-cell>
          <table:table-cell/>
        </table:table-row>
        <table:table-row table:style-name="ro57">
          <table:table-cell office:value-type="string" calcext:value-type="string">
            <text:p>financebench_id_00606</text:p>
          </table:table-cell>
          <table:table-cell office:value-type="string" calcext:value-type="string">
            <text:p>ULTABEAUTY_2023Q4_EARNINGS</text:p>
          </table:table-cell>
          <table:table-cell office:value-type="string" calcext:value-type="string">
            <text:p>https://d1io3yog0oux5.cloudfront.net/_237c8bef5f763d3c6c3a0d12f008caba/ulta/news/2023-03-09_Ulta_Beauty_Announces_Fourth_Quarter_Fiscal_2022_164.pdf</text:p>
          </table:table-cell>
          <table:table-cell office:value-type="float" office:value="2023" calcext:value-type="float">
            <text:p>2023</text:p>
          </table:table-cell>
          <table:table-cell office:value-type="string" calcext:value-type="string">
            <text:p>novel-generated</text:p>
          </table:table-cell>
          <table:table-cell office:value-type="string" calcext:value-type="string">
            <text:p>Did Ulta Beauty's wages expense as a percent of net sales increase or decrease in FY2023?</text:p>
          </table:table-cell>
          <table:table-cell office:value-type="string" calcext:value-type="string">
            <text:p>Wages expense as a percent of net sales increased in FY2023. The answer here assumes FY2023 refers to the 12 months ended on January 28, 2023 (although the company refers to this period as its fiscal 2022.</text:p>
          </table:table-cell>
          <table:table-cell office:value-type="string" calcext:value-type="string">
            <text:p>For the Full Year of Fiscal 2022</text:p>
            <text:p>Net sales increased 18.3% to $10.2 billion compared to $8.6 billion in fiscal 2021,</text:p>
            <text:p>primarily due to the favorable impact from the continued resilience of the beauty</text:p>
            <text:p>category, retail price increases, the impact of new brands and product innovation,</text:p>
            <text:p>increased social occasions, and fewer COVID-19 limitations compared to fiscal 2021.</text:p>
            <text:p>Comparable sales increased 15.6% compared to an increase of 37.9% in fiscal 2021,</text:p>
            <text:p>driven by a 10.8% increase in transactions and a 4.3% increase in average ticket.</text:p>
            <text:p>Gross profit increased 20.1% to $4.0 billion compared to $3.4 billion in fiscal 2021. As</text:p>
            <text:p>a percentage of net sales, gross profit increased to 39.6% compared to 39.0% in fiscal</text:p>
            <text:p>2021, primarily due to leverage of fixed costs, strong growth in other revenue, and</text:p>
            <text:p>favorable channel mix shifts, partially offset by higher inventory shrink and lower</text:p>
            <text:p>merchandise margin.</text:p>
            <text:p>SG&amp;A expenses increased 16.2% to $2.4 billion compared to $2.1 billion in fiscal</text:p>
            <text:p>2021. As a percentage of net sales, SG&amp;A expenses decreased to 23.5% compared to</text:p>
            <text:p>23.9% in fiscal 2021, primarily due to lower marketing expenses and leverage of</text:p>
            <text:p>incentive compensation due to higher sales, partially offset by deleverage of corporate</text:p>
            <text:p>overhead due to strategic investments and deleverage of store payroll and benefits</text:p>
            <text:p>due to wage investments.</text:p>
          </table:table-cell>
          <table:table-cell office:value-type="float" office:value="2" calcext:value-type="float">
            <text:p>2</text:p>
          </table:table-cell>
          <table:table-cell/>
        </table:table-row>
        <table:table-row table:style-name="ro3">
          <table:table-cell office:value-type="string" calcext:value-type="string">
            <text:p>financebench_id_00859</text:p>
          </table:table-cell>
          <table:table-cell office:value-type="string" calcext:value-type="string">
            <text:p>VERIZON_2021_10K</text:p>
          </table:table-cell>
          <table:table-cell office:value-type="string" calcext:value-type="string">
            <text:p>https://www.verizon.com/about/sites/default/files/2021-Annual-Report-on-Form-10-K.pdf</text:p>
          </table:table-cell>
          <table:table-cell office:value-type="float" office:value="2021" calcext:value-type="float">
            <text:p>2021</text:p>
          </table:table-cell>
          <table:table-cell office:value-type="string" calcext:value-type="string">
            <text:p>novel-generated</text:p>
          </table:table-cell>
          <table:table-cell office:value-type="string" calcext:value-type="string">
            <text:p>Among all of the derivative instruments that Verizon used to manage the exposure to fluctuations of foreign currencies exchange rates or interest rates, which one had the highest notional value in FY 2021?</text:p>
          </table:table-cell>
          <table:table-cell office:value-type="string" calcext:value-type="string">
            <text:p>Cross currency swaps. Its notional value was $32,502 million.</text:p>
          </table:table-cell>
          <table:table-cell office:value-type="string" calcext:value-type="string">
            <text:p>Derivative Instruments </text:p>
            <text:p>We enter into derivative transactions primarily to manage our exposure to fluctuations in foreign currency exchange rates and interest rates. </text:p>
            <text:p>We employ risk management strategies, which may include the use of a variety of derivatives including interest rate swaps, cross currency </text:p>
            <text:p>swaps, forward starting interest rate swaps, treasury rate locks, interest rate caps, swaptions and foreign exchange forwards. We do not hold </text:p>
            <text:p>derivatives for trading purposes. </text:p>
            <text:p>The following table sets forth the notional amounts of our outstanding derivative instruments: </text:p>
            <text:p>(dollars in millions) </text:p>
            <text:p>At December 31, 2021 2020 </text:p>
            <text:p>Interest rate swaps $ 19,779 $ 17,768 </text:p>
            <text:p>Cross currency swaps 32,502 26,288 </text:p>
            <text:p>Forward starting interest rate swaps 1,000 2,000 </text:p>
            <text:p>Foreign exchange forwards 932 1,405</text:p>
          </table:table-cell>
          <table:table-cell office:value-type="float" office:value="85" calcext:value-type="float">
            <text:p>85</text:p>
          </table:table-cell>
          <table:table-cell/>
        </table:table-row>
        <table:table-row table:style-name="ro21">
          <table:table-cell office:value-type="string" calcext:value-type="string">
            <text:p>financebench_id_02024</text:p>
          </table:table-cell>
          <table:table-cell office:value-type="string" calcext:value-type="string">
            <text:p>VERIZON_2021_10K</text:p>
          </table:table-cell>
          <table:table-cell office:value-type="string" calcext:value-type="string">
            <text:p>https://www.verizon.com/about/sites/default/files/2021-Annual-Report-on-Form-10-K.pdf</text:p>
          </table:table-cell>
          <table:table-cell office:value-type="float" office:value="2021" calcext:value-type="float">
            <text:p>2021</text:p>
          </table:table-cell>
          <table:table-cell office:value-type="string" calcext:value-type="string">
            <text:p>novel-generated</text:p>
          </table:table-cell>
          <table:table-cell office:value-type="string" calcext:value-type="string">
            <text:p>As of FY 2021, how much did Verizon expect to pay for its retirees in 2024?</text:p>
          </table:table-cell>
          <table:table-cell office:value-type="string" calcext:value-type="string">
            <text:p>The estimated pension benefits were $1097 million, and the estimated health care and life insurance benefits were $862 million.</text:p>
          </table:table-cell>
          <table:table-cell office:value-type="string" calcext:value-type="string">
            <text:p>Pension and postretirement health care and life insurance benefits earned during the year, as well as interest on projected benefit obligations, </text:p>
            <text:p>are accrued.___FINANCEBENCH_DELIMITER___Estimated Future Benefit Payments </text:p>
            <text:p>The benefit payments to retirees are expected to be paid as follows: </text:p>
            <text:p>(dollars in millions) </text:p>
            <text:p>Year Pension Benefits Health Care and Life </text:p>
            <text:p>2022 $ 2,049 $ 906 </text:p>
            <text:p>2023 1,648 883 </text:p>
            <text:p>2024 1,097 862 </text:p>
            <text:p>2025 1,066 850 </text:p>
            <text:p>2026 1,034 840 </text:p>
            <text:p>2027 to 2031 5,097 4,139</text:p>
          </table:table-cell>
          <table:table-cell office:value-type="string" calcext:value-type="string">
            <text:p>63, 94</text:p>
          </table:table-cell>
          <table:table-cell/>
        </table:table-row>
        <table:table-row table:style-name="ro63">
          <table:table-cell office:value-type="string" calcext:value-type="string">
            <text:p>financebench_id_00216</text:p>
          </table:table-cell>
          <table:table-cell office:value-type="string" calcext:value-type="string">
            <text:p>VERIZON_2022_10K</text:p>
          </table:table-cell>
          <table:table-cell office:value-type="string" calcext:value-type="string">
            <text:p>https://www.verizon.com/about/sites/default/files/2022-Annual-Report-on-Form-10K.pdf</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Does Verizon have a reasonably healthy liquidity profile based on its quick ratio for FY 2022? If the quick ratio is not relevant to measure liquidity, please state that and explain why.</text:p>
          </table:table-cell>
          <table:table-cell office:value-type="string" calcext:value-type="string">
            <text:p>No. The quick ratio was approximately 0.54 for Verizon. It indicated that Verizon does not have a healthy liquidity profile.</text:p>
          </table:table-cell>
          <table:table-cell office:value-type="string" calcext:value-type="string">
            <text:p>Consolidated Balance Sheets </text:p>
            <text:p>Verizon Communications Inc. and Subsidiaries </text:p>
            <text:p>(dollars in millions, except per share amounts) </text:p>
            <text:p>At December 31, 2022 2021 </text:p>
            <text:p>Assets </text:p>
            <text:p>Current assets </text:p>
            <text:p>Cash and cash equivalents $ 2,605 $ 2,921 </text:p>
            <text:p>Accounts receivable 25,332 24,742 </text:p>
            <text:p>Less Allowance for credit losses 826 896 </text:p>
            <text:p>Accounts receivable, net 24,506 23,846 </text:p>
            <text:p>Inventories 2,388 3,055 </text:p>
            <text:p>Prepaid expenses and other 8,358 6,906 </text:p>
            <text:p>Total current assets 37,857 36,728 </text:p>
            <text:p>Property, plant and equipment 307,689 289,897 </text:p>
            <text:p>Less Accumulated depreciation 200,255 190,201 </text:p>
            <text:p>Property, plant and equipment, net 107,434 99,696 </text:p>
            <text:p>Investments in unconsolidated businesses 1,071 1,061 </text:p>
            <text:p>Wireless licenses 149,796 147,619 </text:p>
            <text:p>Goodwill 28,671 28,603 </text:p>
            <text:p>Other intangible assets, net 11,461 11,677 </text:p>
            <text:p>Operating lease right-of-use assets 26,130 27,883 </text:p>
            <text:p>Other assets 17,260 13,329 </text:p>
            <text:p>Total assets $ 379,680 $ 366,596 </text:p>
            <text:p>Liabilities and Equity </text:p>
            <text:p>Current liabilities </text:p>
            <text:p>Debt maturing within one year $ 9,963 $ 7,443 </text:p>
            <text:p>Accounts payable and accrued liabilities 23,977 24,833 </text:p>
            <text:p>Current operating lease liabilities 4,134 3,859 </text:p>
            <text:p>Other current liabilities 12,097 11,025 </text:p>
            <text:p>Total current liabilities 50,171 47,160</text:p>
          </table:table-cell>
          <table:table-cell office:value-type="float" office:value="56" calcext:value-type="float">
            <text:p>56</text:p>
          </table:table-cell>
          <table:table-cell/>
        </table:table-row>
        <table:table-row table:style-name="ro22">
          <table:table-cell office:value-type="string" calcext:value-type="string">
            <text:p>financebench_id_00215</text:p>
          </table:table-cell>
          <table:table-cell office:value-type="string" calcext:value-type="string">
            <text:p>VERIZON_2022_10K</text:p>
          </table:table-cell>
          <table:table-cell office:value-type="string" calcext:value-type="string">
            <text:p>https://www.verizon.com/about/sites/default/files/2022-Annual-Report-on-Form-10K.pdf</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Is Verizon a capital intensive business based on FY 2022 data?</text:p>
          </table:table-cell>
          <table:table-cell office:value-type="string" calcext:value-type="string">
            <text:p>Yes. Verizon's capital intensity ratio was approximately 2.774729. This means that it took approximately $2.77 of assets to generate $1 of revenue and thus, Verizon can be considered capital intensive.</text:p>
          </table:table-cell>
          <table:table-cell office:value-type="string" calcext:value-type="string">
            <text:p>Consolidated Balance Sheets </text:p>
            <text:p>Verizon Communications Inc. and Subsidiaries </text:p>
            <text:p>(dollars in millions, except per share amounts) </text:p>
            <text:p>At December 31, 2022 2021 </text:p>
            <text:p>Assets </text:p>
            <text:p>Current assets </text:p>
            <text:p>Cash and cash equivalents $ 2,605 $ 2,921 </text:p>
            <text:p>Accounts receivable 25,332 24,742 </text:p>
            <text:p>Less Allowance for credit losses 826 896 </text:p>
            <text:p>Accounts receivable, net 24,506 23,846 </text:p>
            <text:p>Inventories 2,388 3,055 </text:p>
            <text:p>Prepaid expenses and other 8,358 6,906 </text:p>
            <text:p>Total current assets 37,857 36,728 </text:p>
            <text:p>Property, plant and equipment 307,689 289,897 </text:p>
            <text:p>Less Accumulated depreciation 200,255 190,201 </text:p>
            <text:p>Property, plant and equipment, net 107,434 99,696 </text:p>
            <text:p>Investments in unconsolidated businesses 1,071 1,061 </text:p>
            <text:p>Wireless licenses 149,796 147,619 </text:p>
            <text:p>Goodwill 28,671 28,603 </text:p>
            <text:p>Other intangible assets, net 11,461 11,677 </text:p>
            <text:p>Operating lease right-of-use assets 26,130 27,883 </text:p>
            <text:p>Other assets 17,260 13,329 </text:p>
            <text:p>Total assets $ 379,680 $ 366,596___FINANCEBENCH_DELIMITER___Consolidated Operating Revenues </text:p>
            <text:p>(dollars in millions) </text:p>
            <text:p>Increase/(Decrease) </text:p>
            <text:p>Years Ended December 31, 2022 2021 2022 vs. 2021 </text:p>
            <text:p>Consumer $ 103,506 $ 95,300 $ 8,206 8.6 % </text:p>
            <text:p>Business 31,072 31,042 30 0.1 </text:p>
            <text:p>Corporate and other 2,510 7,722 (5,212) (67.5) </text:p>
            <text:p>Eliminations (253) (451) 198 43.9 </text:p>
            <text:p>Consolidated Operating Revenues $ 136,835 $ 133,613 $ 3,222 2.4</text:p>
          </table:table-cell>
          <table:table-cell office:value-type="string" calcext:value-type="string">
            <text:p>56, 23</text:p>
          </table:table-cell>
          <table:table-cell/>
        </table:table-row>
        <table:table-row table:style-name="ro73">
          <table:table-cell office:value-type="string" calcext:value-type="string">
            <text:p>financebench_id_00566</text:p>
          </table:table-cell>
          <table:table-cell office:value-type="string" calcext:value-type="string">
            <text:p>VERIZON_2022_10K</text:p>
          </table:table-cell>
          <table:table-cell office:value-type="string" calcext:value-type="string">
            <text:p>https://www.verizon.com/about/sites/default/files/2022-Annual-Report-on-Form-10K.pdf</text:p>
          </table:table-cell>
          <table:table-cell office:value-type="float" office:value="2022" calcext:value-type="float">
            <text:p>2022</text:p>
          </table:table-cell>
          <table:table-cell office:value-type="string" calcext:value-type="string">
            <text:p>domain-relevant</text:p>
          </table:table-cell>
          <table:table-cell office:value-type="string" calcext:value-type="string">
            <text:p>Has Verizon increased its debt on balance sheet between 2022 and the 2021 fiscal period?</text:p>
          </table:table-cell>
          <table:table-cell office:value-type="string" calcext:value-type="string">
            <text:p>No. Verizon's debt decreased by $229 million.</text:p>
          </table:table-cell>
          <table:table-cell office:value-type="string" calcext:value-type="string">
            <text:p>At December 31, Maturities </text:p>
            <text:p>Interest </text:p>
            <text:p>Rates % 2022 2021 </text:p>
            <text:p>Verizon Communications &lt; 5 Years 0.75 - 5.82 $ 23,929 $ 18,406 </text:p>
            <text:p>5-10 Years 1.50 - 7.88 42,637 43,225 </text:p>
            <text:p>&gt; 10 Years 1.13 - 8.95 60,134 73,520 </text:p>
            <text:p>&lt; 5 Years Floating (1) 2,992 4,086 </text:p>
            <text:p>5-10 Years Floating (1) 3,029 824 </text:p>
            <text:p>Alltel Corporation 5-10 Years 6.80 - 7.88 94 38 </text:p>
            <text:p>&gt; 10 Years N/A N/A 58 </text:p>
            <text:p>Operating telephone company subsidiaries—debentures &lt; 5 Years N/A N/A 141 </text:p>
            <text:p>5-10 Years 6.00 - 8.75 475 375 </text:p>
            <text:p>&gt; 10 Years 5.13 - 7.38 139 250 </text:p>
            <text:p>Other subsidiaries—asset-backed debt &lt; 5 Years 0.41 - 5.72 9,767 9,620 </text:p>
            <text:p>&lt; 5 Years Floating (2) 10,271 4,610 </text:p>
            <text:p>Finance lease obligations (average rate of 2.5% and 2.2% in </text:p>
            <text:p>2022 and 2021, respectively) 1,732 1,325 </text:p>
            <text:p>Unamortized discount, net of premium (4,039) (4,922) </text:p>
            <text:p>Unamortized debt issuance costs (671) (688) </text:p>
            <text:p>Total long-term debt, including current maturities 150,489 150,868 </text:p>
            <text:p>Less long-term debt maturing within one year 9,813 7,443 </text:p>
            <text:p>Total long-term debt $ 140,676 $ 143,425 </text:p>
            <text:p>Long-term debt maturing within one year $ 9,813 $ 7,443 </text:p>
            <text:p>Add commercial paper 150 — </text:p>
            <text:p>Debt maturing within one year 9,963 7,443 </text:p>
            <text:p>Add long-term debt 140,676 143,425 </text:p>
            <text:p>Total debt $ 150,639 $ 150,868</text:p>
          </table:table-cell>
          <table:table-cell office:value-type="float" office:value="77" calcext:value-type="float">
            <text:p>77</text:p>
          </table:table-cell>
          <table:table-cell/>
        </table:table-row>
        <table:table-row table:style-name="ro2">
          <table:table-cell office:value-type="string" calcext:value-type="string">
            <text:p>financebench_id_06247</text:p>
          </table:table-cell>
          <table:table-cell office:value-type="string" calcext:value-type="string">
            <text:p>WALMART_2018_10K</text:p>
          </table:table-cell>
          <table:table-cell office:value-type="string" calcext:value-type="string">
            <text:p>https://d18rn0p25nwr6d.cloudfront.net/CIK-0000104169/a25e7acb-aa07-49f3-8c0c-0c69e5a8d372.pdf</text:p>
          </table:table-cell>
          <table:table-cell office:value-type="float" office:value="2018" calcext:value-type="float">
            <text:p>2018</text:p>
          </table:table-cell>
          <table:table-cell office:value-type="string" calcext:value-type="string">
            <text:p>metrics-generated</text:p>
          </table:table-cell>
          <table:table-cell office:value-type="string" calcext:value-type="string">
            <text:p>What is FY2018 days payable outstanding (DPO) for Walmart? DPO is defined as: 365 * (average accounts payable between FY2017 and FY2018) / (FY2018 COGS + change in inventory between FY2017 and FY2018). Round your answer to two decimal places. Please base your judgments on the information provided primarily in the statement of financial position and the P&amp;L statement.</text:p>
          </table:table-cell>
          <table:table-cell office:value-type="float" office:value="42.69" calcext:value-type="float">
            <text:p>42.69</text:p>
          </table:table-cell>
          <table:table-cell office:value-type="string" calcext:value-type="string">
            <text:p>Walmart Inc.</text:p>
            <text:p>Consolidated Statements of Income</text:p>
            <text:p> </text:p>
            <text:p> </text:p>
            <text:p>Fiscal Years Ended January 31,</text:p>
            <text:p>(Amounts in millions, except per share data)</text:p>
            <text:p> </text:p>
            <text:p>2018</text:p>
            <text:p> </text:p>
            <text:p>2017</text:p>
            <text:p> </text:p>
            <text:p>2016</text:p>
            <text:p>Revenues:</text:p>
            <text:p>  </text:p>
            <text:p>  </text:p>
            <text:p>  </text:p>
            <text:p>Net sales</text:p>
            <text:p> $</text:p>
            <text:p>495,761</text:p>
            <text:p> $</text:p>
            <text:p>481,317  $</text:p>
            <text:p>478,614</text:p>
            <text:p>Membership and other income</text:p>
            <text:p> </text:p>
            <text:p>4,582</text:p>
            <text:p> </text:p>
            <text:p>4,556  </text:p>
            <text:p>3,516</text:p>
            <text:p>Total revenues</text:p>
            <text:p> </text:p>
            <text:p>500,343</text:p>
            <text:p> </text:p>
            <text:p>485,873  </text:p>
            <text:p>482,130</text:p>
            <text:p>Costs and expenses:</text:p>
            <text:p>  </text:p>
            <text:p>  </text:p>
            <text:p>  </text:p>
            <text:p>Cost of sales</text:p>
            <text:p> </text:p>
            <text:p>373,396</text:p>
            <text:p> </text:p>
            <text:p>361,256  </text:p>
            <text:p>360,984</text:p>
            <text:p>Operating, selling, general and administrative expenses</text:p>
            <text:p> </text:p>
            <text:p>106,510</text:p>
            <text:p> </text:p>
            <text:p>101,853  </text:p>
            <text:p>97,041</text:p>
            <text:p>Operating income</text:p>
            <text:p> </text:p>
            <text:p>20,437</text:p>
            <text:p> </text:p>
            <text:p>22,764  </text:p>
            <text:p>24,105</text:p>
            <text:p>Interest:</text:p>
            <text:p>  </text:p>
            <text:p>  </text:p>
            <text:p>  </text:p>
            <text:p>Debt</text:p>
            <text:p> </text:p>
            <text:p>1,978</text:p>
            <text:p> </text:p>
            <text:p>2,044  </text:p>
            <text:p>2,027</text:p>
            <text:p>Capital lease and financing obligations</text:p>
            <text:p> </text:p>
            <text:p>352</text:p>
            <text:p> </text:p>
            <text:p>323  </text:p>
            <text:p>521</text:p>
            <text:p>Interest income</text:p>
            <text:p> </text:p>
            <text:p>(152)  </text:p>
            <text:p>(100)  </text:p>
            <text:p>(81)</text:p>
            <text:p>Interest, net</text:p>
            <text:p> </text:p>
            <text:p>2,178</text:p>
            <text:p> </text:p>
            <text:p>2,267  </text:p>
            <text:p>2,467</text:p>
            <text:p>Loss on extinguishment of debt</text:p>
            <text:p> </text:p>
            <text:p>3,136</text:p>
            <text:p> </text:p>
            <text:p>—  </text:p>
            <text:p>—</text:p>
            <text:p>Income before income taxes</text:p>
            <text:p> </text:p>
            <text:p>15,123</text:p>
            <text:p> </text:p>
            <text:p>20,497  </text:p>
            <text:p>21,638</text:p>
            <text:p>Provision for income taxes</text:p>
            <text:p> </text:p>
            <text:p>4,600</text:p>
            <text:p> </text:p>
            <text:p>6,204  </text:p>
            <text:p>6,558</text:p>
            <text:p>Consolidated net income</text:p>
            <text:p> </text:p>
            <text:p>10,523</text:p>
            <text:p> </text:p>
            <text:p>14,293  </text:p>
            <text:p>15,080</text:p>
            <text:p>Consolidated net income attributable to noncontrolling interest</text:p>
            <text:p> </text:p>
            <text:p>(661)  </text:p>
            <text:p>(650)  </text:p>
            <text:p>(386)</text:p>
            <text:p>Consolidated net income attributable to Walmart</text:p>
            <text:p> $</text:p>
            <text:p>9,862</text:p>
            <text:p> $</text:p>
            <text:p>13,643  $</text:p>
            <text:p>14,694</text:p>
            <text:p> </text:p>
            <text:p>  </text:p>
            <text:p>  </text:p>
            <text:p>  </text:p>
            <text:p>Net income per common share:</text:p>
            <text:p>  </text:p>
            <text:p>  </text:p>
            <text:p>  </text:p>
            <text:p>Basic net income per common share attributable to Walmart</text:p>
            <text:p> $</text:p>
            <text:p>3.29</text:p>
            <text:p> $</text:p>
            <text:p>4.40  $</text:p>
            <text:p>4.58</text:p>
            <text:p>Diluted net income per common share attributable to Walmart</text:p>
            <text:p> </text:p>
            <text:p>3.28</text:p>
            <text:p> </text:p>
            <text:p>4.38  </text:p>
            <text:p>4.57</text:p>
            <text:p> </text:p>
            <text:p>  </text:p>
            <text:p>  </text:p>
            <text:p>  </text:p>
            <text:p>Weighted-average common shares outstanding:</text:p>
            <text:p>  </text:p>
            <text:p>  </text:p>
            <text:p>  </text:p>
            <text:p>Basic</text:p>
            <text:p> </text:p>
            <text:p>2,995</text:p>
            <text:p> </text:p>
            <text:p>3,101  </text:p>
            <text:p>3,207</text:p>
            <text:p>Diluted</text:p>
            <text:p> </text:p>
            <text:p>3,010</text:p>
            <text:p> </text:p>
            <text:p>3,112  </text:p>
            <text:p>3,217</text:p>
            <text:p> </text:p>
            <text:p>  </text:p>
            <text:p>  </text:p>
            <text:p>  </text:p>
            <text:p>Dividends declared per common share</text:p>
            <text:p> $</text:p>
            <text:p>2.04</text:p>
            <text:p> $</text:p>
            <text:p>2.00  $</text:p>
            <text:p>1.96</text:p>
            <text:p>See accompanying notes.</text:p>
            <text:p>55___FINANCEBENCH_DELIMITER___Walmart Inc.</text:p>
            <text:p>Consolidated Balance Sheets</text:p>
            <text:p> </text:p>
            <text:p> </text:p>
            <text:p>As of January 31,</text:p>
            <text:p>(Amounts in millions)</text:p>
            <text:p> </text:p>
            <text:p>2018</text:p>
            <text:p> </text:p>
            <text:p>2017</text:p>
            <text:p>ASSETS</text:p>
            <text:p>  </text:p>
            <text:p>  </text:p>
            <text:p>Current assets:</text:p>
            <text:p>  </text:p>
            <text:p>  </text:p>
            <text:p>Cash and cash equivalents</text:p>
            <text:p> $</text:p>
            <text:p>6,756</text:p>
            <text:p> $</text:p>
            <text:p>6,867</text:p>
            <text:p>Receivables, net</text:p>
            <text:p> </text:p>
            <text:p>5,614</text:p>
            <text:p> </text:p>
            <text:p>5,835</text:p>
            <text:p>Inventories</text:p>
            <text:p> </text:p>
            <text:p>43,783</text:p>
            <text:p> </text:p>
            <text:p>43,046</text:p>
            <text:p>Prepaid expenses and other</text:p>
            <text:p> </text:p>
            <text:p>3,511</text:p>
            <text:p> </text:p>
            <text:p>1,941</text:p>
            <text:p>Total current assets</text:p>
            <text:p> </text:p>
            <text:p>59,664</text:p>
            <text:p> </text:p>
            <text:p>57,689</text:p>
            <text:p>Property and equipment:</text:p>
            <text:p>  </text:p>
            <text:p>  </text:p>
            <text:p>Property and equipment</text:p>
            <text:p> </text:p>
            <text:p>185,154</text:p>
            <text:p> </text:p>
            <text:p>179,492</text:p>
            <text:p>Less accumulated depreciation</text:p>
            <text:p> </text:p>
            <text:p>(77,479)  </text:p>
            <text:p>(71,782)</text:p>
            <text:p>Property and equipment, net</text:p>
            <text:p> </text:p>
            <text:p>107,675</text:p>
            <text:p> </text:p>
            <text:p>107,710</text:p>
            <text:p>Property under capital lease and financing obligations:</text:p>
            <text:p>  </text:p>
            <text:p>  </text:p>
            <text:p>Property under capital lease and financing obligations</text:p>
            <text:p> </text:p>
            <text:p>12,703</text:p>
            <text:p> </text:p>
            <text:p>11,637</text:p>
            <text:p>Less accumulated amortization</text:p>
            <text:p> </text:p>
            <text:p>(5,560)  </text:p>
            <text:p>(5,169)</text:p>
            <text:p>Property under capital lease and financing obligations, net</text:p>
            <text:p> </text:p>
            <text:p>7,143</text:p>
            <text:p> </text:p>
            <text:p>6,468</text:p>
            <text:p> </text:p>
            <text:p>  </text:p>
            <text:p>  </text:p>
            <text:p>Goodwill</text:p>
            <text:p> </text:p>
            <text:p>18,242</text:p>
            <text:p> </text:p>
            <text:p>17,037</text:p>
            <text:p>Other assets and deferred charges</text:p>
            <text:p> </text:p>
            <text:p>11,798</text:p>
            <text:p> </text:p>
            <text:p>9,921</text:p>
            <text:p>Total assets</text:p>
            <text:p> $</text:p>
            <text:p>204,522</text:p>
            <text:p> $</text:p>
            <text:p>198,825</text:p>
            <text:p> </text:p>
            <text:p>  </text:p>
            <text:p>  </text:p>
            <text:p>LIABILITIES AND EQUITY</text:p>
            <text:p>  </text:p>
            <text:p>  </text:p>
            <text:p>Current liabilities:</text:p>
            <text:p>  </text:p>
            <text:p>  </text:p>
            <text:p>Short-term borrowings</text:p>
            <text:p> $</text:p>
            <text:p>5,257</text:p>
            <text:p> $</text:p>
            <text:p>1,099</text:p>
            <text:p>Accounts payable</text:p>
            <text:p> </text:p>
            <text:p>46,092</text:p>
            <text:p> </text:p>
            <text:p>41,433</text:p>
            <text:p>Accrued liabilities</text:p>
            <text:p> </text:p>
            <text:p>22,122</text:p>
            <text:p> </text:p>
            <text:p>20,654</text:p>
            <text:p>Accrued income taxes</text:p>
            <text:p> </text:p>
            <text:p>645</text:p>
            <text:p> </text:p>
            <text:p>921</text:p>
            <text:p>Long-term debt due within one year</text:p>
            <text:p> </text:p>
            <text:p>3,738</text:p>
            <text:p> </text:p>
            <text:p>2,256</text:p>
            <text:p>Capital lease and financing obligations due within one year</text:p>
            <text:p> </text:p>
            <text:p>667</text:p>
            <text:p> </text:p>
            <text:p>565</text:p>
            <text:p>Total current liabilities</text:p>
            <text:p> </text:p>
            <text:p>78,521</text:p>
            <text:p> </text:p>
            <text:p>66,928</text:p>
            <text:p> </text:p>
            <text:p>  </text:p>
            <text:p>  </text:p>
            <text:p>Long-term debt</text:p>
            <text:p> </text:p>
            <text:p>30,045</text:p>
            <text:p> </text:p>
            <text:p>36,015</text:p>
            <text:p>Long-term capital lease and financing obligations</text:p>
            <text:p> </text:p>
            <text:p>6,780</text:p>
            <text:p> </text:p>
            <text:p>6,003</text:p>
            <text:p>Deferred income taxes and other</text:p>
            <text:p> </text:p>
            <text:p>8,354</text:p>
            <text:p> </text:p>
            <text:p>9,344</text:p>
            <text:p> </text:p>
            <text:p>  </text:p>
            <text:p>  </text:p>
            <text:p>Commitments and contingencies</text:p>
            <text:p> </text:p>
            <text:p> </text:p>
            <text:p> </text:p>
            <text:p>  </text:p>
            <text:p>  </text:p>
            <text:p>Equity:</text:p>
            <text:p>  </text:p>
            <text:p>  </text:p>
            <text:p>Common stock</text:p>
            <text:p> </text:p>
            <text:p>295</text:p>
            <text:p> </text:p>
            <text:p>305</text:p>
            <text:p>Capital in excess of par value</text:p>
            <text:p> </text:p>
            <text:p>2,648</text:p>
            <text:p> </text:p>
            <text:p>2,371</text:p>
            <text:p>Retained earnings</text:p>
            <text:p> </text:p>
            <text:p>85,107</text:p>
            <text:p> </text:p>
            <text:p>89,354</text:p>
            <text:p>Accumulated other comprehensive loss</text:p>
            <text:p> </text:p>
            <text:p>(10,181)  </text:p>
            <text:p>(14,232)</text:p>
            <text:p>Total Walmart shareholders' equity</text:p>
            <text:p> </text:p>
            <text:p>77,869</text:p>
            <text:p> </text:p>
            <text:p>77,798</text:p>
            <text:p>Noncontrolling interest</text:p>
            <text:p> </text:p>
            <text:p>2,953</text:p>
            <text:p> </text:p>
            <text:p>2,737</text:p>
            <text:p>Total equity</text:p>
            <text:p> </text:p>
            <text:p>80,822</text:p>
            <text:p> </text:p>
            <text:p>80,535</text:p>
            <text:p>Total liabilities and equity</text:p>
            <text:p> $</text:p>
            <text:p>204,522</text:p>
            <text:p> $</text:p>
            <text:p>198,825</text:p>
            <text:p>See accompanying notes.</text:p>
            <text:p>57</text:p>
          </table:table-cell>
          <table:table-cell office:value-type="string" calcext:value-type="string">
            <text:p>57,59</text:p>
          </table:table-cell>
          <table:table-cell/>
        </table:table-row>
        <table:table-row table:style-name="ro74">
          <table:table-cell office:value-type="string" calcext:value-type="string">
            <text:p>financebench_id_04784</text:p>
          </table:table-cell>
          <table:table-cell office:value-type="string" calcext:value-type="string">
            <text:p>WALMART_2019_10K</text:p>
          </table:table-cell>
          <table:table-cell office:value-type="string" calcext:value-type="string">
            <text:p>https://d18rn0p25nwr6d.cloudfront.net/CIK-0000104169/b23b2787-eb44-4e0b-82bd-fca01f140a3e.pdf</text:p>
          </table:table-cell>
          <table:table-cell office:value-type="float" office:value="2019" calcext:value-type="float">
            <text:p>2019</text:p>
          </table:table-cell>
          <table:table-cell office:value-type="string" calcext:value-type="string">
            <text:p>metrics-generated</text:p>
          </table:table-cell>
          <table:table-cell office:value-type="string" calcext:value-type="string">
            <text:p>Based on the information provided primarily in the statement of income, what is the FY2018 - FY2019 change in unadjusted operating income % margin for Walmart? Answer in units of percents and round to one decimal place.</text:p>
          </table:table-cell>
          <table:table-cell table:style-name="ce2" office:value-type="string" calcext:value-type="string">
            <text:p>0.2%</text:p>
          </table:table-cell>
          <table:table-cell office:value-type="string" calcext:value-type="string">
            <text:p>Walmart�Inc.</text:p>
            <text:p>Consolidated�Statements�of�Income</text:p>
            <text:p> </text:p>
            <text:p> </text:p>
            <text:p>Fiscal�Years�Ended�January�31,</text:p>
            <text:p>(Amounts in millions, except per share data)</text:p>
            <text:p> </text:p>
            <text:p>2019</text:p>
            <text:p> </text:p>
            <text:p>2018</text:p>
            <text:p> </text:p>
            <text:p>2017</text:p>
            <text:p>Revenues:</text:p>
            <text:p>  </text:p>
            <text:p>  </text:p>
            <text:p>  </text:p>
            <text:p>Net sales</text:p>
            <text:p> $</text:p>
            <text:p>510,329</text:p>
            <text:p> $</text:p>
            <text:p>495,761</text:p>
            <text:p> $</text:p>
            <text:p>481,317</text:p>
            <text:p>Membership and other income</text:p>
            <text:p> </text:p>
            <text:p>4,076</text:p>
            <text:p> </text:p>
            <text:p>4,582</text:p>
            <text:p> </text:p>
            <text:p>4,556</text:p>
            <text:p>Total revenues</text:p>
            <text:p> </text:p>
            <text:p>514,405</text:p>
            <text:p> </text:p>
            <text:p>500,343</text:p>
            <text:p> </text:p>
            <text:p>485,873</text:p>
            <text:p>Costs�and�expenses:</text:p>
            <text:p>  </text:p>
            <text:p>  </text:p>
            <text:p>  </text:p>
            <text:p>Cost of sales</text:p>
            <text:p> </text:p>
            <text:p>385,301</text:p>
            <text:p> </text:p>
            <text:p>373,396</text:p>
            <text:p> </text:p>
            <text:p>361,256</text:p>
            <text:p>Operating, selling, general and administrative expenses</text:p>
            <text:p> </text:p>
            <text:p>107,147</text:p>
            <text:p> </text:p>
            <text:p>106,510</text:p>
            <text:p> </text:p>
            <text:p>101,853</text:p>
            <text:p>Operating�income</text:p>
            <text:p> </text:p>
            <text:p>21,957</text:p>
            <text:p> </text:p>
            <text:p>20,437</text:p>
            <text:p> </text:p>
            <text:p>22,764</text:p>
            <text:p>Interest:</text:p>
            <text:p>  </text:p>
            <text:p>  </text:p>
            <text:p>  </text:p>
            <text:p>Debt</text:p>
            <text:p> </text:p>
            <text:p>1,975</text:p>
            <text:p> </text:p>
            <text:p>1,978</text:p>
            <text:p> </text:p>
            <text:p>2,044</text:p>
            <text:p>Capital lease and financing obligations</text:p>
            <text:p> </text:p>
            <text:p>371</text:p>
            <text:p> </text:p>
            <text:p>352</text:p>
            <text:p> </text:p>
            <text:p>323</text:p>
            <text:p>Interest income</text:p>
            <text:p> </text:p>
            <text:p>(217)  </text:p>
            <text:p>(152)  </text:p>
            <text:p>(100)</text:p>
            <text:p>Interest, net</text:p>
            <text:p> </text:p>
            <text:p>2,129</text:p>
            <text:p> </text:p>
            <text:p>2,178</text:p>
            <text:p> </text:p>
            <text:p>2,267</text:p>
            <text:p>Loss on extinguishment of debt</text:p>
            <text:p> </text:p>
            <text:p>—</text:p>
            <text:p> </text:p>
            <text:p>3,136</text:p>
            <text:p> </text:p>
            <text:p>—</text:p>
            <text:p>Other (gains) and losses</text:p>
            <text:p> </text:p>
            <text:p>8,368</text:p>
            <text:p> </text:p>
            <text:p>—</text:p>
            <text:p> </text:p>
            <text:p>—</text:p>
            <text:p>Income�before�income�taxes</text:p>
            <text:p> </text:p>
            <text:p>11,460</text:p>
            <text:p> </text:p>
            <text:p>15,123</text:p>
            <text:p> </text:p>
            <text:p>20,497</text:p>
            <text:p>Provision for income taxes</text:p>
            <text:p> </text:p>
            <text:p>4,281</text:p>
            <text:p> </text:p>
            <text:p>4,600</text:p>
            <text:p> </text:p>
            <text:p>6,204</text:p>
            <text:p>Consolidated�net�income</text:p>
            <text:p> </text:p>
            <text:p>7,179</text:p>
            <text:p> </text:p>
            <text:p>10,523</text:p>
            <text:p> </text:p>
            <text:p>14,293</text:p>
            <text:p>Consolidated�net�income�attributable�to�noncontrolling�interest</text:p>
            <text:p> </text:p>
            <text:p>(509)  </text:p>
            <text:p>(661)  </text:p>
            <text:p>(650)</text:p>
            <text:p>Consolidated�net�income�attributable�to�Walmart</text:p>
            <text:p> $</text:p>
            <text:p>6,670</text:p>
            <text:p> $</text:p>
            <text:p>9,862</text:p>
            <text:p> $</text:p>
            <text:p>13,643</text:p>
            <text:p> </text:p>
            <text:p>  </text:p>
            <text:p>  </text:p>
            <text:p>  </text:p>
            <text:p>Net�income�per�common�share:</text:p>
            <text:p>  </text:p>
            <text:p>  </text:p>
            <text:p>  </text:p>
            <text:p>Basic�net�income�per�common�share�attributable�to�Walmart</text:p>
            <text:p> $</text:p>
            <text:p>2.28</text:p>
            <text:p> $</text:p>
            <text:p>3.29</text:p>
            <text:p> $</text:p>
            <text:p>4.40</text:p>
            <text:p>Diluted�net�income�per�common�share�attributable�to�Walmart</text:p>
            <text:p> </text:p>
            <text:p>2.26</text:p>
            <text:p> </text:p>
            <text:p>3.28</text:p>
            <text:p> </text:p>
            <text:p>4.38</text:p>
            <text:p> </text:p>
            <text:p>  </text:p>
            <text:p>  </text:p>
            <text:p>  </text:p>
            <text:p>Weighted-average�common�shares�outstanding:</text:p>
            <text:p>  </text:p>
            <text:p>  </text:p>
            <text:p>  </text:p>
            <text:p>Basic</text:p>
            <text:p> </text:p>
            <text:p>2,929</text:p>
            <text:p> </text:p>
            <text:p>2,995</text:p>
            <text:p> </text:p>
            <text:p>3,101</text:p>
            <text:p>Diluted</text:p>
            <text:p> </text:p>
            <text:p>2,945</text:p>
            <text:p> </text:p>
            <text:p>3,010</text:p>
            <text:p> </text:p>
            <text:p>3,112</text:p>
            <text:p> </text:p>
            <text:p>  </text:p>
            <text:p>  </text:p>
            <text:p>  </text:p>
            <text:p>Dividends�declared�per�common�share</text:p>
            <text:p> $</text:p>
            <text:p>2.08</text:p>
            <text:p> $</text:p>
            <text:p>2.04</text:p>
            <text:p> $</text:p>
            <text:p>2.00</text:p>
            <text:p>See accompanying notes.</text:p>
            <text:p>48</text:p>
          </table:table-cell>
          <table:table-cell office:value-type="float" office:value="48" calcext:value-type="float">
            <text:p>48</text:p>
          </table:table-cell>
          <table:table-cell/>
        </table:table-row>
        <table:table-row table:style-name="ro2">
          <table:table-cell office:value-type="string" calcext:value-type="string">
            <text:p>financebench_id_06741</text:p>
          </table:table-cell>
          <table:table-cell office:value-type="string" calcext:value-type="string">
            <text:p>WALMART_2020_10K</text:p>
          </table:table-cell>
          <table:table-cell office:value-type="string" calcext:value-type="string">
            <text:p>https://d18rn0p25nwr6d.cloudfront.net/CIK-0000104169/af5415d9-0e07-4ba1-a6cc-bb3058a7f4e8.pdf</text:p>
          </table:table-cell>
          <table:table-cell office:value-type="float" office:value="2020" calcext:value-type="float">
            <text:p>2020</text:p>
          </table:table-cell>
          <table:table-cell office:value-type="string" calcext:value-type="string">
            <text:p>metrics-generated</text:p>
          </table:table-cell>
          <table:table-cell office:value-type="string" calcext:value-type="string">
            <text:p>What is the FY2018 - FY2020 3 year average unadjusted EBITDA % margin for Walmart? Define unadjusted EBITDA as unadjusted operating income + depreciation and amortization from the cash flow statement. Answer in units of percents and round to one decimal place. Calculate what was asked by utilizing the line items clearly shown in the P&amp;L statement and the cash flow statement.</text:p>
          </table:table-cell>
          <table:table-cell table:style-name="ce2" office:value-type="string" calcext:value-type="string">
            <text:p>6.2%</text:p>
          </table:table-cell>
          <table:table-cell office:value-type="string" calcext:value-type="string">
            <text:p>Walmart Inc.</text:p>
            <text:p>Consolidated Statements of Income</text:p>
            <text:p> </text:p>
            <text:p> </text:p>
            <text:p>Fiscal Years Ended January 31,</text:p>
            <text:p>(Amounts in millions, except per share data)</text:p>
            <text:p> </text:p>
            <text:p>2020</text:p>
            <text:p> </text:p>
            <text:p>2019</text:p>
            <text:p> </text:p>
            <text:p>2018</text:p>
            <text:p>Revenues:</text:p>
            <text:p>  </text:p>
            <text:p>  </text:p>
            <text:p>  </text:p>
            <text:p>Net sales</text:p>
            <text:p> $</text:p>
            <text:p>519,926</text:p>
            <text:p> $</text:p>
            <text:p>510,329  $</text:p>
            <text:p>495,761</text:p>
            <text:p>Membership and other income</text:p>
            <text:p> </text:p>
            <text:p>4,038</text:p>
            <text:p> </text:p>
            <text:p>4,076  </text:p>
            <text:p>4,582</text:p>
            <text:p>Total revenues</text:p>
            <text:p> </text:p>
            <text:p>523,964</text:p>
            <text:p> </text:p>
            <text:p>514,405  </text:p>
            <text:p>500,343</text:p>
            <text:p>Costs and expenses:</text:p>
            <text:p>  </text:p>
            <text:p>  </text:p>
            <text:p>  </text:p>
            <text:p>Cost of sales</text:p>
            <text:p> </text:p>
            <text:p>394,605</text:p>
            <text:p> </text:p>
            <text:p>385,301  </text:p>
            <text:p>373,396</text:p>
            <text:p>Operating, selling, general and administrative expenses</text:p>
            <text:p> </text:p>
            <text:p>108,791</text:p>
            <text:p> </text:p>
            <text:p>107,147  </text:p>
            <text:p>106,510</text:p>
            <text:p>Operating income</text:p>
            <text:p> </text:p>
            <text:p>20,568</text:p>
            <text:p> </text:p>
            <text:p>21,957  </text:p>
            <text:p>20,437</text:p>
            <text:p>Interest:</text:p>
            <text:p>  </text:p>
            <text:p>  </text:p>
            <text:p>  </text:p>
            <text:p>Debt</text:p>
            <text:p> </text:p>
            <text:p>2,262</text:p>
            <text:p> </text:p>
            <text:p>1,975  </text:p>
            <text:p>1,978</text:p>
            <text:p>Finance, capital lease and financing obligations</text:p>
            <text:p> </text:p>
            <text:p>337</text:p>
            <text:p> </text:p>
            <text:p>371  </text:p>
            <text:p>352</text:p>
            <text:p>Interest income</text:p>
            <text:p> </text:p>
            <text:p>(189)  </text:p>
            <text:p>(217)  </text:p>
            <text:p>(152)</text:p>
            <text:p>Interest, net</text:p>
            <text:p> </text:p>
            <text:p>2,410</text:p>
            <text:p> </text:p>
            <text:p>2,129  </text:p>
            <text:p>2,178</text:p>
            <text:p>Loss on extinguishment of debt</text:p>
            <text:p> </text:p>
            <text:p>—</text:p>
            <text:p> </text:p>
            <text:p>—  </text:p>
            <text:p>3,136</text:p>
            <text:p>Other (gains) and losses</text:p>
            <text:p> </text:p>
            <text:p>(1,958)  </text:p>
            <text:p>8,368  </text:p>
            <text:p>—</text:p>
            <text:p>Income before income taxes</text:p>
            <text:p> </text:p>
            <text:p>20,116</text:p>
            <text:p> </text:p>
            <text:p>11,460  </text:p>
            <text:p>15,123</text:p>
            <text:p>Provision for income taxes</text:p>
            <text:p> </text:p>
            <text:p>4,915</text:p>
            <text:p> </text:p>
            <text:p>4,281  </text:p>
            <text:p>4,600</text:p>
            <text:p>Consolidated net income</text:p>
            <text:p> </text:p>
            <text:p>15,201</text:p>
            <text:p> </text:p>
            <text:p>7,179  </text:p>
            <text:p>10,523</text:p>
            <text:p>Consolidated net income attributable to noncontrolling interest</text:p>
            <text:p> </text:p>
            <text:p>(320)  </text:p>
            <text:p>(509)  </text:p>
            <text:p>(661)</text:p>
            <text:p>Consolidated net income attributable to Walmart</text:p>
            <text:p> $</text:p>
            <text:p>14,881</text:p>
            <text:p> $</text:p>
            <text:p>6,670  $</text:p>
            <text:p>9,862</text:p>
            <text:p> </text:p>
            <text:p>  </text:p>
            <text:p>  </text:p>
            <text:p>  </text:p>
            <text:p>Net income per common share:</text:p>
            <text:p>  </text:p>
            <text:p>  </text:p>
            <text:p>  </text:p>
            <text:p>Basic net income per common share attributable to Walmart</text:p>
            <text:p> $</text:p>
            <text:p>5.22</text:p>
            <text:p> $</text:p>
            <text:p>2.28  $</text:p>
            <text:p>3.29</text:p>
            <text:p>Diluted net income per common share attributable to Walmart</text:p>
            <text:p> </text:p>
            <text:p>5.19</text:p>
            <text:p> </text:p>
            <text:p>2.26  </text:p>
            <text:p>3.28</text:p>
            <text:p> </text:p>
            <text:p> </text:p>
            <text:p>  </text:p>
            <text:p>  </text:p>
            <text:p>Weighted-average common shares outstanding:</text:p>
            <text:p>  </text:p>
            <text:p>  </text:p>
            <text:p>  </text:p>
            <text:p>Basic</text:p>
            <text:p> </text:p>
            <text:p>2,850</text:p>
            <text:p> </text:p>
            <text:p>2,929  </text:p>
            <text:p>2,995</text:p>
            <text:p>Diluted</text:p>
            <text:p> </text:p>
            <text:p>2,868</text:p>
            <text:p> </text:p>
            <text:p>2,945  </text:p>
            <text:p>3,010</text:p>
            <text:p> </text:p>
            <text:p>  </text:p>
            <text:p>  </text:p>
            <text:p>  </text:p>
            <text:p>Dividends declared per common share</text:p>
            <text:p> $</text:p>
            <text:p>2.12</text:p>
            <text:p> $</text:p>
            <text:p>2.08  $</text:p>
            <text:p>2.04</text:p>
            <text:p>See accompanying notes.</text:p>
            <text:p>50___FINANCEBENCH_DELIMITER___Walmart Inc.</text:p>
            <text:p>Consolidated Statements of Cash Flows</text:p>
            <text:p> </text:p>
            <text:p> </text:p>
            <text:p>Fiscal Years Ended January 31,</text:p>
            <text:p>(Amounts in millions)</text:p>
            <text:p> </text:p>
            <text:p>2020</text:p>
            <text:p> </text:p>
            <text:p>2019</text:p>
            <text:p> </text:p>
            <text:p>2018</text:p>
            <text:p>Cash flows from operating activities:</text:p>
            <text:p>  </text:p>
            <text:p>  </text:p>
            <text:p>  </text:p>
            <text:p>Consolidated net income</text:p>
            <text:p> $</text:p>
            <text:p>15,201</text:p>
            <text:p> $</text:p>
            <text:p>7,179  $</text:p>
            <text:p>10,523</text:p>
            <text:p>Adjustments to reconcile consolidated net income to net cash provided by operating activities:</text:p>
            <text:p>  </text:p>
            <text:p>  </text:p>
            <text:p>  </text:p>
            <text:p>Depreciation and amortization</text:p>
            <text:p> </text:p>
            <text:p>10,987</text:p>
            <text:p> </text:p>
            <text:p>10,678  </text:p>
            <text:p>10,529</text:p>
            <text:p>Unrealized (gains) and losses</text:p>
            <text:p> </text:p>
            <text:p>(1,886)  </text:p>
            <text:p>3,516  </text:p>
            <text:p>—</text:p>
            <text:p>(Gains) and losses for disposal of business operations</text:p>
            <text:p> </text:p>
            <text:p>15</text:p>
            <text:p> </text:p>
            <text:p>4,850  </text:p>
            <text:p>—</text:p>
            <text:p>Asda pension contribution</text:p>
            <text:p> </text:p>
            <text:p>(1,036)  </text:p>
            <text:p>—  </text:p>
            <text:p>—</text:p>
            <text:p>Deferred income taxes</text:p>
            <text:p> </text:p>
            <text:p>320</text:p>
            <text:p> </text:p>
            <text:p>(499)  </text:p>
            <text:p>(304)</text:p>
            <text:p>Loss on extinguishment of debt</text:p>
            <text:p> </text:p>
            <text:p>—</text:p>
            <text:p> </text:p>
            <text:p>—  </text:p>
            <text:p>3,136</text:p>
            <text:p>Other operating activities</text:p>
            <text:p> </text:p>
            <text:p>1,981</text:p>
            <text:p> </text:p>
            <text:p>1,734  </text:p>
            <text:p>1,210</text:p>
            <text:p>Changes in certain assets and liabilities, net of effects of acquisitions:</text:p>
            <text:p>  </text:p>
            <text:p>  </text:p>
            <text:p>  </text:p>
            <text:p>Receivables, net</text:p>
            <text:p> </text:p>
            <text:p>154</text:p>
            <text:p> </text:p>
            <text:p>(368)  </text:p>
            <text:p>(1,074)</text:p>
            <text:p>Inventories</text:p>
            <text:p> </text:p>
            <text:p>(300)  </text:p>
            <text:p>(1,311)  </text:p>
            <text:p>(140)</text:p>
            <text:p>Accounts payable</text:p>
            <text:p> </text:p>
            <text:p>(274)  </text:p>
            <text:p>1,831  </text:p>
            <text:p>4,086</text:p>
            <text:p>Accrued liabilities</text:p>
            <text:p> </text:p>
            <text:p>186</text:p>
            <text:p> </text:p>
            <text:p>183  </text:p>
            <text:p>928</text:p>
            <text:p>Accrued income taxes</text:p>
            <text:p> </text:p>
            <text:p>(93)  </text:p>
            <text:p>(40)  </text:p>
            <text:p>(557)</text:p>
            <text:p>Net cash provided by operating activities</text:p>
            <text:p> </text:p>
            <text:p>25,255</text:p>
            <text:p> </text:p>
            <text:p>27,753  </text:p>
            <text:p>28,337</text:p>
            <text:p> </text:p>
            <text:p>  </text:p>
            <text:p>  </text:p>
            <text:p>  </text:p>
            <text:p>Cash flows from investing activities:</text:p>
            <text:p>  </text:p>
            <text:p>  </text:p>
            <text:p>  </text:p>
            <text:p>Payments for property and equipment</text:p>
            <text:p> </text:p>
            <text:p>(10,705)  </text:p>
            <text:p>(10,344)  </text:p>
            <text:p>(10,051)</text:p>
            <text:p>Proceeds from the disposal of property and equipment</text:p>
            <text:p> </text:p>
            <text:p>321</text:p>
            <text:p> </text:p>
            <text:p>519  </text:p>
            <text:p>378</text:p>
            <text:p>Proceeds from the disposal of certain operations</text:p>
            <text:p> </text:p>
            <text:p>833</text:p>
            <text:p> </text:p>
            <text:p>876  </text:p>
            <text:p>1,046</text:p>
            <text:p>Payments for business acquisitions, net of cash acquired</text:p>
            <text:p> </text:p>
            <text:p>(56)  </text:p>
            <text:p>(14,656)  </text:p>
            <text:p>(375)</text:p>
            <text:p>Other investing activities</text:p>
            <text:p> </text:p>
            <text:p>479</text:p>
            <text:p> </text:p>
            <text:p>(431)  </text:p>
            <text:p>(77)</text:p>
            <text:p>Net cash used in investing activities</text:p>
            <text:p> </text:p>
            <text:p>(9,128)  </text:p>
            <text:p>(24,036)  </text:p>
            <text:p>(9,079)</text:p>
            <text:p> </text:p>
            <text:p>  </text:p>
            <text:p>  </text:p>
            <text:p>  </text:p>
            <text:p>Cash flows from financing activities:</text:p>
            <text:p>  </text:p>
            <text:p>  </text:p>
            <text:p>  </text:p>
            <text:p>Net change in short-term borrowings</text:p>
            <text:p> </text:p>
            <text:p>(4,656)  </text:p>
            <text:p>(53)  </text:p>
            <text:p>4,148</text:p>
            <text:p>Proceeds from issuance of long-term debt</text:p>
            <text:p> </text:p>
            <text:p>5,492</text:p>
            <text:p> </text:p>
            <text:p>15,872  </text:p>
            <text:p>7,476</text:p>
            <text:p>Repayments of long-term debt</text:p>
            <text:p> </text:p>
            <text:p>(1,907)  </text:p>
            <text:p>(3,784)  </text:p>
            <text:p>(13,061)</text:p>
            <text:p>Premiums paid to extinguish debt</text:p>
            <text:p> </text:p>
            <text:p>—</text:p>
            <text:p> </text:p>
            <text:p>—  </text:p>
            <text:p>(3,059)</text:p>
            <text:p>Dividends paid</text:p>
            <text:p> </text:p>
            <text:p>(6,048)  </text:p>
            <text:p>(6,102)  </text:p>
            <text:p>(6,124)</text:p>
            <text:p>Purchase of Company stock</text:p>
            <text:p> </text:p>
            <text:p>(5,717)  </text:p>
            <text:p>(7,410)  </text:p>
            <text:p>(8,296)</text:p>
            <text:p>Dividends paid to noncontrolling interest</text:p>
            <text:p> </text:p>
            <text:p>(555)  </text:p>
            <text:p>(431)  </text:p>
            <text:p>(690)</text:p>
            <text:p>Purchase of noncontrolling interest</text:p>
            <text:p> </text:p>
            <text:p>—</text:p>
            <text:p> </text:p>
            <text:p>—  </text:p>
            <text:p>(8)</text:p>
            <text:p>Other financing activities</text:p>
            <text:p> </text:p>
            <text:p>(908)  </text:p>
            <text:p>(629)  </text:p>
            <text:p>(261)</text:p>
            <text:p>Net cash used in financing activities</text:p>
            <text:p> </text:p>
            <text:p>(14,299)  </text:p>
            <text:p>(2,537)  </text:p>
            <text:p>(19,875)</text:p>
            <text:p> </text:p>
            <text:p>  </text:p>
            <text:p>  </text:p>
            <text:p>  </text:p>
            <text:p>Effect of exchange rates on cash, cash equivalents and restricted cash</text:p>
            <text:p> </text:p>
            <text:p>(69)  </text:p>
            <text:p>(438)  </text:p>
            <text:p>487</text:p>
            <text:p> </text:p>
            <text:p>  </text:p>
            <text:p>  </text:p>
            <text:p>  </text:p>
            <text:p>Net increase (decrease) in cash, cash equivalents and restricted cash</text:p>
            <text:p> </text:p>
            <text:p>1,759</text:p>
            <text:p> </text:p>
            <text:p>742  </text:p>
            <text:p>(130)</text:p>
            <text:p>Cash, cash equivalents and restricted cash at beginning of year</text:p>
            <text:p> </text:p>
            <text:p>7,756</text:p>
            <text:p> </text:p>
            <text:p>7,014  </text:p>
            <text:p>7,144</text:p>
            <text:p>Cash, cash equivalents and restricted cash at end of year</text:p>
            <text:p> $</text:p>
            <text:p>9,515</text:p>
            <text:p> $</text:p>
            <text:p>7,756  $</text:p>
            <text:p>7,014</text:p>
            <text:p> </text:p>
            <text:p>  </text:p>
            <text:p>  </text:p>
            <text:p>  </text:p>
            <text:p>Supplemental disclosure of cash flow information:</text:p>
            <text:p>  </text:p>
            <text:p>  </text:p>
            <text:p>  </text:p>
            <text:p>Income taxes paid</text:p>
            <text:p> $</text:p>
            <text:p>3,616</text:p>
            <text:p> $</text:p>
            <text:p>3,982  $</text:p>
            <text:p>6,179</text:p>
            <text:p>Interest paid</text:p>
            <text:p> </text:p>
            <text:p>2,464</text:p>
            <text:p> </text:p>
            <text:p>2,348  </text:p>
            <text:p>2,450</text:p>
            <text:p>See accompanying notes.</text:p>
          </table:table-cell>
          <table:table-cell office:value-type="string" calcext:value-type="string">
            <text:p>51,56</text:p>
          </table:table-cell>
          <table:table-cell/>
        </table:table-row>
        <table:table-row table:style-name="ro1" table:number-rows-repeated="1048424">
          <table:table-cell table:number-columns-repeated="10"/>
        </table:table-row>
        <table:table-row table:style-name="ro1">
          <table:table-cell table:number-columns-repeated="10"/>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1-25T23:06:01.279456293</dc:date>
    <meta:editing-duration>PT10M42S</meta:editing-duration>
    <meta:editing-cycles>2</meta:editing-cycles>
    <meta:generator>LibreOffice/7.3.7.2$Linux_X86_64 LibreOffice_project/30$Build-2</meta:generator>
    <meta:document-statistic meta:table-count="1" meta:cell-count="1361" meta:object-count="0"/>
  </office:meta>
</office:document-meta>
</file>